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5.85pt"/>
    </style:style>
    <style:style style:name="co14" style:family="table-column">
      <style:table-column-properties fo:break-before="auto" style:column-width="18.74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462783" calcext:value-type="float">
            <text:p>0.004627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2783" calcext:value-type="float">
            <text:p>4.62783E-06</text:p>
          </table:table-cell>
          <table:table-cell office:value-type="float" office:value="0.000004245" calcext:value-type="float">
            <text:p>4.245E-06</text:p>
          </table:table-cell>
          <table:table-cell office:value-type="float" office:value="0.00002241" calcext:value-type="float">
            <text:p>2.241E-05</text:p>
          </table:table-cell>
          <table:table-cell office:value-type="float" office:value="10974" calcext:value-type="float">
            <text:p>10974</text:p>
          </table:table-cell>
          <table:table-cell office:value-type="float" office:value="1000" calcext:value-type="float">
            <text:p>1000</text:p>
          </table:table-cell>
          <table:table-cell office:value-type="float" office:value="10.974" calcext:value-type="float">
            <text:p>10.97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64" calcext:value-type="float">
            <text:p>1664</text:p>
          </table:table-cell>
          <table:table-cell office:value-type="float" office:value="1000" calcext:value-type="float">
            <text:p>1000</text:p>
          </table:table-cell>
          <table:table-cell office:value-type="float" office:value="1.664" calcext:value-type="float">
            <text:p>1.6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466845" calcext:value-type="float">
            <text:p>0.004668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6845" calcext:value-type="float">
            <text:p>4.66845E-06</text:p>
          </table:table-cell>
          <table:table-cell office:value-type="float" office:value="0.000004276" calcext:value-type="float">
            <text:p>4.276E-06</text:p>
          </table:table-cell>
          <table:table-cell office:value-type="float" office:value="0.000028877" calcext:value-type="float">
            <text:p>2.8877E-05</text:p>
          </table:table-cell>
          <table:table-cell office:value-type="float" office:value="11739" calcext:value-type="float">
            <text:p>11739</text:p>
          </table:table-cell>
          <table:table-cell office:value-type="float" office:value="1000" calcext:value-type="float">
            <text:p>1000</text:p>
          </table:table-cell>
          <table:table-cell office:value-type="float" office:value="11.739" calcext:value-type="float">
            <text:p>11.73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948" calcext:value-type="float">
            <text:p>1948</text:p>
          </table:table-cell>
          <table:table-cell office:value-type="float" office:value="1000" calcext:value-type="float">
            <text:p>1000</text:p>
          </table:table-cell>
          <table:table-cell office:value-type="float" office:value="1.948" calcext:value-type="float">
            <text:p>1.9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0485625" calcext:value-type="float">
            <text:p>0.004856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5625" calcext:value-type="float">
            <text:p>4.85625E-06</text:p>
          </table:table-cell>
          <table:table-cell office:value-type="float" office:value="0.000004306" calcext:value-type="float">
            <text:p>4.306E-06</text:p>
          </table:table-cell>
          <table:table-cell office:value-type="float" office:value="0.000027419" calcext:value-type="float">
            <text:p>2.7419E-05</text:p>
          </table:table-cell>
          <table:table-cell office:value-type="float" office:value="12638" calcext:value-type="float">
            <text:p>12638</text:p>
          </table:table-cell>
          <table:table-cell office:value-type="float" office:value="1000" calcext:value-type="float">
            <text:p>1000</text:p>
          </table:table-cell>
          <table:table-cell office:value-type="float" office:value="12.638" calcext:value-type="float">
            <text:p>12.63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183" calcext:value-type="float">
            <text:p>2183</text:p>
          </table:table-cell>
          <table:table-cell office:value-type="float" office:value="1000" calcext:value-type="float">
            <text:p>1000</text:p>
          </table:table-cell>
          <table:table-cell office:value-type="float" office:value="2.183" calcext:value-type="float">
            <text:p>2.1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514034" calcext:value-type="float">
            <text:p>0.005140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4034" calcext:value-type="float">
            <text:p>5.14034E-06</text:p>
          </table:table-cell>
          <table:table-cell office:value-type="float" office:value="0.000004339" calcext:value-type="float">
            <text:p>4.339E-06</text:p>
          </table:table-cell>
          <table:table-cell office:value-type="float" office:value="0.000041769" calcext:value-type="float">
            <text:p>4.1769E-05</text:p>
          </table:table-cell>
          <table:table-cell office:value-type="float" office:value="13604" calcext:value-type="float">
            <text:p>13604</text:p>
          </table:table-cell>
          <table:table-cell office:value-type="float" office:value="1000" calcext:value-type="float">
            <text:p>1000</text:p>
          </table:table-cell>
          <table:table-cell office:value-type="float" office:value="13.604" calcext:value-type="float">
            <text:p>13.60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447" calcext:value-type="float">
            <text:p>2447</text:p>
          </table:table-cell>
          <table:table-cell office:value-type="float" office:value="1000" calcext:value-type="float">
            <text:p>1000</text:p>
          </table:table-cell>
          <table:table-cell office:value-type="float" office:value="2.447" calcext:value-type="float">
            <text:p>2.4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0543242" calcext:value-type="float">
            <text:p>0.005432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3242" calcext:value-type="float">
            <text:p>5.43242E-06</text:p>
          </table:table-cell>
          <table:table-cell office:value-type="float" office:value="0.000004396" calcext:value-type="float">
            <text:p>4.396E-06</text:p>
          </table:table-cell>
          <table:table-cell office:value-type="float" office:value="0.000041483" calcext:value-type="float">
            <text:p>4.1483E-05</text:p>
          </table:table-cell>
          <table:table-cell office:value-type="float" office:value="14511" calcext:value-type="float">
            <text:p>14511</text:p>
          </table:table-cell>
          <table:table-cell office:value-type="float" office:value="1000" calcext:value-type="float">
            <text:p>1000</text:p>
          </table:table-cell>
          <table:table-cell office:value-type="float" office:value="14.511" calcext:value-type="float">
            <text:p>14.5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705" calcext:value-type="float">
            <text:p>2705</text:p>
          </table:table-cell>
          <table:table-cell office:value-type="float" office:value="1000" calcext:value-type="float">
            <text:p>1000</text:p>
          </table:table-cell>
          <table:table-cell office:value-type="float" office:value="2.705" calcext:value-type="float">
            <text:p>2.7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0561926" calcext:value-type="float">
            <text:p>0.00561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1926" calcext:value-type="float">
            <text:p>5.61926E-06</text:p>
          </table:table-cell>
          <table:table-cell office:value-type="float" office:value="0.00000446" calcext:value-type="float">
            <text:p>4.46E-06</text:p>
          </table:table-cell>
          <table:table-cell office:value-type="float" office:value="0.000032465" calcext:value-type="float">
            <text:p>3.2465E-05</text:p>
          </table:table-cell>
          <table:table-cell office:value-type="float" office:value="15517" calcext:value-type="float">
            <text:p>15517</text:p>
          </table:table-cell>
          <table:table-cell office:value-type="float" office:value="1000" calcext:value-type="float">
            <text:p>1000</text:p>
          </table:table-cell>
          <table:table-cell office:value-type="float" office:value="15.517" calcext:value-type="float">
            <text:p>15.51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970" calcext:value-type="float">
            <text:p>2970</text:p>
          </table:table-cell>
          <table:table-cell office:value-type="float" office:value="1000" calcext:value-type="float">
            <text:p>10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0597448" calcext:value-type="float">
            <text:p>0.005974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7448" calcext:value-type="float">
            <text:p>5.97448E-06</text:p>
          </table:table-cell>
          <table:table-cell office:value-type="float" office:value="0.000004502" calcext:value-type="float">
            <text:p>4.502E-06</text:p>
          </table:table-cell>
          <table:table-cell office:value-type="float" office:value="0.000032399" calcext:value-type="float">
            <text:p>3.2399E-05</text:p>
          </table:table-cell>
          <table:table-cell office:value-type="float" office:value="16945" calcext:value-type="float">
            <text:p>16945</text:p>
          </table:table-cell>
          <table:table-cell office:value-type="float" office:value="1000" calcext:value-type="float">
            <text:p>1000</text:p>
          </table:table-cell>
          <table:table-cell office:value-type="float" office:value="16.945" calcext:value-type="float">
            <text:p>16.94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341" calcext:value-type="float">
            <text:p>3341</text:p>
          </table:table-cell>
          <table:table-cell office:value-type="float" office:value="1000" calcext:value-type="float">
            <text:p>1000</text:p>
          </table:table-cell>
          <table:table-cell office:value-type="float" office:value="3.341" calcext:value-type="float">
            <text:p>3.3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0794681" calcext:value-type="float">
            <text:p>0.007946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4681" calcext:value-type="float">
            <text:p>7.94681E-06</text:p>
          </table:table-cell>
          <table:table-cell office:value-type="float" office:value="0.00000456" calcext:value-type="float">
            <text:p>4.56E-06</text:p>
          </table:table-cell>
          <table:table-cell office:value-type="float" office:value="0.000048354" calcext:value-type="float">
            <text:p>4.8354E-05</text:p>
          </table:table-cell>
          <table:table-cell office:value-type="float" office:value="19427" calcext:value-type="float">
            <text:p>19427</text:p>
          </table:table-cell>
          <table:table-cell office:value-type="float" office:value="1000" calcext:value-type="float">
            <text:p>1000</text:p>
          </table:table-cell>
          <table:table-cell office:value-type="float" office:value="19.427" calcext:value-type="float">
            <text:p>19.42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714" calcext:value-type="float">
            <text:p>3714</text:p>
          </table:table-cell>
          <table:table-cell office:value-type="float" office:value="1000" calcext:value-type="float">
            <text:p>1000</text:p>
          </table:table-cell>
          <table:table-cell office:value-type="float" office:value="3.714" calcext:value-type="float">
            <text:p>3.7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140613" calcext:value-type="float">
            <text:p>0.0140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0613" calcext:value-type="float">
            <text:p>1.40613E-05</text:p>
          </table:table-cell>
          <table:table-cell office:value-type="float" office:value="0.000004687" calcext:value-type="float">
            <text:p>4.687E-06</text:p>
          </table:table-cell>
          <table:table-cell office:value-type="float" office:value="0.000053892" calcext:value-type="float">
            <text:p>5.3892E-05</text:p>
          </table:table-cell>
          <table:table-cell office:value-type="float" office:value="25010" calcext:value-type="float">
            <text:p>25010</text:p>
          </table:table-cell>
          <table:table-cell office:value-type="float" office:value="1000" calcext:value-type="float">
            <text:p>1000</text:p>
          </table:table-cell>
          <table:table-cell office:value-type="float" office:value="25.01" calcext:value-type="float">
            <text:p>25.0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42" calcext:value-type="float">
            <text:p>4242</text:p>
          </table:table-cell>
          <table:table-cell office:value-type="float" office:value="1000" calcext:value-type="float">
            <text:p>1000</text:p>
          </table:table-cell>
          <table:table-cell office:value-type="float" office:value="4.242" calcext:value-type="float">
            <text:p>4.2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569373" calcext:value-type="float">
            <text:p>0.005693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9373" calcext:value-type="float">
            <text:p>5.69373E-06</text:p>
          </table:table-cell>
          <table:table-cell office:value-type="float" office:value="0.00000523" calcext:value-type="float">
            <text:p>5.23E-06</text:p>
          </table:table-cell>
          <table:table-cell office:value-type="float" office:value="0.00003971" calcext:value-type="float">
            <text:p>3.971E-05</text:p>
          </table:table-cell>
          <table:table-cell office:value-type="float" office:value="16338" calcext:value-type="float">
            <text:p>16338</text:p>
          </table:table-cell>
          <table:table-cell office:value-type="float" office:value="1000" calcext:value-type="float">
            <text:p>1000</text:p>
          </table:table-cell>
          <table:table-cell office:value-type="float" office:value="16.338" calcext:value-type="float">
            <text:p>16.33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89" calcext:value-type="float">
            <text:p>1789</text:p>
          </table:table-cell>
          <table:table-cell office:value-type="float" office:value="1000" calcext:value-type="float">
            <text:p>1000</text:p>
          </table:table-cell>
          <table:table-cell office:value-type="float" office:value="1.789" calcext:value-type="float">
            <text:p>1.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594067" calcext:value-type="float">
            <text:p>0.005940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4067" calcext:value-type="float">
            <text:p>5.94067E-06</text:p>
          </table:table-cell>
          <table:table-cell office:value-type="float" office:value="0.00000522" calcext:value-type="float">
            <text:p>5.22E-06</text:p>
          </table:table-cell>
          <table:table-cell office:value-type="float" office:value="0.000032284" calcext:value-type="float">
            <text:p>3.2284E-05</text:p>
          </table:table-cell>
          <table:table-cell office:value-type="float" office:value="17621" calcext:value-type="float">
            <text:p>17621</text:p>
          </table:table-cell>
          <table:table-cell office:value-type="float" office:value="1000" calcext:value-type="float">
            <text:p>1000</text:p>
          </table:table-cell>
          <table:table-cell office:value-type="float" office:value="17.621" calcext:value-type="float">
            <text:p>17.62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109" calcext:value-type="float">
            <text:p>2109</text:p>
          </table:table-cell>
          <table:table-cell office:value-type="float" office:value="1000" calcext:value-type="float">
            <text:p>1000</text:p>
          </table:table-cell>
          <table:table-cell office:value-type="float" office:value="2.109" calcext:value-type="float">
            <text:p>2.1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0656193" calcext:value-type="float">
            <text:p>0.006561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6193" calcext:value-type="float">
            <text:p>6.56193E-06</text:p>
          </table:table-cell>
          <table:table-cell office:value-type="float" office:value="0.000005368" calcext:value-type="float">
            <text:p>5.368E-06</text:p>
          </table:table-cell>
          <table:table-cell office:value-type="float" office:value="0.000033358" calcext:value-type="float">
            <text:p>3.3358E-05</text:p>
          </table:table-cell>
          <table:table-cell office:value-type="float" office:value="19006" calcext:value-type="float">
            <text:p>19006</text:p>
          </table:table-cell>
          <table:table-cell office:value-type="float" office:value="1000" calcext:value-type="float">
            <text:p>1000</text:p>
          </table:table-cell>
          <table:table-cell office:value-type="float" office:value="19.006" calcext:value-type="float">
            <text:p>19.00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382" calcext:value-type="float">
            <text:p>2382</text:p>
          </table:table-cell>
          <table:table-cell office:value-type="float" office:value="1000" calcext:value-type="float">
            <text:p>1000</text:p>
          </table:table-cell>
          <table:table-cell office:value-type="float" office:value="2.382" calcext:value-type="float">
            <text:p>2.3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767484" calcext:value-type="float">
            <text:p>0.007674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7484" calcext:value-type="float">
            <text:p>7.67484E-06</text:p>
          </table:table-cell>
          <table:table-cell office:value-type="float" office:value="0.000005385" calcext:value-type="float">
            <text:p>5.385E-06</text:p>
          </table:table-cell>
          <table:table-cell office:value-type="float" office:value="0.000051588" calcext:value-type="float">
            <text:p>5.1588E-05</text:p>
          </table:table-cell>
          <table:table-cell office:value-type="float" office:value="20802" calcext:value-type="float">
            <text:p>20802</text:p>
          </table:table-cell>
          <table:table-cell office:value-type="float" office:value="1000" calcext:value-type="float">
            <text:p>1000</text:p>
          </table:table-cell>
          <table:table-cell office:value-type="float" office:value="20.802" calcext:value-type="float">
            <text:p>20.80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717" calcext:value-type="float">
            <text:p>2717</text:p>
          </table:table-cell>
          <table:table-cell office:value-type="float" office:value="1000" calcext:value-type="float">
            <text:p>1000</text:p>
          </table:table-cell>
          <table:table-cell office:value-type="float" office:value="2.717" calcext:value-type="float">
            <text:p>2.7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0867578" calcext:value-type="float">
            <text:p>0.008675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7578" calcext:value-type="float">
            <text:p>8.67578E-06</text:p>
          </table:table-cell>
          <table:table-cell office:value-type="float" office:value="0.000005483" calcext:value-type="float">
            <text:p>5.483E-06</text:p>
          </table:table-cell>
          <table:table-cell office:value-type="float" office:value="0.000051357" calcext:value-type="float">
            <text:p>5.1357E-05</text:p>
          </table:table-cell>
          <table:table-cell office:value-type="float" office:value="22585" calcext:value-type="float">
            <text:p>22585</text:p>
          </table:table-cell>
          <table:table-cell office:value-type="float" office:value="1000" calcext:value-type="float">
            <text:p>1000</text:p>
          </table:table-cell>
          <table:table-cell office:value-type="float" office:value="22.585" calcext:value-type="float">
            <text:p>22.58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013" calcext:value-type="float">
            <text:p>3013</text:p>
          </table:table-cell>
          <table:table-cell office:value-type="float" office:value="1000" calcext:value-type="float">
            <text:p>1000</text:p>
          </table:table-cell>
          <table:table-cell office:value-type="float" office:value="3.013" calcext:value-type="float">
            <text:p>3.0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0100199" calcext:value-type="float">
            <text:p>0.01001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199" calcext:value-type="float">
            <text:p>1.00199E-05</text:p>
          </table:table-cell>
          <table:table-cell office:value-type="float" office:value="0.000005517" calcext:value-type="float">
            <text:p>5.517E-06</text:p>
          </table:table-cell>
          <table:table-cell office:value-type="float" office:value="0.000066597" calcext:value-type="float">
            <text:p>6.6597E-05</text:p>
          </table:table-cell>
          <table:table-cell office:value-type="float" office:value="24637" calcext:value-type="float">
            <text:p>24637</text:p>
          </table:table-cell>
          <table:table-cell office:value-type="float" office:value="1000" calcext:value-type="float">
            <text:p>1000</text:p>
          </table:table-cell>
          <table:table-cell office:value-type="float" office:value="24.637" calcext:value-type="float">
            <text:p>24.63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3324" calcext:value-type="float">
            <text:p>3324</text:p>
          </table:table-cell>
          <table:table-cell office:value-type="float" office:value="1000" calcext:value-type="float">
            <text:p>1000</text:p>
          </table:table-cell>
          <table:table-cell office:value-type="float" office:value="3.324" calcext:value-type="float">
            <text:p>3.3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011727" calcext:value-type="float">
            <text:p>0.0117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27" calcext:value-type="float">
            <text:p>1.1727E-05</text:p>
          </table:table-cell>
          <table:table-cell office:value-type="float" office:value="0.000005657" calcext:value-type="float">
            <text:p>5.657E-06</text:p>
          </table:table-cell>
          <table:table-cell office:value-type="float" office:value="0.000066535" calcext:value-type="float">
            <text:p>6.6535E-05</text:p>
          </table:table-cell>
          <table:table-cell office:value-type="float" office:value="27529" calcext:value-type="float">
            <text:p>27529</text:p>
          </table:table-cell>
          <table:table-cell office:value-type="float" office:value="1000" calcext:value-type="float">
            <text:p>1000</text:p>
          </table:table-cell>
          <table:table-cell office:value-type="float" office:value="27.529" calcext:value-type="float">
            <text:p>27.529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3743" calcext:value-type="float">
            <text:p>3743</text:p>
          </table:table-cell>
          <table:table-cell office:value-type="float" office:value="1000" calcext:value-type="float">
            <text:p>1000</text:p>
          </table:table-cell>
          <table:table-cell office:value-type="float" office:value="3.743" calcext:value-type="float">
            <text:p>3.7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0191782" calcext:value-type="float">
            <text:p>0.0191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1782" calcext:value-type="float">
            <text:p>1.91782E-05</text:p>
          </table:table-cell>
          <table:table-cell office:value-type="float" office:value="0.000005662" calcext:value-type="float">
            <text:p>5.662E-06</text:p>
          </table:table-cell>
          <table:table-cell office:value-type="float" office:value="0.000090802" calcext:value-type="float">
            <text:p>9.0802E-05</text:p>
          </table:table-cell>
          <table:table-cell office:value-type="float" office:value="34615" calcext:value-type="float">
            <text:p>34615</text:p>
          </table:table-cell>
          <table:table-cell office:value-type="float" office:value="1000" calcext:value-type="float">
            <text:p>1000</text:p>
          </table:table-cell>
          <table:table-cell office:value-type="float" office:value="34.615" calcext:value-type="float">
            <text:p>34.615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4242" calcext:value-type="float">
            <text:p>4242</text:p>
          </table:table-cell>
          <table:table-cell office:value-type="float" office:value="1000" calcext:value-type="float">
            <text:p>1000</text:p>
          </table:table-cell>
          <table:table-cell office:value-type="float" office:value="4.242" calcext:value-type="float">
            <text:p>4.2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0324003" calcext:value-type="float">
            <text:p>0.0324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4003" calcext:value-type="float">
            <text:p>3.24003E-05</text:p>
          </table:table-cell>
          <table:table-cell office:value-type="float" office:value="0.000005823" calcext:value-type="float">
            <text:p>5.823E-06</text:p>
          </table:table-cell>
          <table:table-cell office:value-type="float" office:value="0.000088121" calcext:value-type="float">
            <text:p>8.8121E-05</text:p>
          </table:table-cell>
          <table:table-cell office:value-type="float" office:value="45215" calcext:value-type="float">
            <text:p>45215</text:p>
          </table:table-cell>
          <table:table-cell office:value-type="float" office:value="1000" calcext:value-type="float">
            <text:p>1000</text:p>
          </table:table-cell>
          <table:table-cell office:value-type="float" office:value="45.215" calcext:value-type="float">
            <text:p>45.215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4880" calcext:value-type="float">
            <text:p>4880</text:p>
          </table:table-cell>
          <table:table-cell office:value-type="float" office:value="1000" calcext:value-type="float">
            <text:p>1000</text:p>
          </table:table-cell>
          <table:table-cell office:value-type="float" office:value="4.88" calcext:value-type="float">
            <text:p>4.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678271" calcext:value-type="float">
            <text:p>0.006782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8271" calcext:value-type="float">
            <text:p>6.78271E-06</text:p>
          </table:table-cell>
          <table:table-cell office:value-type="float" office:value="0.000006264" calcext:value-type="float">
            <text:p>6.264E-06</text:p>
          </table:table-cell>
          <table:table-cell office:value-type="float" office:value="0.000040685" calcext:value-type="float">
            <text:p>4.0685E-05</text:p>
          </table:table-cell>
          <table:table-cell office:value-type="float" office:value="22907" calcext:value-type="float">
            <text:p>22907</text:p>
          </table:table-cell>
          <table:table-cell office:value-type="float" office:value="1000" calcext:value-type="float">
            <text:p>1000</text:p>
          </table:table-cell>
          <table:table-cell office:value-type="float" office:value="22.907" calcext:value-type="float">
            <text:p>22.90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000" calcext:value-type="float">
            <text:p>1000</text:p>
          </table:table-cell>
          <table:table-cell office:value-type="float" office:value="1.926" calcext:value-type="float">
            <text:p>1.9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773007" calcext:value-type="float">
            <text:p>0.007730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3007" calcext:value-type="float">
            <text:p>7.73007E-06</text:p>
          </table:table-cell>
          <table:table-cell office:value-type="float" office:value="0.000006386" calcext:value-type="float">
            <text:p>6.386E-06</text:p>
          </table:table-cell>
          <table:table-cell office:value-type="float" office:value="0.000043925" calcext:value-type="float">
            <text:p>4.3925E-05</text:p>
          </table:table-cell>
          <table:table-cell office:value-type="float" office:value="24826" calcext:value-type="float">
            <text:p>24826</text:p>
          </table:table-cell>
          <table:table-cell office:value-type="float" office:value="1000" calcext:value-type="float">
            <text:p>1000</text:p>
          </table:table-cell>
          <table:table-cell office:value-type="float" office:value="24.826" calcext:value-type="float">
            <text:p>24.82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227" calcext:value-type="float">
            <text:p>2227</text:p>
          </table:table-cell>
          <table:table-cell office:value-type="float" office:value="1000" calcext:value-type="float">
            <text:p>1000</text:p>
          </table:table-cell>
          <table:table-cell office:value-type="float" office:value="2.227" calcext:value-type="float">
            <text:p>2.2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0962525" calcext:value-type="float">
            <text:p>0.00962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2525" calcext:value-type="float">
            <text:p>9.62525E-06</text:p>
          </table:table-cell>
          <table:table-cell office:value-type="float" office:value="0.000006471" calcext:value-type="float">
            <text:p>6.471E-06</text:p>
          </table:table-cell>
          <table:table-cell office:value-type="float" office:value="0.000050234" calcext:value-type="float">
            <text:p>5.0234E-05</text:p>
          </table:table-cell>
          <table:table-cell office:value-type="float" office:value="27329" calcext:value-type="float">
            <text:p>27329</text:p>
          </table:table-cell>
          <table:table-cell office:value-type="float" office:value="1000" calcext:value-type="float">
            <text:p>1000</text:p>
          </table:table-cell>
          <table:table-cell office:value-type="float" office:value="27.329" calcext:value-type="float">
            <text:p>27.32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580" calcext:value-type="float">
            <text:p>2580</text:p>
          </table:table-cell>
          <table:table-cell office:value-type="float" office:value="1000" calcext:value-type="float">
            <text:p>1000</text:p>
          </table:table-cell>
          <table:table-cell office:value-type="float" office:value="2.58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117585" calcext:value-type="float">
            <text:p>0.01175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585" calcext:value-type="float">
            <text:p>1.17585E-05</text:p>
          </table:table-cell>
          <table:table-cell office:value-type="float" office:value="0.000006663" calcext:value-type="float">
            <text:p>6.663E-06</text:p>
          </table:table-cell>
          <table:table-cell office:value-type="float" office:value="0.000060826" calcext:value-type="float">
            <text:p>6.0826E-05</text:p>
          </table:table-cell>
          <table:table-cell office:value-type="float" office:value="30095" calcext:value-type="float">
            <text:p>30095</text:p>
          </table:table-cell>
          <table:table-cell office:value-type="float" office:value="1000" calcext:value-type="float">
            <text:p>1000</text:p>
          </table:table-cell>
          <table:table-cell office:value-type="float" office:value="30.095" calcext:value-type="float">
            <text:p>30.09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954" calcext:value-type="float">
            <text:p>2954</text:p>
          </table:table-cell>
          <table:table-cell office:value-type="float" office:value="1000" calcext:value-type="float">
            <text:p>1000</text:p>
          </table:table-cell>
          <table:table-cell office:value-type="float" office:value="2.954" calcext:value-type="float">
            <text:p>2.9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0133266" calcext:value-type="float">
            <text:p>0.01332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266" calcext:value-type="float">
            <text:p>1.33266E-05</text:p>
          </table:table-cell>
          <table:table-cell office:value-type="float" office:value="0.00000676" calcext:value-type="float">
            <text:p>6.76E-06</text:p>
          </table:table-cell>
          <table:table-cell office:value-type="float" office:value="0.000070618" calcext:value-type="float">
            <text:p>7.0618E-05</text:p>
          </table:table-cell>
          <table:table-cell office:value-type="float" office:value="32669" calcext:value-type="float">
            <text:p>32669</text:p>
          </table:table-cell>
          <table:table-cell office:value-type="float" office:value="1000" calcext:value-type="float">
            <text:p>1000</text:p>
          </table:table-cell>
          <table:table-cell office:value-type="float" office:value="32.669" calcext:value-type="float">
            <text:p>32.669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266" calcext:value-type="float">
            <text:p>3266</text:p>
          </table:table-cell>
          <table:table-cell office:value-type="float" office:value="1000" calcext:value-type="float">
            <text:p>1000</text:p>
          </table:table-cell>
          <table:table-cell office:value-type="float" office:value="3.266" calcext:value-type="float">
            <text:p>3.2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0173884" calcext:value-type="float">
            <text:p>0.01738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884" calcext:value-type="float">
            <text:p>1.73884E-05</text:p>
          </table:table-cell>
          <table:table-cell office:value-type="float" office:value="0.000006835" calcext:value-type="float">
            <text:p>6.835E-06</text:p>
          </table:table-cell>
          <table:table-cell office:value-type="float" office:value="0.000070268" calcext:value-type="float">
            <text:p>7.0268E-05</text:p>
          </table:table-cell>
          <table:table-cell office:value-type="float" office:value="37087" calcext:value-type="float">
            <text:p>37087</text:p>
          </table:table-cell>
          <table:table-cell office:value-type="float" office:value="1000" calcext:value-type="float">
            <text:p>1000</text:p>
          </table:table-cell>
          <table:table-cell office:value-type="float" office:value="37.087" calcext:value-type="float">
            <text:p>37.087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713" calcext:value-type="float">
            <text:p>3713</text:p>
          </table:table-cell>
          <table:table-cell office:value-type="float" office:value="1000" calcext:value-type="float">
            <text:p>1000</text:p>
          </table:table-cell>
          <table:table-cell office:value-type="float" office:value="3.713" calcext:value-type="float">
            <text:p>3.7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0233871" calcext:value-type="float">
            <text:p>0.0233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871" calcext:value-type="float">
            <text:p>2.33871E-05</text:p>
          </table:table-cell>
          <table:table-cell office:value-type="float" office:value="0.000006916" calcext:value-type="float">
            <text:p>6.916E-06</text:p>
          </table:table-cell>
          <table:table-cell office:value-type="float" office:value="0.000112347" calcext:value-type="float">
            <text:p>0.000112347</text:p>
          </table:table-cell>
          <table:table-cell office:value-type="float" office:value="43113" calcext:value-type="float">
            <text:p>43113</text:p>
          </table:table-cell>
          <table:table-cell office:value-type="float" office:value="1000" calcext:value-type="float">
            <text:p>1000</text:p>
          </table:table-cell>
          <table:table-cell office:value-type="float" office:value="43.113" calcext:value-type="float">
            <text:p>43.11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4165" calcext:value-type="float">
            <text:p>4165</text:p>
          </table:table-cell>
          <table:table-cell office:value-type="float" office:value="1000" calcext:value-type="float">
            <text:p>1000</text:p>
          </table:table-cell>
          <table:table-cell office:value-type="float" office:value="4.165" calcext:value-type="float">
            <text:p>4.1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0336663" calcext:value-type="float">
            <text:p>0.03366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6663" calcext:value-type="float">
            <text:p>3.36663E-05</text:p>
          </table:table-cell>
          <table:table-cell office:value-type="float" office:value="0.000006986" calcext:value-type="float">
            <text:p>6.986E-06</text:p>
          </table:table-cell>
          <table:table-cell office:value-type="float" office:value="0.000118257" calcext:value-type="float">
            <text:p>0.000118257</text:p>
          </table:table-cell>
          <table:table-cell office:value-type="float" office:value="52331" calcext:value-type="float">
            <text:p>52331</text:p>
          </table:table-cell>
          <table:table-cell office:value-type="float" office:value="1000" calcext:value-type="float">
            <text:p>1000</text:p>
          </table:table-cell>
          <table:table-cell office:value-type="float" office:value="52.331" calcext:value-type="float">
            <text:p>52.331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4721" calcext:value-type="float">
            <text:p>4721</text:p>
          </table:table-cell>
          <table:table-cell office:value-type="float" office:value="1000" calcext:value-type="float">
            <text:p>1000</text:p>
          </table:table-cell>
          <table:table-cell office:value-type="float" office:value="4.721" calcext:value-type="float">
            <text:p>4.7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0551148" calcext:value-type="float">
            <text:p>0.0551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1148" calcext:value-type="float">
            <text:p>5.51148E-05</text:p>
          </table:table-cell>
          <table:table-cell office:value-type="float" office:value="0.000007207" calcext:value-type="float">
            <text:p>7.207E-06</text:p>
          </table:table-cell>
          <table:table-cell office:value-type="float" office:value="0.000133409" calcext:value-type="float">
            <text:p>0.000133409</text:p>
          </table:table-cell>
          <table:table-cell office:value-type="float" office:value="68690" calcext:value-type="float">
            <text:p>68690</text:p>
          </table:table-cell>
          <table:table-cell office:value-type="float" office:value="1000" calcext:value-type="float">
            <text:p>1000</text:p>
          </table:table-cell>
          <table:table-cell office:value-type="float" office:value="68.69" calcext:value-type="float">
            <text:p>68.69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5521" calcext:value-type="float">
            <text:p>5521</text:p>
          </table:table-cell>
          <table:table-cell office:value-type="float" office:value="1000" calcext:value-type="float">
            <text:p>1000</text:p>
          </table:table-cell>
          <table:table-cell office:value-type="float" office:value="5.521" calcext:value-type="float">
            <text:p>5.5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824456" calcext:value-type="float">
            <text:p>0.008244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4456" calcext:value-type="float">
            <text:p>8.24456E-06</text:p>
          </table:table-cell>
          <table:table-cell office:value-type="float" office:value="0.000007419" calcext:value-type="float">
            <text:p>7.419E-06</text:p>
          </table:table-cell>
          <table:table-cell office:value-type="float" office:value="0.000030081" calcext:value-type="float">
            <text:p>3.0081E-05</text:p>
          </table:table-cell>
          <table:table-cell office:value-type="float" office:value="30528" calcext:value-type="float">
            <text:p>30528</text:p>
          </table:table-cell>
          <table:table-cell office:value-type="float" office:value="1000" calcext:value-type="float">
            <text:p>1000</text:p>
          </table:table-cell>
          <table:table-cell office:value-type="float" office:value="30.528" calcext:value-type="float">
            <text:p>30.52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998" calcext:value-type="float">
            <text:p>1998</text:p>
          </table:table-cell>
          <table:table-cell office:value-type="float" office:value="1000" calcext:value-type="float">
            <text:p>1000</text:p>
          </table:table-cell>
          <table:table-cell office:value-type="float" office:value="1.998" calcext:value-type="float">
            <text:p>1.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108923" calcext:value-type="float">
            <text:p>0.01089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923" calcext:value-type="float">
            <text:p>1.08923E-05</text:p>
          </table:table-cell>
          <table:table-cell office:value-type="float" office:value="0.000007603" calcext:value-type="float">
            <text:p>7.603E-06</text:p>
          </table:table-cell>
          <table:table-cell office:value-type="float" office:value="0.000064293" calcext:value-type="float">
            <text:p>6.4293E-05</text:p>
          </table:table-cell>
          <table:table-cell office:value-type="float" office:value="33707" calcext:value-type="float">
            <text:p>33707</text:p>
          </table:table-cell>
          <table:table-cell office:value-type="float" office:value="1000" calcext:value-type="float">
            <text:p>1000</text:p>
          </table:table-cell>
          <table:table-cell office:value-type="float" office:value="33.707" calcext:value-type="float">
            <text:p>33.707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2344" calcext:value-type="float">
            <text:p>2344</text:p>
          </table:table-cell>
          <table:table-cell office:value-type="float" office:value="1000" calcext:value-type="float">
            <text:p>1000</text:p>
          </table:table-cell>
          <table:table-cell office:value-type="float" office:value="2.344" calcext:value-type="float">
            <text:p>2.3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141671" calcext:value-type="float">
            <text:p>0.0141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671" calcext:value-type="float">
            <text:p>1.41671E-05</text:p>
          </table:table-cell>
          <table:table-cell office:value-type="float" office:value="0.000007734" calcext:value-type="float">
            <text:p>7.734E-06</text:p>
          </table:table-cell>
          <table:table-cell office:value-type="float" office:value="0.000068197" calcext:value-type="float">
            <text:p>6.8197E-05</text:p>
          </table:table-cell>
          <table:table-cell office:value-type="float" office:value="37070" calcext:value-type="float">
            <text:p>37070</text:p>
          </table:table-cell>
          <table:table-cell office:value-type="float" office:value="1000" calcext:value-type="float">
            <text:p>1000</text:p>
          </table:table-cell>
          <table:table-cell office:value-type="float" office:value="37.07" calcext:value-type="float">
            <text:p>37.07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750" calcext:value-type="float">
            <text:p>2750</text:p>
          </table:table-cell>
          <table:table-cell office:value-type="float" office:value="1000" calcext:value-type="float">
            <text:p>100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179228" calcext:value-type="float">
            <text:p>0.01792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9228" calcext:value-type="float">
            <text:p>1.79228E-05</text:p>
          </table:table-cell>
          <table:table-cell office:value-type="float" office:value="0.000008058" calcext:value-type="float">
            <text:p>8.058E-06</text:p>
          </table:table-cell>
          <table:table-cell office:value-type="float" office:value="0.000083596" calcext:value-type="float">
            <text:p>8.3596E-05</text:p>
          </table:table-cell>
          <table:table-cell office:value-type="float" office:value="41401" calcext:value-type="float">
            <text:p>41401</text:p>
          </table:table-cell>
          <table:table-cell office:value-type="float" office:value="1000" calcext:value-type="float">
            <text:p>1000</text:p>
          </table:table-cell>
          <table:table-cell office:value-type="float" office:value="41.401" calcext:value-type="float">
            <text:p>41.40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3174" calcext:value-type="float">
            <text:p>3174</text:p>
          </table:table-cell>
          <table:table-cell office:value-type="float" office:value="1000" calcext:value-type="float">
            <text:p>1000</text:p>
          </table:table-cell>
          <table:table-cell office:value-type="float" office:value="3.174" calcext:value-type="float">
            <text:p>3.1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216085" calcext:value-type="float">
            <text:p>0.02160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085" calcext:value-type="float">
            <text:p>2.16085E-05</text:p>
          </table:table-cell>
          <table:table-cell office:value-type="float" office:value="0.000008098" calcext:value-type="float">
            <text:p>8.098E-06</text:p>
          </table:table-cell>
          <table:table-cell office:value-type="float" office:value="0.000080914" calcext:value-type="float">
            <text:p>8.0914E-05</text:p>
          </table:table-cell>
          <table:table-cell office:value-type="float" office:value="45514" calcext:value-type="float">
            <text:p>45514</text:p>
          </table:table-cell>
          <table:table-cell office:value-type="float" office:value="1000" calcext:value-type="float">
            <text:p>1000</text:p>
          </table:table-cell>
          <table:table-cell office:value-type="float" office:value="45.514" calcext:value-type="float">
            <text:p>45.514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580" calcext:value-type="float">
            <text:p>3580</text:p>
          </table:table-cell>
          <table:table-cell office:value-type="float" office:value="1000" calcext:value-type="float">
            <text:p>1000</text:p>
          </table:table-cell>
          <table:table-cell office:value-type="float" office:value="3.58" calcext:value-type="float">
            <text:p>3.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0271395" calcext:value-type="float">
            <text:p>0.0271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395" calcext:value-type="float">
            <text:p>2.71395E-05</text:p>
          </table:table-cell>
          <table:table-cell office:value-type="float" office:value="0.00000823" calcext:value-type="float">
            <text:p>8.23E-06</text:p>
          </table:table-cell>
          <table:table-cell office:value-type="float" office:value="0.000088118" calcext:value-type="float">
            <text:p>8.8118E-05</text:p>
          </table:table-cell>
          <table:table-cell office:value-type="float" office:value="51430" calcext:value-type="float">
            <text:p>51430</text:p>
          </table:table-cell>
          <table:table-cell office:value-type="float" office:value="1000" calcext:value-type="float">
            <text:p>1000</text:p>
          </table:table-cell>
          <table:table-cell office:value-type="float" office:value="51.43" calcext:value-type="float">
            <text:p>51.43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4014" calcext:value-type="float">
            <text:p>4014</text:p>
          </table:table-cell>
          <table:table-cell office:value-type="float" office:value="1000" calcext:value-type="float">
            <text:p>1000</text:p>
          </table:table-cell>
          <table:table-cell office:value-type="float" office:value="4.014" calcext:value-type="float">
            <text:p>4.0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0349735" calcext:value-type="float">
            <text:p>0.0349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9735" calcext:value-type="float">
            <text:p>3.49735E-05</text:p>
          </table:table-cell>
          <table:table-cell office:value-type="float" office:value="0.00000844" calcext:value-type="float">
            <text:p>8.44E-06</text:p>
          </table:table-cell>
          <table:table-cell office:value-type="float" office:value="0.000117427" calcext:value-type="float">
            <text:p>0.000117427</text:p>
          </table:table-cell>
          <table:table-cell office:value-type="float" office:value="59008" calcext:value-type="float">
            <text:p>59008</text:p>
          </table:table-cell>
          <table:table-cell office:value-type="float" office:value="1000" calcext:value-type="float">
            <text:p>1000</text:p>
          </table:table-cell>
          <table:table-cell office:value-type="float" office:value="59.008" calcext:value-type="float">
            <text:p>59.008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office:value-type="float" office:value="4515" calcext:value-type="float">
            <text:p>4515</text:p>
          </table:table-cell>
          <table:table-cell office:value-type="float" office:value="1000" calcext:value-type="float">
            <text:p>1000</text:p>
          </table:table-cell>
          <table:table-cell office:value-type="float" office:value="4.515" calcext:value-type="float">
            <text:p>4.5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0507409" calcext:value-type="float">
            <text:p>0.05074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7409" calcext:value-type="float">
            <text:p>5.07409E-05</text:p>
          </table:table-cell>
          <table:table-cell office:value-type="float" office:value="0.000008484" calcext:value-type="float">
            <text:p>8.484E-06</text:p>
          </table:table-cell>
          <table:table-cell office:value-type="float" office:value="0.000192652" calcext:value-type="float">
            <text:p>0.000192652</text:p>
          </table:table-cell>
          <table:table-cell office:value-type="float" office:value="71920" calcext:value-type="float">
            <text:p>71920</text:p>
          </table:table-cell>
          <table:table-cell office:value-type="float" office:value="1000" calcext:value-type="float">
            <text:p>1000</text:p>
          </table:table-cell>
          <table:table-cell office:value-type="float" office:value="71.92" calcext:value-type="float">
            <text:p>71.92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5185" calcext:value-type="float">
            <text:p>5185</text:p>
          </table:table-cell>
          <table:table-cell office:value-type="float" office:value="1000" calcext:value-type="float">
            <text:p>1000</text:p>
          </table:table-cell>
          <table:table-cell office:value-type="float" office:value="5.185" calcext:value-type="float">
            <text:p>5.1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0860198" calcext:value-type="float">
            <text:p>0.08601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0198" calcext:value-type="float">
            <text:p>8.60198E-05</text:p>
          </table:table-cell>
          <table:table-cell office:value-type="float" office:value="0.000008458" calcext:value-type="float">
            <text:p>8.458E-06</text:p>
          </table:table-cell>
          <table:table-cell office:value-type="float" office:value="0.000252433" calcext:value-type="float">
            <text:p>0.000252433</text:p>
          </table:table-cell>
          <table:table-cell office:value-type="float" office:value="96098" calcext:value-type="float">
            <text:p>96098</text:p>
          </table:table-cell>
          <table:table-cell office:value-type="float" office:value="1000" calcext:value-type="float">
            <text:p>1000</text:p>
          </table:table-cell>
          <table:table-cell office:value-type="float" office:value="96.098" calcext:value-type="float">
            <text:p>96.09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6186" calcext:value-type="float">
            <text:p>6186</text:p>
          </table:table-cell>
          <table:table-cell office:value-type="float" office:value="1000" calcext:value-type="float">
            <text:p>1000</text:p>
          </table:table-cell>
          <table:table-cell office:value-type="float" office:value="6.186" calcext:value-type="float">
            <text:p>6.1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00288" calcext:value-type="float">
            <text:p>0.0100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288" calcext:value-type="float">
            <text:p>1.00288E-05</text:p>
          </table:table-cell>
          <table:table-cell office:value-type="float" office:value="0.0000087" calcext:value-type="float">
            <text:p>8.7E-06</text:p>
          </table:table-cell>
          <table:table-cell office:value-type="float" office:value="0.000064551" calcext:value-type="float">
            <text:p>6.4551E-05</text:p>
          </table:table-cell>
          <table:table-cell office:value-type="float" office:value="39180" calcext:value-type="float">
            <text:p>39180</text:p>
          </table:table-cell>
          <table:table-cell office:value-type="float" office:value="1000" calcext:value-type="float">
            <text:p>1000</text:p>
          </table:table-cell>
          <table:table-cell office:value-type="float" office:value="39.18" calcext:value-type="float">
            <text:p>39.18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060" calcext:value-type="float">
            <text:p>2060</text:p>
          </table:table-cell>
          <table:table-cell office:value-type="float" office:value="1000" calcext:value-type="float">
            <text:p>1000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146653" calcext:value-type="float">
            <text:p>0.01466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6653" calcext:value-type="float">
            <text:p>1.46653E-05</text:p>
          </table:table-cell>
          <table:table-cell office:value-type="float" office:value="0.000008869" calcext:value-type="float">
            <text:p>8.869E-06</text:p>
          </table:table-cell>
          <table:table-cell office:value-type="float" office:value="0.000062693" calcext:value-type="float">
            <text:p>6.2693E-05</text:p>
          </table:table-cell>
          <table:table-cell office:value-type="float" office:value="44198" calcext:value-type="float">
            <text:p>44198</text:p>
          </table:table-cell>
          <table:table-cell office:value-type="float" office:value="1000" calcext:value-type="float">
            <text:p>1000</text:p>
          </table:table-cell>
          <table:table-cell office:value-type="float" office:value="44.198" calcext:value-type="float">
            <text:p>44.198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2507" calcext:value-type="float">
            <text:p>2507</text:p>
          </table:table-cell>
          <table:table-cell office:value-type="float" office:value="1000" calcext:value-type="float">
            <text:p>1000</text:p>
          </table:table-cell>
          <table:table-cell office:value-type="float" office:value="2.507" calcext:value-type="float">
            <text:p>2.5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9117" calcext:value-type="float">
            <text:p>0.0191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117" calcext:value-type="float">
            <text:p>1.9117E-05</text:p>
          </table:table-cell>
          <table:table-cell office:value-type="float" office:value="0.000009203" calcext:value-type="float">
            <text:p>9.203E-06</text:p>
          </table:table-cell>
          <table:table-cell office:value-type="float" office:value="0.000092141" calcext:value-type="float">
            <text:p>9.2141E-05</text:p>
          </table:table-cell>
          <table:table-cell office:value-type="float" office:value="48791" calcext:value-type="float">
            <text:p>48791</text:p>
          </table:table-cell>
          <table:table-cell office:value-type="float" office:value="1000" calcext:value-type="float">
            <text:p>1000</text:p>
          </table:table-cell>
          <table:table-cell office:value-type="float" office:value="48.791" calcext:value-type="float">
            <text:p>48.791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2934" calcext:value-type="float">
            <text:p>2934</text:p>
          </table:table-cell>
          <table:table-cell office:value-type="float" office:value="1000" calcext:value-type="float">
            <text:p>1000</text:p>
          </table:table-cell>
          <table:table-cell office:value-type="float" office:value="2.934" calcext:value-type="float">
            <text:p>2.9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232002" calcext:value-type="float">
            <text:p>0.0232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002" calcext:value-type="float">
            <text:p>2.32002E-05</text:p>
          </table:table-cell>
          <table:table-cell office:value-type="float" office:value="0.000009373" calcext:value-type="float">
            <text:p>9.373E-06</text:p>
          </table:table-cell>
          <table:table-cell office:value-type="float" office:value="0.000091001" calcext:value-type="float">
            <text:p>9.1001E-05</text:p>
          </table:table-cell>
          <table:table-cell office:value-type="float" office:value="53549" calcext:value-type="float">
            <text:p>53549</text:p>
          </table:table-cell>
          <table:table-cell office:value-type="float" office:value="1000" calcext:value-type="float">
            <text:p>1000</text:p>
          </table:table-cell>
          <table:table-cell office:value-type="float" office:value="53.549" calcext:value-type="float">
            <text:p>53.549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384" calcext:value-type="float">
            <text:p>3384</text:p>
          </table:table-cell>
          <table:table-cell office:value-type="float" office:value="1000" calcext:value-type="float">
            <text:p>1000</text:p>
          </table:table-cell>
          <table:table-cell office:value-type="float" office:value="3.384" calcext:value-type="float">
            <text:p>3.3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309235" calcext:value-type="float">
            <text:p>0.03092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235" calcext:value-type="float">
            <text:p>3.09235E-05</text:p>
          </table:table-cell>
          <table:table-cell office:value-type="float" office:value="0.000009672" calcext:value-type="float">
            <text:p>9.672E-06</text:p>
          </table:table-cell>
          <table:table-cell office:value-type="float" office:value="0.000114271" calcext:value-type="float">
            <text:p>0.000114271</text:p>
          </table:table-cell>
          <table:table-cell office:value-type="float" office:value="60848" calcext:value-type="float">
            <text:p>60848</text:p>
          </table:table-cell>
          <table:table-cell office:value-type="float" office:value="1000" calcext:value-type="float">
            <text:p>1000</text:p>
          </table:table-cell>
          <table:table-cell office:value-type="float" office:value="60.848" calcext:value-type="float">
            <text:p>60.848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3853" calcext:value-type="float">
            <text:p>3853</text:p>
          </table:table-cell>
          <table:table-cell office:value-type="float" office:value="1000" calcext:value-type="float">
            <text:p>1000</text:p>
          </table:table-cell>
          <table:table-cell office:value-type="float" office:value="3.853" calcext:value-type="float">
            <text:p>3.8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036146" calcext:value-type="float">
            <text:p>0.0361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146" calcext:value-type="float">
            <text:p>3.6146E-05</text:p>
          </table:table-cell>
          <table:table-cell office:value-type="float" office:value="0.000009713" calcext:value-type="float">
            <text:p>9.713E-06</text:p>
          </table:table-cell>
          <table:table-cell office:value-type="float" office:value="0.000106109" calcext:value-type="float">
            <text:p>0.000106109</text:p>
          </table:table-cell>
          <table:table-cell office:value-type="float" office:value="66743" calcext:value-type="float">
            <text:p>66743</text:p>
          </table:table-cell>
          <table:table-cell office:value-type="float" office:value="1000" calcext:value-type="float">
            <text:p>1000</text:p>
          </table:table-cell>
          <table:table-cell office:value-type="float" office:value="66.743" calcext:value-type="float">
            <text:p>66.743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4297" calcext:value-type="float">
            <text:p>4297</text:p>
          </table:table-cell>
          <table:table-cell office:value-type="float" office:value="1000" calcext:value-type="float">
            <text:p>1000</text:p>
          </table:table-cell>
          <table:table-cell office:value-type="float" office:value="4.297" calcext:value-type="float">
            <text:p>4.2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0483487" calcext:value-type="float">
            <text:p>0.04834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3487" calcext:value-type="float">
            <text:p>4.83487E-05</text:p>
          </table:table-cell>
          <table:table-cell office:value-type="float" office:value="0.00000967" calcext:value-type="float">
            <text:p>9.67E-06</text:p>
          </table:table-cell>
          <table:table-cell office:value-type="float" office:value="0.000196514" calcext:value-type="float">
            <text:p>0.000196514</text:p>
          </table:table-cell>
          <table:table-cell office:value-type="float" office:value="77856" calcext:value-type="float">
            <text:p>77856</text:p>
          </table:table-cell>
          <table:table-cell office:value-type="float" office:value="1000" calcext:value-type="float">
            <text:p>1000</text:p>
          </table:table-cell>
          <table:table-cell office:value-type="float" office:value="77.856" calcext:value-type="float">
            <text:p>77.856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4919" calcext:value-type="float">
            <text:p>4919</text:p>
          </table:table-cell>
          <table:table-cell office:value-type="float" office:value="1000" calcext:value-type="float">
            <text:p>1000</text:p>
          </table:table-cell>
          <table:table-cell office:value-type="float" office:value="4.919" calcext:value-type="float">
            <text:p>4.9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071949" calcext:value-type="float">
            <text:p>0.0719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949" calcext:value-type="float">
            <text:p>7.1949E-05</text:p>
          </table:table-cell>
          <table:table-cell office:value-type="float" office:value="0.000010248" calcext:value-type="float">
            <text:p>1.0248E-05</text:p>
          </table:table-cell>
          <table:table-cell office:value-type="float" office:value="0.000206161" calcext:value-type="float">
            <text:p>0.000206161</text:p>
          </table:table-cell>
          <table:table-cell office:value-type="float" office:value="94103" calcext:value-type="float">
            <text:p>94103</text:p>
          </table:table-cell>
          <table:table-cell office:value-type="float" office:value="1000" calcext:value-type="float">
            <text:p>1000</text:p>
          </table:table-cell>
          <table:table-cell office:value-type="float" office:value="94.103" calcext:value-type="float">
            <text:p>94.103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5670" calcext:value-type="float">
            <text:p>5670</text:p>
          </table:table-cell>
          <table:table-cell office:value-type="float" office:value="1000" calcext:value-type="float">
            <text:p>1000</text:p>
          </table:table-cell>
          <table:table-cell office:value-type="float" office:value="5.67" calcext:value-type="float">
            <text:p>5.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116713" calcext:value-type="float">
            <text:p>0.1167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713" calcext:value-type="float">
            <text:p>0.000116713</text:p>
          </table:table-cell>
          <table:table-cell office:value-type="float" office:value="0.000023162" calcext:value-type="float">
            <text:p>2.3162E-05</text:p>
          </table:table-cell>
          <table:table-cell office:value-type="float" office:value="0.000279724" calcext:value-type="float">
            <text:p>0.000279724</text:p>
          </table:table-cell>
          <table:table-cell office:value-type="float" office:value="123598" calcext:value-type="float">
            <text:p>123598</text:p>
          </table:table-cell>
          <table:table-cell office:value-type="float" office:value="1000" calcext:value-type="float">
            <text:p>1000</text:p>
          </table:table-cell>
          <table:table-cell office:value-type="float" office:value="123.598" calcext:value-type="float">
            <text:p>123.598</text:p>
          </table:table-cell>
          <table:table-cell office:value-type="float" office:value="69" calcext:value-type="float">
            <text:p>69</text:p>
          </table:table-cell>
          <table:table-cell office:value-type="float" office:value="197" calcext:value-type="float">
            <text:p>197</text:p>
          </table:table-cell>
          <table:table-cell office:value-type="float" office:value="6735" calcext:value-type="float">
            <text:p>6735</text:p>
          </table:table-cell>
          <table:table-cell office:value-type="float" office:value="1000" calcext:value-type="float">
            <text:p>1000</text:p>
          </table:table-cell>
          <table:table-cell office:value-type="float" office:value="6.735" calcext:value-type="float">
            <text:p>6.7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121539" calcext:value-type="float">
            <text:p>0.01215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539" calcext:value-type="float">
            <text:p>1.21539E-05</text:p>
          </table:table-cell>
          <table:table-cell office:value-type="float" office:value="0.000009957" calcext:value-type="float">
            <text:p>9.957E-06</text:p>
          </table:table-cell>
          <table:table-cell office:value-type="float" office:value="0.000048682" calcext:value-type="float">
            <text:p>4.8682E-05</text:p>
          </table:table-cell>
          <table:table-cell office:value-type="float" office:value="49010" calcext:value-type="float">
            <text:p>49010</text:p>
          </table:table-cell>
          <table:table-cell office:value-type="float" office:value="1000" calcext:value-type="float">
            <text:p>1000</text:p>
          </table:table-cell>
          <table:table-cell office:value-type="float" office:value="49.01" calcext:value-type="float">
            <text:p>49.0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107" calcext:value-type="float">
            <text:p>2107</text:p>
          </table:table-cell>
          <table:table-cell office:value-type="float" office:value="1000" calcext:value-type="float">
            <text:p>1000</text:p>
          </table:table-cell>
          <table:table-cell office:value-type="float" office:value="2.107" calcext:value-type="float">
            <text:p>2.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19705" calcext:value-type="float">
            <text:p>0.0197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705" calcext:value-type="float">
            <text:p>1.9705E-05</text:p>
          </table:table-cell>
          <table:table-cell office:value-type="float" office:value="0.000010301" calcext:value-type="float">
            <text:p>1.0301E-05</text:p>
          </table:table-cell>
          <table:table-cell office:value-type="float" office:value="0.000090854" calcext:value-type="float">
            <text:p>9.0854E-05</text:p>
          </table:table-cell>
          <table:table-cell office:value-type="float" office:value="56292" calcext:value-type="float">
            <text:p>56292</text:p>
          </table:table-cell>
          <table:table-cell office:value-type="float" office:value="1000" calcext:value-type="float">
            <text:p>1000</text:p>
          </table:table-cell>
          <table:table-cell office:value-type="float" office:value="56.292" calcext:value-type="float">
            <text:p>56.292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2654" calcext:value-type="float">
            <text:p>2654</text:p>
          </table:table-cell>
          <table:table-cell office:value-type="float" office:value="1000" calcext:value-type="float">
            <text:p>1000</text:p>
          </table:table-cell>
          <table:table-cell office:value-type="float" office:value="2.654" calcext:value-type="float">
            <text:p>2.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244753" calcext:value-type="float">
            <text:p>0.0244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4753" calcext:value-type="float">
            <text:p>2.44753E-05</text:p>
          </table:table-cell>
          <table:table-cell office:value-type="float" office:value="0.000010744" calcext:value-type="float">
            <text:p>1.0744E-05</text:p>
          </table:table-cell>
          <table:table-cell office:value-type="float" office:value="0.000100735" calcext:value-type="float">
            <text:p>0.000100735</text:p>
          </table:table-cell>
          <table:table-cell office:value-type="float" office:value="61692" calcext:value-type="float">
            <text:p>61692</text:p>
          </table:table-cell>
          <table:table-cell office:value-type="float" office:value="1000" calcext:value-type="float">
            <text:p>1000</text:p>
          </table:table-cell>
          <table:table-cell office:value-type="float" office:value="61.692" calcext:value-type="float">
            <text:p>61.692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3123" calcext:value-type="float">
            <text:p>3123</text:p>
          </table:table-cell>
          <table:table-cell office:value-type="float" office:value="1000" calcext:value-type="float">
            <text:p>1000</text:p>
          </table:table-cell>
          <table:table-cell office:value-type="float" office:value="3.123" calcext:value-type="float">
            <text:p>3.1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314112" calcext:value-type="float">
            <text:p>0.03141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4112" calcext:value-type="float">
            <text:p>3.14112E-05</text:p>
          </table:table-cell>
          <table:table-cell office:value-type="float" office:value="0.000010757" calcext:value-type="float">
            <text:p>1.0757E-05</text:p>
          </table:table-cell>
          <table:table-cell office:value-type="float" office:value="0.000121557" calcext:value-type="float">
            <text:p>0.000121557</text:p>
          </table:table-cell>
          <table:table-cell office:value-type="float" office:value="68632" calcext:value-type="float">
            <text:p>68632</text:p>
          </table:table-cell>
          <table:table-cell office:value-type="float" office:value="1000" calcext:value-type="float">
            <text:p>1000</text:p>
          </table:table-cell>
          <table:table-cell office:value-type="float" office:value="68.632" calcext:value-type="float">
            <text:p>68.63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595" calcext:value-type="float">
            <text:p>3595</text:p>
          </table:table-cell>
          <table:table-cell office:value-type="float" office:value="1000" calcext:value-type="float">
            <text:p>1000</text:p>
          </table:table-cell>
          <table:table-cell office:value-type="float" office:value="3.595" calcext:value-type="float">
            <text:p>3.5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395002" calcext:value-type="float">
            <text:p>0.0395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5002" calcext:value-type="float">
            <text:p>3.95002E-05</text:p>
          </table:table-cell>
          <table:table-cell office:value-type="float" office:value="0.000011142" calcext:value-type="float">
            <text:p>1.1142E-05</text:p>
          </table:table-cell>
          <table:table-cell office:value-type="float" office:value="0.000121649" calcext:value-type="float">
            <text:p>0.000121649</text:p>
          </table:table-cell>
          <table:table-cell office:value-type="float" office:value="76686" calcext:value-type="float">
            <text:p>76686</text:p>
          </table:table-cell>
          <table:table-cell office:value-type="float" office:value="1000" calcext:value-type="float">
            <text:p>1000</text:p>
          </table:table-cell>
          <table:table-cell office:value-type="float" office:value="76.686" calcext:value-type="float">
            <text:p>76.686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4076" calcext:value-type="float">
            <text:p>4076</text:p>
          </table:table-cell>
          <table:table-cell office:value-type="float" office:value="1000" calcext:value-type="float">
            <text:p>1000</text:p>
          </table:table-cell>
          <table:table-cell office:value-type="float" office:value="4.076" calcext:value-type="float">
            <text:p>4.0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0466685" calcext:value-type="float">
            <text:p>0.04666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685" calcext:value-type="float">
            <text:p>4.66685E-05</text:p>
          </table:table-cell>
          <table:table-cell office:value-type="float" office:value="0.000011156" calcext:value-type="float">
            <text:p>1.1156E-05</text:p>
          </table:table-cell>
          <table:table-cell office:value-type="float" office:value="0.000139407" calcext:value-type="float">
            <text:p>0.000139407</text:p>
          </table:table-cell>
          <table:table-cell office:value-type="float" office:value="84122" calcext:value-type="float">
            <text:p>84122</text:p>
          </table:table-cell>
          <table:table-cell office:value-type="float" office:value="1000" calcext:value-type="float">
            <text:p>1000</text:p>
          </table:table-cell>
          <table:table-cell office:value-type="float" office:value="84.122" calcext:value-type="float">
            <text:p>84.122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  <table:table-cell office:value-type="float" office:value="4610" calcext:value-type="float">
            <text:p>4610</text:p>
          </table:table-cell>
          <table:table-cell office:value-type="float" office:value="1000" calcext:value-type="float">
            <text:p>1000</text:p>
          </table:table-cell>
          <table:table-cell office:value-type="float" office:value="4.61" calcext:value-type="float">
            <text:p>4.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0622163" calcext:value-type="float">
            <text:p>0.06221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2163" calcext:value-type="float">
            <text:p>6.22163E-05</text:p>
          </table:table-cell>
          <table:table-cell office:value-type="float" office:value="0.000011544" calcext:value-type="float">
            <text:p>1.1544E-05</text:p>
          </table:table-cell>
          <table:table-cell office:value-type="float" office:value="0.00019654" calcext:value-type="float">
            <text:p>0.00019654</text:p>
          </table:table-cell>
          <table:table-cell office:value-type="float" office:value="97566" calcext:value-type="float">
            <text:p>97566</text:p>
          </table:table-cell>
          <table:table-cell office:value-type="float" office:value="1000" calcext:value-type="float">
            <text:p>1000</text:p>
          </table:table-cell>
          <table:table-cell office:value-type="float" office:value="97.566" calcext:value-type="float">
            <text:p>97.566</text:p>
          </table:table-cell>
          <table:table-cell office:value-type="float" office:value="56" calcext:value-type="float">
            <text:p>56</text:p>
          </table:table-cell>
          <table:table-cell office:value-type="float" office:value="172" calcext:value-type="float">
            <text:p>172</text:p>
          </table:table-cell>
          <table:table-cell office:value-type="float" office:value="5286" calcext:value-type="float">
            <text:p>5286</text:p>
          </table:table-cell>
          <table:table-cell office:value-type="float" office:value="1000" calcext:value-type="float">
            <text:p>1000</text:p>
          </table:table-cell>
          <table:table-cell office:value-type="float" office:value="5.286" calcext:value-type="float">
            <text:p>5.2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877133" calcext:value-type="float">
            <text:p>0.08771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7133" calcext:value-type="float">
            <text:p>8.77133E-05</text:p>
          </table:table-cell>
          <table:table-cell office:value-type="float" office:value="0.000020675" calcext:value-type="float">
            <text:p>2.0675E-05</text:p>
          </table:table-cell>
          <table:table-cell office:value-type="float" office:value="0.000261044" calcext:value-type="float">
            <text:p>0.000261044</text:p>
          </table:table-cell>
          <table:table-cell office:value-type="float" office:value="116705" calcext:value-type="float">
            <text:p>116705</text:p>
          </table:table-cell>
          <table:table-cell office:value-type="float" office:value="1000" calcext:value-type="float">
            <text:p>1000</text:p>
          </table:table-cell>
          <table:table-cell office:value-type="float" office:value="116.705" calcext:value-type="float">
            <text:p>116.705</text:p>
          </table:table-cell>
          <table:table-cell office:value-type="float" office:value="72" calcext:value-type="float">
            <text:p>72</text:p>
          </table:table-cell>
          <table:table-cell office:value-type="float" office:value="213" calcext:value-type="float">
            <text:p>213</text:p>
          </table:table-cell>
          <table:table-cell office:value-type="float" office:value="6055" calcext:value-type="float">
            <text:p>6055</text:p>
          </table:table-cell>
          <table:table-cell office:value-type="float" office:value="1000" calcext:value-type="float">
            <text:p>1000</text:p>
          </table:table-cell>
          <table:table-cell office:value-type="float" office:value="6.055" calcext:value-type="float">
            <text:p>6.0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153661" calcext:value-type="float">
            <text:p>0.1536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661" calcext:value-type="float">
            <text:p>0.000153661</text:p>
          </table:table-cell>
          <table:table-cell office:value-type="float" office:value="0.000025904" calcext:value-type="float">
            <text:p>2.5904E-05</text:p>
          </table:table-cell>
          <table:table-cell office:value-type="float" office:value="0.000372081" calcext:value-type="float">
            <text:p>0.000372081</text:p>
          </table:table-cell>
          <table:table-cell office:value-type="float" office:value="156487" calcext:value-type="float">
            <text:p>156487</text:p>
          </table:table-cell>
          <table:table-cell office:value-type="float" office:value="1000" calcext:value-type="float">
            <text:p>1000</text:p>
          </table:table-cell>
          <table:table-cell office:value-type="float" office:value="156.487" calcext:value-type="float">
            <text:p>156.487</text:p>
          </table:table-cell>
          <table:table-cell office:value-type="float" office:value="81" calcext:value-type="float">
            <text:p>81</text:p>
          </table:table-cell>
          <table:table-cell office:value-type="float" office:value="252" calcext:value-type="float">
            <text:p>252</text:p>
          </table:table-cell>
          <table:table-cell office:value-type="float" office:value="7357" calcext:value-type="float">
            <text:p>7357</text:p>
          </table:table-cell>
          <table:table-cell office:value-type="float" office:value="1000" calcext:value-type="float">
            <text:p>1000</text:p>
          </table:table-cell>
          <table:table-cell office:value-type="float" office:value="7.357" calcext:value-type="float">
            <text:p>7.35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11" table:style-name="ta1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14622" calcext:value-type="float">
            <text:p>0.0146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622" calcext:value-type="float">
            <text:p>1.4622E-05</text:p>
          </table:table-cell>
          <table:table-cell office:value-type="float" office:value="0.000011424" calcext:value-type="float">
            <text:p>1.1424E-05</text:p>
          </table:table-cell>
          <table:table-cell office:value-type="float" office:value="0.000066421" calcext:value-type="float">
            <text:p>6.6421E-05</text:p>
          </table:table-cell>
          <table:table-cell office:value-type="float" office:value="60608" calcext:value-type="float">
            <text:p>60608</text:p>
          </table:table-cell>
          <table:table-cell office:value-type="float" office:value="1000" calcext:value-type="float">
            <text:p>1000</text:p>
          </table:table-cell>
          <table:table-cell office:value-type="float" office:value="60.608" calcext:value-type="float">
            <text:p>60.608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2171" calcext:value-type="float">
            <text:p>2171</text:p>
          </table:table-cell>
          <table:table-cell office:value-type="float" office:value="1000" calcext:value-type="float">
            <text:p>1000</text:p>
          </table:table-cell>
          <table:table-cell office:value-type="float" office:value="2.171" calcext:value-type="float">
            <text:p>2.1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239621" calcext:value-type="float">
            <text:p>0.02396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621" calcext:value-type="float">
            <text:p>2.39621E-05</text:p>
          </table:table-cell>
          <table:table-cell office:value-type="float" office:value="0.000011774" calcext:value-type="float">
            <text:p>1.1774E-05</text:p>
          </table:table-cell>
          <table:table-cell office:value-type="float" office:value="0.000096028" calcext:value-type="float">
            <text:p>9.6028E-05</text:p>
          </table:table-cell>
          <table:table-cell office:value-type="float" office:value="69388" calcext:value-type="float">
            <text:p>69388</text:p>
          </table:table-cell>
          <table:table-cell office:value-type="float" office:value="1000" calcext:value-type="float">
            <text:p>1000</text:p>
          </table:table-cell>
          <table:table-cell office:value-type="float" office:value="69.388" calcext:value-type="float">
            <text:p>69.388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 office:value-type="float" office:value="2758" calcext:value-type="float">
            <text:p>2758</text:p>
          </table:table-cell>
          <table:table-cell office:value-type="float" office:value="1000" calcext:value-type="float">
            <text:p>1000</text:p>
          </table:table-cell>
          <table:table-cell office:value-type="float" office:value="2.758" calcext:value-type="float">
            <text:p>2.7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029744" calcext:value-type="float">
            <text:p>0.029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44" calcext:value-type="float">
            <text:p>2.9744E-05</text:p>
          </table:table-cell>
          <table:table-cell office:value-type="float" office:value="0.000012222" calcext:value-type="float">
            <text:p>1.2222E-05</text:p>
          </table:table-cell>
          <table:table-cell office:value-type="float" office:value="0.000102365" calcext:value-type="float">
            <text:p>0.000102365</text:p>
          </table:table-cell>
          <table:table-cell office:value-type="float" office:value="76397" calcext:value-type="float">
            <text:p>76397</text:p>
          </table:table-cell>
          <table:table-cell office:value-type="float" office:value="1000" calcext:value-type="float">
            <text:p>1000</text:p>
          </table:table-cell>
          <table:table-cell office:value-type="float" office:value="76.397" calcext:value-type="float">
            <text:p>76.397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297" calcext:value-type="float">
            <text:p>3297</text:p>
          </table:table-cell>
          <table:table-cell office:value-type="float" office:value="1000" calcext:value-type="float">
            <text:p>1000</text:p>
          </table:table-cell>
          <table:table-cell office:value-type="float" office:value="3.297" calcext:value-type="float">
            <text:p>3.2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382292" calcext:value-type="float">
            <text:p>0.0382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2292" calcext:value-type="float">
            <text:p>3.82292E-05</text:p>
          </table:table-cell>
          <table:table-cell office:value-type="float" office:value="0.000012338" calcext:value-type="float">
            <text:p>1.2338E-05</text:p>
          </table:table-cell>
          <table:table-cell office:value-type="float" office:value="0.000139846" calcext:value-type="float">
            <text:p>0.000139846</text:p>
          </table:table-cell>
          <table:table-cell office:value-type="float" office:value="84246" calcext:value-type="float">
            <text:p>84246</text:p>
          </table:table-cell>
          <table:table-cell office:value-type="float" office:value="1000" calcext:value-type="float">
            <text:p>1000</text:p>
          </table:table-cell>
          <table:table-cell office:value-type="float" office:value="84.246" calcext:value-type="float">
            <text:p>84.246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3778" calcext:value-type="float">
            <text:p>3778</text:p>
          </table:table-cell>
          <table:table-cell office:value-type="float" office:value="1000" calcext:value-type="float">
            <text:p>1000</text:p>
          </table:table-cell>
          <table:table-cell office:value-type="float" office:value="3.778" calcext:value-type="float">
            <text:p>3.7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0482613" calcext:value-type="float">
            <text:p>0.0482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2613" calcext:value-type="float">
            <text:p>4.82613E-05</text:p>
          </table:table-cell>
          <table:table-cell office:value-type="float" office:value="0.000012792" calcext:value-type="float">
            <text:p>1.2792E-05</text:p>
          </table:table-cell>
          <table:table-cell office:value-type="float" office:value="0.000154386" calcext:value-type="float">
            <text:p>0.000154386</text:p>
          </table:table-cell>
          <table:table-cell office:value-type="float" office:value="94002" calcext:value-type="float">
            <text:p>94002</text:p>
          </table:table-cell>
          <table:table-cell office:value-type="float" office:value="1000" calcext:value-type="float">
            <text:p>1000</text:p>
          </table:table-cell>
          <table:table-cell office:value-type="float" office:value="94.002" calcext:value-type="float">
            <text:p>94.002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4311" calcext:value-type="float">
            <text:p>4311</text:p>
          </table:table-cell>
          <table:table-cell office:value-type="float" office:value="1000" calcext:value-type="float">
            <text:p>1000</text:p>
          </table:table-cell>
          <table:table-cell office:value-type="float" office:value="4.311" calcext:value-type="float">
            <text:p>4.3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.0604543" calcext:value-type="float">
            <text:p>0.06045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4543" calcext:value-type="float">
            <text:p>6.04543E-05</text:p>
          </table:table-cell>
          <table:table-cell office:value-type="float" office:value="0.000013008" calcext:value-type="float">
            <text:p>1.3008E-05</text:p>
          </table:table-cell>
          <table:table-cell office:value-type="float" office:value="0.000175672" calcext:value-type="float">
            <text:p>0.000175672</text:p>
          </table:table-cell>
          <table:table-cell office:value-type="float" office:value="104626" calcext:value-type="float">
            <text:p>104626</text:p>
          </table:table-cell>
          <table:table-cell office:value-type="float" office:value="1000" calcext:value-type="float">
            <text:p>1000</text:p>
          </table:table-cell>
          <table:table-cell office:value-type="float" office:value="104.626" calcext:value-type="float">
            <text:p>104.626</text:p>
          </table:table-cell>
          <table:table-cell office:value-type="float" office:value="65" calcext:value-type="float">
            <text:p>65</text:p>
          </table:table-cell>
          <table:table-cell office:value-type="float" office:value="176" calcext:value-type="float">
            <text:p>176</text:p>
          </table:table-cell>
          <table:table-cell office:value-type="float" office:value="4899" calcext:value-type="float">
            <text:p>4899</text:p>
          </table:table-cell>
          <table:table-cell office:value-type="float" office:value="1000" calcext:value-type="float">
            <text:p>1000</text:p>
          </table:table-cell>
          <table:table-cell office:value-type="float" office:value="4.899" calcext:value-type="float">
            <text:p>4.8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076827" calcext:value-type="float">
            <text:p>0.076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827" calcext:value-type="float">
            <text:p>7.6827E-05</text:p>
          </table:table-cell>
          <table:table-cell office:value-type="float" office:value="0.000013268" calcext:value-type="float">
            <text:p>1.3268E-05</text:p>
          </table:table-cell>
          <table:table-cell office:value-type="float" office:value="0.000194373" calcext:value-type="float">
            <text:p>0.000194373</text:p>
          </table:table-cell>
          <table:table-cell office:value-type="float" office:value="119431" calcext:value-type="float">
            <text:p>119431</text:p>
          </table:table-cell>
          <table:table-cell office:value-type="float" office:value="1000" calcext:value-type="float">
            <text:p>1000</text:p>
          </table:table-cell>
          <table:table-cell office:value-type="float" office:value="119.431" calcext:value-type="float">
            <text:p>119.431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5583" calcext:value-type="float">
            <text:p>5583</text:p>
          </table:table-cell>
          <table:table-cell office:value-type="float" office:value="1000" calcext:value-type="float">
            <text:p>1000</text:p>
          </table:table-cell>
          <table:table-cell office:value-type="float" office:value="5.583" calcext:value-type="float">
            <text:p>5.5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109478" calcext:value-type="float">
            <text:p>0.1094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478" calcext:value-type="float">
            <text:p>0.000109478</text:p>
          </table:table-cell>
          <table:table-cell office:value-type="float" office:value="0.000021673" calcext:value-type="float">
            <text:p>2.1673E-05</text:p>
          </table:table-cell>
          <table:table-cell office:value-type="float" office:value="0.00028618" calcext:value-type="float">
            <text:p>0.00028618</text:p>
          </table:table-cell>
          <table:table-cell office:value-type="float" office:value="142749" calcext:value-type="float">
            <text:p>142749</text:p>
          </table:table-cell>
          <table:table-cell office:value-type="float" office:value="1000" calcext:value-type="float">
            <text:p>1000</text:p>
          </table:table-cell>
          <table:table-cell office:value-type="float" office:value="142.749" calcext:value-type="float">
            <text:p>142.749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6461" calcext:value-type="float">
            <text:p>6461</text:p>
          </table:table-cell>
          <table:table-cell office:value-type="float" office:value="1000" calcext:value-type="float">
            <text:p>1000</text:p>
          </table:table-cell>
          <table:table-cell office:value-type="float" office:value="6.461" calcext:value-type="float">
            <text:p>6.46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.194556" calcext:value-type="float">
            <text:p>0.1945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556" calcext:value-type="float">
            <text:p>0.000194556</text:p>
          </table:table-cell>
          <table:table-cell office:value-type="float" office:value="0.000039594" calcext:value-type="float">
            <text:p>3.9594E-05</text:p>
          </table:table-cell>
          <table:table-cell office:value-type="float" office:value="0.000502382" calcext:value-type="float">
            <text:p>0.000502382</text:p>
          </table:table-cell>
          <table:table-cell office:value-type="float" office:value="191614" calcext:value-type="float">
            <text:p>191614</text:p>
          </table:table-cell>
          <table:table-cell office:value-type="float" office:value="1000" calcext:value-type="float">
            <text:p>1000</text:p>
          </table:table-cell>
          <table:table-cell office:value-type="float" office:value="191.614" calcext:value-type="float">
            <text:p>191.614</text:p>
          </table:table-cell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float" office:value="7948" calcext:value-type="float">
            <text:p>7948</text:p>
          </table:table-cell>
          <table:table-cell office:value-type="float" office:value="1000" calcext:value-type="float">
            <text:p>1000</text:p>
          </table:table-cell>
          <table:table-cell office:value-type="float" office:value="7.948" calcext:value-type="float">
            <text:p>7.9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186121" calcext:value-type="float">
            <text:p>0.01861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6121" calcext:value-type="float">
            <text:p>1.86121E-05</text:p>
          </table:table-cell>
          <table:table-cell office:value-type="float" office:value="0.000012909" calcext:value-type="float">
            <text:p>1.2909E-05</text:p>
          </table:table-cell>
          <table:table-cell office:value-type="float" office:value="0.000098758" calcext:value-type="float">
            <text:p>9.8758E-05</text:p>
          </table:table-cell>
          <table:table-cell office:value-type="float" office:value="73877" calcext:value-type="float">
            <text:p>73877</text:p>
          </table:table-cell>
          <table:table-cell office:value-type="float" office:value="1000" calcext:value-type="float">
            <text:p>1000</text:p>
          </table:table-cell>
          <table:table-cell office:value-type="float" office:value="73.877" calcext:value-type="float">
            <text:p>73.877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2228" calcext:value-type="float">
            <text:p>2228</text:p>
          </table:table-cell>
          <table:table-cell office:value-type="float" office:value="1000" calcext:value-type="float">
            <text:p>1000</text:p>
          </table:table-cell>
          <table:table-cell office:value-type="float" office:value="2.228" calcext:value-type="float">
            <text:p>2.2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91054" calcext:value-type="float">
            <text:p>0.0291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054" calcext:value-type="float">
            <text:p>2.91054E-05</text:p>
          </table:table-cell>
          <table:table-cell office:value-type="float" office:value="0.00001372" calcext:value-type="float">
            <text:p>1.372E-05</text:p>
          </table:table-cell>
          <table:table-cell office:value-type="float" office:value="0.000145772" calcext:value-type="float">
            <text:p>0.000145772</text:p>
          </table:table-cell>
          <table:table-cell office:value-type="float" office:value="83955" calcext:value-type="float">
            <text:p>83955</text:p>
          </table:table-cell>
          <table:table-cell office:value-type="float" office:value="1000" calcext:value-type="float">
            <text:p>1000</text:p>
          </table:table-cell>
          <table:table-cell office:value-type="float" office:value="83.955" calcext:value-type="float">
            <text:p>83.955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2909" calcext:value-type="float">
            <text:p>2909</text:p>
          </table:table-cell>
          <table:table-cell office:value-type="float" office:value="1000" calcext:value-type="float">
            <text:p>1000</text:p>
          </table:table-cell>
          <table:table-cell office:value-type="float" office:value="2.909" calcext:value-type="float">
            <text:p>2.9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0371906" calcext:value-type="float">
            <text:p>0.03719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1906" calcext:value-type="float">
            <text:p>3.71906E-05</text:p>
          </table:table-cell>
          <table:table-cell office:value-type="float" office:value="0.000014037" calcext:value-type="float">
            <text:p>1.4037E-05</text:p>
          </table:table-cell>
          <table:table-cell office:value-type="float" office:value="0.000122749" calcext:value-type="float">
            <text:p>0.000122749</text:p>
          </table:table-cell>
          <table:table-cell office:value-type="float" office:value="92212" calcext:value-type="float">
            <text:p>92212</text:p>
          </table:table-cell>
          <table:table-cell office:value-type="float" office:value="1000" calcext:value-type="float">
            <text:p>1000</text:p>
          </table:table-cell>
          <table:table-cell office:value-type="float" office:value="92.212" calcext:value-type="float">
            <text:p>92.212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3427" calcext:value-type="float">
            <text:p>3427</text:p>
          </table:table-cell>
          <table:table-cell office:value-type="float" office:value="1000" calcext:value-type="float">
            <text:p>1000</text:p>
          </table:table-cell>
          <table:table-cell office:value-type="float" office:value="3.427" calcext:value-type="float">
            <text:p>3.4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484543" calcext:value-type="float">
            <text:p>0.04845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4543" calcext:value-type="float">
            <text:p>4.84543E-05</text:p>
          </table:table-cell>
          <table:table-cell office:value-type="float" office:value="0.000014354" calcext:value-type="float">
            <text:p>1.4354E-05</text:p>
          </table:table-cell>
          <table:table-cell office:value-type="float" office:value="0.000145768" calcext:value-type="float">
            <text:p>0.000145768</text:p>
          </table:table-cell>
          <table:table-cell office:value-type="float" office:value="102683" calcext:value-type="float">
            <text:p>102683</text:p>
          </table:table-cell>
          <table:table-cell office:value-type="float" office:value="1000" calcext:value-type="float">
            <text:p>1000</text:p>
          </table:table-cell>
          <table:table-cell office:value-type="float" office:value="102.683" calcext:value-type="float">
            <text:p>102.683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4001" calcext:value-type="float">
            <text:p>4001</text:p>
          </table:table-cell>
          <table:table-cell office:value-type="float" office:value="1000" calcext:value-type="float">
            <text:p>1000</text:p>
          </table:table-cell>
          <table:table-cell office:value-type="float" office:value="4.001" calcext:value-type="float">
            <text:p>4.0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0597792" calcext:value-type="float">
            <text:p>0.05977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7792" calcext:value-type="float">
            <text:p>5.97792E-05</text:p>
          </table:table-cell>
          <table:table-cell office:value-type="float" office:value="0.000014247" calcext:value-type="float">
            <text:p>1.4247E-05</text:p>
          </table:table-cell>
          <table:table-cell office:value-type="float" office:value="0.000202209" calcext:value-type="float">
            <text:p>0.000202209</text:p>
          </table:table-cell>
          <table:table-cell office:value-type="float" office:value="113114" calcext:value-type="float">
            <text:p>113114</text:p>
          </table:table-cell>
          <table:table-cell office:value-type="float" office:value="1000" calcext:value-type="float">
            <text:p>1000</text:p>
          </table:table-cell>
          <table:table-cell office:value-type="float" office:value="113.114" calcext:value-type="float">
            <text:p>113.114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4544" calcext:value-type="float">
            <text:p>4544</text:p>
          </table:table-cell>
          <table:table-cell office:value-type="float" office:value="1000" calcext:value-type="float">
            <text:p>1000</text:p>
          </table:table-cell>
          <table:table-cell office:value-type="float" office:value="4.544" calcext:value-type="float">
            <text:p>4.54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0757006" calcext:value-type="float">
            <text:p>0.0757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7006" calcext:value-type="float">
            <text:p>7.57006E-05</text:p>
          </table:table-cell>
          <table:table-cell office:value-type="float" office:value="0.000014965" calcext:value-type="float">
            <text:p>1.4965E-05</text:p>
          </table:table-cell>
          <table:table-cell office:value-type="float" office:value="0.000203407" calcext:value-type="float">
            <text:p>0.000203407</text:p>
          </table:table-cell>
          <table:table-cell office:value-type="float" office:value="127491" calcext:value-type="float">
            <text:p>127491</text:p>
          </table:table-cell>
          <table:table-cell office:value-type="float" office:value="1000" calcext:value-type="float">
            <text:p>1000</text:p>
          </table:table-cell>
          <table:table-cell office:value-type="float" office:value="127.491" calcext:value-type="float">
            <text:p>127.491</text:p>
          </table:table-cell>
          <table:table-cell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float" office:value="5258" calcext:value-type="float">
            <text:p>5258</text:p>
          </table:table-cell>
          <table:table-cell office:value-type="float" office:value="1000" calcext:value-type="float">
            <text:p>1000</text:p>
          </table:table-cell>
          <table:table-cell office:value-type="float" office:value="5.258" calcext:value-type="float">
            <text:p>5.2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0939468" calcext:value-type="float">
            <text:p>0.09394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9468" calcext:value-type="float">
            <text:p>9.39468E-05</text:p>
          </table:table-cell>
          <table:table-cell office:value-type="float" office:value="0.000015563" calcext:value-type="float">
            <text:p>1.5563E-05</text:p>
          </table:table-cell>
          <table:table-cell office:value-type="float" office:value="0.000224012" calcext:value-type="float">
            <text:p>0.000224012</text:p>
          </table:table-cell>
          <table:table-cell office:value-type="float" office:value="142539" calcext:value-type="float">
            <text:p>142539</text:p>
          </table:table-cell>
          <table:table-cell office:value-type="float" office:value="1000" calcext:value-type="float">
            <text:p>1000</text:p>
          </table:table-cell>
          <table:table-cell office:value-type="float" office:value="142.539" calcext:value-type="float">
            <text:p>142.539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5904" calcext:value-type="float">
            <text:p>5904</text:p>
          </table:table-cell>
          <table:table-cell office:value-type="float" office:value="1000" calcext:value-type="float">
            <text:p>1000</text:p>
          </table:table-cell>
          <table:table-cell office:value-type="float" office:value="5.904" calcext:value-type="float">
            <text:p>5.9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135714" calcext:value-type="float">
            <text:p>0.1357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714" calcext:value-type="float">
            <text:p>0.000135714</text:p>
          </table:table-cell>
          <table:table-cell office:value-type="float" office:value="0.000033634" calcext:value-type="float">
            <text:p>3.3634E-05</text:p>
          </table:table-cell>
          <table:table-cell office:value-type="float" office:value="0.000406167" calcext:value-type="float">
            <text:p>0.000406167</text:p>
          </table:table-cell>
          <table:table-cell office:value-type="float" office:value="170808" calcext:value-type="float">
            <text:p>170808</text:p>
          </table:table-cell>
          <table:table-cell office:value-type="float" office:value="1000" calcext:value-type="float">
            <text:p>1000</text:p>
          </table:table-cell>
          <table:table-cell office:value-type="float" office:value="170.808" calcext:value-type="float">
            <text:p>170.808</text:p>
          </table:table-cell>
          <table:table-cell office:value-type="float" office:value="110" calcext:value-type="float">
            <text:p>110</text:p>
          </table:table-cell>
          <table:table-cell office:value-type="float" office:value="287" calcext:value-type="float">
            <text:p>287</text:p>
          </table:table-cell>
          <table:table-cell office:value-type="float" office:value="6903" calcext:value-type="float">
            <text:p>6903</text:p>
          </table:table-cell>
          <table:table-cell office:value-type="float" office:value="1000" calcext:value-type="float">
            <text:p>1000</text:p>
          </table:table-cell>
          <table:table-cell office:value-type="float" office:value="6.903" calcext:value-type="float">
            <text:p>6.9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238576" calcext:value-type="float">
            <text:p>0.238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576" calcext:value-type="float">
            <text:p>0.000238576</text:p>
          </table:table-cell>
          <table:table-cell office:value-type="float" office:value="0.000060552" calcext:value-type="float">
            <text:p>6.0552E-05</text:p>
          </table:table-cell>
          <table:table-cell office:value-type="float" office:value="0.000490597" calcext:value-type="float">
            <text:p>0.000490597</text:p>
          </table:table-cell>
          <table:table-cell office:value-type="float" office:value="227275" calcext:value-type="float">
            <text:p>227275</text:p>
          </table:table-cell>
          <table:table-cell office:value-type="float" office:value="1000" calcext:value-type="float">
            <text:p>1000</text:p>
          </table:table-cell>
          <table:table-cell office:value-type="float" office:value="227.275" calcext:value-type="float">
            <text:p>227.275</text:p>
          </table:table-cell>
          <table:table-cell office:value-type="float" office:value="136" calcext:value-type="float">
            <text:p>136</text:p>
          </table:table-cell>
          <table:table-cell office:value-type="float" office:value="334" calcext:value-type="float">
            <text:p>334</text:p>
          </table:table-cell>
          <table:table-cell office:value-type="float" office:value="8480" calcext:value-type="float">
            <text:p>8480</text:p>
          </table:table-cell>
          <table:table-cell office:value-type="float" office:value="1000" calcext:value-type="float">
            <text:p>1000</text:p>
          </table:table-cell>
          <table:table-cell office:value-type="float" office:value="8.48" calcext:value-type="float">
            <text:p>8.4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210182" calcext:value-type="float">
            <text:p>0.0210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182" calcext:value-type="float">
            <text:p>2.10182E-05</text:p>
          </table:table-cell>
          <table:table-cell office:value-type="float" office:value="0.000014552" calcext:value-type="float">
            <text:p>1.4552E-05</text:p>
          </table:table-cell>
          <table:table-cell office:value-type="float" office:value="0.000094317" calcext:value-type="float">
            <text:p>9.4317E-05</text:p>
          </table:table-cell>
          <table:table-cell office:value-type="float" office:value="87050" calcext:value-type="float">
            <text:p>87050</text:p>
          </table:table-cell>
          <table:table-cell office:value-type="float" office:value="1000" calcext:value-type="float">
            <text:p>1000</text:p>
          </table:table-cell>
          <table:table-cell office:value-type="float" office:value="87.05" calcext:value-type="float">
            <text:p>87.05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2283" calcext:value-type="float">
            <text:p>2283</text:p>
          </table:table-cell>
          <table:table-cell office:value-type="float" office:value="1000" calcext:value-type="float">
            <text:p>1000</text:p>
          </table:table-cell>
          <table:table-cell office:value-type="float" office:value="2.283" calcext:value-type="float">
            <text:p>2.2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032996" calcext:value-type="float">
            <text:p>0.0329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96" calcext:value-type="float">
            <text:p>3.2996E-05</text:p>
          </table:table-cell>
          <table:table-cell office:value-type="float" office:value="0.0000151" calcext:value-type="float">
            <text:p>1.51E-05</text:p>
          </table:table-cell>
          <table:table-cell office:value-type="float" office:value="0.000149709" calcext:value-type="float">
            <text:p>0.000149709</text:p>
          </table:table-cell>
          <table:table-cell office:value-type="float" office:value="98522" calcext:value-type="float">
            <text:p>98522</text:p>
          </table:table-cell>
          <table:table-cell office:value-type="float" office:value="1000" calcext:value-type="float">
            <text:p>1000</text:p>
          </table:table-cell>
          <table:table-cell office:value-type="float" office:value="98.522" calcext:value-type="float">
            <text:p>98.522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2990" calcext:value-type="float">
            <text:p>2990</text:p>
          </table:table-cell>
          <table:table-cell office:value-type="float" office:value="1000" calcext:value-type="float">
            <text:p>1000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0455426" calcext:value-type="float">
            <text:p>0.04554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426" calcext:value-type="float">
            <text:p>4.55426E-05</text:p>
          </table:table-cell>
          <table:table-cell office:value-type="float" office:value="0.000015958" calcext:value-type="float">
            <text:p>1.5958E-05</text:p>
          </table:table-cell>
          <table:table-cell office:value-type="float" office:value="0.000170592" calcext:value-type="float">
            <text:p>0.000170592</text:p>
          </table:table-cell>
          <table:table-cell office:value-type="float" office:value="109933" calcext:value-type="float">
            <text:p>109933</text:p>
          </table:table-cell>
          <table:table-cell office:value-type="float" office:value="1000" calcext:value-type="float">
            <text:p>1000</text:p>
          </table:table-cell>
          <table:table-cell office:value-type="float" office:value="109.933" calcext:value-type="float">
            <text:p>109.933</text:p>
          </table:table-cell>
          <table:table-cell office:value-type="float" office:value="85" calcext:value-type="float">
            <text:p>85</text:p>
          </table:table-cell>
          <table:table-cell office:value-type="float" office:value="178" calcext:value-type="float">
            <text:p>178</text:p>
          </table:table-cell>
          <table:table-cell office:value-type="float" office:value="3595" calcext:value-type="float">
            <text:p>3595</text:p>
          </table:table-cell>
          <table:table-cell office:value-type="float" office:value="1000" calcext:value-type="float">
            <text:p>1000</text:p>
          </table:table-cell>
          <table:table-cell office:value-type="float" office:value="3.595" calcext:value-type="float">
            <text:p>3.5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585376" calcext:value-type="float">
            <text:p>0.0585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5376" calcext:value-type="float">
            <text:p>5.85376E-05</text:p>
          </table:table-cell>
          <table:table-cell office:value-type="float" office:value="0.000016278" calcext:value-type="float">
            <text:p>1.6278E-05</text:p>
          </table:table-cell>
          <table:table-cell office:value-type="float" office:value="0.000169888" calcext:value-type="float">
            <text:p>0.000169888</text:p>
          </table:table-cell>
          <table:table-cell office:value-type="float" office:value="121800" calcext:value-type="float">
            <text:p>121800</text:p>
          </table:table-cell>
          <table:table-cell office:value-type="float" office:value="1000" calcext:value-type="float">
            <text:p>1000</text:p>
          </table:table-cell>
          <table:table-cell office:value-type="float" office:value="121.8" calcext:value-type="float">
            <text:p>121.8</text:p>
          </table:table-cell>
          <table:table-cell office:value-type="float" office:value="89" calcext:value-type="float">
            <text:p>89</text:p>
          </table:table-cell>
          <table:table-cell office:value-type="float" office:value="193" calcext:value-type="float">
            <text:p>193</text:p>
          </table:table-cell>
          <table:table-cell office:value-type="float" office:value="4166" calcext:value-type="float">
            <text:p>4166</text:p>
          </table:table-cell>
          <table:table-cell office:value-type="float" office:value="1000" calcext:value-type="float">
            <text:p>1000</text:p>
          </table:table-cell>
          <table:table-cell office:value-type="float" office:value="4.166" calcext:value-type="float">
            <text:p>4.1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0727423" calcext:value-type="float">
            <text:p>0.0727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7423" calcext:value-type="float">
            <text:p>7.27423E-05</text:p>
          </table:table-cell>
          <table:table-cell office:value-type="float" office:value="0.000016551" calcext:value-type="float">
            <text:p>1.6551E-05</text:p>
          </table:table-cell>
          <table:table-cell office:value-type="float" office:value="0.00021341" calcext:value-type="float">
            <text:p>0.00021341</text:p>
          </table:table-cell>
          <table:table-cell office:value-type="float" office:value="134872" calcext:value-type="float">
            <text:p>134872</text:p>
          </table:table-cell>
          <table:table-cell office:value-type="float" office:value="1000" calcext:value-type="float">
            <text:p>1000</text:p>
          </table:table-cell>
          <table:table-cell office:value-type="float" office:value="134.872" calcext:value-type="float">
            <text:p>134.872</text:p>
          </table:table-cell>
          <table:table-cell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office:value-type="float" office:value="4809" calcext:value-type="float">
            <text:p>4809</text:p>
          </table:table-cell>
          <table:table-cell office:value-type="float" office:value="1000" calcext:value-type="float">
            <text:p>1000</text:p>
          </table:table-cell>
          <table:table-cell office:value-type="float" office:value="4.809" calcext:value-type="float">
            <text:p>4.8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.0901025" calcext:value-type="float">
            <text:p>0.09010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1025" calcext:value-type="float">
            <text:p>9.01025E-05</text:p>
          </table:table-cell>
          <table:table-cell office:value-type="float" office:value="0.000017086" calcext:value-type="float">
            <text:p>1.7086E-05</text:p>
          </table:table-cell>
          <table:table-cell office:value-type="float" office:value="0.000219793" calcext:value-type="float">
            <text:p>0.000219793</text:p>
          </table:table-cell>
          <table:table-cell office:value-type="float" office:value="149603" calcext:value-type="float">
            <text:p>149603</text:p>
          </table:table-cell>
          <table:table-cell office:value-type="float" office:value="1000" calcext:value-type="float">
            <text:p>1000</text:p>
          </table:table-cell>
          <table:table-cell office:value-type="float" office:value="149.603" calcext:value-type="float">
            <text:p>149.603</text:p>
          </table:table-cell>
          <table:table-cell office:value-type="float" office:value="94" calcext:value-type="float">
            <text:p>94</text:p>
          </table:table-cell>
          <table:table-cell office:value-type="float" office:value="214" calcext:value-type="float">
            <text:p>214</text:p>
          </table:table-cell>
          <table:table-cell office:value-type="float" office:value="5473" calcext:value-type="float">
            <text:p>5473</text:p>
          </table:table-cell>
          <table:table-cell office:value-type="float" office:value="1000" calcext:value-type="float">
            <text:p>1000</text:p>
          </table:table-cell>
          <table:table-cell office:value-type="float" office:value="5.473" calcext:value-type="float">
            <text:p>5.4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.113115" calcext:value-type="float">
            <text:p>0.113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115" calcext:value-type="float">
            <text:p>0.000113115</text:p>
          </table:table-cell>
          <table:table-cell office:value-type="float" office:value="0.000031734" calcext:value-type="float">
            <text:p>3.1734E-05</text:p>
          </table:table-cell>
          <table:table-cell office:value-type="float" office:value="0.000304538" calcext:value-type="float">
            <text:p>0.000304538</text:p>
          </table:table-cell>
          <table:table-cell office:value-type="float" office:value="168038" calcext:value-type="float">
            <text:p>168038</text:p>
          </table:table-cell>
          <table:table-cell office:value-type="float" office:value="1000" calcext:value-type="float">
            <text:p>1000</text:p>
          </table:table-cell>
          <table:table-cell office:value-type="float" office:value="168.038" calcext:value-type="float">
            <text:p>168.038</text:p>
          </table:table-cell>
          <table:table-cell office:value-type="float" office:value="116" calcext:value-type="float">
            <text:p>116</text:p>
          </table:table-cell>
          <table:table-cell office:value-type="float" office:value="265" calcext:value-type="float">
            <text:p>265</text:p>
          </table:table-cell>
          <table:table-cell office:value-type="float" office:value="6235" calcext:value-type="float">
            <text:p>6235</text:p>
          </table:table-cell>
          <table:table-cell office:value-type="float" office:value="1000" calcext:value-type="float">
            <text:p>1000</text:p>
          </table:table-cell>
          <table:table-cell office:value-type="float" office:value="6.235" calcext:value-type="float">
            <text:p>6.2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.161264" calcext:value-type="float">
            <text:p>0.1612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264" calcext:value-type="float">
            <text:p>0.000161264</text:p>
          </table:table-cell>
          <table:table-cell office:value-type="float" office:value="0.000056628" calcext:value-type="float">
            <text:p>5.6628E-05</text:p>
          </table:table-cell>
          <table:table-cell office:value-type="float" office:value="0.000490517" calcext:value-type="float">
            <text:p>0.000490517</text:p>
          </table:table-cell>
          <table:table-cell office:value-type="float" office:value="198622" calcext:value-type="float">
            <text:p>198622</text:p>
          </table:table-cell>
          <table:table-cell office:value-type="float" office:value="1000" calcext:value-type="float">
            <text:p>1000</text:p>
          </table:table-cell>
          <table:table-cell office:value-type="float" office:value="198.622" calcext:value-type="float">
            <text:p>198.622</text:p>
          </table:table-cell>
          <table:table-cell office:value-type="float" office:value="139" calcext:value-type="float">
            <text:p>139</text:p>
          </table:table-cell>
          <table:table-cell office:value-type="float" office:value="351" calcext:value-type="float">
            <text:p>351</text:p>
          </table:table-cell>
          <table:table-cell office:value-type="float" office:value="7259" calcext:value-type="float">
            <text:p>7259</text:p>
          </table:table-cell>
          <table:table-cell office:value-type="float" office:value="1000" calcext:value-type="float">
            <text:p>1000</text:p>
          </table:table-cell>
          <table:table-cell office:value-type="float" office:value="7.259" calcext:value-type="float">
            <text:p>7.25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.28423" calcext:value-type="float">
            <text:p>0.28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423" calcext:value-type="float">
            <text:p>0.00028423</text:p>
          </table:table-cell>
          <table:table-cell office:value-type="float" office:value="0.000063027" calcext:value-type="float">
            <text:p>6.3027E-05</text:p>
          </table:table-cell>
          <table:table-cell office:value-type="float" office:value="0.000622083" calcext:value-type="float">
            <text:p>0.000622083</text:p>
          </table:table-cell>
          <table:table-cell office:value-type="float" office:value="263900" calcext:value-type="float">
            <text:p>263900</text:p>
          </table:table-cell>
          <table:table-cell office:value-type="float" office:value="1000" calcext:value-type="float">
            <text:p>1000</text:p>
          </table:table-cell>
          <table:table-cell office:value-type="float" office:value="263.9" calcext:value-type="float">
            <text:p>263.9</text:p>
          </table:table-cell>
          <table:table-cell office:value-type="float" office:value="159" calcext:value-type="float">
            <text:p>159</text:p>
          </table:table-cell>
          <table:table-cell office:value-type="float" office:value="403" calcext:value-type="float">
            <text:p>403</text:p>
          </table:table-cell>
          <table:table-cell office:value-type="float" office:value="8968" calcext:value-type="float">
            <text:p>8968</text:p>
          </table:table-cell>
          <table:table-cell office:value-type="float" office:value="1000" calcext:value-type="float">
            <text:p>1000</text:p>
          </table:table-cell>
          <table:table-cell office:value-type="float" office:value="8.968" calcext:value-type="float">
            <text:p>8.96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0255963" calcext:value-type="float">
            <text:p>0.02559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963" calcext:value-type="float">
            <text:p>2.55963E-05</text:p>
          </table:table-cell>
          <table:table-cell office:value-type="float" office:value="0.000016419" calcext:value-type="float">
            <text:p>1.6419E-05</text:p>
          </table:table-cell>
          <table:table-cell office:value-type="float" office:value="0.000118926" calcext:value-type="float">
            <text:p>0.000118926</text:p>
          </table:table-cell>
          <table:table-cell office:value-type="float" office:value="102505" calcext:value-type="float">
            <text:p>102505</text:p>
          </table:table-cell>
          <table:table-cell office:value-type="float" office:value="1000" calcext:value-type="float">
            <text:p>1000</text:p>
          </table:table-cell>
          <table:table-cell office:value-type="float" office:value="102.505" calcext:value-type="float">
            <text:p>102.505</text:p>
          </table:table-cell>
          <table:table-cell office:value-type="float" office:value="93" calcext:value-type="float">
            <text:p>93</text:p>
          </table:table-cell>
          <table:table-cell office:value-type="float" office:value="166" calcext:value-type="float">
            <text:p>166</text:p>
          </table:table-cell>
          <table:table-cell office:value-type="float" office:value="2348" calcext:value-type="float">
            <text:p>2348</text:p>
          </table:table-cell>
          <table:table-cell office:value-type="float" office:value="1000" calcext:value-type="float">
            <text:p>1000</text:p>
          </table:table-cell>
          <table:table-cell office:value-type="float" office:value="2.348" calcext:value-type="float">
            <text:p>2.3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398807" calcext:value-type="float">
            <text:p>0.03988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807" calcext:value-type="float">
            <text:p>3.98807E-05</text:p>
          </table:table-cell>
          <table:table-cell office:value-type="float" office:value="0.000017333" calcext:value-type="float">
            <text:p>1.7333E-05</text:p>
          </table:table-cell>
          <table:table-cell office:value-type="float" office:value="0.000146316" calcext:value-type="float">
            <text:p>0.000146316</text:p>
          </table:table-cell>
          <table:table-cell office:value-type="float" office:value="116041" calcext:value-type="float">
            <text:p>116041</text:p>
          </table:table-cell>
          <table:table-cell office:value-type="float" office:value="1000" calcext:value-type="float">
            <text:p>1000</text:p>
          </table:table-cell>
          <table:table-cell office:value-type="float" office:value="116.041" calcext:value-type="float">
            <text:p>116.041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3119" calcext:value-type="float">
            <text:p>3119</text:p>
          </table:table-cell>
          <table:table-cell office:value-type="float" office:value="1000" calcext:value-type="float">
            <text:p>1000</text:p>
          </table:table-cell>
          <table:table-cell office:value-type="float" office:value="3.119" calcext:value-type="float">
            <text:p>3.1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.0536077" calcext:value-type="float">
            <text:p>0.05360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6077" calcext:value-type="float">
            <text:p>5.36077E-05</text:p>
          </table:table-cell>
          <table:table-cell office:value-type="float" office:value="0.000017624" calcext:value-type="float">
            <text:p>1.7624E-05</text:p>
          </table:table-cell>
          <table:table-cell office:value-type="float" office:value="0.00015867" calcext:value-type="float">
            <text:p>0.00015867</text:p>
          </table:table-cell>
          <table:table-cell office:value-type="float" office:value="128459" calcext:value-type="float">
            <text:p>128459</text:p>
          </table:table-cell>
          <table:table-cell office:value-type="float" office:value="1000" calcext:value-type="float">
            <text:p>1000</text:p>
          </table:table-cell>
          <table:table-cell office:value-type="float" office:value="128.459" calcext:value-type="float">
            <text:p>128.459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3726" calcext:value-type="float">
            <text:p>3726</text:p>
          </table:table-cell>
          <table:table-cell office:value-type="float" office:value="1000" calcext:value-type="float">
            <text:p>1000</text:p>
          </table:table-cell>
          <table:table-cell office:value-type="float" office:value="3.726" calcext:value-type="float">
            <text:p>3.7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0671248" calcext:value-type="float">
            <text:p>0.06712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1248" calcext:value-type="float">
            <text:p>6.71248E-05</text:p>
          </table:table-cell>
          <table:table-cell office:value-type="float" office:value="0.000017963" calcext:value-type="float">
            <text:p>1.7963E-05</text:p>
          </table:table-cell>
          <table:table-cell office:value-type="float" office:value="0.000191892" calcext:value-type="float">
            <text:p>0.000191892</text:p>
          </table:table-cell>
          <table:table-cell office:value-type="float" office:value="140892" calcext:value-type="float">
            <text:p>140892</text:p>
          </table:table-cell>
          <table:table-cell office:value-type="float" office:value="1000" calcext:value-type="float">
            <text:p>1000</text:p>
          </table:table-cell>
          <table:table-cell office:value-type="float" office:value="140.892" calcext:value-type="float">
            <text:p>140.892</text:p>
          </table:table-cell>
          <table:table-cell office:value-type="float" office:value="103" calcext:value-type="float">
            <text:p>103</text:p>
          </table:table-cell>
          <table:table-cell office:value-type="float" office:value="210" calcext:value-type="float">
            <text:p>210</text:p>
          </table:table-cell>
          <table:table-cell office:value-type="float" office:value="4333" calcext:value-type="float">
            <text:p>4333</text:p>
          </table:table-cell>
          <table:table-cell office:value-type="float" office:value="1000" calcext:value-type="float">
            <text:p>1000</text:p>
          </table:table-cell>
          <table:table-cell office:value-type="float" office:value="4.333" calcext:value-type="float">
            <text:p>4.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085899" calcext:value-type="float">
            <text:p>0.085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899" calcext:value-type="float">
            <text:p>8.5899E-05</text:p>
          </table:table-cell>
          <table:table-cell office:value-type="float" office:value="0.000018719" calcext:value-type="float">
            <text:p>1.8719E-05</text:p>
          </table:table-cell>
          <table:table-cell office:value-type="float" office:value="0.000208453" calcext:value-type="float">
            <text:p>0.000208453</text:p>
          </table:table-cell>
          <table:table-cell office:value-type="float" office:value="157316" calcext:value-type="float">
            <text:p>157316</text:p>
          </table:table-cell>
          <table:table-cell office:value-type="float" office:value="1000" calcext:value-type="float">
            <text:p>1000</text:p>
          </table:table-cell>
          <table:table-cell office:value-type="float" office:value="157.316" calcext:value-type="float">
            <text:p>157.316</text:p>
          </table:table-cell>
          <table:table-cell office:value-type="float" office:value="107" calcext:value-type="float">
            <text:p>107</text:p>
          </table:table-cell>
          <table:table-cell office:value-type="float" office:value="220" calcext:value-type="float">
            <text:p>220</text:p>
          </table:table-cell>
          <table:table-cell office:value-type="float" office:value="5035" calcext:value-type="float">
            <text:p>5035</text:p>
          </table:table-cell>
          <table:table-cell office:value-type="float" office:value="1000" calcext:value-type="float">
            <text:p>1000</text:p>
          </table:table-cell>
          <table:table-cell office:value-type="float" office:value="5.035" calcext:value-type="float">
            <text:p>5.0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.105238" calcext:value-type="float">
            <text:p>0.1052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238" calcext:value-type="float">
            <text:p>0.000105238</text:p>
          </table:table-cell>
          <table:table-cell office:value-type="float" office:value="0.000018474" calcext:value-type="float">
            <text:p>1.8474E-05</text:p>
          </table:table-cell>
          <table:table-cell office:value-type="float" office:value="0.00025569" calcext:value-type="float">
            <text:p>0.00025569</text:p>
          </table:table-cell>
          <table:table-cell office:value-type="float" office:value="173351" calcext:value-type="float">
            <text:p>173351</text:p>
          </table:table-cell>
          <table:table-cell office:value-type="float" office:value="1000" calcext:value-type="float">
            <text:p>1000</text:p>
          </table:table-cell>
          <table:table-cell office:value-type="float" office:value="173.351" calcext:value-type="float">
            <text:p>173.351</text:p>
          </table:table-cell>
          <table:table-cell office:value-type="float" office:value="110" calcext:value-type="float">
            <text:p>110</text:p>
          </table:table-cell>
          <table:table-cell office:value-type="float" office:value="241" calcext:value-type="float">
            <text:p>241</text:p>
          </table:table-cell>
          <table:table-cell office:value-type="float" office:value="5718" calcext:value-type="float">
            <text:p>5718</text:p>
          </table:table-cell>
          <table:table-cell office:value-type="float" office:value="1000" calcext:value-type="float">
            <text:p>1000</text:p>
          </table:table-cell>
          <table:table-cell office:value-type="float" office:value="5.718" calcext:value-type="float">
            <text:p>5.7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.136948" calcext:value-type="float">
            <text:p>0.1369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948" calcext:value-type="float">
            <text:p>0.000136948</text:p>
          </table:table-cell>
          <table:table-cell office:value-type="float" office:value="0.0000354" calcext:value-type="float">
            <text:p>3.54E-05</text:p>
          </table:table-cell>
          <table:table-cell office:value-type="float" office:value="0.00033429" calcext:value-type="float">
            <text:p>0.00033429</text:p>
          </table:table-cell>
          <table:table-cell office:value-type="float" office:value="196552" calcext:value-type="float">
            <text:p>196552</text:p>
          </table:table-cell>
          <table:table-cell office:value-type="float" office:value="1000" calcext:value-type="float">
            <text:p>1000</text:p>
          </table:table-cell>
          <table:table-cell office:value-type="float" office:value="196.552" calcext:value-type="float">
            <text:p>196.552</text:p>
          </table:table-cell>
          <table:table-cell office:value-type="float" office:value="133" calcext:value-type="float">
            <text:p>133</text:p>
          </table:table-cell>
          <table:table-cell office:value-type="float" office:value="276" calcext:value-type="float">
            <text:p>276</text:p>
          </table:table-cell>
          <table:table-cell office:value-type="float" office:value="6591" calcext:value-type="float">
            <text:p>6591</text:p>
          </table:table-cell>
          <table:table-cell office:value-type="float" office:value="1000" calcext:value-type="float">
            <text:p>1000</text:p>
          </table:table-cell>
          <table:table-cell office:value-type="float" office:value="6.591" calcext:value-type="float">
            <text:p>6.59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0.20119" calcext:value-type="float">
            <text:p>0.201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19" calcext:value-type="float">
            <text:p>0.00020119</text:p>
          </table:table-cell>
          <table:table-cell office:value-type="float" office:value="0.000068056" calcext:value-type="float">
            <text:p>6.8056E-05</text:p>
          </table:table-cell>
          <table:table-cell office:value-type="float" office:value="0.00053637" calcext:value-type="float">
            <text:p>0.00053637</text:p>
          </table:table-cell>
          <table:table-cell office:value-type="float" office:value="231721" calcext:value-type="float">
            <text:p>231721</text:p>
          </table:table-cell>
          <table:table-cell office:value-type="float" office:value="1000" calcext:value-type="float">
            <text:p>1000</text:p>
          </table:table-cell>
          <table:table-cell office:value-type="float" office:value="231.721" calcext:value-type="float">
            <text:p>231.721</text:p>
          </table:table-cell>
          <table:table-cell office:value-type="float" office:value="166" calcext:value-type="float">
            <text:p>166</text:p>
          </table:table-cell>
          <table:table-cell office:value-type="float" office:value="367" calcext:value-type="float">
            <text:p>367</text:p>
          </table:table-cell>
          <table:table-cell office:value-type="float" office:value="7695" calcext:value-type="float">
            <text:p>7695</text:p>
          </table:table-cell>
          <table:table-cell office:value-type="float" office:value="1000" calcext:value-type="float">
            <text:p>1000</text:p>
          </table:table-cell>
          <table:table-cell office:value-type="float" office:value="7.695" calcext:value-type="float">
            <text:p>7.69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.339669" calcext:value-type="float">
            <text:p>0.339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9669" calcext:value-type="float">
            <text:p>0.000339669</text:p>
          </table:table-cell>
          <table:table-cell office:value-type="float" office:value="0.000089634" calcext:value-type="float">
            <text:p>8.9634E-05</text:p>
          </table:table-cell>
          <table:table-cell office:value-type="float" office:value="0.000840125" calcext:value-type="float">
            <text:p>0.000840125</text:p>
          </table:table-cell>
          <table:table-cell office:value-type="float" office:value="300686" calcext:value-type="float">
            <text:p>300686</text:p>
          </table:table-cell>
          <table:table-cell office:value-type="float" office:value="1000" calcext:value-type="float">
            <text:p>1000</text:p>
          </table:table-cell>
          <table:table-cell office:value-type="float" office:value="300.686" calcext:value-type="float">
            <text:p>300.686</text:p>
          </table:table-cell>
          <table:table-cell office:value-type="float" office:value="199" calcext:value-type="float">
            <text:p>199</text:p>
          </table:table-cell>
          <table:table-cell office:value-type="float" office:value="478" calcext:value-type="float">
            <text:p>478</text:p>
          </table:table-cell>
          <table:table-cell office:value-type="float" office:value="9413" calcext:value-type="float">
            <text:p>9413</text:p>
          </table:table-cell>
          <table:table-cell office:value-type="float" office:value="1000" calcext:value-type="float">
            <text:p>1000</text:p>
          </table:table-cell>
          <table:table-cell office:value-type="float" office:value="9.413" calcext:value-type="float">
            <text:p>9.4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320013" calcext:value-type="float">
            <text:p>0.03200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013" calcext:value-type="float">
            <text:p>3.20013E-05</text:p>
          </table:table-cell>
          <table:table-cell office:value-type="float" office:value="0.000018414" calcext:value-type="float">
            <text:p>1.8414E-05</text:p>
          </table:table-cell>
          <table:table-cell office:value-type="float" office:value="0.000149768" calcext:value-type="float">
            <text:p>0.000149768</text:p>
          </table:table-cell>
          <table:table-cell office:value-type="float" office:value="119855" calcext:value-type="float">
            <text:p>119855</text:p>
          </table:table-cell>
          <table:table-cell office:value-type="float" office:value="1000" calcext:value-type="float">
            <text:p>1000</text:p>
          </table:table-cell>
          <table:table-cell office:value-type="float" office:value="119.855" calcext:value-type="float">
            <text:p>119.855</text:p>
          </table:table-cell>
          <table:table-cell office:value-type="float" office:value="108" calcext:value-type="float">
            <text:p>108</text:p>
          </table:table-cell>
          <table:table-cell office:value-type="float" office:value="190" calcext:value-type="float">
            <text:p>190</text:p>
          </table:table-cell>
          <table:table-cell office:value-type="float" office:value="2443" calcext:value-type="float">
            <text:p>2443</text:p>
          </table:table-cell>
          <table:table-cell office:value-type="float" office:value="1000" calcext:value-type="float">
            <text:p>1000</text:p>
          </table:table-cell>
          <table:table-cell office:value-type="float" office:value="2.443" calcext:value-type="float">
            <text:p>2.4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455632" calcext:value-type="float">
            <text:p>0.04556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632" calcext:value-type="float">
            <text:p>4.55632E-05</text:p>
          </table:table-cell>
          <table:table-cell office:value-type="float" office:value="0.000019021" calcext:value-type="float">
            <text:p>1.9021E-05</text:p>
          </table:table-cell>
          <table:table-cell office:value-type="float" office:value="0.000151823" calcext:value-type="float">
            <text:p>0.000151823</text:p>
          </table:table-cell>
          <table:table-cell office:value-type="float" office:value="133318" calcext:value-type="float">
            <text:p>133318</text:p>
          </table:table-cell>
          <table:table-cell office:value-type="float" office:value="1000" calcext:value-type="float">
            <text:p>1000</text:p>
          </table:table-cell>
          <table:table-cell office:value-type="float" office:value="133.318" calcext:value-type="float">
            <text:p>133.318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3223" calcext:value-type="float">
            <text:p>3223</text:p>
          </table:table-cell>
          <table:table-cell office:value-type="float" office:value="1000" calcext:value-type="float">
            <text:p>1000</text:p>
          </table:table-cell>
          <table:table-cell office:value-type="float" office:value="3.223" calcext:value-type="float">
            <text:p>3.2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645304" calcext:value-type="float">
            <text:p>0.06453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5304" calcext:value-type="float">
            <text:p>6.45304E-05</text:p>
          </table:table-cell>
          <table:table-cell office:value-type="float" office:value="0.00001991" calcext:value-type="float">
            <text:p>1.991E-05</text:p>
          </table:table-cell>
          <table:table-cell office:value-type="float" office:value="0.00020716" calcext:value-type="float">
            <text:p>0.00020716</text:p>
          </table:table-cell>
          <table:table-cell office:value-type="float" office:value="148773" calcext:value-type="float">
            <text:p>148773</text:p>
          </table:table-cell>
          <table:table-cell office:value-type="float" office:value="1000" calcext:value-type="float">
            <text:p>1000</text:p>
          </table:table-cell>
          <table:table-cell office:value-type="float" office:value="148.773" calcext:value-type="float">
            <text:p>148.773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  <table:table-cell office:value-type="float" office:value="3888" calcext:value-type="float">
            <text:p>3888</text:p>
          </table:table-cell>
          <table:table-cell office:value-type="float" office:value="1000" calcext:value-type="float">
            <text:p>1000</text:p>
          </table:table-cell>
          <table:table-cell office:value-type="float" office:value="3.888" calcext:value-type="float">
            <text:p>3.8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0820122" calcext:value-type="float">
            <text:p>0.0820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0122" calcext:value-type="float">
            <text:p>8.20122E-05</text:p>
          </table:table-cell>
          <table:table-cell office:value-type="float" office:value="0.000020559" calcext:value-type="float">
            <text:p>2.0559E-05</text:p>
          </table:table-cell>
          <table:table-cell office:value-type="float" office:value="0.000249547" calcext:value-type="float">
            <text:p>0.000249547</text:p>
          </table:table-cell>
          <table:table-cell office:value-type="float" office:value="164093" calcext:value-type="float">
            <text:p>164093</text:p>
          </table:table-cell>
          <table:table-cell office:value-type="float" office:value="1000" calcext:value-type="float">
            <text:p>1000</text:p>
          </table:table-cell>
          <table:table-cell office:value-type="float" office:value="164.093" calcext:value-type="float">
            <text:p>164.093</text:p>
          </table:table-cell>
          <table:table-cell office:value-type="float" office:value="119" calcext:value-type="float">
            <text:p>119</text:p>
          </table:table-cell>
          <table:table-cell office:value-type="float" office:value="258" calcext:value-type="float">
            <text:p>258</text:p>
          </table:table-cell>
          <table:table-cell office:value-type="float" office:value="4565" calcext:value-type="float">
            <text:p>4565</text:p>
          </table:table-cell>
          <table:table-cell office:value-type="float" office:value="1000" calcext:value-type="float">
            <text:p>1000</text:p>
          </table:table-cell>
          <table:table-cell office:value-type="float" office:value="4.565" calcext:value-type="float">
            <text:p>4.5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103041" calcext:value-type="float">
            <text:p>0.103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041" calcext:value-type="float">
            <text:p>0.000103041</text:p>
          </table:table-cell>
          <table:table-cell office:value-type="float" office:value="0.000020799" calcext:value-type="float">
            <text:p>2.0799E-05</text:p>
          </table:table-cell>
          <table:table-cell office:value-type="float" office:value="0.000255219" calcext:value-type="float">
            <text:p>0.000255219</text:p>
          </table:table-cell>
          <table:table-cell office:value-type="float" office:value="180970" calcext:value-type="float">
            <text:p>180970</text:p>
          </table:table-cell>
          <table:table-cell office:value-type="float" office:value="1000" calcext:value-type="float">
            <text:p>1000</text:p>
          </table:table-cell>
          <table:table-cell office:value-type="float" office:value="180.97" calcext:value-type="float">
            <text:p>180.97</text:p>
          </table:table-cell>
          <table:table-cell office:value-type="float" office:value="123" calcext:value-type="float">
            <text:p>123</text:p>
          </table:table-cell>
          <table:table-cell office:value-type="float" office:value="257" calcext:value-type="float">
            <text:p>257</text:p>
          </table:table-cell>
          <table:table-cell office:value-type="float" office:value="5253" calcext:value-type="float">
            <text:p>5253</text:p>
          </table:table-cell>
          <table:table-cell office:value-type="float" office:value="1000" calcext:value-type="float">
            <text:p>1000</text:p>
          </table:table-cell>
          <table:table-cell office:value-type="float" office:value="5.253" calcext:value-type="float">
            <text:p>5.2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12444" calcext:value-type="float">
            <text:p>0.124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44" calcext:value-type="float">
            <text:p>0.00012444</text:p>
          </table:table-cell>
          <table:table-cell office:value-type="float" office:value="0.000038557" calcext:value-type="float">
            <text:p>3.8557E-05</text:p>
          </table:table-cell>
          <table:table-cell office:value-type="float" office:value="0.000297352" calcext:value-type="float">
            <text:p>0.000297352</text:p>
          </table:table-cell>
          <table:table-cell office:value-type="float" office:value="199420" calcext:value-type="float">
            <text:p>199420</text:p>
          </table:table-cell>
          <table:table-cell office:value-type="float" office:value="1000" calcext:value-type="float">
            <text:p>1000</text:p>
          </table:table-cell>
          <table:table-cell office:value-type="float" office:value="199.42" calcext:value-type="float">
            <text:p>199.42</text:p>
          </table:table-cell>
          <table:table-cell office:value-type="float" office:value="144" calcext:value-type="float">
            <text:p>144</text:p>
          </table:table-cell>
          <table:table-cell office:value-type="float" office:value="289" calcext:value-type="float">
            <text:p>289</text:p>
          </table:table-cell>
          <table:table-cell office:value-type="float" office:value="6005" calcext:value-type="float">
            <text:p>6005</text:p>
          </table:table-cell>
          <table:table-cell office:value-type="float" office:value="1000" calcext:value-type="float">
            <text:p>1000</text:p>
          </table:table-cell>
          <table:table-cell office:value-type="float" office:value="6.005" calcext:value-type="float">
            <text:p>6.0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.165383" calcext:value-type="float">
            <text:p>0.165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383" calcext:value-type="float">
            <text:p>0.000165383</text:p>
          </table:table-cell>
          <table:table-cell office:value-type="float" office:value="0.000046653" calcext:value-type="float">
            <text:p>4.6653E-05</text:p>
          </table:table-cell>
          <table:table-cell office:value-type="float" office:value="0.000397566" calcext:value-type="float">
            <text:p>0.000397566</text:p>
          </table:table-cell>
          <table:table-cell office:value-type="float" office:value="224599" calcext:value-type="float">
            <text:p>224599</text:p>
          </table:table-cell>
          <table:table-cell office:value-type="float" office:value="1000" calcext:value-type="float">
            <text:p>1000</text:p>
          </table:table-cell>
          <table:table-cell office:value-type="float" office:value="224.599" calcext:value-type="float">
            <text:p>224.599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6893" calcext:value-type="float">
            <text:p>6893</text:p>
          </table:table-cell>
          <table:table-cell office:value-type="float" office:value="1000" calcext:value-type="float">
            <text:p>1000</text:p>
          </table:table-cell>
          <table:table-cell office:value-type="float" office:value="6.893" calcext:value-type="float">
            <text:p>6.89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231025" calcext:value-type="float">
            <text:p>0.2310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025" calcext:value-type="float">
            <text:p>0.000231025</text:p>
          </table:table-cell>
          <table:table-cell office:value-type="float" office:value="0.000071988" calcext:value-type="float">
            <text:p>7.1988E-05</text:p>
          </table:table-cell>
          <table:table-cell office:value-type="float" office:value="0.000575871" calcext:value-type="float">
            <text:p>0.000575871</text:p>
          </table:table-cell>
          <table:table-cell office:value-type="float" office:value="262688" calcext:value-type="float">
            <text:p>262688</text:p>
          </table:table-cell>
          <table:table-cell office:value-type="float" office:value="1000" calcext:value-type="float">
            <text:p>1000</text:p>
          </table:table-cell>
          <table:table-cell office:value-type="float" office:value="262.688" calcext:value-type="float">
            <text:p>262.688</text:p>
          </table:table-cell>
          <table:table-cell office:value-type="float" office:value="178" calcext:value-type="float">
            <text:p>178</text:p>
          </table:table-cell>
          <table:table-cell office:value-type="float" office:value="398" calcext:value-type="float">
            <text:p>398</text:p>
          </table:table-cell>
          <table:table-cell office:value-type="float" office:value="8032" calcext:value-type="float">
            <text:p>8032</text:p>
          </table:table-cell>
          <table:table-cell office:value-type="float" office:value="1000" calcext:value-type="float">
            <text:p>1000</text:p>
          </table:table-cell>
          <table:table-cell office:value-type="float" office:value="8.032" calcext:value-type="float">
            <text:p>8.0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.410142" calcext:value-type="float">
            <text:p>0.4101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0142" calcext:value-type="float">
            <text:p>0.000410142</text:p>
          </table:table-cell>
          <table:table-cell office:value-type="float" office:value="0.000117086" calcext:value-type="float">
            <text:p>0.000117086</text:p>
          </table:table-cell>
          <table:table-cell office:value-type="float" office:value="0.000881698" calcext:value-type="float">
            <text:p>0.000881698</text:p>
          </table:table-cell>
          <table:table-cell office:value-type="float" office:value="346040" calcext:value-type="float">
            <text:p>346040</text:p>
          </table:table-cell>
          <table:table-cell office:value-type="float" office:value="1000" calcext:value-type="float">
            <text:p>1000</text:p>
          </table:table-cell>
          <table:table-cell office:value-type="float" office:value="346.04" calcext:value-type="float">
            <text:p>346.04</text:p>
          </table:table-cell>
          <table:table-cell office:value-type="float" office:value="222" calcext:value-type="float">
            <text:p>222</text:p>
          </table:table-cell>
          <table:table-cell office:value-type="float" office:value="503" calcext:value-type="float">
            <text:p>503</text:p>
          </table:table-cell>
          <table:table-cell office:value-type="float" office:value="9976" calcext:value-type="float">
            <text:p>9976</text:p>
          </table:table-cell>
          <table:table-cell office:value-type="float" office:value="1000" calcext:value-type="float">
            <text:p>1000</text:p>
          </table:table-cell>
          <table:table-cell office:value-type="float" office:value="9.976" calcext:value-type="float">
            <text:p>9.97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385637" calcext:value-type="float">
            <text:p>0.0385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5637" calcext:value-type="float">
            <text:p>3.85637E-05</text:p>
          </table:table-cell>
          <table:table-cell office:value-type="float" office:value="0.000020419" calcext:value-type="float">
            <text:p>2.0419E-05</text:p>
          </table:table-cell>
          <table:table-cell office:value-type="float" office:value="0.000168611" calcext:value-type="float">
            <text:p>0.000168611</text:p>
          </table:table-cell>
          <table:table-cell office:value-type="float" office:value="138424" calcext:value-type="float">
            <text:p>138424</text:p>
          </table:table-cell>
          <table:table-cell office:value-type="float" office:value="1000" calcext:value-type="float">
            <text:p>1000</text:p>
          </table:table-cell>
          <table:table-cell office:value-type="float" office:value="138.424" calcext:value-type="float">
            <text:p>138.424</text:p>
          </table:table-cell>
          <table:table-cell office:value-type="float" office:value="123" calcext:value-type="float">
            <text:p>123</text:p>
          </table:table-cell>
          <table:table-cell office:value-type="float" office:value="222" calcext:value-type="float">
            <text:p>222</text:p>
          </table:table-cell>
          <table:table-cell office:value-type="float" office:value="2523" calcext:value-type="float">
            <text:p>2523</text:p>
          </table:table-cell>
          <table:table-cell office:value-type="float" office:value="1000" calcext:value-type="float">
            <text:p>1000</text:p>
          </table:table-cell>
          <table:table-cell office:value-type="float" office:value="2.523" calcext:value-type="float">
            <text:p>2.5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0526337" calcext:value-type="float">
            <text:p>0.05263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6337" calcext:value-type="float">
            <text:p>5.26337E-05</text:p>
          </table:table-cell>
          <table:table-cell office:value-type="float" office:value="0.000021397" calcext:value-type="float">
            <text:p>2.1397E-05</text:p>
          </table:table-cell>
          <table:table-cell office:value-type="float" office:value="0.000142286" calcext:value-type="float">
            <text:p>0.000142286</text:p>
          </table:table-cell>
          <table:table-cell office:value-type="float" office:value="152256" calcext:value-type="float">
            <text:p>152256</text:p>
          </table:table-cell>
          <table:table-cell office:value-type="float" office:value="1000" calcext:value-type="float">
            <text:p>1000</text:p>
          </table:table-cell>
          <table:table-cell office:value-type="float" office:value="152.256" calcext:value-type="float">
            <text:p>152.256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3287" calcext:value-type="float">
            <text:p>3287</text:p>
          </table:table-cell>
          <table:table-cell office:value-type="float" office:value="1000" calcext:value-type="float">
            <text:p>1000</text:p>
          </table:table-cell>
          <table:table-cell office:value-type="float" office:value="3.287" calcext:value-type="float">
            <text:p>3.2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.073754" calcext:value-type="float">
            <text:p>0.0737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54" calcext:value-type="float">
            <text:p>7.3754E-05</text:p>
          </table:table-cell>
          <table:table-cell office:value-type="float" office:value="0.000022005" calcext:value-type="float">
            <text:p>2.2005E-05</text:p>
          </table:table-cell>
          <table:table-cell office:value-type="float" office:value="0.000179253" calcext:value-type="float">
            <text:p>0.000179253</text:p>
          </table:table-cell>
          <table:table-cell office:value-type="float" office:value="169506" calcext:value-type="float">
            <text:p>169506</text:p>
          </table:table-cell>
          <table:table-cell office:value-type="float" office:value="1000" calcext:value-type="float">
            <text:p>1000</text:p>
          </table:table-cell>
          <table:table-cell office:value-type="float" office:value="169.506" calcext:value-type="float">
            <text:p>169.506</text:p>
          </table:table-cell>
          <table:table-cell office:value-type="float" office:value="132" calcext:value-type="float">
            <text:p>132</text:p>
          </table:table-cell>
          <table:table-cell office:value-type="float" office:value="232" calcext:value-type="float">
            <text:p>232</text:p>
          </table:table-cell>
          <table:table-cell office:value-type="float" office:value="4035" calcext:value-type="float">
            <text:p>4035</text:p>
          </table:table-cell>
          <table:table-cell office:value-type="float" office:value="1000" calcext:value-type="float">
            <text:p>1000</text:p>
          </table:table-cell>
          <table:table-cell office:value-type="float" office:value="4.035" calcext:value-type="float">
            <text:p>4.0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0943566" calcext:value-type="float">
            <text:p>0.09435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3566" calcext:value-type="float">
            <text:p>9.43566E-05</text:p>
          </table:table-cell>
          <table:table-cell office:value-type="float" office:value="0.00002311" calcext:value-type="float">
            <text:p>2.311E-05</text:p>
          </table:table-cell>
          <table:table-cell office:value-type="float" office:value="0.000262818" calcext:value-type="float">
            <text:p>0.000262818</text:p>
          </table:table-cell>
          <table:table-cell office:value-type="float" office:value="186523" calcext:value-type="float">
            <text:p>186523</text:p>
          </table:table-cell>
          <table:table-cell office:value-type="float" office:value="1000" calcext:value-type="float">
            <text:p>1000</text:p>
          </table:table-cell>
          <table:table-cell office:value-type="float" office:value="186.523" calcext:value-type="float">
            <text:p>186.523</text:p>
          </table:table-cell>
          <table:table-cell office:value-type="float" office:value="137" calcext:value-type="float">
            <text:p>137</text:p>
          </table:table-cell>
          <table:table-cell office:value-type="float" office:value="263" calcext:value-type="float">
            <text:p>263</text:p>
          </table:table-cell>
          <table:table-cell office:value-type="float" office:value="4715" calcext:value-type="float">
            <text:p>4715</text:p>
          </table:table-cell>
          <table:table-cell office:value-type="float" office:value="1000" calcext:value-type="float">
            <text:p>1000</text:p>
          </table:table-cell>
          <table:table-cell office:value-type="float" office:value="4.715" calcext:value-type="float">
            <text:p>4.7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119008" calcext:value-type="float">
            <text:p>0.1190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008" calcext:value-type="float">
            <text:p>0.000119008</text:p>
          </table:table-cell>
          <table:table-cell office:value-type="float" office:value="0.00002366" calcext:value-type="float">
            <text:p>2.366E-05</text:p>
          </table:table-cell>
          <table:table-cell office:value-type="float" office:value="0.000283035" calcext:value-type="float">
            <text:p>0.000283035</text:p>
          </table:table-cell>
          <table:table-cell office:value-type="float" office:value="207068" calcext:value-type="float">
            <text:p>207068</text:p>
          </table:table-cell>
          <table:table-cell office:value-type="float" office:value="1000" calcext:value-type="float">
            <text:p>1000</text:p>
          </table:table-cell>
          <table:table-cell office:value-type="float" office:value="207.068" calcext:value-type="float">
            <text:p>207.068</text:p>
          </table:table-cell>
          <table:table-cell office:value-type="float" office:value="138" calcext:value-type="float">
            <text:p>138</text:p>
          </table:table-cell>
          <table:table-cell office:value-type="float" office:value="277" calcext:value-type="float">
            <text:p>277</text:p>
          </table:table-cell>
          <table:table-cell office:value-type="float" office:value="5491" calcext:value-type="float">
            <text:p>5491</text:p>
          </table:table-cell>
          <table:table-cell office:value-type="float" office:value="1000" calcext:value-type="float">
            <text:p>1000</text:p>
          </table:table-cell>
          <table:table-cell office:value-type="float" office:value="5.491" calcext:value-type="float">
            <text:p>5.4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0.143199" calcext:value-type="float">
            <text:p>0.1431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199" calcext:value-type="float">
            <text:p>0.000143199</text:p>
          </table:table-cell>
          <table:table-cell office:value-type="float" office:value="0.000038959" calcext:value-type="float">
            <text:p>3.8959E-05</text:p>
          </table:table-cell>
          <table:table-cell office:value-type="float" office:value="0.00035674" calcext:value-type="float">
            <text:p>0.00035674</text:p>
          </table:table-cell>
          <table:table-cell office:value-type="float" office:value="227140" calcext:value-type="float">
            <text:p>227140</text:p>
          </table:table-cell>
          <table:table-cell office:value-type="float" office:value="1000" calcext:value-type="float">
            <text:p>1000</text:p>
          </table:table-cell>
          <table:table-cell office:value-type="float" office:value="227.14" calcext:value-type="float">
            <text:p>227.14</text:p>
          </table:table-cell>
          <table:table-cell office:value-type="float" office:value="160" calcext:value-type="float">
            <text:p>160</text:p>
          </table:table-cell>
          <table:table-cell office:value-type="float" office:value="317" calcext:value-type="float">
            <text:p>317</text:p>
          </table:table-cell>
          <table:table-cell office:value-type="float" office:value="6231" calcext:value-type="float">
            <text:p>6231</text:p>
          </table:table-cell>
          <table:table-cell office:value-type="float" office:value="1000" calcext:value-type="float">
            <text:p>1000</text:p>
          </table:table-cell>
          <table:table-cell office:value-type="float" office:value="6.231" calcext:value-type="float">
            <text:p>6.2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.18738" calcext:value-type="float">
            <text:p>0.187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38" calcext:value-type="float">
            <text:p>0.00018738</text:p>
          </table:table-cell>
          <table:table-cell office:value-type="float" office:value="0.000041396" calcext:value-type="float">
            <text:p>4.1396E-05</text:p>
          </table:table-cell>
          <table:table-cell office:value-type="float" office:value="0.000461409" calcext:value-type="float">
            <text:p>0.000461409</text:p>
          </table:table-cell>
          <table:table-cell office:value-type="float" office:value="256430" calcext:value-type="float">
            <text:p>256430</text:p>
          </table:table-cell>
          <table:table-cell office:value-type="float" office:value="1000" calcext:value-type="float">
            <text:p>1000</text:p>
          </table:table-cell>
          <table:table-cell office:value-type="float" office:value="256.43" calcext:value-type="float">
            <text:p>256.43</text:p>
          </table:table-cell>
          <table:table-cell office:value-type="float" office:value="174" calcext:value-type="float">
            <text:p>174</text:p>
          </table:table-cell>
          <table:table-cell office:value-type="float" office:value="369" calcext:value-type="float">
            <text:p>369</text:p>
          </table:table-cell>
          <table:table-cell office:value-type="float" office:value="7218" calcext:value-type="float">
            <text:p>7218</text:p>
          </table:table-cell>
          <table:table-cell office:value-type="float" office:value="1000" calcext:value-type="float">
            <text:p>1000</text:p>
          </table:table-cell>
          <table:table-cell office:value-type="float" office:value="7.218" calcext:value-type="float">
            <text:p>7.2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261403" calcext:value-type="float">
            <text:p>0.2614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1403" calcext:value-type="float">
            <text:p>0.000261403</text:p>
          </table:table-cell>
          <table:table-cell office:value-type="float" office:value="0.000092506" calcext:value-type="float">
            <text:p>9.2506E-05</text:p>
          </table:table-cell>
          <table:table-cell office:value-type="float" office:value="0.000565775" calcext:value-type="float">
            <text:p>0.000565775</text:p>
          </table:table-cell>
          <table:table-cell office:value-type="float" office:value="298937" calcext:value-type="float">
            <text:p>298937</text:p>
          </table:table-cell>
          <table:table-cell office:value-type="float" office:value="1000" calcext:value-type="float">
            <text:p>1000</text:p>
          </table:table-cell>
          <table:table-cell office:value-type="float" office:value="298.937" calcext:value-type="float">
            <text:p>298.937</text:p>
          </table:table-cell>
          <table:table-cell office:value-type="float" office:value="204" calcext:value-type="float">
            <text:p>204</text:p>
          </table:table-cell>
          <table:table-cell office:value-type="float" office:value="415" calcext:value-type="float">
            <text:p>415</text:p>
          </table:table-cell>
          <table:table-cell office:value-type="float" office:value="8437" calcext:value-type="float">
            <text:p>8437</text:p>
          </table:table-cell>
          <table:table-cell office:value-type="float" office:value="1000" calcext:value-type="float">
            <text:p>1000</text:p>
          </table:table-cell>
          <table:table-cell office:value-type="float" office:value="8.437" calcext:value-type="float">
            <text:p>8.43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.462912" calcext:value-type="float">
            <text:p>0.4629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2912" calcext:value-type="float">
            <text:p>0.000462912</text:p>
          </table:table-cell>
          <table:table-cell office:value-type="float" office:value="0.000172252" calcext:value-type="float">
            <text:p>0.000172252</text:p>
          </table:table-cell>
          <table:table-cell office:value-type="float" office:value="0.00104446" calcext:value-type="float">
            <text:p>0.00104446</text:p>
          </table:table-cell>
          <table:table-cell office:value-type="float" office:value="390278" calcext:value-type="float">
            <text:p>390278</text:p>
          </table:table-cell>
          <table:table-cell office:value-type="float" office:value="1000" calcext:value-type="float">
            <text:p>1000</text:p>
          </table:table-cell>
          <table:table-cell office:value-type="float" office:value="390.278" calcext:value-type="float">
            <text:p>390.278</text:p>
          </table:table-cell>
          <table:table-cell office:value-type="float" office:value="267" calcext:value-type="float">
            <text:p>267</text:p>
          </table:table-cell>
          <table:table-cell office:value-type="float" office:value="586" calcext:value-type="float">
            <text:p>586</text:p>
          </table:table-cell>
          <table:table-cell office:value-type="float" office:value="10457" calcext:value-type="float">
            <text:p>10457</text:p>
          </table:table-cell>
          <table:table-cell office:value-type="float" office:value="1000" calcext:value-type="float">
            <text:p>1000</text:p>
          </table:table-cell>
          <table:table-cell office:value-type="float" office:value="10.457" calcext:value-type="float">
            <text:p>10.45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427905" calcext:value-type="float">
            <text:p>0.04279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7905" calcext:value-type="float">
            <text:p>4.27905E-05</text:p>
          </table:table-cell>
          <table:table-cell office:value-type="float" office:value="0.000023206" calcext:value-type="float">
            <text:p>2.3206E-05</text:p>
          </table:table-cell>
          <table:table-cell office:value-type="float" office:value="0.000151326" calcext:value-type="float">
            <text:p>0.000151326</text:p>
          </table:table-cell>
          <table:table-cell office:value-type="float" office:value="156440" calcext:value-type="float">
            <text:p>156440</text:p>
          </table:table-cell>
          <table:table-cell office:value-type="float" office:value="1000" calcext:value-type="float">
            <text:p>1000</text:p>
          </table:table-cell>
          <table:table-cell office:value-type="float" office:value="156.44" calcext:value-type="float">
            <text:p>156.44</text:p>
          </table:table-cell>
          <table:table-cell office:value-type="float" office:value="138" calcext:value-type="float">
            <text:p>138</text:p>
          </table:table-cell>
          <table:table-cell office:value-type="float" office:value="223" calcext:value-type="float">
            <text:p>223</text:p>
          </table:table-cell>
          <table:table-cell office:value-type="float" office:value="2587" calcext:value-type="float">
            <text:p>2587</text:p>
          </table:table-cell>
          <table:table-cell office:value-type="float" office:value="1000" calcext:value-type="float">
            <text:p>1000</text:p>
          </table:table-cell>
          <table:table-cell office:value-type="float" office:value="2.587" calcext:value-type="float">
            <text:p>2.5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0624767" calcext:value-type="float">
            <text:p>0.06247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4767" calcext:value-type="float">
            <text:p>6.24767E-05</text:p>
          </table:table-cell>
          <table:table-cell office:value-type="float" office:value="0.000023885" calcext:value-type="float">
            <text:p>2.3885E-05</text:p>
          </table:table-cell>
          <table:table-cell office:value-type="float" office:value="0.000208994" calcext:value-type="float">
            <text:p>0.000208994</text:p>
          </table:table-cell>
          <table:table-cell office:value-type="float" office:value="173791" calcext:value-type="float">
            <text:p>173791</text:p>
          </table:table-cell>
          <table:table-cell office:value-type="float" office:value="1000" calcext:value-type="float">
            <text:p>1000</text:p>
          </table:table-cell>
          <table:table-cell office:value-type="float" office:value="173.791" calcext:value-type="float">
            <text:p>173.791</text:p>
          </table:table-cell>
          <table:table-cell office:value-type="float" office:value="144" calcext:value-type="float">
            <text:p>144</text:p>
          </table:table-cell>
          <table:table-cell office:value-type="float" office:value="253" calcext:value-type="float">
            <text:p>253</text:p>
          </table:table-cell>
          <table:table-cell office:value-type="float" office:value="3432" calcext:value-type="float">
            <text:p>3432</text:p>
          </table:table-cell>
          <table:table-cell office:value-type="float" office:value="1000" calcext:value-type="float">
            <text:p>1000</text:p>
          </table:table-cell>
          <table:table-cell office:value-type="float" office:value="3.432" calcext:value-type="float">
            <text:p>3.4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.0853037" calcext:value-type="float">
            <text:p>0.0853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3037" calcext:value-type="float">
            <text:p>8.53037E-05</text:p>
          </table:table-cell>
          <table:table-cell office:value-type="float" office:value="0.000024677" calcext:value-type="float">
            <text:p>2.4677E-05</text:p>
          </table:table-cell>
          <table:table-cell office:value-type="float" office:value="0.000259331" calcext:value-type="float">
            <text:p>0.000259331</text:p>
          </table:table-cell>
          <table:table-cell office:value-type="float" office:value="193152" calcext:value-type="float">
            <text:p>193152</text:p>
          </table:table-cell>
          <table:table-cell office:value-type="float" office:value="1000" calcext:value-type="float">
            <text:p>1000</text:p>
          </table:table-cell>
          <table:table-cell office:value-type="float" office:value="193.152" calcext:value-type="float">
            <text:p>193.152</text:p>
          </table:table-cell>
          <table:table-cell office:value-type="float" office:value="149" calcext:value-type="float">
            <text:p>149</text:p>
          </table:table-cell>
          <table:table-cell office:value-type="float" office:value="269" calcext:value-type="float">
            <text:p>269</text:p>
          </table:table-cell>
          <table:table-cell office:value-type="float" office:value="4175" calcext:value-type="float">
            <text:p>4175</text:p>
          </table:table-cell>
          <table:table-cell office:value-type="float" office:value="1000" calcext:value-type="float">
            <text:p>1000</text:p>
          </table:table-cell>
          <table:table-cell office:value-type="float" office:value="4.175" calcext:value-type="float">
            <text:p>4.1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110812" calcext:value-type="float">
            <text:p>0.1108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812" calcext:value-type="float">
            <text:p>0.000110812</text:p>
          </table:table-cell>
          <table:table-cell office:value-type="float" office:value="0.000025365" calcext:value-type="float">
            <text:p>2.5365E-05</text:p>
          </table:table-cell>
          <table:table-cell office:value-type="float" office:value="0.000293848" calcext:value-type="float">
            <text:p>0.000293848</text:p>
          </table:table-cell>
          <table:table-cell office:value-type="float" office:value="212579" calcext:value-type="float">
            <text:p>212579</text:p>
          </table:table-cell>
          <table:table-cell office:value-type="float" office:value="1000" calcext:value-type="float">
            <text:p>1000</text:p>
          </table:table-cell>
          <table:table-cell office:value-type="float" office:value="212.579" calcext:value-type="float">
            <text:p>212.579</text:p>
          </table:table-cell>
          <table:table-cell office:value-type="float" office:value="153" calcext:value-type="float">
            <text:p>153</text:p>
          </table:table-cell>
          <table:table-cell office:value-type="float" office:value="325" calcext:value-type="float">
            <text:p>325</text:p>
          </table:table-cell>
          <table:table-cell office:value-type="float" office:value="4901" calcext:value-type="float">
            <text:p>4901</text:p>
          </table:table-cell>
          <table:table-cell office:value-type="float" office:value="1000" calcext:value-type="float">
            <text:p>1000</text:p>
          </table:table-cell>
          <table:table-cell office:value-type="float" office:value="4.901" calcext:value-type="float">
            <text:p>4.9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134877" calcext:value-type="float">
            <text:p>0.1348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877" calcext:value-type="float">
            <text:p>0.000134877</text:p>
          </table:table-cell>
          <table:table-cell office:value-type="float" office:value="0.000035888" calcext:value-type="float">
            <text:p>3.5888E-05</text:p>
          </table:table-cell>
          <table:table-cell office:value-type="float" office:value="0.000350762" calcext:value-type="float">
            <text:p>0.000350762</text:p>
          </table:table-cell>
          <table:table-cell office:value-type="float" office:value="233205" calcext:value-type="float">
            <text:p>233205</text:p>
          </table:table-cell>
          <table:table-cell office:value-type="float" office:value="1000" calcext:value-type="float">
            <text:p>1000</text:p>
          </table:table-cell>
          <table:table-cell office:value-type="float" office:value="233.205" calcext:value-type="float">
            <text:p>233.205</text:p>
          </table:table-cell>
          <table:table-cell office:value-type="float" office:value="177" calcext:value-type="float">
            <text:p>177</text:p>
          </table:table-cell>
          <table:table-cell office:value-type="float" office:value="332" calcext:value-type="float">
            <text:p>332</text:p>
          </table:table-cell>
          <table:table-cell office:value-type="float" office:value="5693" calcext:value-type="float">
            <text:p>5693</text:p>
          </table:table-cell>
          <table:table-cell office:value-type="float" office:value="1000" calcext:value-type="float">
            <text:p>1000</text:p>
          </table:table-cell>
          <table:table-cell office:value-type="float" office:value="5.693" calcext:value-type="float">
            <text:p>5.6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167132" calcext:value-type="float">
            <text:p>0.1671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7132" calcext:value-type="float">
            <text:p>0.000167132</text:p>
          </table:table-cell>
          <table:table-cell office:value-type="float" office:value="0.000045471" calcext:value-type="float">
            <text:p>4.5471E-05</text:p>
          </table:table-cell>
          <table:table-cell office:value-type="float" office:value="0.000397984" calcext:value-type="float">
            <text:p>0.000397984</text:p>
          </table:table-cell>
          <table:table-cell office:value-type="float" office:value="256721" calcext:value-type="float">
            <text:p>256721</text:p>
          </table:table-cell>
          <table:table-cell office:value-type="float" office:value="1000" calcext:value-type="float">
            <text:p>1000</text:p>
          </table:table-cell>
          <table:table-cell office:value-type="float" office:value="256.721" calcext:value-type="float">
            <text:p>256.721</text:p>
          </table:table-cell>
          <table:table-cell office:value-type="float" office:value="181" calcext:value-type="float">
            <text:p>181</text:p>
          </table:table-cell>
          <table:table-cell office:value-type="float" office:value="354" calcext:value-type="float">
            <text:p>354</text:p>
          </table:table-cell>
          <table:table-cell office:value-type="float" office:value="6533" calcext:value-type="float">
            <text:p>6533</text:p>
          </table:table-cell>
          <table:table-cell office:value-type="float" office:value="1000" calcext:value-type="float">
            <text:p>1000</text:p>
          </table:table-cell>
          <table:table-cell office:value-type="float" office:value="6.533" calcext:value-type="float">
            <text:p>6.5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5819" calcext:value-type="float">
            <text:p>0.000215819</text:p>
          </table:table-cell>
          <table:table-cell office:value-type="float" office:value="0.000073526" calcext:value-type="float">
            <text:p>7.3526E-05</text:p>
          </table:table-cell>
          <table:table-cell office:value-type="float" office:value="0.00042341" calcext:value-type="float">
            <text:p>0.00042341</text:p>
          </table:table-cell>
          <table:table-cell office:value-type="float" office:value="289739" calcext:value-type="float">
            <text:p>289739</text:p>
          </table:table-cell>
          <table:table-cell office:value-type="float" office:value="1000" calcext:value-type="float">
            <text:p>1000</text:p>
          </table:table-cell>
          <table:table-cell office:value-type="float" office:value="289.739" calcext:value-type="float">
            <text:p>289.739</text:p>
          </table:table-cell>
          <table:table-cell office:value-type="float" office:value="212" calcext:value-type="float">
            <text:p>212</text:p>
          </table:table-cell>
          <table:table-cell office:value-type="float" office:value="377" calcext:value-type="float">
            <text:p>377</text:p>
          </table:table-cell>
          <table:table-cell office:value-type="float" office:value="7524" calcext:value-type="float">
            <text:p>7524</text:p>
          </table:table-cell>
          <table:table-cell office:value-type="float" office:value="1000" calcext:value-type="float">
            <text:p>1000</text:p>
          </table:table-cell>
          <table:table-cell office:value-type="float" office:value="7.524" calcext:value-type="float">
            <text:p>7.5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.295199" calcext:value-type="float">
            <text:p>0.2951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5199" calcext:value-type="float">
            <text:p>0.000295199</text:p>
          </table:table-cell>
          <table:table-cell office:value-type="float" office:value="0.000072269" calcext:value-type="float">
            <text:p>7.2269E-05</text:p>
          </table:table-cell>
          <table:table-cell office:value-type="float" office:value="0.000650345" calcext:value-type="float">
            <text:p>0.000650345</text:p>
          </table:table-cell>
          <table:table-cell office:value-type="float" office:value="334255" calcext:value-type="float">
            <text:p>334255</text:p>
          </table:table-cell>
          <table:table-cell office:value-type="float" office:value="1000" calcext:value-type="float">
            <text:p>1000</text:p>
          </table:table-cell>
          <table:table-cell office:value-type="float" office:value="334.255" calcext:value-type="float">
            <text:p>334.255</text:p>
          </table:table-cell>
          <table:table-cell office:value-type="float" office:value="230" calcext:value-type="float">
            <text:p>230</text:p>
          </table:table-cell>
          <table:table-cell office:value-type="float" office:value="446" calcext:value-type="float">
            <text:p>446</text:p>
          </table:table-cell>
          <table:table-cell office:value-type="float" office:value="8762" calcext:value-type="float">
            <text:p>8762</text:p>
          </table:table-cell>
          <table:table-cell office:value-type="float" office:value="1000" calcext:value-type="float">
            <text:p>1000</text:p>
          </table:table-cell>
          <table:table-cell office:value-type="float" office:value="8.762" calcext:value-type="float">
            <text:p>8.76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.518354" calcext:value-type="float">
            <text:p>0.5183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8354" calcext:value-type="float">
            <text:p>0.000518354</text:p>
          </table:table-cell>
          <table:table-cell office:value-type="float" office:value="0.000150344" calcext:value-type="float">
            <text:p>0.000150344</text:p>
          </table:table-cell>
          <table:table-cell office:value-type="float" office:value="0.00107088" calcext:value-type="float">
            <text:p>0.00107088</text:p>
          </table:table-cell>
          <table:table-cell office:value-type="float" office:value="433893" calcext:value-type="float">
            <text:p>433893</text:p>
          </table:table-cell>
          <table:table-cell office:value-type="float" office:value="1000" calcext:value-type="float">
            <text:p>1000</text:p>
          </table:table-cell>
          <table:table-cell office:value-type="float" office:value="433.893" calcext:value-type="float">
            <text:p>433.893</text:p>
          </table:table-cell>
          <table:table-cell office:value-type="float" office:value="286" calcext:value-type="float">
            <text:p>286</text:p>
          </table:table-cell>
          <table:table-cell office:value-type="float" office:value="612" calcext:value-type="float">
            <text:p>612</text:p>
          </table:table-cell>
          <table:table-cell office:value-type="float" office:value="10899" calcext:value-type="float">
            <text:p>10899</text:p>
          </table:table-cell>
          <table:table-cell office:value-type="float" office:value="1000" calcext:value-type="float">
            <text:p>1000</text:p>
          </table:table-cell>
          <table:table-cell office:value-type="float" office:value="10.899" calcext:value-type="float">
            <text:p>10.89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0499966" calcext:value-type="float">
            <text:p>0.04999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9966" calcext:value-type="float">
            <text:p>4.99966E-05</text:p>
          </table:table-cell>
          <table:table-cell office:value-type="float" office:value="0.000025256" calcext:value-type="float">
            <text:p>2.5256E-05</text:p>
          </table:table-cell>
          <table:table-cell office:value-type="float" office:value="0.000166677" calcext:value-type="float">
            <text:p>0.000166677</text:p>
          </table:table-cell>
          <table:table-cell office:value-type="float" office:value="177106" calcext:value-type="float">
            <text:p>177106</text:p>
          </table:table-cell>
          <table:table-cell office:value-type="float" office:value="1000" calcext:value-type="float">
            <text:p>1000</text:p>
          </table:table-cell>
          <table:table-cell office:value-type="float" office:value="177.106" calcext:value-type="float">
            <text:p>177.106</text:p>
          </table:table-cell>
          <table:table-cell office:value-type="float" office:value="157" calcext:value-type="float">
            <text:p>157</text:p>
          </table:table-cell>
          <table:table-cell office:value-type="float" office:value="262" calcext:value-type="float">
            <text:p>262</text:p>
          </table:table-cell>
          <table:table-cell office:value-type="float" office:value="2655" calcext:value-type="float">
            <text:p>2655</text:p>
          </table:table-cell>
          <table:table-cell office:value-type="float" office:value="1000" calcext:value-type="float">
            <text:p>1000</text:p>
          </table:table-cell>
          <table:table-cell office:value-type="float" office:value="2.655" calcext:value-type="float">
            <text:p>2.6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734044" calcext:value-type="float">
            <text:p>0.0734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4044" calcext:value-type="float">
            <text:p>7.34044E-05</text:p>
          </table:table-cell>
          <table:table-cell office:value-type="float" office:value="0.000026885" calcext:value-type="float">
            <text:p>2.6885E-05</text:p>
          </table:table-cell>
          <table:table-cell office:value-type="float" office:value="0.000209643" calcext:value-type="float">
            <text:p>0.000209643</text:p>
          </table:table-cell>
          <table:table-cell office:value-type="float" office:value="195289" calcext:value-type="float">
            <text:p>195289</text:p>
          </table:table-cell>
          <table:table-cell office:value-type="float" office:value="1000" calcext:value-type="float">
            <text:p>1000</text:p>
          </table:table-cell>
          <table:table-cell office:value-type="float" office:value="195.289" calcext:value-type="float">
            <text:p>195.289</text:p>
          </table:table-cell>
          <table:table-cell office:value-type="float" office:value="160" calcext:value-type="float">
            <text:p>160</text:p>
          </table:table-cell>
          <table:table-cell office:value-type="float" office:value="295" calcext:value-type="float">
            <text:p>295</text:p>
          </table:table-cell>
          <table:table-cell office:value-type="float" office:value="3509" calcext:value-type="float">
            <text:p>3509</text:p>
          </table:table-cell>
          <table:table-cell office:value-type="float" office:value="1000" calcext:value-type="float">
            <text:p>1000</text:p>
          </table:table-cell>
          <table:table-cell office:value-type="float" office:value="3.509" calcext:value-type="float">
            <text:p>3.5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10134" calcext:value-type="float">
            <text:p>0.101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34" calcext:value-type="float">
            <text:p>0.00010134</text:p>
          </table:table-cell>
          <table:table-cell office:value-type="float" office:value="0.000027378" calcext:value-type="float">
            <text:p>2.7378E-05</text:p>
          </table:table-cell>
          <table:table-cell office:value-type="float" office:value="0.00029056" calcext:value-type="float">
            <text:p>0.00029056</text:p>
          </table:table-cell>
          <table:table-cell office:value-type="float" office:value="217310" calcext:value-type="float">
            <text:p>217310</text:p>
          </table:table-cell>
          <table:table-cell office:value-type="float" office:value="1000" calcext:value-type="float">
            <text:p>1000</text:p>
          </table:table-cell>
          <table:table-cell office:value-type="float" office:value="217.31" calcext:value-type="float">
            <text:p>217.31</text:p>
          </table:table-cell>
          <table:table-cell office:value-type="float" office:value="166" calcext:value-type="float">
            <text:p>166</text:p>
          </table:table-cell>
          <table:table-cell office:value-type="float" office:value="300" calcext:value-type="float">
            <text:p>300</text:p>
          </table:table-cell>
          <table:table-cell office:value-type="float" office:value="4303" calcext:value-type="float">
            <text:p>4303</text:p>
          </table:table-cell>
          <table:table-cell office:value-type="float" office:value="1000" calcext:value-type="float">
            <text:p>1000</text:p>
          </table:table-cell>
          <table:table-cell office:value-type="float" office:value="4.303" calcext:value-type="float">
            <text:p>4.3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126749" calcext:value-type="float">
            <text:p>0.1267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749" calcext:value-type="float">
            <text:p>0.000126749</text:p>
          </table:table-cell>
          <table:table-cell office:value-type="float" office:value="0.000028346" calcext:value-type="float">
            <text:p>2.8346E-05</text:p>
          </table:table-cell>
          <table:table-cell office:value-type="float" office:value="0.000321974" calcext:value-type="float">
            <text:p>0.000321974</text:p>
          </table:table-cell>
          <table:table-cell office:value-type="float" office:value="238282" calcext:value-type="float">
            <text:p>238282</text:p>
          </table:table-cell>
          <table:table-cell office:value-type="float" office:value="1000" calcext:value-type="float">
            <text:p>1000</text:p>
          </table:table-cell>
          <table:table-cell office:value-type="float" office:value="238.282" calcext:value-type="float">
            <text:p>238.282</text:p>
          </table:table-cell>
          <table:table-cell office:value-type="float" office:value="179" calcext:value-type="float">
            <text:p>179</text:p>
          </table:table-cell>
          <table:table-cell office:value-type="float" office:value="311" calcext:value-type="float">
            <text:p>311</text:p>
          </table:table-cell>
          <table:table-cell office:value-type="float" office:value="5088" calcext:value-type="float">
            <text:p>5088</text:p>
          </table:table-cell>
          <table:table-cell office:value-type="float" office:value="1000" calcext:value-type="float">
            <text:p>1000</text:p>
          </table:table-cell>
          <table:table-cell office:value-type="float" office:value="5.088" calcext:value-type="float">
            <text:p>5.0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154491" calcext:value-type="float">
            <text:p>0.1544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491" calcext:value-type="float">
            <text:p>0.000154491</text:p>
          </table:table-cell>
          <table:table-cell office:value-type="float" office:value="0.00003912" calcext:value-type="float">
            <text:p>3.912E-05</text:p>
          </table:table-cell>
          <table:table-cell office:value-type="float" office:value="0.000407721" calcext:value-type="float">
            <text:p>0.000407721</text:p>
          </table:table-cell>
          <table:table-cell office:value-type="float" office:value="260520" calcext:value-type="float">
            <text:p>260520</text:p>
          </table:table-cell>
          <table:table-cell office:value-type="float" office:value="1000" calcext:value-type="float">
            <text:p>1000</text:p>
          </table:table-cell>
          <table:table-cell office:value-type="float" office:value="260.52" calcext:value-type="float">
            <text:p>260.52</text:p>
          </table:table-cell>
          <table:table-cell office:value-type="float" office:value="199" calcext:value-type="float">
            <text:p>199</text:p>
          </table:table-cell>
          <table:table-cell office:value-type="float" office:value="350" calcext:value-type="float">
            <text:p>350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float" office:value="5.894" calcext:value-type="float">
            <text:p>5.8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.194224" calcext:value-type="float">
            <text:p>0.1942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224" calcext:value-type="float">
            <text:p>0.000194224</text:p>
          </table:table-cell>
          <table:table-cell office:value-type="float" office:value="0.000047064" calcext:value-type="float">
            <text:p>4.7064E-05</text:p>
          </table:table-cell>
          <table:table-cell office:value-type="float" office:value="0.000523967" calcext:value-type="float">
            <text:p>0.000523967</text:p>
          </table:table-cell>
          <table:table-cell office:value-type="float" office:value="290983" calcext:value-type="float">
            <text:p>290983</text:p>
          </table:table-cell>
          <table:table-cell office:value-type="float" office:value="1000" calcext:value-type="float">
            <text:p>1000</text:p>
          </table:table-cell>
          <table:table-cell office:value-type="float" office:value="290.983" calcext:value-type="float">
            <text:p>290.983</text:p>
          </table:table-cell>
          <table:table-cell office:value-type="float" office:value="210" calcext:value-type="float">
            <text:p>210</text:p>
          </table:table-cell>
          <table:table-cell office:value-type="float" office:value="409" calcext:value-type="float">
            <text:p>409</text:p>
          </table:table-cell>
          <table:table-cell office:value-type="float" office:value="6842" calcext:value-type="float">
            <text:p>6842</text:p>
          </table:table-cell>
          <table:table-cell office:value-type="float" office:value="1000" calcext:value-type="float">
            <text:p>1000</text:p>
          </table:table-cell>
          <table:table-cell office:value-type="float" office:value="6.842" calcext:value-type="float">
            <text:p>6.84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0.240948" calcext:value-type="float">
            <text:p>0.2409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948" calcext:value-type="float">
            <text:p>0.000240948</text:p>
          </table:table-cell>
          <table:table-cell office:value-type="float" office:value="0.000086544" calcext:value-type="float">
            <text:p>8.6544E-05</text:p>
          </table:table-cell>
          <table:table-cell office:value-type="float" office:value="0.000546179" calcext:value-type="float">
            <text:p>0.000546179</text:p>
          </table:table-cell>
          <table:table-cell office:value-type="float" office:value="322639" calcext:value-type="float">
            <text:p>322639</text:p>
          </table:table-cell>
          <table:table-cell office:value-type="float" office:value="1000" calcext:value-type="float">
            <text:p>1000</text:p>
          </table:table-cell>
          <table:table-cell office:value-type="float" office:value="322.639" calcext:value-type="float">
            <text:p>322.639</text:p>
          </table:table-cell>
          <table:table-cell office:value-type="float" office:value="230" calcext:value-type="float">
            <text:p>230</text:p>
          </table:table-cell>
          <table:table-cell office:value-type="float" office:value="443" calcext:value-type="float">
            <text:p>443</text:p>
          </table:table-cell>
          <table:table-cell office:value-type="float" office:value="7796" calcext:value-type="float">
            <text:p>7796</text:p>
          </table:table-cell>
          <table:table-cell office:value-type="float" office:value="1000" calcext:value-type="float">
            <text:p>1000</text:p>
          </table:table-cell>
          <table:table-cell office:value-type="float" office:value="7.796" calcext:value-type="float">
            <text:p>7.7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.347784" calcext:value-type="float">
            <text:p>0.3477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7784" calcext:value-type="float">
            <text:p>0.000347784</text:p>
          </table:table-cell>
          <table:table-cell office:value-type="float" office:value="0.000100234" calcext:value-type="float">
            <text:p>0.000100234</text:p>
          </table:table-cell>
          <table:table-cell office:value-type="float" office:value="0.000710409" calcext:value-type="float">
            <text:p>0.000710409</text:p>
          </table:table-cell>
          <table:table-cell office:value-type="float" office:value="376236" calcext:value-type="float">
            <text:p>376236</text:p>
          </table:table-cell>
          <table:table-cell office:value-type="float" office:value="1000" calcext:value-type="float">
            <text:p>1000</text:p>
          </table:table-cell>
          <table:table-cell office:value-type="float" office:value="376.236" calcext:value-type="float">
            <text:p>376.236</text:p>
          </table:table-cell>
          <table:table-cell office:value-type="float" office:value="239" calcext:value-type="float">
            <text:p>239</text:p>
          </table:table-cell>
          <table:table-cell office:value-type="float" office:value="524" calcext:value-type="float">
            <text:p>524</text:p>
          </table:table-cell>
          <table:table-cell office:value-type="float" office:value="9203" calcext:value-type="float">
            <text:p>9203</text:p>
          </table:table-cell>
          <table:table-cell office:value-type="float" office:value="1000" calcext:value-type="float">
            <text:p>1000</text:p>
          </table:table-cell>
          <table:table-cell office:value-type="float" office:value="9.203" calcext:value-type="float">
            <text:p>9.20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0.605534" calcext:value-type="float">
            <text:p>0.6055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5534" calcext:value-type="float">
            <text:p>0.000605534</text:p>
          </table:table-cell>
          <table:table-cell office:value-type="float" office:value="0.000244605" calcext:value-type="float">
            <text:p>0.000244605</text:p>
          </table:table-cell>
          <table:table-cell office:value-type="float" office:value="0.00112376" calcext:value-type="float">
            <text:p>0.00112376</text:p>
          </table:table-cell>
          <table:table-cell office:value-type="float" office:value="481009" calcext:value-type="float">
            <text:p>481009</text:p>
          </table:table-cell>
          <table:table-cell office:value-type="float" office:value="1000" calcext:value-type="float">
            <text:p>1000</text:p>
          </table:table-cell>
          <table:table-cell office:value-type="float" office:value="481.009" calcext:value-type="float">
            <text:p>481.009</text:p>
          </table:table-cell>
          <table:table-cell office:value-type="float" office:value="353" calcext:value-type="float">
            <text:p>353</text:p>
          </table:table-cell>
          <table:table-cell office:value-type="float" office:value="641" calcext:value-type="float">
            <text:p>641</text:p>
          </table:table-cell>
          <table:table-cell office:value-type="float" office:value="11354" calcext:value-type="float">
            <text:p>11354</text:p>
          </table:table-cell>
          <table:table-cell office:value-type="float" office:value="1000" calcext:value-type="float">
            <text:p>1000</text:p>
          </table:table-cell>
          <table:table-cell office:value-type="float" office:value="11.354" calcext:value-type="float">
            <text:p>11.35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0574709" calcext:value-type="float">
            <text:p>0.0574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4709" calcext:value-type="float">
            <text:p>5.74709E-05</text:p>
          </table:table-cell>
          <table:table-cell office:value-type="float" office:value="0.000027764" calcext:value-type="float">
            <text:p>2.7764E-05</text:p>
          </table:table-cell>
          <table:table-cell office:value-type="float" office:value="0.000239373" calcext:value-type="float">
            <text:p>0.000239373</text:p>
          </table:table-cell>
          <table:table-cell office:value-type="float" office:value="199161" calcext:value-type="float">
            <text:p>199161</text:p>
          </table:table-cell>
          <table:table-cell office:value-type="float" office:value="1000" calcext:value-type="float">
            <text:p>1000</text:p>
          </table:table-cell>
          <table:table-cell office:value-type="float" office:value="199.161" calcext:value-type="float">
            <text:p>199.161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736" calcext:value-type="float">
            <text:p>2736</text:p>
          </table:table-cell>
          <table:table-cell office:value-type="float" office:value="1000" calcext:value-type="float">
            <text:p>1000</text:p>
          </table:table-cell>
          <table:table-cell office:value-type="float" office:value="2.736" calcext:value-type="float">
            <text:p>2.7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835385" calcext:value-type="float">
            <text:p>0.08353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5385" calcext:value-type="float">
            <text:p>8.35385E-05</text:p>
          </table:table-cell>
          <table:table-cell office:value-type="float" office:value="0.000028634" calcext:value-type="float">
            <text:p>2.8634E-05</text:p>
          </table:table-cell>
          <table:table-cell office:value-type="float" office:value="0.00023068" calcext:value-type="float">
            <text:p>0.00023068</text:p>
          </table:table-cell>
          <table:table-cell office:value-type="float" office:value="220526" calcext:value-type="float">
            <text:p>220526</text:p>
          </table:table-cell>
          <table:table-cell office:value-type="float" office:value="1000" calcext:value-type="float">
            <text:p>1000</text:p>
          </table:table-cell>
          <table:table-cell office:value-type="float" office:value="220.526" calcext:value-type="float">
            <text:p>220.526</text:p>
          </table:table-cell>
          <table:table-cell office:value-type="float" office:value="180" calcext:value-type="float">
            <text:p>180</text:p>
          </table:table-cell>
          <table:table-cell office:value-type="float" office:value="294" calcext:value-type="float">
            <text:p>294</text:p>
          </table:table-cell>
          <table:table-cell office:value-type="float" office:value="3666" calcext:value-type="float">
            <text:p>3666</text:p>
          </table:table-cell>
          <table:table-cell office:value-type="float" office:value="1000" calcext:value-type="float">
            <text:p>1000</text:p>
          </table:table-cell>
          <table:table-cell office:value-type="float" office:value="3.666" calcext:value-type="float">
            <text:p>3.6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.106083" calcext:value-type="float">
            <text:p>0.106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083" calcext:value-type="float">
            <text:p>0.000106083</text:p>
          </table:table-cell>
          <table:table-cell office:value-type="float" office:value="0.000029624" calcext:value-type="float">
            <text:p>2.9624E-05</text:p>
          </table:table-cell>
          <table:table-cell office:value-type="float" office:value="0.000290898" calcext:value-type="float">
            <text:p>0.000290898</text:p>
          </table:table-cell>
          <table:table-cell office:value-type="float" office:value="240655" calcext:value-type="float">
            <text:p>240655</text:p>
          </table:table-cell>
          <table:table-cell office:value-type="float" office:value="1000" calcext:value-type="float">
            <text:p>1000</text:p>
          </table:table-cell>
          <table:table-cell office:value-type="float" office:value="240.655" calcext:value-type="float">
            <text:p>240.655</text:p>
          </table:table-cell>
          <table:table-cell office:value-type="float" office:value="185" calcext:value-type="float">
            <text:p>185</text:p>
          </table:table-cell>
          <table:table-cell office:value-type="float" office:value="377" calcext:value-type="float">
            <text:p>377</text:p>
          </table:table-cell>
          <table:table-cell office:value-type="float" office:value="4402" calcext:value-type="float">
            <text:p>4402</text:p>
          </table:table-cell>
          <table:table-cell office:value-type="float" office:value="1000" calcext:value-type="float">
            <text:p>1000</text:p>
          </table:table-cell>
          <table:table-cell office:value-type="float" office:value="4.402" calcext:value-type="float">
            <text:p>4.4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143262" calcext:value-type="float">
            <text:p>0.143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262" calcext:value-type="float">
            <text:p>0.000143262</text:p>
          </table:table-cell>
          <table:table-cell office:value-type="float" office:value="0.000031142" calcext:value-type="float">
            <text:p>3.1142E-05</text:p>
          </table:table-cell>
          <table:table-cell office:value-type="float" office:value="0.000404112" calcext:value-type="float">
            <text:p>0.000404112</text:p>
          </table:table-cell>
          <table:table-cell office:value-type="float" office:value="267147" calcext:value-type="float">
            <text:p>267147</text:p>
          </table:table-cell>
          <table:table-cell office:value-type="float" office:value="1000" calcext:value-type="float">
            <text:p>1000</text:p>
          </table:table-cell>
          <table:table-cell office:value-type="float" office:value="267.147" calcext:value-type="float">
            <text:p>267.147</text:p>
          </table:table-cell>
          <table:table-cell office:value-type="float" office:value="200" calcext:value-type="float">
            <text:p>200</text:p>
          </table:table-cell>
          <table:table-cell office:value-type="float" office:value="355" calcext:value-type="float">
            <text:p>355</text:p>
          </table:table-cell>
          <table:table-cell office:value-type="float" office:value="5288" calcext:value-type="float">
            <text:p>5288</text:p>
          </table:table-cell>
          <table:table-cell office:value-type="float" office:value="1000" calcext:value-type="float">
            <text:p>1000</text:p>
          </table:table-cell>
          <table:table-cell office:value-type="float" office:value="5.288" calcext:value-type="float">
            <text:p>5.2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17682" calcext:value-type="float">
            <text:p>0.176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682" calcext:value-type="float">
            <text:p>0.00017682</text:p>
          </table:table-cell>
          <table:table-cell office:value-type="float" office:value="0.000050729" calcext:value-type="float">
            <text:p>5.0729E-05</text:p>
          </table:table-cell>
          <table:table-cell office:value-type="float" office:value="0.000425014" calcext:value-type="float">
            <text:p>0.000425014</text:p>
          </table:table-cell>
          <table:table-cell office:value-type="float" office:value="290641" calcext:value-type="float">
            <text:p>290641</text:p>
          </table:table-cell>
          <table:table-cell office:value-type="float" office:value="1000" calcext:value-type="float">
            <text:p>1000</text:p>
          </table:table-cell>
          <table:table-cell office:value-type="float" office:value="290.641" calcext:value-type="float">
            <text:p>290.641</text:p>
          </table:table-cell>
          <table:table-cell office:value-type="float" office:value="220" calcext:value-type="float">
            <text:p>220</text:p>
          </table:table-cell>
          <table:table-cell office:value-type="float" office:value="396" calcext:value-type="float">
            <text:p>396</text:p>
          </table:table-cell>
          <table:table-cell office:value-type="float" office:value="6106" calcext:value-type="float">
            <text:p>6106</text:p>
          </table:table-cell>
          <table:table-cell office:value-type="float" office:value="1000" calcext:value-type="float">
            <text:p>1000</text:p>
          </table:table-cell>
          <table:table-cell office:value-type="float" office:value="6.106" calcext:value-type="float">
            <text:p>6.1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0.224386" calcext:value-type="float">
            <text:p>0.224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386" calcext:value-type="float">
            <text:p>0.000224386</text:p>
          </table:table-cell>
          <table:table-cell office:value-type="float" office:value="0.000077505" calcext:value-type="float">
            <text:p>7.7505E-05</text:p>
          </table:table-cell>
          <table:table-cell office:value-type="float" office:value="0.000493277" calcext:value-type="float">
            <text:p>0.000493277</text:p>
          </table:table-cell>
          <table:table-cell office:value-type="float" office:value="323959" calcext:value-type="float">
            <text:p>323959</text:p>
          </table:table-cell>
          <table:table-cell office:value-type="float" office:value="1000" calcext:value-type="float">
            <text:p>1000</text:p>
          </table:table-cell>
          <table:table-cell office:value-type="float" office:value="323.959" calcext:value-type="float">
            <text:p>323.959</text:p>
          </table:table-cell>
          <table:table-cell office:value-type="float" office:value="230" calcext:value-type="float">
            <text:p>230</text:p>
          </table:table-cell>
          <table:table-cell office:value-type="float" office:value="439" calcext:value-type="float">
            <text:p>439</text:p>
          </table:table-cell>
          <table:table-cell office:value-type="float" office:value="7081" calcext:value-type="float">
            <text:p>7081</text:p>
          </table:table-cell>
          <table:table-cell office:value-type="float" office:value="1000" calcext:value-type="float">
            <text:p>1000</text:p>
          </table:table-cell>
          <table:table-cell office:value-type="float" office:value="7.081" calcext:value-type="float">
            <text:p>7.08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0.283276" calcext:value-type="float">
            <text:p>0.2832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276" calcext:value-type="float">
            <text:p>0.000283276</text:p>
          </table:table-cell>
          <table:table-cell office:value-type="float" office:value="0.000107921" calcext:value-type="float">
            <text:p>0.000107921</text:p>
          </table:table-cell>
          <table:table-cell office:value-type="float" office:value="0.000553421" calcext:value-type="float">
            <text:p>0.000553421</text:p>
          </table:table-cell>
          <table:table-cell office:value-type="float" office:value="359909" calcext:value-type="float">
            <text:p>359909</text:p>
          </table:table-cell>
          <table:table-cell office:value-type="float" office:value="1000" calcext:value-type="float">
            <text:p>1000</text:p>
          </table:table-cell>
          <table:table-cell office:value-type="float" office:value="359.909" calcext:value-type="float">
            <text:p>359.909</text:p>
          </table:table-cell>
          <table:table-cell office:value-type="float" office:value="273" calcext:value-type="float">
            <text:p>273</text:p>
          </table:table-cell>
          <table:table-cell office:value-type="float" office:value="479" calcext:value-type="float">
            <text:p>479</text:p>
          </table:table-cell>
          <table:table-cell office:value-type="float" office:value="8145" calcext:value-type="float">
            <text:p>8145</text:p>
          </table:table-cell>
          <table:table-cell office:value-type="float" office:value="1000" calcext:value-type="float">
            <text:p>1000</text:p>
          </table:table-cell>
          <table:table-cell office:value-type="float" office:value="8.145" calcext:value-type="float">
            <text:p>8.14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0.386348" calcext:value-type="float">
            <text:p>0.386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6348" calcext:value-type="float">
            <text:p>0.000386348</text:p>
          </table:table-cell>
          <table:table-cell office:value-type="float" office:value="0.000154841" calcext:value-type="float">
            <text:p>0.000154841</text:p>
          </table:table-cell>
          <table:table-cell office:value-type="float" office:value="0.000762157" calcext:value-type="float">
            <text:p>0.000762157</text:p>
          </table:table-cell>
          <table:table-cell office:value-type="float" office:value="414704" calcext:value-type="float">
            <text:p>414704</text:p>
          </table:table-cell>
          <table:table-cell office:value-type="float" office:value="1000" calcext:value-type="float">
            <text:p>1000</text:p>
          </table:table-cell>
          <table:table-cell office:value-type="float" office:value="414.704" calcext:value-type="float">
            <text:p>414.704</text:p>
          </table:table-cell>
          <table:table-cell office:value-type="float" office:value="322" calcext:value-type="float">
            <text:p>322</text:p>
          </table:table-cell>
          <table:table-cell office:value-type="float" office:value="545" calcext:value-type="float">
            <text:p>545</text:p>
          </table:table-cell>
          <table:table-cell office:value-type="float" office:value="9508" calcext:value-type="float">
            <text:p>9508</text:p>
          </table:table-cell>
          <table:table-cell office:value-type="float" office:value="1000" calcext:value-type="float">
            <text:p>1000</text:p>
          </table:table-cell>
          <table:table-cell office:value-type="float" office:value="9.508" calcext:value-type="float">
            <text:p>9.5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0.672866" calcext:value-type="float">
            <text:p>0.6728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2866" calcext:value-type="float">
            <text:p>0.000672866</text:p>
          </table:table-cell>
          <table:table-cell office:value-type="float" office:value="0.000266546" calcext:value-type="float">
            <text:p>0.000266546</text:p>
          </table:table-cell>
          <table:table-cell office:value-type="float" office:value="0.00150907" calcext:value-type="float">
            <text:p>0.00150907</text:p>
          </table:table-cell>
          <table:table-cell office:value-type="float" office:value="529731" calcext:value-type="float">
            <text:p>529731</text:p>
          </table:table-cell>
          <table:table-cell office:value-type="float" office:value="1000" calcext:value-type="float">
            <text:p>1000</text:p>
          </table:table-cell>
          <table:table-cell office:value-type="float" office:value="529.731" calcext:value-type="float">
            <text:p>529.731</text:p>
          </table:table-cell>
          <table:table-cell office:value-type="float" office:value="390" calcext:value-type="float">
            <text:p>390</text:p>
          </table:table-cell>
          <table:table-cell office:value-type="float" office:value="804" calcext:value-type="float">
            <text:p>804</text:p>
          </table:table-cell>
          <table:table-cell office:value-type="float" office:value="11793" calcext:value-type="float">
            <text:p>11793</text:p>
          </table:table-cell>
          <table:table-cell office:value-type="float" office:value="1000" calcext:value-type="float">
            <text:p>1000</text:p>
          </table:table-cell>
          <table:table-cell office:value-type="float" office:value="11.793" calcext:value-type="float">
            <text:p>11.79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0621937" calcext:value-type="float">
            <text:p>0.0621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1937" calcext:value-type="float">
            <text:p>6.21937E-05</text:p>
          </table:table-cell>
          <table:table-cell office:value-type="float" office:value="0.000030179" calcext:value-type="float">
            <text:p>3.0179E-05</text:p>
          </table:table-cell>
          <table:table-cell office:value-type="float" office:value="0.00022025" calcext:value-type="float">
            <text:p>0.00022025</text:p>
          </table:table-cell>
          <table:table-cell office:value-type="float" office:value="220392" calcext:value-type="float">
            <text:p>220392</text:p>
          </table:table-cell>
          <table:table-cell office:value-type="float" office:value="1000" calcext:value-type="float">
            <text:p>1000</text:p>
          </table:table-cell>
          <table:table-cell office:value-type="float" office:value="220.392" calcext:value-type="float">
            <text:p>220.392</text:p>
          </table:table-cell>
          <table:table-cell office:value-type="float" office:value="196" calcext:value-type="float">
            <text:p>196</text:p>
          </table:table-cell>
          <table:table-cell office:value-type="float" office:value="314" calcext:value-type="float">
            <text:p>314</text:p>
          </table:table-cell>
          <table:table-cell office:value-type="float" office:value="2816" calcext:value-type="float">
            <text:p>2816</text:p>
          </table:table-cell>
          <table:table-cell office:value-type="float" office:value="1000" calcext:value-type="float">
            <text:p>1000</text:p>
          </table:table-cell>
          <table:table-cell office:value-type="float" office:value="2.816" calcext:value-type="float">
            <text:p>2.8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0901466" calcext:value-type="float">
            <text:p>0.09014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1466" calcext:value-type="float">
            <text:p>9.01466E-05</text:p>
          </table:table-cell>
          <table:table-cell office:value-type="float" office:value="0.0000309" calcext:value-type="float">
            <text:p>3.09E-05</text:p>
          </table:table-cell>
          <table:table-cell office:value-type="float" office:value="0.000225139" calcext:value-type="float">
            <text:p>0.000225139</text:p>
          </table:table-cell>
          <table:table-cell office:value-type="float" office:value="243822" calcext:value-type="float">
            <text:p>243822</text:p>
          </table:table-cell>
          <table:table-cell office:value-type="float" office:value="1000" calcext:value-type="float">
            <text:p>1000</text:p>
          </table:table-cell>
          <table:table-cell office:value-type="float" office:value="243.822" calcext:value-type="float">
            <text:p>243.822</text:p>
          </table:table-cell>
          <table:table-cell office:value-type="float" office:value="203" calcext:value-type="float">
            <text:p>203</text:p>
          </table:table-cell>
          <table:table-cell office:value-type="float" office:value="323" calcext:value-type="float">
            <text:p>323</text:p>
          </table:table-cell>
          <table:table-cell office:value-type="float" office:value="3767" calcext:value-type="float">
            <text:p>3767</text:p>
          </table:table-cell>
          <table:table-cell office:value-type="float" office:value="1000" calcext:value-type="float">
            <text:p>1000</text:p>
          </table:table-cell>
          <table:table-cell office:value-type="float" office:value="3.767" calcext:value-type="float">
            <text:p>3.7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119347" calcext:value-type="float">
            <text:p>0.119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347" calcext:value-type="float">
            <text:p>0.000119347</text:p>
          </table:table-cell>
          <table:table-cell office:value-type="float" office:value="0.000031779" calcext:value-type="float">
            <text:p>3.1779E-05</text:p>
          </table:table-cell>
          <table:table-cell office:value-type="float" office:value="0.000393035" calcext:value-type="float">
            <text:p>0.000393035</text:p>
          </table:table-cell>
          <table:table-cell office:value-type="float" office:value="267551" calcext:value-type="float">
            <text:p>267551</text:p>
          </table:table-cell>
          <table:table-cell office:value-type="float" office:value="1000" calcext:value-type="float">
            <text:p>1000</text:p>
          </table:table-cell>
          <table:table-cell office:value-type="float" office:value="267.551" calcext:value-type="float">
            <text:p>267.551</text:p>
          </table:table-cell>
          <table:table-cell office:value-type="float" office:value="211" calcext:value-type="float">
            <text:p>211</text:p>
          </table:table-cell>
          <table:table-cell office:value-type="float" office:value="458" calcext:value-type="float">
            <text:p>458</text:p>
          </table:table-cell>
          <table:table-cell office:value-type="float" office:value="4541" calcext:value-type="float">
            <text:p>4541</text:p>
          </table:table-cell>
          <table:table-cell office:value-type="float" office:value="1000" calcext:value-type="float">
            <text:p>1000</text:p>
          </table:table-cell>
          <table:table-cell office:value-type="float" office:value="4.541" calcext:value-type="float">
            <text:p>4.5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152756" calcext:value-type="float">
            <text:p>0.1527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756" calcext:value-type="float">
            <text:p>0.000152756</text:p>
          </table:table-cell>
          <table:table-cell office:value-type="float" office:value="0.000052892" calcext:value-type="float">
            <text:p>5.2892E-05</text:p>
          </table:table-cell>
          <table:table-cell office:value-type="float" office:value="0.000401605" calcext:value-type="float">
            <text:p>0.000401605</text:p>
          </table:table-cell>
          <table:table-cell office:value-type="float" office:value="292610" calcext:value-type="float">
            <text:p>292610</text:p>
          </table:table-cell>
          <table:table-cell office:value-type="float" office:value="1000" calcext:value-type="float">
            <text:p>1000</text:p>
          </table:table-cell>
          <table:table-cell office:value-type="float" office:value="292.61" calcext:value-type="float">
            <text:p>292.61</text:p>
          </table:table-cell>
          <table:table-cell office:value-type="float" office:value="232" calcext:value-type="float">
            <text:p>232</text:p>
          </table:table-cell>
          <table:table-cell office:value-type="float" office:value="401" calcext:value-type="float">
            <text:p>401</text:p>
          </table:table-cell>
          <table:table-cell office:value-type="float" office:value="5416" calcext:value-type="float">
            <text:p>5416</text:p>
          </table:table-cell>
          <table:table-cell office:value-type="float" office:value="1000" calcext:value-type="float">
            <text:p>1000</text:p>
          </table:table-cell>
          <table:table-cell office:value-type="float" office:value="5.416" calcext:value-type="float">
            <text:p>5.4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195671" calcext:value-type="float">
            <text:p>0.195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5671" calcext:value-type="float">
            <text:p>0.000195671</text:p>
          </table:table-cell>
          <table:table-cell office:value-type="float" office:value="0.00005684" calcext:value-type="float">
            <text:p>5.684E-05</text:p>
          </table:table-cell>
          <table:table-cell office:value-type="float" office:value="0.000408817" calcext:value-type="float">
            <text:p>0.000408817</text:p>
          </table:table-cell>
          <table:table-cell office:value-type="float" office:value="323754" calcext:value-type="float">
            <text:p>323754</text:p>
          </table:table-cell>
          <table:table-cell office:value-type="float" office:value="1000" calcext:value-type="float">
            <text:p>1000</text:p>
          </table:table-cell>
          <table:table-cell office:value-type="float" office:value="323.754" calcext:value-type="float">
            <text:p>323.754</text:p>
          </table:table-cell>
          <table:table-cell office:value-type="float" office:value="245" calcext:value-type="float">
            <text:p>245</text:p>
          </table:table-cell>
          <table:table-cell office:value-type="float" office:value="473" calcext:value-type="float">
            <text:p>473</text:p>
          </table:table-cell>
          <table:table-cell office:value-type="float" office:value="6362" calcext:value-type="float">
            <text:p>6362</text:p>
          </table:table-cell>
          <table:table-cell office:value-type="float" office:value="1000" calcext:value-type="float">
            <text:p>1000</text:p>
          </table:table-cell>
          <table:table-cell office:value-type="float" office:value="6.362" calcext:value-type="float">
            <text:p>6.3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245673" calcext:value-type="float">
            <text:p>0.2456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5673" calcext:value-type="float">
            <text:p>0.000245673</text:p>
          </table:table-cell>
          <table:table-cell office:value-type="float" office:value="0.000093874" calcext:value-type="float">
            <text:p>9.3874E-05</text:p>
          </table:table-cell>
          <table:table-cell office:value-type="float" office:value="0.000544643" calcext:value-type="float">
            <text:p>0.000544643</text:p>
          </table:table-cell>
          <table:table-cell office:value-type="float" office:value="357018" calcext:value-type="float">
            <text:p>357018</text:p>
          </table:table-cell>
          <table:table-cell office:value-type="float" office:value="1000" calcext:value-type="float">
            <text:p>1000</text:p>
          </table:table-cell>
          <table:table-cell office:value-type="float" office:value="357.018" calcext:value-type="float">
            <text:p>357.018</text:p>
          </table:table-cell>
          <table:table-cell office:value-type="float" office:value="273" calcext:value-type="float">
            <text:p>273</text:p>
          </table:table-cell>
          <table:table-cell office:value-type="float" office:value="480" calcext:value-type="float">
            <text:p>480</text:p>
          </table:table-cell>
          <table:table-cell office:value-type="float" office:value="7336" calcext:value-type="float">
            <text:p>7336</text:p>
          </table:table-cell>
          <table:table-cell office:value-type="float" office:value="1000" calcext:value-type="float">
            <text:p>1000</text:p>
          </table:table-cell>
          <table:table-cell office:value-type="float" office:value="7.336" calcext:value-type="float">
            <text:p>7.3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.311678" calcext:value-type="float">
            <text:p>0.3116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678" calcext:value-type="float">
            <text:p>0.000311678</text:p>
          </table:table-cell>
          <table:table-cell office:value-type="float" office:value="0.000084451" calcext:value-type="float">
            <text:p>8.4451E-05</text:p>
          </table:table-cell>
          <table:table-cell office:value-type="float" office:value="0.000649775" calcext:value-type="float">
            <text:p>0.000649775</text:p>
          </table:table-cell>
          <table:table-cell office:value-type="float" office:value="399397" calcext:value-type="float">
            <text:p>399397</text:p>
          </table:table-cell>
          <table:table-cell office:value-type="float" office:value="1000" calcext:value-type="float">
            <text:p>1000</text:p>
          </table:table-cell>
          <table:table-cell office:value-type="float" office:value="399.397" calcext:value-type="float">
            <text:p>399.397</text:p>
          </table:table-cell>
          <table:table-cell office:value-type="float" office:value="287" calcext:value-type="float">
            <text:p>287</text:p>
          </table:table-cell>
          <table:table-cell office:value-type="float" office:value="518" calcext:value-type="float">
            <text:p>518</text:p>
          </table:table-cell>
          <table:table-cell office:value-type="float" office:value="8474" calcext:value-type="float">
            <text:p>8474</text:p>
          </table:table-cell>
          <table:table-cell office:value-type="float" office:value="1000" calcext:value-type="float">
            <text:p>1000</text:p>
          </table:table-cell>
          <table:table-cell office:value-type="float" office:value="8.474" calcext:value-type="float">
            <text:p>8.47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426178" calcext:value-type="float">
            <text:p>0.4261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6178" calcext:value-type="float">
            <text:p>0.000426178</text:p>
          </table:table-cell>
          <table:table-cell office:value-type="float" office:value="0.000169519" calcext:value-type="float">
            <text:p>0.000169519</text:p>
          </table:table-cell>
          <table:table-cell office:value-type="float" office:value="0.000902334" calcext:value-type="float">
            <text:p>0.000902334</text:p>
          </table:table-cell>
          <table:table-cell office:value-type="float" office:value="457690" calcext:value-type="float">
            <text:p>457690</text:p>
          </table:table-cell>
          <table:table-cell office:value-type="float" office:value="1000" calcext:value-type="float">
            <text:p>1000</text:p>
          </table:table-cell>
          <table:table-cell office:value-type="float" office:value="457.69" calcext:value-type="float">
            <text:p>457.69</text:p>
          </table:table-cell>
          <table:table-cell office:value-type="float" office:value="353" calcext:value-type="float">
            <text:p>353</text:p>
          </table:table-cell>
          <table:table-cell office:value-type="float" office:value="611" calcext:value-type="float">
            <text:p>611</text:p>
          </table:table-cell>
          <table:table-cell office:value-type="float" office:value="9885" calcext:value-type="float">
            <text:p>9885</text:p>
          </table:table-cell>
          <table:table-cell office:value-type="float" office:value="1000" calcext:value-type="float">
            <text:p>1000</text:p>
          </table:table-cell>
          <table:table-cell office:value-type="float" office:value="9.885" calcext:value-type="float">
            <text:p>9.8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746932" calcext:value-type="float">
            <text:p>0.7469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46932" calcext:value-type="float">
            <text:p>0.000746932</text:p>
          </table:table-cell>
          <table:table-cell office:value-type="float" office:value="0.000308076" calcext:value-type="float">
            <text:p>0.000308076</text:p>
          </table:table-cell>
          <table:table-cell office:value-type="float" office:value="0.00155884" calcext:value-type="float">
            <text:p>0.00155884</text:p>
          </table:table-cell>
          <table:table-cell office:value-type="float" office:value="585655" calcext:value-type="float">
            <text:p>585655</text:p>
          </table:table-cell>
          <table:table-cell office:value-type="float" office:value="1000" calcext:value-type="float">
            <text:p>1000</text:p>
          </table:table-cell>
          <table:table-cell office:value-type="float" office:value="585.655" calcext:value-type="float">
            <text:p>585.655</text:p>
          </table:table-cell>
          <table:table-cell office:value-type="float" office:value="399" calcext:value-type="float">
            <text:p>399</text:p>
          </table:table-cell>
          <table:table-cell office:value-type="float" office:value="832" calcext:value-type="float">
            <text:p>832</text:p>
          </table:table-cell>
          <table:table-cell office:value-type="float" office:value="12310" calcext:value-type="float">
            <text:p>12310</text:p>
          </table:table-cell>
          <table:table-cell office:value-type="float" office:value="1000" calcext:value-type="float">
            <text:p>1000</text:p>
          </table:table-cell>
          <table:table-cell office:value-type="float" office:value="12.31" calcext:value-type="float">
            <text:p>12.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0669621" calcext:value-type="float">
            <text:p>0.06696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9621" calcext:value-type="float">
            <text:p>6.69621E-05</text:p>
          </table:table-cell>
          <table:table-cell office:value-type="float" office:value="0.000032577" calcext:value-type="float">
            <text:p>3.2577E-05</text:p>
          </table:table-cell>
          <table:table-cell office:value-type="float" office:value="0.000223182" calcext:value-type="float">
            <text:p>0.000223182</text:p>
          </table:table-cell>
          <table:table-cell office:value-type="float" office:value="243107" calcext:value-type="float">
            <text:p>243107</text:p>
          </table:table-cell>
          <table:table-cell office:value-type="float" office:value="1000" calcext:value-type="float">
            <text:p>1000</text:p>
          </table:table-cell>
          <table:table-cell office:value-type="float" office:value="243.107" calcext:value-type="float">
            <text:p>243.107</text:p>
          </table:table-cell>
          <table:table-cell office:value-type="float" office:value="216" calcext:value-type="float">
            <text:p>216</text:p>
          </table:table-cell>
          <table:table-cell office:value-type="float" office:value="334" calcext:value-type="float">
            <text:p>334</text:p>
          </table:table-cell>
          <table:table-cell office:value-type="float" office:value="2891" calcext:value-type="float">
            <text:p>2891</text:p>
          </table:table-cell>
          <table:table-cell office:value-type="float" office:value="1000" calcext:value-type="float">
            <text:p>1000</text:p>
          </table:table-cell>
          <table:table-cell office:value-type="float" office:value="2.891" calcext:value-type="float">
            <text:p>2.8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103015" calcext:value-type="float">
            <text:p>0.103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015" calcext:value-type="float">
            <text:p>0.000103015</text:p>
          </table:table-cell>
          <table:table-cell office:value-type="float" office:value="0.000033334" calcext:value-type="float">
            <text:p>3.3334E-05</text:p>
          </table:table-cell>
          <table:table-cell office:value-type="float" office:value="0.000283528" calcext:value-type="float">
            <text:p>0.000283528</text:p>
          </table:table-cell>
          <table:table-cell office:value-type="float" office:value="271046" calcext:value-type="float">
            <text:p>271046</text:p>
          </table:table-cell>
          <table:table-cell office:value-type="float" office:value="1000" calcext:value-type="float">
            <text:p>1000</text:p>
          </table:table-cell>
          <table:table-cell office:value-type="float" office:value="271.046" calcext:value-type="float">
            <text:p>271.046</text:p>
          </table:table-cell>
          <table:table-cell office:value-type="float" office:value="226" calcext:value-type="float">
            <text:p>226</text:p>
          </table:table-cell>
          <table:table-cell office:value-type="float" office:value="368" calcext:value-type="float">
            <text:p>368</text:p>
          </table:table-cell>
          <table:table-cell office:value-type="float" office:value="3846" calcext:value-type="float">
            <text:p>3846</text:p>
          </table:table-cell>
          <table:table-cell office:value-type="float" office:value="1000" calcext:value-type="float">
            <text:p>1000</text:p>
          </table:table-cell>
          <table:table-cell office:value-type="float" office:value="3.846" calcext:value-type="float">
            <text:p>3.8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.137536" calcext:value-type="float">
            <text:p>0.1375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7536" calcext:value-type="float">
            <text:p>0.000137536</text:p>
          </table:table-cell>
          <table:table-cell office:value-type="float" office:value="0.000035392" calcext:value-type="float">
            <text:p>3.5392E-05</text:p>
          </table:table-cell>
          <table:table-cell office:value-type="float" office:value="0.00037201" calcext:value-type="float">
            <text:p>0.00037201</text:p>
          </table:table-cell>
          <table:table-cell office:value-type="float" office:value="296499" calcext:value-type="float">
            <text:p>296499</text:p>
          </table:table-cell>
          <table:table-cell office:value-type="float" office:value="1000" calcext:value-type="float">
            <text:p>1000</text:p>
          </table:table-cell>
          <table:table-cell office:value-type="float" office:value="296.499" calcext:value-type="float">
            <text:p>296.499</text:p>
          </table:table-cell>
          <table:table-cell office:value-type="float" office:value="234" calcext:value-type="float">
            <text:p>234</text:p>
          </table:table-cell>
          <table:table-cell office:value-type="float" office:value="389" calcext:value-type="float">
            <text:p>389</text:p>
          </table:table-cell>
          <table:table-cell office:value-type="float" office:value="4746" calcext:value-type="float">
            <text:p>4746</text:p>
          </table:table-cell>
          <table:table-cell office:value-type="float" office:value="1000" calcext:value-type="float">
            <text:p>1000</text:p>
          </table:table-cell>
          <table:table-cell office:value-type="float" office:value="4.746" calcext:value-type="float">
            <text:p>4.7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.176893" calcext:value-type="float">
            <text:p>0.1768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6893" calcext:value-type="float">
            <text:p>0.000176893</text:p>
          </table:table-cell>
          <table:table-cell office:value-type="float" office:value="0.000059883" calcext:value-type="float">
            <text:p>5.9883E-05</text:p>
          </table:table-cell>
          <table:table-cell office:value-type="float" office:value="0.000439872" calcext:value-type="float">
            <text:p>0.000439872</text:p>
          </table:table-cell>
          <table:table-cell office:value-type="float" office:value="325486" calcext:value-type="float">
            <text:p>325486</text:p>
          </table:table-cell>
          <table:table-cell office:value-type="float" office:value="1000" calcext:value-type="float">
            <text:p>1000</text:p>
          </table:table-cell>
          <table:table-cell office:value-type="float" office:value="325.486" calcext:value-type="float">
            <text:p>325.486</text:p>
          </table:table-cell>
          <table:table-cell office:value-type="float" office:value="255" calcext:value-type="float">
            <text:p>255</text:p>
          </table:table-cell>
          <table:table-cell office:value-type="float" office:value="436" calcext:value-type="float">
            <text:p>436</text:p>
          </table:table-cell>
          <table:table-cell office:value-type="float" office:value="5633" calcext:value-type="float">
            <text:p>5633</text:p>
          </table:table-cell>
          <table:table-cell office:value-type="float" office:value="1000" calcext:value-type="float">
            <text:p>1000</text:p>
          </table:table-cell>
          <table:table-cell office:value-type="float" office:value="5.633" calcext:value-type="float">
            <text:p>5.6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.223853" calcext:value-type="float">
            <text:p>0.2238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853" calcext:value-type="float">
            <text:p>0.000223853</text:p>
          </table:table-cell>
          <table:table-cell office:value-type="float" office:value="0.00007344" calcext:value-type="float">
            <text:p>7.344E-05</text:p>
          </table:table-cell>
          <table:table-cell office:value-type="float" office:value="0.000583609" calcext:value-type="float">
            <text:p>0.000583609</text:p>
          </table:table-cell>
          <table:table-cell office:value-type="float" office:value="355269" calcext:value-type="float">
            <text:p>355269</text:p>
          </table:table-cell>
          <table:table-cell office:value-type="float" office:value="1000" calcext:value-type="float">
            <text:p>1000</text:p>
          </table:table-cell>
          <table:table-cell office:value-type="float" office:value="355.269" calcext:value-type="float">
            <text:p>355.269</text:p>
          </table:table-cell>
          <table:table-cell office:value-type="float" office:value="275" calcext:value-type="float">
            <text:p>275</text:p>
          </table:table-cell>
          <table:table-cell office:value-type="float" office:value="474" calcext:value-type="float">
            <text:p>474</text:p>
          </table:table-cell>
          <table:table-cell office:value-type="float" office:value="6553" calcext:value-type="float">
            <text:p>6553</text:p>
          </table:table-cell>
          <table:table-cell office:value-type="float" office:value="1000" calcext:value-type="float">
            <text:p>1000</text:p>
          </table:table-cell>
          <table:table-cell office:value-type="float" office:value="6.553" calcext:value-type="float">
            <text:p>6.5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0.283176" calcext:value-type="float">
            <text:p>0.2831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176" calcext:value-type="float">
            <text:p>0.000283176</text:p>
          </table:table-cell>
          <table:table-cell office:value-type="float" office:value="0.000111921" calcext:value-type="float">
            <text:p>0.000111921</text:p>
          </table:table-cell>
          <table:table-cell office:value-type="float" office:value="0.000619234" calcext:value-type="float">
            <text:p>0.000619234</text:p>
          </table:table-cell>
          <table:table-cell office:value-type="float" office:value="392954" calcext:value-type="float">
            <text:p>392954</text:p>
          </table:table-cell>
          <table:table-cell office:value-type="float" office:value="1000" calcext:value-type="float">
            <text:p>1000</text:p>
          </table:table-cell>
          <table:table-cell office:value-type="float" office:value="392.954" calcext:value-type="float">
            <text:p>392.954</text:p>
          </table:table-cell>
          <table:table-cell office:value-type="float" office:value="301" calcext:value-type="float">
            <text:p>301</text:p>
          </table:table-cell>
          <table:table-cell office:value-type="float" office:value="534" calcext:value-type="float">
            <text:p>534</text:p>
          </table:table-cell>
          <table:table-cell office:value-type="float" office:value="7597" calcext:value-type="float">
            <text:p>7597</text:p>
          </table:table-cell>
          <table:table-cell office:value-type="float" office:value="1000" calcext:value-type="float">
            <text:p>1000</text:p>
          </table:table-cell>
          <table:table-cell office:value-type="float" office:value="7.597" calcext:value-type="float">
            <text:p>7.5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.344023" calcext:value-type="float">
            <text:p>0.344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4023" calcext:value-type="float">
            <text:p>0.000344023</text:p>
          </table:table-cell>
          <table:table-cell office:value-type="float" office:value="0.000141517" calcext:value-type="float">
            <text:p>0.000141517</text:p>
          </table:table-cell>
          <table:table-cell office:value-type="float" office:value="0.000713161" calcext:value-type="float">
            <text:p>0.000713161</text:p>
          </table:table-cell>
          <table:table-cell office:value-type="float" office:value="436906" calcext:value-type="float">
            <text:p>436906</text:p>
          </table:table-cell>
          <table:table-cell office:value-type="float" office:value="1000" calcext:value-type="float">
            <text:p>1000</text:p>
          </table:table-cell>
          <table:table-cell office:value-type="float" office:value="436.906" calcext:value-type="float">
            <text:p>436.906</text:p>
          </table:table-cell>
          <table:table-cell office:value-type="float" office:value="343" calcext:value-type="float">
            <text:p>343</text:p>
          </table:table-cell>
          <table:table-cell office:value-type="float" office:value="574" calcext:value-type="float">
            <text:p>574</text:p>
          </table:table-cell>
          <table:table-cell office:value-type="float" office:value="8707" calcext:value-type="float">
            <text:p>8707</text:p>
          </table:table-cell>
          <table:table-cell office:value-type="float" office:value="1000" calcext:value-type="float">
            <text:p>1000</text:p>
          </table:table-cell>
          <table:table-cell office:value-type="float" office:value="8.707" calcext:value-type="float">
            <text:p>8.70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.471158" calcext:value-type="float">
            <text:p>0.4711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1158" calcext:value-type="float">
            <text:p>0.000471158</text:p>
          </table:table-cell>
          <table:table-cell office:value-type="float" office:value="0.000164274" calcext:value-type="float">
            <text:p>0.000164274</text:p>
          </table:table-cell>
          <table:table-cell office:value-type="float" office:value="0.000911262" calcext:value-type="float">
            <text:p>0.000911262</text:p>
          </table:table-cell>
          <table:table-cell office:value-type="float" office:value="499450" calcext:value-type="float">
            <text:p>499450</text:p>
          </table:table-cell>
          <table:table-cell office:value-type="float" office:value="1000" calcext:value-type="float">
            <text:p>1000</text:p>
          </table:table-cell>
          <table:table-cell office:value-type="float" office:value="499.45" calcext:value-type="float">
            <text:p>499.45</text:p>
          </table:table-cell>
          <table:table-cell office:value-type="float" office:value="387" calcext:value-type="float">
            <text:p>387</text:p>
          </table:table-cell>
          <table:table-cell office:value-type="float" office:value="657" calcext:value-type="float">
            <text:p>657</text:p>
          </table:table-cell>
          <table:table-cell office:value-type="float" office:value="10167" calcext:value-type="float">
            <text:p>10167</text:p>
          </table:table-cell>
          <table:table-cell office:value-type="float" office:value="1000" calcext:value-type="float">
            <text:p>1000</text:p>
          </table:table-cell>
          <table:table-cell office:value-type="float" office:value="10.167" calcext:value-type="float">
            <text:p>10.16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0.827433" calcext:value-type="float">
            <text:p>0.827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27433" calcext:value-type="float">
            <text:p>0.000827433</text:p>
          </table:table-cell>
          <table:table-cell office:value-type="float" office:value="0.000312445" calcext:value-type="float">
            <text:p>0.000312445</text:p>
          </table:table-cell>
          <table:table-cell office:value-type="float" office:value="0.00166933" calcext:value-type="float">
            <text:p>0.00166933</text:p>
          </table:table-cell>
          <table:table-cell office:value-type="float" office:value="637304" calcext:value-type="float">
            <text:p>637304</text:p>
          </table:table-cell>
          <table:table-cell office:value-type="float" office:value="1000" calcext:value-type="float">
            <text:p>1000</text:p>
          </table:table-cell>
          <table:table-cell office:value-type="float" office:value="637.304" calcext:value-type="float">
            <text:p>637.304</text:p>
          </table:table-cell>
          <table:table-cell office:value-type="float" office:value="426" calcext:value-type="float">
            <text:p>426</text:p>
          </table:table-cell>
          <table:table-cell office:value-type="float" office:value="869" calcext:value-type="float">
            <text:p>869</text:p>
          </table:table-cell>
          <table:table-cell office:value-type="float" office:value="12720" calcext:value-type="float">
            <text:p>12720</text:p>
          </table:table-cell>
          <table:table-cell office:value-type="float" office:value="1000" calcext:value-type="float">
            <text:p>1000</text:p>
          </table:table-cell>
          <table:table-cell office:value-type="float" office:value="12.72" calcext:value-type="float">
            <text:p>12.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0750885" calcext:value-type="float">
            <text:p>0.07508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0885" calcext:value-type="float">
            <text:p>7.50885E-05</text:p>
          </table:table-cell>
          <table:table-cell office:value-type="float" office:value="0.000034675" calcext:value-type="float">
            <text:p>3.4675E-05</text:p>
          </table:table-cell>
          <table:table-cell office:value-type="float" office:value="0.000280196" calcext:value-type="float">
            <text:p>0.000280196</text:p>
          </table:table-cell>
          <table:table-cell office:value-type="float" office:value="268642" calcext:value-type="float">
            <text:p>268642</text:p>
          </table:table-cell>
          <table:table-cell office:value-type="float" office:value="1000" calcext:value-type="float">
            <text:p>1000</text:p>
          </table:table-cell>
          <table:table-cell office:value-type="float" office:value="268.642" calcext:value-type="float">
            <text:p>268.642</text:p>
          </table:table-cell>
          <table:table-cell office:value-type="float" office:value="238" calcext:value-type="float">
            <text:p>238</text:p>
          </table:table-cell>
          <table:table-cell office:value-type="float" office:value="385" calcext:value-type="float">
            <text:p>385</text:p>
          </table:table-cell>
          <table:table-cell office:value-type="float" office:value="2935" calcext:value-type="float">
            <text:p>2935</text:p>
          </table:table-cell>
          <table:table-cell office:value-type="float" office:value="1000" calcext:value-type="float">
            <text:p>1000</text:p>
          </table:table-cell>
          <table:table-cell office:value-type="float" office:value="2.935" calcext:value-type="float">
            <text:p>2.9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.110816" calcext:value-type="float">
            <text:p>0.1108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816" calcext:value-type="float">
            <text:p>0.000110816</text:p>
          </table:table-cell>
          <table:table-cell office:value-type="float" office:value="0.000035719" calcext:value-type="float">
            <text:p>3.5719E-05</text:p>
          </table:table-cell>
          <table:table-cell office:value-type="float" office:value="0.000312618" calcext:value-type="float">
            <text:p>0.000312618</text:p>
          </table:table-cell>
          <table:table-cell office:value-type="float" office:value="296221" calcext:value-type="float">
            <text:p>296221</text:p>
          </table:table-cell>
          <table:table-cell office:value-type="float" office:value="1000" calcext:value-type="float">
            <text:p>1000</text:p>
          </table:table-cell>
          <table:table-cell office:value-type="float" office:value="296.221" calcext:value-type="float">
            <text:p>296.221</text:p>
          </table:table-cell>
          <table:table-cell office:value-type="float" office:value="247" calcext:value-type="float">
            <text:p>247</text:p>
          </table:table-cell>
          <table:table-cell office:value-type="float" office:value="425" calcext:value-type="float">
            <text:p>425</text:p>
          </table:table-cell>
          <table:table-cell office:value-type="float" office:value="3927" calcext:value-type="float">
            <text:p>3927</text:p>
          </table:table-cell>
          <table:table-cell office:value-type="float" office:value="1000" calcext:value-type="float">
            <text:p>1000</text:p>
          </table:table-cell>
          <table:table-cell office:value-type="float" office:value="3.927" calcext:value-type="float">
            <text:p>3.9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151644" calcext:value-type="float">
            <text:p>0.151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644" calcext:value-type="float">
            <text:p>0.000151644</text:p>
          </table:table-cell>
          <table:table-cell office:value-type="float" office:value="0.000038295" calcext:value-type="float">
            <text:p>3.8295E-05</text:p>
          </table:table-cell>
          <table:table-cell office:value-type="float" office:value="0.000380243" calcext:value-type="float">
            <text:p>0.000380243</text:p>
          </table:table-cell>
          <table:table-cell office:value-type="float" office:value="325442" calcext:value-type="float">
            <text:p>325442</text:p>
          </table:table-cell>
          <table:table-cell office:value-type="float" office:value="1000" calcext:value-type="float">
            <text:p>1000</text:p>
          </table:table-cell>
          <table:table-cell office:value-type="float" office:value="325.442" calcext:value-type="float">
            <text:p>325.442</text:p>
          </table:table-cell>
          <table:table-cell office:value-type="float" office:value="258" calcext:value-type="float">
            <text:p>258</text:p>
          </table:table-cell>
          <table:table-cell office:value-type="float" office:value="459" calcext:value-type="float">
            <text:p>459</text:p>
          </table:table-cell>
          <table:table-cell office:value-type="float" office:value="4872" calcext:value-type="float">
            <text:p>4872</text:p>
          </table:table-cell>
          <table:table-cell office:value-type="float" office:value="1000" calcext:value-type="float">
            <text:p>1000</text:p>
          </table:table-cell>
          <table:table-cell office:value-type="float" office:value="4.872" calcext:value-type="float">
            <text:p>4.8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193074" calcext:value-type="float">
            <text:p>0.1930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074" calcext:value-type="float">
            <text:p>0.000193074</text:p>
          </table:table-cell>
          <table:table-cell office:value-type="float" office:value="0.00005959" calcext:value-type="float">
            <text:p>5.959E-05</text:p>
          </table:table-cell>
          <table:table-cell office:value-type="float" office:value="0.00058558" calcext:value-type="float">
            <text:p>0.00058558</text:p>
          </table:table-cell>
          <table:table-cell office:value-type="float" office:value="353059" calcext:value-type="float">
            <text:p>353059</text:p>
          </table:table-cell>
          <table:table-cell office:value-type="float" office:value="1000" calcext:value-type="float">
            <text:p>1000</text:p>
          </table:table-cell>
          <table:table-cell office:value-type="float" office:value="353.059" calcext:value-type="float">
            <text:p>353.059</text:p>
          </table:table-cell>
          <table:table-cell office:value-type="float" office:value="281" calcext:value-type="float">
            <text:p>281</text:p>
          </table:table-cell>
          <table:table-cell office:value-type="float" office:value="492" calcext:value-type="float">
            <text:p>492</text:p>
          </table:table-cell>
          <table:table-cell office:value-type="float" office:value="5734" calcext:value-type="float">
            <text:p>5734</text:p>
          </table:table-cell>
          <table:table-cell office:value-type="float" office:value="1000" calcext:value-type="float">
            <text:p>1000</text:p>
          </table:table-cell>
          <table:table-cell office:value-type="float" office:value="5.734" calcext:value-type="float">
            <text:p>5.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249517" calcext:value-type="float">
            <text:p>0.249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517" calcext:value-type="float">
            <text:p>0.000249517</text:p>
          </table:table-cell>
          <table:table-cell office:value-type="float" office:value="0.000063881" calcext:value-type="float">
            <text:p>6.3881E-05</text:p>
          </table:table-cell>
          <table:table-cell office:value-type="float" office:value="0.000545373" calcext:value-type="float">
            <text:p>0.000545373</text:p>
          </table:table-cell>
          <table:table-cell office:value-type="float" office:value="390530" calcext:value-type="float">
            <text:p>390530</text:p>
          </table:table-cell>
          <table:table-cell office:value-type="float" office:value="1000" calcext:value-type="float">
            <text:p>1000</text:p>
          </table:table-cell>
          <table:table-cell office:value-type="float" office:value="390.53" calcext:value-type="float">
            <text:p>390.53</text:p>
          </table:table-cell>
          <table:table-cell office:value-type="float" office:value="290" calcext:value-type="float">
            <text:p>290</text:p>
          </table:table-cell>
          <table:table-cell office:value-type="float" office:value="522" calcext:value-type="float">
            <text:p>522</text:p>
          </table:table-cell>
          <table:table-cell office:value-type="float" office:value="6750" calcext:value-type="float">
            <text:p>6750</text:p>
          </table:table-cell>
          <table:table-cell office:value-type="float" office:value="1000" calcext:value-type="float">
            <text:p>1000</text:p>
          </table:table-cell>
          <table:table-cell office:value-type="float" office:value="6.75" calcext:value-type="float">
            <text:p>6.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308073" calcext:value-type="float">
            <text:p>0.308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8073" calcext:value-type="float">
            <text:p>0.000308073</text:p>
          </table:table-cell>
          <table:table-cell office:value-type="float" office:value="0.000114441" calcext:value-type="float">
            <text:p>0.000114441</text:p>
          </table:table-cell>
          <table:table-cell office:value-type="float" office:value="0.000632464" calcext:value-type="float">
            <text:p>0.000632464</text:p>
          </table:table-cell>
          <table:table-cell office:value-type="float" office:value="431709" calcext:value-type="float">
            <text:p>431709</text:p>
          </table:table-cell>
          <table:table-cell office:value-type="float" office:value="1000" calcext:value-type="float">
            <text:p>1000</text:p>
          </table:table-cell>
          <table:table-cell office:value-type="float" office:value="431.709" calcext:value-type="float">
            <text:p>431.709</text:p>
          </table:table-cell>
          <table:table-cell office:value-type="float" office:value="329" calcext:value-type="float">
            <text:p>329</text:p>
          </table:table-cell>
          <table:table-cell office:value-type="float" office:value="555" calcext:value-type="float">
            <text:p>555</text:p>
          </table:table-cell>
          <table:table-cell office:value-type="float" office:value="7830" calcext:value-type="float">
            <text:p>7830</text:p>
          </table:table-cell>
          <table:table-cell office:value-type="float" office:value="1000" calcext:value-type="float">
            <text:p>1000</text:p>
          </table:table-cell>
          <table:table-cell office:value-type="float" office:value="7.83" calcext:value-type="float">
            <text:p>7.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0.390969" calcext:value-type="float">
            <text:p>0.3909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0969" calcext:value-type="float">
            <text:p>0.000390969</text:p>
          </table:table-cell>
          <table:table-cell office:value-type="float" office:value="0.000163682" calcext:value-type="float">
            <text:p>0.000163682</text:p>
          </table:table-cell>
          <table:table-cell office:value-type="float" office:value="0.000790065" calcext:value-type="float">
            <text:p>0.000790065</text:p>
          </table:table-cell>
          <table:table-cell office:value-type="float" office:value="480159" calcext:value-type="float">
            <text:p>480159</text:p>
          </table:table-cell>
          <table:table-cell office:value-type="float" office:value="1000" calcext:value-type="float">
            <text:p>1000</text:p>
          </table:table-cell>
          <table:table-cell office:value-type="float" office:value="480.159" calcext:value-type="float">
            <text:p>480.159</text:p>
          </table:table-cell>
          <table:table-cell office:value-type="float" office:value="365" calcext:value-type="float">
            <text:p>365</text:p>
          </table:table-cell>
          <table:table-cell office:value-type="float" office:value="639" calcext:value-type="float">
            <text:p>639</text:p>
          </table:table-cell>
          <table:table-cell office:value-type="float" office:value="9049" calcext:value-type="float">
            <text:p>9049</text:p>
          </table:table-cell>
          <table:table-cell office:value-type="float" office:value="1000" calcext:value-type="float">
            <text:p>1000</text:p>
          </table:table-cell>
          <table:table-cell office:value-type="float" office:value="9.049" calcext:value-type="float">
            <text:p>9.04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0.547181" calcext:value-type="float">
            <text:p>0.5471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7181" calcext:value-type="float">
            <text:p>0.000547181</text:p>
          </table:table-cell>
          <table:table-cell office:value-type="float" office:value="0.000218693" calcext:value-type="float">
            <text:p>0.000218693</text:p>
          </table:table-cell>
          <table:table-cell office:value-type="float" office:value="0.00101696" calcext:value-type="float">
            <text:p>0.00101696</text:p>
          </table:table-cell>
          <table:table-cell office:value-type="float" office:value="552212" calcext:value-type="float">
            <text:p>552212</text:p>
          </table:table-cell>
          <table:table-cell office:value-type="float" office:value="1000" calcext:value-type="float">
            <text:p>1000</text:p>
          </table:table-cell>
          <table:table-cell office:value-type="float" office:value="552.212" calcext:value-type="float">
            <text:p>552.212</text:p>
          </table:table-cell>
          <table:table-cell office:value-type="float" office:value="408" calcext:value-type="float">
            <text:p>408</text:p>
          </table:table-cell>
          <table:table-cell office:value-type="float" office:value="694" calcext:value-type="float">
            <text:p>694</text:p>
          </table:table-cell>
          <table:table-cell office:value-type="float" office:value="10652" calcext:value-type="float">
            <text:p>10652</text:p>
          </table:table-cell>
          <table:table-cell office:value-type="float" office:value="1000" calcext:value-type="float">
            <text:p>1000</text:p>
          </table:table-cell>
          <table:table-cell office:value-type="float" office:value="10.652" calcext:value-type="float">
            <text:p>10.65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.908235" calcext:value-type="float">
            <text:p>0.9082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08235" calcext:value-type="float">
            <text:p>0.000908235</text:p>
          </table:table-cell>
          <table:table-cell office:value-type="float" office:value="0.000422944" calcext:value-type="float">
            <text:p>0.000422944</text:p>
          </table:table-cell>
          <table:table-cell office:value-type="float" office:value="0.00188791" calcext:value-type="float">
            <text:p>0.00188791</text:p>
          </table:table-cell>
          <table:table-cell office:value-type="float" office:value="688410" calcext:value-type="float">
            <text:p>688410</text:p>
          </table:table-cell>
          <table:table-cell office:value-type="float" office:value="1000" calcext:value-type="float">
            <text:p>1000</text:p>
          </table:table-cell>
          <table:table-cell office:value-type="float" office:value="688.41" calcext:value-type="float">
            <text:p>688.41</text:p>
          </table:table-cell>
          <table:table-cell office:value-type="float" office:value="502" calcext:value-type="float">
            <text:p>502</text:p>
          </table:table-cell>
          <table:table-cell office:value-type="float" office:value="966" calcext:value-type="float">
            <text:p>966</text:p>
          </table:table-cell>
          <table:table-cell office:value-type="float" office:value="13085" calcext:value-type="float">
            <text:p>13085</text:p>
          </table:table-cell>
          <table:table-cell office:value-type="float" office:value="1000" calcext:value-type="float">
            <text:p>1000</text:p>
          </table:table-cell>
          <table:table-cell office:value-type="float" office:value="13.085" calcext:value-type="float">
            <text:p>13.08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0791296" calcext:value-type="float">
            <text:p>0.07912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1296" calcext:value-type="float">
            <text:p>7.91296E-05</text:p>
          </table:table-cell>
          <table:table-cell office:value-type="float" office:value="0.000037512" calcext:value-type="float">
            <text:p>3.7512E-05</text:p>
          </table:table-cell>
          <table:table-cell office:value-type="float" office:value="0.000295891" calcext:value-type="float">
            <text:p>0.000295891</text:p>
          </table:table-cell>
          <table:table-cell office:value-type="float" office:value="291902" calcext:value-type="float">
            <text:p>291902</text:p>
          </table:table-cell>
          <table:table-cell office:value-type="float" office:value="1000" calcext:value-type="float">
            <text:p>1000</text:p>
          </table:table-cell>
          <table:table-cell office:value-type="float" office:value="291.902" calcext:value-type="float">
            <text:p>291.902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office:value-type="float" office:value="2980" calcext:value-type="float">
            <text:p>2980</text:p>
          </table:table-cell>
          <table:table-cell office:value-type="float" office:value="1000" calcext:value-type="float">
            <text:p>1000</text:p>
          </table:table-cell>
          <table:table-cell office:value-type="float" office:value="2.98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123567" calcext:value-type="float">
            <text:p>0.1235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567" calcext:value-type="float">
            <text:p>0.000123567</text:p>
          </table:table-cell>
          <table:table-cell office:value-type="float" office:value="0.000038831" calcext:value-type="float">
            <text:p>3.8831E-05</text:p>
          </table:table-cell>
          <table:table-cell office:value-type="float" office:value="0.000350446" calcext:value-type="float">
            <text:p>0.000350446</text:p>
          </table:table-cell>
          <table:table-cell office:value-type="float" office:value="324901" calcext:value-type="float">
            <text:p>324901</text:p>
          </table:table-cell>
          <table:table-cell office:value-type="float" office:value="1000" calcext:value-type="float">
            <text:p>1000</text:p>
          </table:table-cell>
          <table:table-cell office:value-type="float" office:value="324.901" calcext:value-type="float">
            <text:p>324.901</text:p>
          </table:table-cell>
          <table:table-cell office:value-type="float" office:value="270" calcext:value-type="float">
            <text:p>270</text:p>
          </table:table-cell>
          <table:table-cell office:value-type="float" office:value="441" calcext:value-type="float">
            <text:p>441</text:p>
          </table:table-cell>
          <table:table-cell office:value-type="float" office:value="4031" calcext:value-type="float">
            <text:p>4031</text:p>
          </table:table-cell>
          <table:table-cell office:value-type="float" office:value="1000" calcext:value-type="float">
            <text:p>1000</text:p>
          </table:table-cell>
          <table:table-cell office:value-type="float" office:value="4.031" calcext:value-type="float">
            <text:p>4.0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.170208" calcext:value-type="float">
            <text:p>0.170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208" calcext:value-type="float">
            <text:p>0.000170208</text:p>
          </table:table-cell>
          <table:table-cell office:value-type="float" office:value="0.000051778" calcext:value-type="float">
            <text:p>5.1778E-05</text:p>
          </table:table-cell>
          <table:table-cell office:value-type="float" office:value="0.000418835" calcext:value-type="float">
            <text:p>0.000418835</text:p>
          </table:table-cell>
          <table:table-cell office:value-type="float" office:value="356160" calcext:value-type="float">
            <text:p>356160</text:p>
          </table:table-cell>
          <table:table-cell office:value-type="float" office:value="1000" calcext:value-type="float">
            <text:p>1000</text:p>
          </table:table-cell>
          <table:table-cell office:value-type="float" office:value="356.16" calcext:value-type="float">
            <text:p>356.16</text:p>
          </table:table-cell>
          <table:table-cell office:value-type="float" office:value="291" calcext:value-type="float">
            <text:p>291</text:p>
          </table:table-cell>
          <table:table-cell office:value-type="float" office:value="452" calcext:value-type="float">
            <text:p>452</text:p>
          </table:table-cell>
          <table:table-cell office:value-type="float" office:value="4968" calcext:value-type="float">
            <text:p>4968</text:p>
          </table:table-cell>
          <table:table-cell office:value-type="float" office:value="1000" calcext:value-type="float">
            <text:p>1000</text:p>
          </table:table-cell>
          <table:table-cell office:value-type="float" office:value="4.968" calcext:value-type="float">
            <text:p>4.9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0.218376" calcext:value-type="float">
            <text:p>0.218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8376" calcext:value-type="float">
            <text:p>0.000218376</text:p>
          </table:table-cell>
          <table:table-cell office:value-type="float" office:value="0.000069489" calcext:value-type="float">
            <text:p>6.9489E-05</text:p>
          </table:table-cell>
          <table:table-cell office:value-type="float" office:value="0.000479832" calcext:value-type="float">
            <text:p>0.000479832</text:p>
          </table:table-cell>
          <table:table-cell office:value-type="float" office:value="388698" calcext:value-type="float">
            <text:p>388698</text:p>
          </table:table-cell>
          <table:table-cell office:value-type="float" office:value="1000" calcext:value-type="float">
            <text:p>1000</text:p>
          </table:table-cell>
          <table:table-cell office:value-type="float" office:value="388.698" calcext:value-type="float">
            <text:p>388.698</text:p>
          </table:table-cell>
          <table:table-cell office:value-type="float" office:value="311" calcext:value-type="float">
            <text:p>311</text:p>
          </table:table-cell>
          <table:table-cell office:value-type="float" office:value="513" calcext:value-type="float">
            <text:p>513</text:p>
          </table:table-cell>
          <table:table-cell office:value-type="float" office:value="5941" calcext:value-type="float">
            <text:p>5941</text:p>
          </table:table-cell>
          <table:table-cell office:value-type="float" office:value="1000" calcext:value-type="float">
            <text:p>1000</text:p>
          </table:table-cell>
          <table:table-cell office:value-type="float" office:value="5.941" calcext:value-type="float">
            <text:p>5.9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0.269935" calcext:value-type="float">
            <text:p>0.269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9935" calcext:value-type="float">
            <text:p>0.000269935</text:p>
          </table:table-cell>
          <table:table-cell office:value-type="float" office:value="0.000104648" calcext:value-type="float">
            <text:p>0.000104648</text:p>
          </table:table-cell>
          <table:table-cell office:value-type="float" office:value="0.000654936" calcext:value-type="float">
            <text:p>0.000654936</text:p>
          </table:table-cell>
          <table:table-cell office:value-type="float" office:value="425316" calcext:value-type="float">
            <text:p>425316</text:p>
          </table:table-cell>
          <table:table-cell office:value-type="float" office:value="1000" calcext:value-type="float">
            <text:p>1000</text:p>
          </table:table-cell>
          <table:table-cell office:value-type="float" office:value="425.316" calcext:value-type="float">
            <text:p>425.316</text:p>
          </table:table-cell>
          <table:table-cell office:value-type="float" office:value="319" calcext:value-type="float">
            <text:p>319</text:p>
          </table:table-cell>
          <table:table-cell office:value-type="float" office:value="550" calcext:value-type="float">
            <text:p>550</text:p>
          </table:table-cell>
          <table:table-cell office:value-type="float" office:value="6926" calcext:value-type="float">
            <text:p>6926</text:p>
          </table:table-cell>
          <table:table-cell office:value-type="float" office:value="1000" calcext:value-type="float">
            <text:p>1000</text:p>
          </table:table-cell>
          <table:table-cell office:value-type="float" office:value="6.926" calcext:value-type="float">
            <text:p>6.9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338825" calcext:value-type="float">
            <text:p>0.338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8825" calcext:value-type="float">
            <text:p>0.000338825</text:p>
          </table:table-cell>
          <table:table-cell office:value-type="float" office:value="0.00013214" calcext:value-type="float">
            <text:p>0.00013214</text:p>
          </table:table-cell>
          <table:table-cell office:value-type="float" office:value="0.000655474" calcext:value-type="float">
            <text:p>0.000655474</text:p>
          </table:table-cell>
          <table:table-cell office:value-type="float" office:value="468353" calcext:value-type="float">
            <text:p>468353</text:p>
          </table:table-cell>
          <table:table-cell office:value-type="float" office:value="1000" calcext:value-type="float">
            <text:p>1000</text:p>
          </table:table-cell>
          <table:table-cell office:value-type="float" office:value="468.353" calcext:value-type="float">
            <text:p>468.353</text:p>
          </table:table-cell>
          <table:table-cell office:value-type="float" office:value="360" calcext:value-type="float">
            <text:p>360</text:p>
          </table:table-cell>
          <table:table-cell office:value-type="float" office:value="611" calcext:value-type="float">
            <text:p>611</text:p>
          </table:table-cell>
          <table:table-cell office:value-type="float" office:value="8033" calcext:value-type="float">
            <text:p>8033</text:p>
          </table:table-cell>
          <table:table-cell office:value-type="float" office:value="1000" calcext:value-type="float">
            <text:p>1000</text:p>
          </table:table-cell>
          <table:table-cell office:value-type="float" office:value="8.033" calcext:value-type="float">
            <text:p>8.0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0.432676" calcext:value-type="float">
            <text:p>0.4326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2676" calcext:value-type="float">
            <text:p>0.000432676</text:p>
          </table:table-cell>
          <table:table-cell office:value-type="float" office:value="0.000164972" calcext:value-type="float">
            <text:p>0.000164972</text:p>
          </table:table-cell>
          <table:table-cell office:value-type="float" office:value="0.000826507" calcext:value-type="float">
            <text:p>0.000826507</text:p>
          </table:table-cell>
          <table:table-cell office:value-type="float" office:value="523259" calcext:value-type="float">
            <text:p>523259</text:p>
          </table:table-cell>
          <table:table-cell office:value-type="float" office:value="1000" calcext:value-type="float">
            <text:p>1000</text:p>
          </table:table-cell>
          <table:table-cell office:value-type="float" office:value="523.259" calcext:value-type="float">
            <text:p>523.259</text:p>
          </table:table-cell>
          <table:table-cell office:value-type="float" office:value="412" calcext:value-type="float">
            <text:p>412</text:p>
          </table:table-cell>
          <table:table-cell office:value-type="float" office:value="681" calcext:value-type="float">
            <text:p>681</text:p>
          </table:table-cell>
          <table:table-cell office:value-type="float" office:value="9318" calcext:value-type="float">
            <text:p>9318</text:p>
          </table:table-cell>
          <table:table-cell office:value-type="float" office:value="1000" calcext:value-type="float">
            <text:p>1000</text:p>
          </table:table-cell>
          <table:table-cell office:value-type="float" office:value="9.318" calcext:value-type="float">
            <text:p>9.3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.596701" calcext:value-type="float">
            <text:p>0.5967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6701" calcext:value-type="float">
            <text:p>0.000596701</text:p>
          </table:table-cell>
          <table:table-cell office:value-type="float" office:value="0.000293365" calcext:value-type="float">
            <text:p>0.000293365</text:p>
          </table:table-cell>
          <table:table-cell office:value-type="float" office:value="0.00111578" calcext:value-type="float">
            <text:p>0.00111578</text:p>
          </table:table-cell>
          <table:table-cell office:value-type="float" office:value="599396" calcext:value-type="float">
            <text:p>599396</text:p>
          </table:table-cell>
          <table:table-cell office:value-type="float" office:value="1000" calcext:value-type="float">
            <text:p>1000</text:p>
          </table:table-cell>
          <table:table-cell office:value-type="float" office:value="599.396" calcext:value-type="float">
            <text:p>599.396</text:p>
          </table:table-cell>
          <table:table-cell office:value-type="float" office:value="473" calcext:value-type="float">
            <text:p>473</text:p>
          </table:table-cell>
          <table:table-cell office:value-type="float" office:value="771" calcext:value-type="float">
            <text:p>771</text:p>
          </table:table-cell>
          <table:table-cell office:value-type="float" office:value="10980" calcext:value-type="float">
            <text:p>10980</text:p>
          </table:table-cell>
          <table:table-cell office:value-type="float" office:value="1000" calcext:value-type="float">
            <text:p>1000</text:p>
          </table:table-cell>
          <table:table-cell office:value-type="float" office:value="10.98" calcext:value-type="float">
            <text:p>10.9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0.988904" calcext:value-type="float">
            <text:p>0.9889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88904" calcext:value-type="float">
            <text:p>0.000988904</text:p>
          </table:table-cell>
          <table:table-cell office:value-type="float" office:value="0.000417793" calcext:value-type="float">
            <text:p>0.000417793</text:p>
          </table:table-cell>
          <table:table-cell office:value-type="float" office:value="0.0024349" calcext:value-type="float">
            <text:p>0.0024349</text:p>
          </table:table-cell>
          <table:table-cell office:value-type="float" office:value="742777" calcext:value-type="float">
            <text:p>742777</text:p>
          </table:table-cell>
          <table:table-cell office:value-type="float" office:value="1000" calcext:value-type="float">
            <text:p>1000</text:p>
          </table:table-cell>
          <table:table-cell office:value-type="float" office:value="742.777" calcext:value-type="float">
            <text:p>742.777</text:p>
          </table:table-cell>
          <table:table-cell office:value-type="float" office:value="551" calcext:value-type="float">
            <text:p>551</text:p>
          </table:table-cell>
          <table:table-cell office:value-type="float" office:value="1161" calcext:value-type="float">
            <text:p>1161</text:p>
          </table:table-cell>
          <table:table-cell office:value-type="float" office:value="13471" calcext:value-type="float">
            <text:p>13471</text:p>
          </table:table-cell>
          <table:table-cell office:value-type="float" office:value="1000" calcext:value-type="float">
            <text:p>1000</text:p>
          </table:table-cell>
          <table:table-cell office:value-type="float" office:value="13.471" calcext:value-type="float">
            <text:p>13.47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0831069" calcext:value-type="float">
            <text:p>0.08310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069" calcext:value-type="float">
            <text:p>8.31069E-05</text:p>
          </table:table-cell>
          <table:table-cell office:value-type="float" office:value="0.000040298" calcext:value-type="float">
            <text:p>4.0298E-05</text:p>
          </table:table-cell>
          <table:table-cell office:value-type="float" office:value="0.000343347" calcext:value-type="float">
            <text:p>0.000343347</text:p>
          </table:table-cell>
          <table:table-cell office:value-type="float" office:value="317337" calcext:value-type="float">
            <text:p>317337</text:p>
          </table:table-cell>
          <table:table-cell office:value-type="float" office:value="1000" calcext:value-type="float">
            <text:p>1000</text:p>
          </table:table-cell>
          <table:table-cell office:value-type="float" office:value="317.337" calcext:value-type="float">
            <text:p>317.337</text:p>
          </table:table-cell>
          <table:table-cell office:value-type="float" office:value="286" calcext:value-type="float">
            <text:p>286</text:p>
          </table:table-cell>
          <table:table-cell office:value-type="float" office:value="458" calcext:value-type="float">
            <text:p>458</text:p>
          </table:table-cell>
          <table:table-cell office:value-type="float" office:value="3055" calcext:value-type="float">
            <text:p>3055</text:p>
          </table:table-cell>
          <table:table-cell office:value-type="float" office:value="1000" calcext:value-type="float">
            <text:p>1000</text:p>
          </table:table-cell>
          <table:table-cell office:value-type="float" office:value="3.055" calcext:value-type="float">
            <text:p>3.0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135712" calcext:value-type="float">
            <text:p>0.1357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712" calcext:value-type="float">
            <text:p>0.000135712</text:p>
          </table:table-cell>
          <table:table-cell office:value-type="float" office:value="0.000042237" calcext:value-type="float">
            <text:p>4.2237E-05</text:p>
          </table:table-cell>
          <table:table-cell office:value-type="float" office:value="0.000396979" calcext:value-type="float">
            <text:p>0.000396979</text:p>
          </table:table-cell>
          <table:table-cell office:value-type="float" office:value="354421" calcext:value-type="float">
            <text:p>354421</text:p>
          </table:table-cell>
          <table:table-cell office:value-type="float" office:value="1000" calcext:value-type="float">
            <text:p>1000</text:p>
          </table:table-cell>
          <table:table-cell office:value-type="float" office:value="354.421" calcext:value-type="float">
            <text:p>354.421</text:p>
          </table:table-cell>
          <table:table-cell office:value-type="float" office:value="294" calcext:value-type="float">
            <text:p>294</text:p>
          </table:table-cell>
          <table:table-cell office:value-type="float" office:value="466" calcext:value-type="float">
            <text:p>466</text:p>
          </table:table-cell>
          <table:table-cell office:value-type="float" office:value="4140" calcext:value-type="float">
            <text:p>4140</text:p>
          </table:table-cell>
          <table:table-cell office:value-type="float" office:value="1000" calcext:value-type="float">
            <text:p>1000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190376" calcext:value-type="float">
            <text:p>0.190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0376" calcext:value-type="float">
            <text:p>0.000190376</text:p>
          </table:table-cell>
          <table:table-cell office:value-type="float" office:value="0.000044497" calcext:value-type="float">
            <text:p>4.4497E-05</text:p>
          </table:table-cell>
          <table:table-cell office:value-type="float" office:value="0.000489382" calcext:value-type="float">
            <text:p>0.000489382</text:p>
          </table:table-cell>
          <table:table-cell office:value-type="float" office:value="387521" calcext:value-type="float">
            <text:p>387521</text:p>
          </table:table-cell>
          <table:table-cell office:value-type="float" office:value="1000" calcext:value-type="float">
            <text:p>1000</text:p>
          </table:table-cell>
          <table:table-cell office:value-type="float" office:value="387.521" calcext:value-type="float">
            <text:p>387.521</text:p>
          </table:table-cell>
          <table:table-cell office:value-type="float" office:value="308" calcext:value-type="float">
            <text:p>308</text:p>
          </table:table-cell>
          <table:table-cell office:value-type="float" office:value="510" calcext:value-type="float">
            <text:p>510</text:p>
          </table:table-cell>
          <table:table-cell office:value-type="float" office:value="5109" calcext:value-type="float">
            <text:p>5109</text:p>
          </table:table-cell>
          <table:table-cell office:value-type="float" office:value="1000" calcext:value-type="float">
            <text:p>1000</text:p>
          </table:table-cell>
          <table:table-cell office:value-type="float" office:value="5.109" calcext:value-type="float">
            <text:p>5.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.242607" calcext:value-type="float">
            <text:p>0.2426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2607" calcext:value-type="float">
            <text:p>0.000242607</text:p>
          </table:table-cell>
          <table:table-cell office:value-type="float" office:value="0.000074228" calcext:value-type="float">
            <text:p>7.4228E-05</text:p>
          </table:table-cell>
          <table:table-cell office:value-type="float" office:value="0.000556685" calcext:value-type="float">
            <text:p>0.000556685</text:p>
          </table:table-cell>
          <table:table-cell office:value-type="float" office:value="421539" calcext:value-type="float">
            <text:p>421539</text:p>
          </table:table-cell>
          <table:table-cell office:value-type="float" office:value="1000" calcext:value-type="float">
            <text:p>1000</text:p>
          </table:table-cell>
          <table:table-cell office:value-type="float" office:value="421.539" calcext:value-type="float">
            <text:p>421.539</text:p>
          </table:table-cell>
          <table:table-cell office:value-type="float" office:value="338" calcext:value-type="float">
            <text:p>338</text:p>
          </table:table-cell>
          <table:table-cell office:value-type="float" office:value="544" calcext:value-type="float">
            <text:p>544</text:p>
          </table:table-cell>
          <table:table-cell office:value-type="float" office:value="6079" calcext:value-type="float">
            <text:p>6079</text:p>
          </table:table-cell>
          <table:table-cell office:value-type="float" office:value="1000" calcext:value-type="float">
            <text:p>1000</text:p>
          </table:table-cell>
          <table:table-cell office:value-type="float" office:value="6.079" calcext:value-type="float">
            <text:p>6.0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0.305038" calcext:value-type="float">
            <text:p>0.3050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5038" calcext:value-type="float">
            <text:p>0.000305038</text:p>
          </table:table-cell>
          <table:table-cell office:value-type="float" office:value="0.000102885" calcext:value-type="float">
            <text:p>0.000102885</text:p>
          </table:table-cell>
          <table:table-cell office:value-type="float" office:value="0.0006919" calcext:value-type="float">
            <text:p>0.0006919</text:p>
          </table:table-cell>
          <table:table-cell office:value-type="float" office:value="464904" calcext:value-type="float">
            <text:p>464904</text:p>
          </table:table-cell>
          <table:table-cell office:value-type="float" office:value="1000" calcext:value-type="float">
            <text:p>1000</text:p>
          </table:table-cell>
          <table:table-cell office:value-type="float" office:value="464.904" calcext:value-type="float">
            <text:p>464.904</text:p>
          </table:table-cell>
          <table:table-cell office:value-type="float" office:value="365" calcext:value-type="float">
            <text:p>365</text:p>
          </table:table-cell>
          <table:table-cell office:value-type="float" office:value="583" calcext:value-type="float">
            <text:p>583</text:p>
          </table:table-cell>
          <table:table-cell office:value-type="float" office:value="7188" calcext:value-type="float">
            <text:p>7188</text:p>
          </table:table-cell>
          <table:table-cell office:value-type="float" office:value="1000" calcext:value-type="float">
            <text:p>1000</text:p>
          </table:table-cell>
          <table:table-cell office:value-type="float" office:value="7.188" calcext:value-type="float">
            <text:p>7.1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36784" calcext:value-type="float">
            <text:p>0.367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784" calcext:value-type="float">
            <text:p>0.00036784</text:p>
          </table:table-cell>
          <table:table-cell office:value-type="float" office:value="0.000165683" calcext:value-type="float">
            <text:p>0.000165683</text:p>
          </table:table-cell>
          <table:table-cell office:value-type="float" office:value="0.000777606" calcext:value-type="float">
            <text:p>0.000777606</text:p>
          </table:table-cell>
          <table:table-cell office:value-type="float" office:value="508367" calcext:value-type="float">
            <text:p>508367</text:p>
          </table:table-cell>
          <table:table-cell office:value-type="float" office:value="1000" calcext:value-type="float">
            <text:p>1000</text:p>
          </table:table-cell>
          <table:table-cell office:value-type="float" office:value="508.367" calcext:value-type="float">
            <text:p>508.367</text:p>
          </table:table-cell>
          <table:table-cell office:value-type="float" office:value="404" calcext:value-type="float">
            <text:p>404</text:p>
          </table:table-cell>
          <table:table-cell office:value-type="float" office:value="643" calcext:value-type="float">
            <text:p>643</text:p>
          </table:table-cell>
          <table:table-cell office:value-type="float" office:value="8267" calcext:value-type="float">
            <text:p>8267</text:p>
          </table:table-cell>
          <table:table-cell office:value-type="float" office:value="1000" calcext:value-type="float">
            <text:p>1000</text:p>
          </table:table-cell>
          <table:table-cell office:value-type="float" office:value="8.267" calcext:value-type="float">
            <text:p>8.26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0.478862" calcext:value-type="float">
            <text:p>0.478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8862" calcext:value-type="float">
            <text:p>0.000478862</text:p>
          </table:table-cell>
          <table:table-cell office:value-type="float" office:value="0.000223831" calcext:value-type="float">
            <text:p>0.000223831</text:p>
          </table:table-cell>
          <table:table-cell office:value-type="float" office:value="0.000952739" calcext:value-type="float">
            <text:p>0.000952739</text:p>
          </table:table-cell>
          <table:table-cell office:value-type="float" office:value="571389" calcext:value-type="float">
            <text:p>571389</text:p>
          </table:table-cell>
          <table:table-cell office:value-type="float" office:value="1000" calcext:value-type="float">
            <text:p>1000</text:p>
          </table:table-cell>
          <table:table-cell office:value-type="float" office:value="571.389" calcext:value-type="float">
            <text:p>571.389</text:p>
          </table:table-cell>
          <table:table-cell office:value-type="float" office:value="459" calcext:value-type="float">
            <text:p>459</text:p>
          </table:table-cell>
          <table:table-cell office:value-type="float" office:value="746" calcext:value-type="float">
            <text:p>746</text:p>
          </table:table-cell>
          <table:table-cell office:value-type="float" office:value="9703" calcext:value-type="float">
            <text:p>9703</text:p>
          </table:table-cell>
          <table:table-cell office:value-type="float" office:value="1000" calcext:value-type="float">
            <text:p>1000</text:p>
          </table:table-cell>
          <table:table-cell office:value-type="float" office:value="9.703" calcext:value-type="float">
            <text:p>9.70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.647758" calcext:value-type="float">
            <text:p>0.647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47758" calcext:value-type="float">
            <text:p>0.000647758</text:p>
          </table:table-cell>
          <table:table-cell office:value-type="float" office:value="0.000307845" calcext:value-type="float">
            <text:p>0.000307845</text:p>
          </table:table-cell>
          <table:table-cell office:value-type="float" office:value="0.00128984" calcext:value-type="float">
            <text:p>0.00128984</text:p>
          </table:table-cell>
          <table:table-cell office:value-type="float" office:value="648815" calcext:value-type="float">
            <text:p>648815</text:p>
          </table:table-cell>
          <table:table-cell office:value-type="float" office:value="1000" calcext:value-type="float">
            <text:p>1000</text:p>
          </table:table-cell>
          <table:table-cell office:value-type="float" office:value="648.815" calcext:value-type="float">
            <text:p>648.815</text:p>
          </table:table-cell>
          <table:table-cell office:value-type="float" office:value="507" calcext:value-type="float">
            <text:p>507</text:p>
          </table:table-cell>
          <table:table-cell office:value-type="float" office:value="834" calcext:value-type="float">
            <text:p>834</text:p>
          </table:table-cell>
          <table:table-cell office:value-type="float" office:value="11304" calcext:value-type="float">
            <text:p>11304</text:p>
          </table:table-cell>
          <table:table-cell office:value-type="float" office:value="1000" calcext:value-type="float">
            <text:p>1000</text:p>
          </table:table-cell>
          <table:table-cell office:value-type="float" office:value="11.304" calcext:value-type="float">
            <text:p>11.30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.09772" calcext:value-type="float">
            <text:p>1.097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772" calcext:value-type="float">
            <text:p>0.00109772</text:p>
          </table:table-cell>
          <table:table-cell office:value-type="float" office:value="0.000468053" calcext:value-type="float">
            <text:p>0.000468053</text:p>
          </table:table-cell>
          <table:table-cell office:value-type="float" office:value="0.00233561" calcext:value-type="float">
            <text:p>0.00233561</text:p>
          </table:table-cell>
          <table:table-cell office:value-type="float" office:value="806801" calcext:value-type="float">
            <text:p>806801</text:p>
          </table:table-cell>
          <table:table-cell office:value-type="float" office:value="1000" calcext:value-type="float">
            <text:p>1000</text:p>
          </table:table-cell>
          <table:table-cell office:value-type="float" office:value="806.801" calcext:value-type="float">
            <text:p>806.801</text:p>
          </table:table-cell>
          <table:table-cell office:value-type="float" office:value="614" calcext:value-type="float">
            <text:p>614</text:p>
          </table:table-cell>
          <table:table-cell office:value-type="float" office:value="1115" calcext:value-type="float">
            <text:p>1115</text:p>
          </table:table-cell>
          <table:table-cell office:value-type="float" office:value="13973" calcext:value-type="float">
            <text:p>13973</text:p>
          </table:table-cell>
          <table:table-cell office:value-type="float" office:value="1000" calcext:value-type="float">
            <text:p>1000</text:p>
          </table:table-cell>
          <table:table-cell office:value-type="float" office:value="13.973" calcext:value-type="float">
            <text:p>13.9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0909139" calcext:value-type="float">
            <text:p>0.09091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9139" calcext:value-type="float">
            <text:p>9.09139E-05</text:p>
          </table:table-cell>
          <table:table-cell office:value-type="float" office:value="0.000042945" calcext:value-type="float">
            <text:p>4.2945E-05</text:p>
          </table:table-cell>
          <table:table-cell office:value-type="float" office:value="0.000375544" calcext:value-type="float">
            <text:p>0.000375544</text:p>
          </table:table-cell>
          <table:table-cell office:value-type="float" office:value="345554" calcext:value-type="float">
            <text:p>345554</text:p>
          </table:table-cell>
          <table:table-cell office:value-type="float" office:value="1000" calcext:value-type="float">
            <text:p>1000</text:p>
          </table:table-cell>
          <table:table-cell office:value-type="float" office:value="345.554" calcext:value-type="float">
            <text:p>345.554</text:p>
          </table:table-cell>
          <table:table-cell office:value-type="float" office:value="309" calcext:value-type="float">
            <text:p>309</text:p>
          </table:table-cell>
          <table:table-cell office:value-type="float" office:value="493" calcext:value-type="float">
            <text:p>493</text:p>
          </table:table-cell>
          <table:table-cell office:value-type="float" office:value="3086" calcext:value-type="float">
            <text:p>3086</text:p>
          </table:table-cell>
          <table:table-cell office:value-type="float" office:value="1000" calcext:value-type="float">
            <text:p>1000</text:p>
          </table:table-cell>
          <table:table-cell office:value-type="float" office:value="3.086" calcext:value-type="float">
            <text:p>3.0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142524" calcext:value-type="float">
            <text:p>0.1425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524" calcext:value-type="float">
            <text:p>0.000142524</text:p>
          </table:table-cell>
          <table:table-cell office:value-type="float" office:value="0.000045387" calcext:value-type="float">
            <text:p>4.5387E-05</text:p>
          </table:table-cell>
          <table:table-cell office:value-type="float" office:value="0.000338659" calcext:value-type="float">
            <text:p>0.000338659</text:p>
          </table:table-cell>
          <table:table-cell office:value-type="float" office:value="382234" calcext:value-type="float">
            <text:p>382234</text:p>
          </table:table-cell>
          <table:table-cell office:value-type="float" office:value="1000" calcext:value-type="float">
            <text:p>1000</text:p>
          </table:table-cell>
          <table:table-cell office:value-type="float" office:value="382.234" calcext:value-type="float">
            <text:p>382.234</text:p>
          </table:table-cell>
          <table:table-cell office:value-type="float" office:value="319" calcext:value-type="float">
            <text:p>319</text:p>
          </table:table-cell>
          <table:table-cell office:value-type="float" office:value="473" calcext:value-type="float">
            <text:p>473</text:p>
          </table:table-cell>
          <table:table-cell office:value-type="float" office:value="4173" calcext:value-type="float">
            <text:p>4173</text:p>
          </table:table-cell>
          <table:table-cell office:value-type="float" office:value="1000" calcext:value-type="float">
            <text:p>1000</text:p>
          </table:table-cell>
          <table:table-cell office:value-type="float" office:value="4.173" calcext:value-type="float">
            <text:p>4.1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195708" calcext:value-type="float">
            <text:p>0.1957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5708" calcext:value-type="float">
            <text:p>0.000195708</text:p>
          </table:table-cell>
          <table:table-cell office:value-type="float" office:value="0.000047195" calcext:value-type="float">
            <text:p>4.7195E-05</text:p>
          </table:table-cell>
          <table:table-cell office:value-type="float" office:value="0.000574053" calcext:value-type="float">
            <text:p>0.000574053</text:p>
          </table:table-cell>
          <table:table-cell office:value-type="float" office:value="418458" calcext:value-type="float">
            <text:p>418458</text:p>
          </table:table-cell>
          <table:table-cell office:value-type="float" office:value="1000" calcext:value-type="float">
            <text:p>1000</text:p>
          </table:table-cell>
          <table:table-cell office:value-type="float" office:value="418.458" calcext:value-type="float">
            <text:p>418.458</text:p>
          </table:table-cell>
          <table:table-cell office:value-type="float" office:value="332" calcext:value-type="float">
            <text:p>332</text:p>
          </table:table-cell>
          <table:table-cell office:value-type="float" office:value="554" calcext:value-type="float">
            <text:p>554</text:p>
          </table:table-cell>
          <table:table-cell office:value-type="float" office:value="5202" calcext:value-type="float">
            <text:p>5202</text:p>
          </table:table-cell>
          <table:table-cell office:value-type="float" office:value="1000" calcext:value-type="float">
            <text:p>1000</text:p>
          </table:table-cell>
          <table:table-cell office:value-type="float" office:value="5.202" calcext:value-type="float">
            <text:p>5.2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.254735" calcext:value-type="float">
            <text:p>0.2547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4735" calcext:value-type="float">
            <text:p>0.000254735</text:p>
          </table:table-cell>
          <table:table-cell office:value-type="float" office:value="0.000069565" calcext:value-type="float">
            <text:p>6.9565E-05</text:p>
          </table:table-cell>
          <table:table-cell office:value-type="float" office:value="0.000586499" calcext:value-type="float">
            <text:p>0.000586499</text:p>
          </table:table-cell>
          <table:table-cell office:value-type="float" office:value="459490" calcext:value-type="float">
            <text:p>459490</text:p>
          </table:table-cell>
          <table:table-cell office:value-type="float" office:value="1000" calcext:value-type="float">
            <text:p>1000</text:p>
          </table:table-cell>
          <table:table-cell office:value-type="float" office:value="459.49" calcext:value-type="float">
            <text:p>459.49</text:p>
          </table:table-cell>
          <table:table-cell office:value-type="float" office:value="364" calcext:value-type="float">
            <text:p>364</text:p>
          </table:table-cell>
          <table:table-cell office:value-type="float" office:value="610" calcext:value-type="float">
            <text:p>610</text:p>
          </table:table-cell>
          <table:table-cell office:value-type="float" office:value="6266" calcext:value-type="float">
            <text:p>6266</text:p>
          </table:table-cell>
          <table:table-cell office:value-type="float" office:value="1000" calcext:value-type="float">
            <text:p>1000</text:p>
          </table:table-cell>
          <table:table-cell office:value-type="float" office:value="6.266" calcext:value-type="float">
            <text:p>6.2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329536" calcext:value-type="float">
            <text:p>0.3295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9536" calcext:value-type="float">
            <text:p>0.000329536</text:p>
          </table:table-cell>
          <table:table-cell office:value-type="float" office:value="0.00013149" calcext:value-type="float">
            <text:p>0.00013149</text:p>
          </table:table-cell>
          <table:table-cell office:value-type="float" office:value="0.00068745" calcext:value-type="float">
            <text:p>0.00068745</text:p>
          </table:table-cell>
          <table:table-cell office:value-type="float" office:value="503192" calcext:value-type="float">
            <text:p>503192</text:p>
          </table:table-cell>
          <table:table-cell office:value-type="float" office:value="1000" calcext:value-type="float">
            <text:p>1000</text:p>
          </table:table-cell>
          <table:table-cell office:value-type="float" office:value="503.192" calcext:value-type="float">
            <text:p>503.192</text:p>
          </table:table-cell>
          <table:table-cell office:value-type="float" office:value="406" calcext:value-type="float">
            <text:p>406</text:p>
          </table:table-cell>
          <table:table-cell office:value-type="float" office:value="643" calcext:value-type="float">
            <text:p>643</text:p>
          </table:table-cell>
          <table:table-cell office:value-type="float" office:value="7379" calcext:value-type="float">
            <text:p>7379</text:p>
          </table:table-cell>
          <table:table-cell office:value-type="float" office:value="1000" calcext:value-type="float">
            <text:p>1000</text:p>
          </table:table-cell>
          <table:table-cell office:value-type="float" office:value="7.379" calcext:value-type="float">
            <text:p>7.3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6748" calcext:value-type="float">
            <text:p>0.000416748</text:p>
          </table:table-cell>
          <table:table-cell office:value-type="float" office:value="0.000179582" calcext:value-type="float">
            <text:p>0.000179582</text:p>
          </table:table-cell>
          <table:table-cell office:value-type="float" office:value="0.000836142" calcext:value-type="float">
            <text:p>0.000836142</text:p>
          </table:table-cell>
          <table:table-cell office:value-type="float" office:value="553786" calcext:value-type="float">
            <text:p>553786</text:p>
          </table:table-cell>
          <table:table-cell office:value-type="float" office:value="1000" calcext:value-type="float">
            <text:p>1000</text:p>
          </table:table-cell>
          <table:table-cell office:value-type="float" office:value="553.786" calcext:value-type="float">
            <text:p>553.786</text:p>
          </table:table-cell>
          <table:table-cell office:value-type="float" office:value="441" calcext:value-type="float">
            <text:p>441</text:p>
          </table:table-cell>
          <table:table-cell office:value-type="float" office:value="716" calcext:value-type="float">
            <text:p>716</text:p>
          </table:table-cell>
          <table:table-cell office:value-type="float" office:value="8565" calcext:value-type="float">
            <text:p>8565</text:p>
          </table:table-cell>
          <table:table-cell office:value-type="float" office:value="1000" calcext:value-type="float">
            <text:p>1000</text:p>
          </table:table-cell>
          <table:table-cell office:value-type="float" office:value="8.565" calcext:value-type="float">
            <text:p>8.56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0.545223" calcext:value-type="float">
            <text:p>0.545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5223" calcext:value-type="float">
            <text:p>0.000545223</text:p>
          </table:table-cell>
          <table:table-cell office:value-type="float" office:value="0.000233089" calcext:value-type="float">
            <text:p>0.000233089</text:p>
          </table:table-cell>
          <table:table-cell office:value-type="float" office:value="0.00102429" calcext:value-type="float">
            <text:p>0.00102429</text:p>
          </table:table-cell>
          <table:table-cell office:value-type="float" office:value="618612" calcext:value-type="float">
            <text:p>618612</text:p>
          </table:table-cell>
          <table:table-cell office:value-type="float" office:value="1000" calcext:value-type="float">
            <text:p>1000</text:p>
          </table:table-cell>
          <table:table-cell office:value-type="float" office:value="618.612" calcext:value-type="float">
            <text:p>618.612</text:p>
          </table:table-cell>
          <table:table-cell office:value-type="float" office:value="492" calcext:value-type="float">
            <text:p>492</text:p>
          </table:table-cell>
          <table:table-cell office:value-type="float" office:value="777" calcext:value-type="float">
            <text:p>777</text:p>
          </table:table-cell>
          <table:table-cell office:value-type="float" office:value="9970" calcext:value-type="float">
            <text:p>9970</text:p>
          </table:table-cell>
          <table:table-cell office:value-type="float" office:value="1000" calcext:value-type="float">
            <text:p>1000</text:p>
          </table:table-cell>
          <table:table-cell office:value-type="float" office:value="9.97" calcext:value-type="float">
            <text:p>9.9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.719421" calcext:value-type="float">
            <text:p>0.7194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19421" calcext:value-type="float">
            <text:p>0.000719421</text:p>
          </table:table-cell>
          <table:table-cell office:value-type="float" office:value="0.000323068" calcext:value-type="float">
            <text:p>0.000323068</text:p>
          </table:table-cell>
          <table:table-cell office:value-type="float" office:value="0.00134958" calcext:value-type="float">
            <text:p>0.00134958</text:p>
          </table:table-cell>
          <table:table-cell office:value-type="float" office:value="701839" calcext:value-type="float">
            <text:p>701839</text:p>
          </table:table-cell>
          <table:table-cell office:value-type="float" office:value="1000" calcext:value-type="float">
            <text:p>1000</text:p>
          </table:table-cell>
          <table:table-cell office:value-type="float" office:value="701.839" calcext:value-type="float">
            <text:p>701.839</text:p>
          </table:table-cell>
          <table:table-cell office:value-type="float" office:value="553" calcext:value-type="float">
            <text:p>553</text:p>
          </table:table-cell>
          <table:table-cell office:value-type="float" office:value="944" calcext:value-type="float">
            <text:p>944</text:p>
          </table:table-cell>
          <table:table-cell office:value-type="float" office:value="11641" calcext:value-type="float">
            <text:p>11641</text:p>
          </table:table-cell>
          <table:table-cell office:value-type="float" office:value="1000" calcext:value-type="float">
            <text:p>1000</text:p>
          </table:table-cell>
          <table:table-cell office:value-type="float" office:value="11.641" calcext:value-type="float">
            <text:p>11.64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.20353" calcext:value-type="float">
            <text:p>1.203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0353" calcext:value-type="float">
            <text:p>0.00120353</text:p>
          </table:table-cell>
          <table:table-cell office:value-type="float" office:value="0.000588425" calcext:value-type="float">
            <text:p>0.000588425</text:p>
          </table:table-cell>
          <table:table-cell office:value-type="float" office:value="0.00248144" calcext:value-type="float">
            <text:p>0.00248144</text:p>
          </table:table-cell>
          <table:table-cell office:value-type="float" office:value="867467" calcext:value-type="float">
            <text:p>867467</text:p>
          </table:table-cell>
          <table:table-cell office:value-type="float" office:value="1000" calcext:value-type="float">
            <text:p>1000</text:p>
          </table:table-cell>
          <table:table-cell office:value-type="float" office:value="867.467" calcext:value-type="float">
            <text:p>867.467</text:p>
          </table:table-cell>
          <table:table-cell office:value-type="float" office:value="689" calcext:value-type="float">
            <text:p>689</text:p>
          </table:table-cell>
          <table:table-cell office:value-type="float" office:value="1242" calcext:value-type="float">
            <text:p>1242</text:p>
          </table:table-cell>
          <table:table-cell office:value-type="float" office:value="14387" calcext:value-type="float">
            <text:p>14387</text:p>
          </table:table-cell>
          <table:table-cell office:value-type="float" office:value="1000" calcext:value-type="float">
            <text:p>1000</text:p>
          </table:table-cell>
          <table:table-cell office:value-type="float" office:value="14.387" calcext:value-type="float">
            <text:p>14.38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.0978131" calcext:value-type="float">
            <text:p>0.0978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8131" calcext:value-type="float">
            <text:p>9.78131E-05</text:p>
          </table:table-cell>
          <table:table-cell office:value-type="float" office:value="0.000046214" calcext:value-type="float">
            <text:p>4.6214E-05</text:p>
          </table:table-cell>
          <table:table-cell office:value-type="float" office:value="0.0003306" calcext:value-type="float">
            <text:p>0.0003306</text:p>
          </table:table-cell>
          <table:table-cell office:value-type="float" office:value="373752" calcext:value-type="float">
            <text:p>373752</text:p>
          </table:table-cell>
          <table:table-cell office:value-type="float" office:value="1000" calcext:value-type="float">
            <text:p>1000</text:p>
          </table:table-cell>
          <table:table-cell office:value-type="float" office:value="373.752" calcext:value-type="float">
            <text:p>373.752</text:p>
          </table:table-cell>
          <table:table-cell office:value-type="float" office:value="336" calcext:value-type="float">
            <text:p>336</text:p>
          </table:table-cell>
          <table:table-cell office:value-type="float" office:value="501" calcext:value-type="float">
            <text:p>501</text:p>
          </table:table-cell>
          <table:table-cell office:value-type="float" office:value="3124" calcext:value-type="float">
            <text:p>3124</text:p>
          </table:table-cell>
          <table:table-cell office:value-type="float" office:value="1000" calcext:value-type="float">
            <text:p>1000</text:p>
          </table:table-cell>
          <table:table-cell office:value-type="float" office:value="3.124" calcext:value-type="float">
            <text:p>3.1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.160005" calcext:value-type="float">
            <text:p>0.160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005" calcext:value-type="float">
            <text:p>0.000160005</text:p>
          </table:table-cell>
          <table:table-cell office:value-type="float" office:value="0.000048419" calcext:value-type="float">
            <text:p>4.8419E-05</text:p>
          </table:table-cell>
          <table:table-cell office:value-type="float" office:value="0.000427958" calcext:value-type="float">
            <text:p>0.000427958</text:p>
          </table:table-cell>
          <table:table-cell office:value-type="float" office:value="413214" calcext:value-type="float">
            <text:p>413214</text:p>
          </table:table-cell>
          <table:table-cell office:value-type="float" office:value="1000" calcext:value-type="float">
            <text:p>1000</text:p>
          </table:table-cell>
          <table:table-cell office:value-type="float" office:value="413.214" calcext:value-type="float">
            <text:p>413.214</text:p>
          </table:table-cell>
          <table:table-cell office:value-type="float" office:value="347" calcext:value-type="float">
            <text:p>347</text:p>
          </table:table-cell>
          <table:table-cell office:value-type="float" office:value="532" calcext:value-type="float">
            <text:p>532</text:p>
          </table:table-cell>
          <table:table-cell office:value-type="float" office:value="4291" calcext:value-type="float">
            <text:p>4291</text:p>
          </table:table-cell>
          <table:table-cell office:value-type="float" office:value="1000" calcext:value-type="float">
            <text:p>1000</text:p>
          </table:table-cell>
          <table:table-cell office:value-type="float" office:value="4.291" calcext:value-type="float">
            <text:p>4.2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215723" calcext:value-type="float">
            <text:p>0.215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5723" calcext:value-type="float">
            <text:p>0.000215723</text:p>
          </table:table-cell>
          <table:table-cell office:value-type="float" office:value="0.000063633" calcext:value-type="float">
            <text:p>6.3633E-05</text:p>
          </table:table-cell>
          <table:table-cell office:value-type="float" office:value="0.000601592" calcext:value-type="float">
            <text:p>0.000601592</text:p>
          </table:table-cell>
          <table:table-cell office:value-type="float" office:value="454170" calcext:value-type="float">
            <text:p>454170</text:p>
          </table:table-cell>
          <table:table-cell office:value-type="float" office:value="1000" calcext:value-type="float">
            <text:p>1000</text:p>
          </table:table-cell>
          <table:table-cell office:value-type="float" office:value="454.17" calcext:value-type="float">
            <text:p>454.17</text:p>
          </table:table-cell>
          <table:table-cell office:value-type="float" office:value="377" calcext:value-type="float">
            <text:p>377</text:p>
          </table:table-cell>
          <table:table-cell office:value-type="float" office:value="628" calcext:value-type="float">
            <text:p>628</text:p>
          </table:table-cell>
          <table:table-cell office:value-type="float" office:value="5343" calcext:value-type="float">
            <text:p>5343</text:p>
          </table:table-cell>
          <table:table-cell office:value-type="float" office:value="1000" calcext:value-type="float">
            <text:p>1000</text:p>
          </table:table-cell>
          <table:table-cell office:value-type="float" office:value="5.343" calcext:value-type="float">
            <text:p>5.3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.275806" calcext:value-type="float">
            <text:p>0.2758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806" calcext:value-type="float">
            <text:p>0.000275806</text:p>
          </table:table-cell>
          <table:table-cell office:value-type="float" office:value="0.000081382" calcext:value-type="float">
            <text:p>8.1382E-05</text:p>
          </table:table-cell>
          <table:table-cell office:value-type="float" office:value="0.00060483" calcext:value-type="float">
            <text:p>0.00060483</text:p>
          </table:table-cell>
          <table:table-cell office:value-type="float" office:value="494642" calcext:value-type="float">
            <text:p>494642</text:p>
          </table:table-cell>
          <table:table-cell office:value-type="float" office:value="1000" calcext:value-type="float">
            <text:p>1000</text:p>
          </table:table-cell>
          <table:table-cell office:value-type="float" office:value="494.642" calcext:value-type="float">
            <text:p>494.642</text:p>
          </table:table-cell>
          <table:table-cell office:value-type="float" office:value="393" calcext:value-type="float">
            <text:p>393</text:p>
          </table:table-cell>
          <table:table-cell office:value-type="float" office:value="670" calcext:value-type="float">
            <text:p>670</text:p>
          </table:table-cell>
          <table:table-cell office:value-type="float" office:value="6423" calcext:value-type="float">
            <text:p>6423</text:p>
          </table:table-cell>
          <table:table-cell office:value-type="float" office:value="1000" calcext:value-type="float">
            <text:p>1000</text:p>
          </table:table-cell>
          <table:table-cell office:value-type="float" office:value="6.423" calcext:value-type="float">
            <text:p>6.4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0.352872" calcext:value-type="float">
            <text:p>0.3528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872" calcext:value-type="float">
            <text:p>0.000352872</text:p>
          </table:table-cell>
          <table:table-cell office:value-type="float" office:value="0.000136631" calcext:value-type="float">
            <text:p>0.000136631</text:p>
          </table:table-cell>
          <table:table-cell office:value-type="float" office:value="0.000808749" calcext:value-type="float">
            <text:p>0.000808749</text:p>
          </table:table-cell>
          <table:table-cell office:value-type="float" office:value="542910" calcext:value-type="float">
            <text:p>542910</text:p>
          </table:table-cell>
          <table:table-cell office:value-type="float" office:value="1000" calcext:value-type="float">
            <text:p>1000</text:p>
          </table:table-cell>
          <table:table-cell office:value-type="float" office:value="542.91" calcext:value-type="float">
            <text:p>542.91</text:p>
          </table:table-cell>
          <table:table-cell office:value-type="float" office:value="438" calcext:value-type="float">
            <text:p>438</text:p>
          </table:table-cell>
          <table:table-cell office:value-type="float" office:value="681" calcext:value-type="float">
            <text:p>681</text:p>
          </table:table-cell>
          <table:table-cell office:value-type="float" office:value="7556" calcext:value-type="float">
            <text:p>7556</text:p>
          </table:table-cell>
          <table:table-cell office:value-type="float" office:value="1000" calcext:value-type="float">
            <text:p>1000</text:p>
          </table:table-cell>
          <table:table-cell office:value-type="float" office:value="7.556" calcext:value-type="float">
            <text:p>7.5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.436649" calcext:value-type="float">
            <text:p>0.4366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6649" calcext:value-type="float">
            <text:p>0.000436649</text:p>
          </table:table-cell>
          <table:table-cell office:value-type="float" office:value="0.000196025" calcext:value-type="float">
            <text:p>0.000196025</text:p>
          </table:table-cell>
          <table:table-cell office:value-type="float" office:value="0.000866954" calcext:value-type="float">
            <text:p>0.000866954</text:p>
          </table:table-cell>
          <table:table-cell office:value-type="float" office:value="593605" calcext:value-type="float">
            <text:p>593605</text:p>
          </table:table-cell>
          <table:table-cell office:value-type="float" office:value="1000" calcext:value-type="float">
            <text:p>1000</text:p>
          </table:table-cell>
          <table:table-cell office:value-type="float" office:value="593.605" calcext:value-type="float">
            <text:p>593.605</text:p>
          </table:table-cell>
          <table:table-cell office:value-type="float" office:value="483" calcext:value-type="float">
            <text:p>483</text:p>
          </table:table-cell>
          <table:table-cell office:value-type="float" office:value="776" calcext:value-type="float">
            <text:p>776</text:p>
          </table:table-cell>
          <table:table-cell office:value-type="float" office:value="8741" calcext:value-type="float">
            <text:p>8741</text:p>
          </table:table-cell>
          <table:table-cell office:value-type="float" office:value="1000" calcext:value-type="float">
            <text:p>1000</text:p>
          </table:table-cell>
          <table:table-cell office:value-type="float" office:value="8.741" calcext:value-type="float">
            <text:p>8.74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.56591" calcext:value-type="float">
            <text:p>0.565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591" calcext:value-type="float">
            <text:p>0.00056591</text:p>
          </table:table-cell>
          <table:table-cell office:value-type="float" office:value="0.000263245" calcext:value-type="float">
            <text:p>0.000263245</text:p>
          </table:table-cell>
          <table:table-cell office:value-type="float" office:value="0.00130277" calcext:value-type="float">
            <text:p>0.00130277</text:p>
          </table:table-cell>
          <table:table-cell office:value-type="float" office:value="663075" calcext:value-type="float">
            <text:p>663075</text:p>
          </table:table-cell>
          <table:table-cell office:value-type="float" office:value="1000" calcext:value-type="float">
            <text:p>1000</text:p>
          </table:table-cell>
          <table:table-cell office:value-type="float" office:value="663.075" calcext:value-type="float">
            <text:p>663.075</text:p>
          </table:table-cell>
          <table:table-cell office:value-type="float" office:value="510" calcext:value-type="float">
            <text:p>510</text:p>
          </table:table-cell>
          <table:table-cell office:value-type="float" office:value="856" calcext:value-type="float">
            <text:p>856</text:p>
          </table:table-cell>
          <table:table-cell office:value-type="float" office:value="10198" calcext:value-type="float">
            <text:p>10198</text:p>
          </table:table-cell>
          <table:table-cell office:value-type="float" office:value="1000" calcext:value-type="float">
            <text:p>1000</text:p>
          </table:table-cell>
          <table:table-cell office:value-type="float" office:value="10.198" calcext:value-type="float">
            <text:p>10.19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0.792437" calcext:value-type="float">
            <text:p>0.7924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92437" calcext:value-type="float">
            <text:p>0.000792437</text:p>
          </table:table-cell>
          <table:table-cell office:value-type="float" office:value="0.000389372" calcext:value-type="float">
            <text:p>0.000389372</text:p>
          </table:table-cell>
          <table:table-cell office:value-type="float" office:value="0.00148573" calcext:value-type="float">
            <text:p>0.00148573</text:p>
          </table:table-cell>
          <table:table-cell office:value-type="float" office:value="758287" calcext:value-type="float">
            <text:p>758287</text:p>
          </table:table-cell>
          <table:table-cell office:value-type="float" office:value="1000" calcext:value-type="float">
            <text:p>1000</text:p>
          </table:table-cell>
          <table:table-cell office:value-type="float" office:value="758.287" calcext:value-type="float">
            <text:p>758.287</text:p>
          </table:table-cell>
          <table:table-cell office:value-type="float" office:value="583" calcext:value-type="float">
            <text:p>583</text:p>
          </table:table-cell>
          <table:table-cell office:value-type="float" office:value="941" calcext:value-type="float">
            <text:p>941</text:p>
          </table:table-cell>
          <table:table-cell office:value-type="float" office:value="12035" calcext:value-type="float">
            <text:p>12035</text:p>
          </table:table-cell>
          <table:table-cell office:value-type="float" office:value="1000" calcext:value-type="float">
            <text:p>1000</text:p>
          </table:table-cell>
          <table:table-cell office:value-type="float" office:value="12.035" calcext:value-type="float">
            <text:p>12.03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1.33846" calcext:value-type="float">
            <text:p>1.338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3846" calcext:value-type="float">
            <text:p>0.00133846</text:p>
          </table:table-cell>
          <table:table-cell office:value-type="float" office:value="0.000661301" calcext:value-type="float">
            <text:p>0.000661301</text:p>
          </table:table-cell>
          <table:table-cell office:value-type="float" office:value="0.00244469" calcext:value-type="float">
            <text:p>0.00244469</text:p>
          </table:table-cell>
          <table:table-cell office:value-type="float" office:value="933346" calcext:value-type="float">
            <text:p>933346</text:p>
          </table:table-cell>
          <table:table-cell office:value-type="float" office:value="1000" calcext:value-type="float">
            <text:p>1000</text:p>
          </table:table-cell>
          <table:table-cell office:value-type="float" office:value="933.346" calcext:value-type="float">
            <text:p>933.346</text:p>
          </table:table-cell>
          <table:table-cell office:value-type="float" office:value="732" calcext:value-type="float">
            <text:p>732</text:p>
          </table:table-cell>
          <table:table-cell office:value-type="float" office:value="1205" calcext:value-type="float">
            <text:p>1205</text:p>
          </table:table-cell>
          <table:table-cell office:value-type="float" office:value="14839" calcext:value-type="float">
            <text:p>14839</text:p>
          </table:table-cell>
          <table:table-cell office:value-type="float" office:value="1000" calcext:value-type="float">
            <text:p>1000</text:p>
          </table:table-cell>
          <table:table-cell office:value-type="float" office:value="14.839" calcext:value-type="float">
            <text:p>14.83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.10341" calcext:value-type="float">
            <text:p>0.103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41" calcext:value-type="float">
            <text:p>0.00010341</text:p>
          </table:table-cell>
          <table:table-cell office:value-type="float" office:value="0.000049173" calcext:value-type="float">
            <text:p>4.9173E-05</text:p>
          </table:table-cell>
          <table:table-cell office:value-type="float" office:value="0.000343826" calcext:value-type="float">
            <text:p>0.000343826</text:p>
          </table:table-cell>
          <table:table-cell office:value-type="float" office:value="402477" calcext:value-type="float">
            <text:p>402477</text:p>
          </table:table-cell>
          <table:table-cell office:value-type="float" office:value="1000" calcext:value-type="float">
            <text:p>1000</text:p>
          </table:table-cell>
          <table:table-cell office:value-type="float" office:value="402.477" calcext:value-type="float">
            <text:p>402.477</text:p>
          </table:table-cell>
          <table:table-cell office:value-type="float" office:value="362" calcext:value-type="float">
            <text:p>362</text:p>
          </table:table-cell>
          <table:table-cell office:value-type="float" office:value="513" calcext:value-type="float">
            <text:p>513</text:p>
          </table:table-cell>
          <table:table-cell office:value-type="float" office:value="3202" calcext:value-type="float">
            <text:p>3202</text:p>
          </table:table-cell>
          <table:table-cell office:value-type="float" office:value="1000" calcext:value-type="float">
            <text:p>1000</text:p>
          </table:table-cell>
          <table:table-cell office:value-type="float" office:value="3.202" calcext:value-type="float">
            <text:p>3.2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165565" calcext:value-type="float">
            <text:p>0.165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565" calcext:value-type="float">
            <text:p>0.000165565</text:p>
          </table:table-cell>
          <table:table-cell office:value-type="float" office:value="0.000051439" calcext:value-type="float">
            <text:p>5.1439E-05</text:p>
          </table:table-cell>
          <table:table-cell office:value-type="float" office:value="0.000477959" calcext:value-type="float">
            <text:p>0.000477959</text:p>
          </table:table-cell>
          <table:table-cell office:value-type="float" office:value="446141" calcext:value-type="float">
            <text:p>446141</text:p>
          </table:table-cell>
          <table:table-cell office:value-type="float" office:value="1000" calcext:value-type="float">
            <text:p>1000</text:p>
          </table:table-cell>
          <table:table-cell office:value-type="float" office:value="446.141" calcext:value-type="float">
            <text:p>446.141</text:p>
          </table:table-cell>
          <table:table-cell office:value-type="float" office:value="378" calcext:value-type="float">
            <text:p>378</text:p>
          </table:table-cell>
          <table:table-cell office:value-type="float" office:value="576" calcext:value-type="float">
            <text:p>576</text:p>
          </table:table-cell>
          <table:table-cell office:value-type="float" office:value="4374" calcext:value-type="float">
            <text:p>4374</text:p>
          </table:table-cell>
          <table:table-cell office:value-type="float" office:value="1000" calcext:value-type="float">
            <text:p>1000</text:p>
          </table:table-cell>
          <table:table-cell office:value-type="float" office:value="4.374" calcext:value-type="float">
            <text:p>4.3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.230012" calcext:value-type="float">
            <text:p>0.230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0012" calcext:value-type="float">
            <text:p>0.000230012</text:p>
          </table:table-cell>
          <table:table-cell office:value-type="float" office:value="0.000070346" calcext:value-type="float">
            <text:p>7.0346E-05</text:p>
          </table:table-cell>
          <table:table-cell office:value-type="float" office:value="0.000585273" calcext:value-type="float">
            <text:p>0.000585273</text:p>
          </table:table-cell>
          <table:table-cell office:value-type="float" office:value="489915" calcext:value-type="float">
            <text:p>489915</text:p>
          </table:table-cell>
          <table:table-cell office:value-type="float" office:value="1000" calcext:value-type="float">
            <text:p>1000</text:p>
          </table:table-cell>
          <table:table-cell office:value-type="float" office:value="489.915" calcext:value-type="float">
            <text:p>489.915</text:p>
          </table:table-cell>
          <table:table-cell office:value-type="float" office:value="406" calcext:value-type="float">
            <text:p>406</text:p>
          </table:table-cell>
          <table:table-cell office:value-type="float" office:value="657" calcext:value-type="float">
            <text:p>657</text:p>
          </table:table-cell>
          <table:table-cell office:value-type="float" office:value="5494" calcext:value-type="float">
            <text:p>5494</text:p>
          </table:table-cell>
          <table:table-cell office:value-type="float" office:value="1000" calcext:value-type="float">
            <text:p>1000</text:p>
          </table:table-cell>
          <table:table-cell office:value-type="float" office:value="5.494" calcext:value-type="float">
            <text:p>5.4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0.301538" calcext:value-type="float">
            <text:p>0.3015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1538" calcext:value-type="float">
            <text:p>0.000301538</text:p>
          </table:table-cell>
          <table:table-cell office:value-type="float" office:value="0.000110732" calcext:value-type="float">
            <text:p>0.000110732</text:p>
          </table:table-cell>
          <table:table-cell office:value-type="float" office:value="0.000734813" calcext:value-type="float">
            <text:p>0.000734813</text:p>
          </table:table-cell>
          <table:table-cell office:value-type="float" office:value="533281" calcext:value-type="float">
            <text:p>533281</text:p>
          </table:table-cell>
          <table:table-cell office:value-type="float" office:value="1000" calcext:value-type="float">
            <text:p>1000</text:p>
          </table:table-cell>
          <table:table-cell office:value-type="float" office:value="533.281" calcext:value-type="float">
            <text:p>533.281</text:p>
          </table:table-cell>
          <table:table-cell office:value-type="float" office:value="437" calcext:value-type="float">
            <text:p>437</text:p>
          </table:table-cell>
          <table:table-cell office:value-type="float" office:value="718" calcext:value-type="float">
            <text:p>718</text:p>
          </table:table-cell>
          <table:table-cell office:value-type="float" office:value="6582" calcext:value-type="float">
            <text:p>6582</text:p>
          </table:table-cell>
          <table:table-cell office:value-type="float" office:value="1000" calcext:value-type="float">
            <text:p>1000</text:p>
          </table:table-cell>
          <table:table-cell office:value-type="float" office:value="6.582" calcext:value-type="float">
            <text:p>6.5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.380287" calcext:value-type="float">
            <text:p>0.380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0287" calcext:value-type="float">
            <text:p>0.000380287</text:p>
          </table:table-cell>
          <table:table-cell office:value-type="float" office:value="0.000156768" calcext:value-type="float">
            <text:p>0.000156768</text:p>
          </table:table-cell>
          <table:table-cell office:value-type="float" office:value="0.000790847" calcext:value-type="float">
            <text:p>0.000790847</text:p>
          </table:table-cell>
          <table:table-cell office:value-type="float" office:value="584607" calcext:value-type="float">
            <text:p>584607</text:p>
          </table:table-cell>
          <table:table-cell office:value-type="float" office:value="1000" calcext:value-type="float">
            <text:p>1000</text:p>
          </table:table-cell>
          <table:table-cell office:value-type="float" office:value="584.607" calcext:value-type="float">
            <text:p>584.607</text:p>
          </table:table-cell>
          <table:table-cell office:value-type="float" office:value="469" calcext:value-type="float">
            <text:p>469</text:p>
          </table:table-cell>
          <table:table-cell office:value-type="float" office:value="723" calcext:value-type="float">
            <text:p>723</text:p>
          </table:table-cell>
          <table:table-cell office:value-type="float" office:value="7749" calcext:value-type="float">
            <text:p>7749</text:p>
          </table:table-cell>
          <table:table-cell office:value-type="float" office:value="1000" calcext:value-type="float">
            <text:p>1000</text:p>
          </table:table-cell>
          <table:table-cell office:value-type="float" office:value="7.749" calcext:value-type="float">
            <text:p>7.7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.483594" calcext:value-type="float">
            <text:p>0.483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3594" calcext:value-type="float">
            <text:p>0.000483594</text:p>
          </table:table-cell>
          <table:table-cell office:value-type="float" office:value="0.000201929" calcext:value-type="float">
            <text:p>0.000201929</text:p>
          </table:table-cell>
          <table:table-cell office:value-type="float" office:value="0.000917197" calcext:value-type="float">
            <text:p>0.000917197</text:p>
          </table:table-cell>
          <table:table-cell office:value-type="float" office:value="642189" calcext:value-type="float">
            <text:p>642189</text:p>
          </table:table-cell>
          <table:table-cell office:value-type="float" office:value="1000" calcext:value-type="float">
            <text:p>1000</text:p>
          </table:table-cell>
          <table:table-cell office:value-type="float" office:value="642.189" calcext:value-type="float">
            <text:p>642.189</text:p>
          </table:table-cell>
          <table:table-cell office:value-type="float" office:value="521" calcext:value-type="float">
            <text:p>521</text:p>
          </table:table-cell>
          <table:table-cell office:value-type="float" office:value="795" calcext:value-type="float">
            <text:p>795</text:p>
          </table:table-cell>
          <table:table-cell office:value-type="float" office:value="9043" calcext:value-type="float">
            <text:p>9043</text:p>
          </table:table-cell>
          <table:table-cell office:value-type="float" office:value="1000" calcext:value-type="float">
            <text:p>1000</text:p>
          </table:table-cell>
          <table:table-cell office:value-type="float" office:value="9.043" calcext:value-type="float">
            <text:p>9.04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0.628473" calcext:value-type="float">
            <text:p>0.628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8473" calcext:value-type="float">
            <text:p>0.000628473</text:p>
          </table:table-cell>
          <table:table-cell office:value-type="float" office:value="0.000330767" calcext:value-type="float">
            <text:p>0.000330767</text:p>
          </table:table-cell>
          <table:table-cell office:value-type="float" office:value="0.00124618" calcext:value-type="float">
            <text:p>0.00124618</text:p>
          </table:table-cell>
          <table:table-cell office:value-type="float" office:value="714551" calcext:value-type="float">
            <text:p>714551</text:p>
          </table:table-cell>
          <table:table-cell office:value-type="float" office:value="1000" calcext:value-type="float">
            <text:p>1000</text:p>
          </table:table-cell>
          <table:table-cell office:value-type="float" office:value="714.551" calcext:value-type="float">
            <text:p>714.551</text:p>
          </table:table-cell>
          <table:table-cell office:value-type="float" office:value="566" calcext:value-type="float">
            <text:p>566</text:p>
          </table:table-cell>
          <table:table-cell office:value-type="float" office:value="902" calcext:value-type="float">
            <text:p>902</text:p>
          </table:table-cell>
          <table:table-cell office:value-type="float" office:value="10518" calcext:value-type="float">
            <text:p>10518</text:p>
          </table:table-cell>
          <table:table-cell office:value-type="float" office:value="1000" calcext:value-type="float">
            <text:p>1000</text:p>
          </table:table-cell>
          <table:table-cell office:value-type="float" office:value="10.518" calcext:value-type="float">
            <text:p>10.5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0.845862" calcext:value-type="float">
            <text:p>0.845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5862" calcext:value-type="float">
            <text:p>0.000845862</text:p>
          </table:table-cell>
          <table:table-cell office:value-type="float" office:value="0.00038092" calcext:value-type="float">
            <text:p>0.00038092</text:p>
          </table:table-cell>
          <table:table-cell office:value-type="float" office:value="0.00158717" calcext:value-type="float">
            <text:p>0.00158717</text:p>
          </table:table-cell>
          <table:table-cell office:value-type="float" office:value="812014" calcext:value-type="float">
            <text:p>812014</text:p>
          </table:table-cell>
          <table:table-cell office:value-type="float" office:value="1000" calcext:value-type="float">
            <text:p>1000</text:p>
          </table:table-cell>
          <table:table-cell office:value-type="float" office:value="812.014" calcext:value-type="float">
            <text:p>812.014</text:p>
          </table:table-cell>
          <table:table-cell office:value-type="float" office:value="653" calcext:value-type="float">
            <text:p>653</text:p>
          </table:table-cell>
          <table:table-cell office:value-type="float" office:value="992" calcext:value-type="float">
            <text:p>992</text:p>
          </table:table-cell>
          <table:table-cell office:value-type="float" office:value="12330" calcext:value-type="float">
            <text:p>12330</text:p>
          </table:table-cell>
          <table:table-cell office:value-type="float" office:value="1000" calcext:value-type="float">
            <text:p>1000</text:p>
          </table:table-cell>
          <table:table-cell office:value-type="float" office:value="12.33" calcext:value-type="float">
            <text:p>12.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1.45012" calcext:value-type="float">
            <text:p>1.45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5012" calcext:value-type="float">
            <text:p>0.00145012</text:p>
          </table:table-cell>
          <table:table-cell office:value-type="float" office:value="0.000755733" calcext:value-type="float">
            <text:p>0.000755733</text:p>
          </table:table-cell>
          <table:table-cell office:value-type="float" office:value="0.00266135" calcext:value-type="float">
            <text:p>0.00266135</text:p>
          </table:table-cell>
          <table:table-cell office:value-type="float" office:value="995118" calcext:value-type="float">
            <text:p>995118</text:p>
          </table:table-cell>
          <table:table-cell office:value-type="float" office:value="1000" calcext:value-type="float">
            <text:p>1000</text:p>
          </table:table-cell>
          <table:table-cell office:value-type="float" office:value="995.118" calcext:value-type="float">
            <text:p>995.118</text:p>
          </table:table-cell>
          <table:table-cell office:value-type="float" office:value="766" calcext:value-type="float">
            <text:p>766</text:p>
          </table:table-cell>
          <table:table-cell office:value-type="float" office:value="1277" calcext:value-type="float">
            <text:p>1277</text:p>
          </table:table-cell>
          <table:table-cell office:value-type="float" office:value="15221" calcext:value-type="float">
            <text:p>15221</text:p>
          </table:table-cell>
          <table:table-cell office:value-type="float" office:value="1000" calcext:value-type="float">
            <text:p>1000</text:p>
          </table:table-cell>
          <table:table-cell office:value-type="float" office:value="15.221" calcext:value-type="float">
            <text:p>15.2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.113935" calcext:value-type="float">
            <text:p>0.113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935" calcext:value-type="float">
            <text:p>0.000113935</text:p>
          </table:table-cell>
          <table:table-cell office:value-type="float" office:value="0.000054022" calcext:value-type="float">
            <text:p>5.4022E-05</text:p>
          </table:table-cell>
          <table:table-cell office:value-type="float" office:value="0.000441368" calcext:value-type="float">
            <text:p>0.000441368</text:p>
          </table:table-cell>
          <table:table-cell office:value-type="float" office:value="432479" calcext:value-type="float">
            <text:p>432479</text:p>
          </table:table-cell>
          <table:table-cell office:value-type="float" office:value="1000" calcext:value-type="float">
            <text:p>1000</text:p>
          </table:table-cell>
          <table:table-cell office:value-type="float" office:value="432.479" calcext:value-type="float">
            <text:p>432.479</text:p>
          </table:table-cell>
          <table:table-cell office:value-type="float" office:value="389" calcext:value-type="float">
            <text:p>389</text:p>
          </table:table-cell>
          <table:table-cell office:value-type="float" office:value="600" calcext:value-type="float">
            <text:p>600</text:p>
          </table:table-cell>
          <table:table-cell office:value-type="float" office:value="3219" calcext:value-type="float">
            <text:p>3219</text:p>
          </table:table-cell>
          <table:table-cell office:value-type="float" office:value="1000" calcext:value-type="float">
            <text:p>1000</text:p>
          </table:table-cell>
          <table:table-cell office:value-type="float" office:value="3.219" calcext:value-type="float">
            <text:p>3.2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180071" calcext:value-type="float">
            <text:p>0.1800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071" calcext:value-type="float">
            <text:p>0.000180071</text:p>
          </table:table-cell>
          <table:table-cell office:value-type="float" office:value="0.000057146" calcext:value-type="float">
            <text:p>5.7146E-05</text:p>
          </table:table-cell>
          <table:table-cell office:value-type="float" office:value="0.000419939" calcext:value-type="float">
            <text:p>0.000419939</text:p>
          </table:table-cell>
          <table:table-cell office:value-type="float" office:value="479253" calcext:value-type="float">
            <text:p>479253</text:p>
          </table:table-cell>
          <table:table-cell office:value-type="float" office:value="1000" calcext:value-type="float">
            <text:p>1000</text:p>
          </table:table-cell>
          <table:table-cell office:value-type="float" office:value="479.253" calcext:value-type="float">
            <text:p>479.253</text:p>
          </table:table-cell>
          <table:table-cell office:value-type="float" office:value="414" calcext:value-type="float">
            <text:p>414</text:p>
          </table:table-cell>
          <table:table-cell office:value-type="float" office:value="620" calcext:value-type="float">
            <text:p>620</text:p>
          </table:table-cell>
          <table:table-cell office:value-type="float" office:value="4473" calcext:value-type="float">
            <text:p>4473</text:p>
          </table:table-cell>
          <table:table-cell office:value-type="float" office:value="1000" calcext:value-type="float">
            <text:p>1000</text:p>
          </table:table-cell>
          <table:table-cell office:value-type="float" office:value="4.473" calcext:value-type="float">
            <text:p>4.4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.257131" calcext:value-type="float">
            <text:p>0.257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7131" calcext:value-type="float">
            <text:p>0.000257131</text:p>
          </table:table-cell>
          <table:table-cell office:value-type="float" office:value="0.000085889" calcext:value-type="float">
            <text:p>8.5889E-05</text:p>
          </table:table-cell>
          <table:table-cell office:value-type="float" office:value="0.000619275" calcext:value-type="float">
            <text:p>0.000619275</text:p>
          </table:table-cell>
          <table:table-cell office:value-type="float" office:value="526060" calcext:value-type="float">
            <text:p>526060</text:p>
          </table:table-cell>
          <table:table-cell office:value-type="float" office:value="1000" calcext:value-type="float">
            <text:p>1000</text:p>
          </table:table-cell>
          <table:table-cell office:value-type="float" office:value="526.06" calcext:value-type="float">
            <text:p>526.06</text:p>
          </table:table-cell>
          <table:table-cell office:value-type="float" office:value="434" calcext:value-type="float">
            <text:p>434</text:p>
          </table:table-cell>
          <table:table-cell office:value-type="float" office:value="678" calcext:value-type="float">
            <text:p>678</text:p>
          </table:table-cell>
          <table:table-cell office:value-type="float" office:value="5598" calcext:value-type="float">
            <text:p>5598</text:p>
          </table:table-cell>
          <table:table-cell office:value-type="float" office:value="1000" calcext:value-type="float">
            <text:p>1000</text:p>
          </table:table-cell>
          <table:table-cell office:value-type="float" office:value="5.598" calcext:value-type="float">
            <text:p>5.5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0.324072" calcext:value-type="float">
            <text:p>0.324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4072" calcext:value-type="float">
            <text:p>0.000324072</text:p>
          </table:table-cell>
          <table:table-cell office:value-type="float" office:value="0.00011825" calcext:value-type="float">
            <text:p>0.00011825</text:p>
          </table:table-cell>
          <table:table-cell office:value-type="float" office:value="0.000638525" calcext:value-type="float">
            <text:p>0.000638525</text:p>
          </table:table-cell>
          <table:table-cell office:value-type="float" office:value="572015" calcext:value-type="float">
            <text:p>572015</text:p>
          </table:table-cell>
          <table:table-cell office:value-type="float" office:value="1000" calcext:value-type="float">
            <text:p>1000</text:p>
          </table:table-cell>
          <table:table-cell office:value-type="float" office:value="572.015" calcext:value-type="float">
            <text:p>572.015</text:p>
          </table:table-cell>
          <table:table-cell office:value-type="float" office:value="478" calcext:value-type="float">
            <text:p>478</text:p>
          </table:table-cell>
          <table:table-cell office:value-type="float" office:value="741" calcext:value-type="float">
            <text:p>741</text:p>
          </table:table-cell>
          <table:table-cell office:value-type="float" office:value="6717" calcext:value-type="float">
            <text:p>6717</text:p>
          </table:table-cell>
          <table:table-cell office:value-type="float" office:value="1000" calcext:value-type="float">
            <text:p>1000</text:p>
          </table:table-cell>
          <table:table-cell office:value-type="float" office:value="6.717" calcext:value-type="float">
            <text:p>6.7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415314" calcext:value-type="float">
            <text:p>0.415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5314" calcext:value-type="float">
            <text:p>0.000415314</text:p>
          </table:table-cell>
          <table:table-cell office:value-type="float" office:value="0.00018178" calcext:value-type="float">
            <text:p>0.00018178</text:p>
          </table:table-cell>
          <table:table-cell office:value-type="float" office:value="0.000896519" calcext:value-type="float">
            <text:p>0.000896519</text:p>
          </table:table-cell>
          <table:table-cell office:value-type="float" office:value="627555" calcext:value-type="float">
            <text:p>627555</text:p>
          </table:table-cell>
          <table:table-cell office:value-type="float" office:value="1000" calcext:value-type="float">
            <text:p>1000</text:p>
          </table:table-cell>
          <table:table-cell office:value-type="float" office:value="627.555" calcext:value-type="float">
            <text:p>627.555</text:p>
          </table:table-cell>
          <table:table-cell office:value-type="float" office:value="491" calcext:value-type="float">
            <text:p>491</text:p>
          </table:table-cell>
          <table:table-cell office:value-type="float" office:value="779" calcext:value-type="float">
            <text:p>779</text:p>
          </table:table-cell>
          <table:table-cell office:value-type="float" office:value="7934" calcext:value-type="float">
            <text:p>7934</text:p>
          </table:table-cell>
          <table:table-cell office:value-type="float" office:value="1000" calcext:value-type="float">
            <text:p>1000</text:p>
          </table:table-cell>
          <table:table-cell office:value-type="float" office:value="7.934" calcext:value-type="float">
            <text:p>7.9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518993" calcext:value-type="float">
            <text:p>0.5189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8993" calcext:value-type="float">
            <text:p>0.000518993</text:p>
          </table:table-cell>
          <table:table-cell office:value-type="float" office:value="0.000212362" calcext:value-type="float">
            <text:p>0.000212362</text:p>
          </table:table-cell>
          <table:table-cell office:value-type="float" office:value="0.00101295" calcext:value-type="float">
            <text:p>0.00101295</text:p>
          </table:table-cell>
          <table:table-cell office:value-type="float" office:value="686563" calcext:value-type="float">
            <text:p>686563</text:p>
          </table:table-cell>
          <table:table-cell office:value-type="float" office:value="1000" calcext:value-type="float">
            <text:p>1000</text:p>
          </table:table-cell>
          <table:table-cell office:value-type="float" office:value="686.563" calcext:value-type="float">
            <text:p>686.563</text:p>
          </table:table-cell>
          <table:table-cell office:value-type="float" office:value="563" calcext:value-type="float">
            <text:p>563</text:p>
          </table:table-cell>
          <table:table-cell office:value-type="float" office:value="839" calcext:value-type="float">
            <text:p>839</text:p>
          </table:table-cell>
          <table:table-cell office:value-type="float" office:value="9230" calcext:value-type="float">
            <text:p>9230</text:p>
          </table:table-cell>
          <table:table-cell office:value-type="float" office:value="1000" calcext:value-type="float">
            <text:p>1000</text:p>
          </table:table-cell>
          <table:table-cell office:value-type="float" office:value="9.23" calcext:value-type="float">
            <text:p>9.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0.681481" calcext:value-type="float">
            <text:p>0.6814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1481" calcext:value-type="float">
            <text:p>0.000681481</text:p>
          </table:table-cell>
          <table:table-cell office:value-type="float" office:value="0.000331946" calcext:value-type="float">
            <text:p>0.000331946</text:p>
          </table:table-cell>
          <table:table-cell office:value-type="float" office:value="0.00126392" calcext:value-type="float">
            <text:p>0.00126392</text:p>
          </table:table-cell>
          <table:table-cell office:value-type="float" office:value="769123" calcext:value-type="float">
            <text:p>769123</text:p>
          </table:table-cell>
          <table:table-cell office:value-type="float" office:value="1000" calcext:value-type="float">
            <text:p>1000</text:p>
          </table:table-cell>
          <table:table-cell office:value-type="float" office:value="769.123" calcext:value-type="float">
            <text:p>769.123</text:p>
          </table:table-cell>
          <table:table-cell office:value-type="float" office:value="625" calcext:value-type="float">
            <text:p>625</text:p>
          </table:table-cell>
          <table:table-cell office:value-type="float" office:value="959" calcext:value-type="float">
            <text:p>959</text:p>
          </table:table-cell>
          <table:table-cell office:value-type="float" office:value="10832" calcext:value-type="float">
            <text:p>10832</text:p>
          </table:table-cell>
          <table:table-cell office:value-type="float" office:value="1000" calcext:value-type="float">
            <text:p>1000</text:p>
          </table:table-cell>
          <table:table-cell office:value-type="float" office:value="10.832" calcext:value-type="float">
            <text:p>10.8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0.917101" calcext:value-type="float">
            <text:p>0.9171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17101" calcext:value-type="float">
            <text:p>0.000917101</text:p>
          </table:table-cell>
          <table:table-cell office:value-type="float" office:value="0.000438453" calcext:value-type="float">
            <text:p>0.000438453</text:p>
          </table:table-cell>
          <table:table-cell office:value-type="float" office:value="0.00177609" calcext:value-type="float">
            <text:p>0.00177609</text:p>
          </table:table-cell>
          <table:table-cell office:value-type="float" office:value="868744" calcext:value-type="float">
            <text:p>868744</text:p>
          </table:table-cell>
          <table:table-cell office:value-type="float" office:value="1000" calcext:value-type="float">
            <text:p>1000</text:p>
          </table:table-cell>
          <table:table-cell office:value-type="float" office:value="868.744" calcext:value-type="float">
            <text:p>868.744</text:p>
          </table:table-cell>
          <table:table-cell office:value-type="float" office:value="673" calcext:value-type="float">
            <text:p>673</text:p>
          </table:table-cell>
          <table:table-cell office:value-type="float" office:value="1080" calcext:value-type="float">
            <text:p>1080</text:p>
          </table:table-cell>
          <table:table-cell office:value-type="float" office:value="12656" calcext:value-type="float">
            <text:p>12656</text:p>
          </table:table-cell>
          <table:table-cell office:value-type="float" office:value="1000" calcext:value-type="float">
            <text:p>1000</text:p>
          </table:table-cell>
          <table:table-cell office:value-type="float" office:value="12.656" calcext:value-type="float">
            <text:p>12.65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.5782" calcext:value-type="float">
            <text:p>1.5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782" calcext:value-type="float">
            <text:p>0.0015782</text:p>
          </table:table-cell>
          <table:table-cell office:value-type="float" office:value="0.000875677" calcext:value-type="float">
            <text:p>0.000875677</text:p>
          </table:table-cell>
          <table:table-cell office:value-type="float" office:value="0.00294996" calcext:value-type="float">
            <text:p>0.00294996</text:p>
          </table:table-cell>
          <table:table-cell office:value-type="float" office:value="1067623" calcext:value-type="float">
            <text:p>1067623</text:p>
          </table:table-cell>
          <table:table-cell office:value-type="float" office:value="1000" calcext:value-type="float">
            <text:p>1000</text:p>
          </table:table-cell>
          <table:table-cell office:value-type="float" office:value="1067.62" calcext:value-type="float">
            <text:p>1067.62</text:p>
          </table:table-cell>
          <table:table-cell office:value-type="float" office:value="857" calcext:value-type="float">
            <text:p>857</text:p>
          </table:table-cell>
          <table:table-cell office:value-type="float" office:value="1437" calcext:value-type="float">
            <text:p>1437</text:p>
          </table:table-cell>
          <table:table-cell office:value-type="float" office:value="15697" calcext:value-type="float">
            <text:p>15697</text:p>
          </table:table-cell>
          <table:table-cell office:value-type="float" office:value="1000" calcext:value-type="float">
            <text:p>1000</text:p>
          </table:table-cell>
          <table:table-cell office:value-type="float" office:value="15.697" calcext:value-type="float">
            <text:p>15.69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.120261" calcext:value-type="float">
            <text:p>0.120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261" calcext:value-type="float">
            <text:p>0.000120261</text:p>
          </table:table-cell>
          <table:table-cell office:value-type="float" office:value="0.000055862" calcext:value-type="float">
            <text:p>5.5862E-05</text:p>
          </table:table-cell>
          <table:table-cell office:value-type="float" office:value="0.000336966" calcext:value-type="float">
            <text:p>0.000336966</text:p>
          </table:table-cell>
          <table:table-cell office:value-type="float" office:value="462339" calcext:value-type="float">
            <text:p>462339</text:p>
          </table:table-cell>
          <table:table-cell office:value-type="float" office:value="1000" calcext:value-type="float">
            <text:p>1000</text:p>
          </table:table-cell>
          <table:table-cell office:value-type="float" office:value="462.339" calcext:value-type="float">
            <text:p>462.339</text:p>
          </table:table-cell>
          <table:table-cell office:value-type="float" office:value="420" calcext:value-type="float">
            <text:p>420</text:p>
          </table:table-cell>
          <table:table-cell office:value-type="float" office:value="592" calcext:value-type="float">
            <text:p>592</text:p>
          </table:table-cell>
          <table:table-cell office:value-type="float" office:value="3276" calcext:value-type="float">
            <text:p>3276</text:p>
          </table:table-cell>
          <table:table-cell office:value-type="float" office:value="1000" calcext:value-type="float">
            <text:p>1000</text:p>
          </table:table-cell>
          <table:table-cell office:value-type="float" office:value="3.276" calcext:value-type="float">
            <text:p>3.2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201224" calcext:value-type="float">
            <text:p>0.2012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224" calcext:value-type="float">
            <text:p>0.000201224</text:p>
          </table:table-cell>
          <table:table-cell office:value-type="float" office:value="0.000059676" calcext:value-type="float">
            <text:p>5.9676E-05</text:p>
          </table:table-cell>
          <table:table-cell office:value-type="float" office:value="0.000558945" calcext:value-type="float">
            <text:p>0.000558945</text:p>
          </table:table-cell>
          <table:table-cell office:value-type="float" office:value="514961" calcext:value-type="float">
            <text:p>514961</text:p>
          </table:table-cell>
          <table:table-cell office:value-type="float" office:value="1000" calcext:value-type="float">
            <text:p>1000</text:p>
          </table:table-cell>
          <table:table-cell office:value-type="float" office:value="514.961" calcext:value-type="float">
            <text:p>514.961</text:p>
          </table:table-cell>
          <table:table-cell office:value-type="float" office:value="442" calcext:value-type="float">
            <text:p>442</text:p>
          </table:table-cell>
          <table:table-cell office:value-type="float" office:value="722" calcext:value-type="float">
            <text:p>722</text:p>
          </table:table-cell>
          <table:table-cell office:value-type="float" office:value="4544" calcext:value-type="float">
            <text:p>4544</text:p>
          </table:table-cell>
          <table:table-cell office:value-type="float" office:value="1000" calcext:value-type="float">
            <text:p>1000</text:p>
          </table:table-cell>
          <table:table-cell office:value-type="float" office:value="4.544" calcext:value-type="float">
            <text:p>4.5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276613" calcext:value-type="float">
            <text:p>0.276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613" calcext:value-type="float">
            <text:p>0.000276613</text:p>
          </table:table-cell>
          <table:table-cell office:value-type="float" office:value="0.000086755" calcext:value-type="float">
            <text:p>8.6755E-05</text:p>
          </table:table-cell>
          <table:table-cell office:value-type="float" office:value="0.000713099" calcext:value-type="float">
            <text:p>0.000713099</text:p>
          </table:table-cell>
          <table:table-cell office:value-type="float" office:value="563197" calcext:value-type="float">
            <text:p>563197</text:p>
          </table:table-cell>
          <table:table-cell office:value-type="float" office:value="1000" calcext:value-type="float">
            <text:p>1000</text:p>
          </table:table-cell>
          <table:table-cell office:value-type="float" office:value="563.197" calcext:value-type="float">
            <text:p>563.197</text:p>
          </table:table-cell>
          <table:table-cell office:value-type="float" office:value="472" calcext:value-type="float">
            <text:p>472</text:p>
          </table:table-cell>
          <table:table-cell office:value-type="float" office:value="755" calcext:value-type="float">
            <text:p>755</text:p>
          </table:table-cell>
          <table:table-cell office:value-type="float" office:value="5718" calcext:value-type="float">
            <text:p>5718</text:p>
          </table:table-cell>
          <table:table-cell office:value-type="float" office:value="1000" calcext:value-type="float">
            <text:p>1000</text:p>
          </table:table-cell>
          <table:table-cell office:value-type="float" office:value="5.718" calcext:value-type="float">
            <text:p>5.7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357674" calcext:value-type="float">
            <text:p>0.3576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7674" calcext:value-type="float">
            <text:p>0.000357674</text:p>
          </table:table-cell>
          <table:table-cell office:value-type="float" office:value="0.000130804" calcext:value-type="float">
            <text:p>0.000130804</text:p>
          </table:table-cell>
          <table:table-cell office:value-type="float" office:value="0.000821677" calcext:value-type="float">
            <text:p>0.000821677</text:p>
          </table:table-cell>
          <table:table-cell office:value-type="float" office:value="614887" calcext:value-type="float">
            <text:p>614887</text:p>
          </table:table-cell>
          <table:table-cell office:value-type="float" office:value="1000" calcext:value-type="float">
            <text:p>1000</text:p>
          </table:table-cell>
          <table:table-cell office:value-type="float" office:value="614.887" calcext:value-type="float">
            <text:p>614.887</text:p>
          </table:table-cell>
          <table:table-cell office:value-type="float" office:value="502" calcext:value-type="float">
            <text:p>502</text:p>
          </table:table-cell>
          <table:table-cell office:value-type="float" office:value="745" calcext:value-type="float">
            <text:p>745</text:p>
          </table:table-cell>
          <table:table-cell office:value-type="float" office:value="6899" calcext:value-type="float">
            <text:p>6899</text:p>
          </table:table-cell>
          <table:table-cell office:value-type="float" office:value="1000" calcext:value-type="float">
            <text:p>1000</text:p>
          </table:table-cell>
          <table:table-cell office:value-type="float" office:value="6.899" calcext:value-type="float">
            <text:p>6.89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0.46281" calcext:value-type="float">
            <text:p>0.462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281" calcext:value-type="float">
            <text:p>0.00046281</text:p>
          </table:table-cell>
          <table:table-cell office:value-type="float" office:value="0.000191952" calcext:value-type="float">
            <text:p>0.000191952</text:p>
          </table:table-cell>
          <table:table-cell office:value-type="float" office:value="0.000977283" calcext:value-type="float">
            <text:p>0.000977283</text:p>
          </table:table-cell>
          <table:table-cell office:value-type="float" office:value="673515" calcext:value-type="float">
            <text:p>673515</text:p>
          </table:table-cell>
          <table:table-cell office:value-type="float" office:value="1000" calcext:value-type="float">
            <text:p>1000</text:p>
          </table:table-cell>
          <table:table-cell office:value-type="float" office:value="673.515" calcext:value-type="float">
            <text:p>673.515</text:p>
          </table:table-cell>
          <table:table-cell office:value-type="float" office:value="542" calcext:value-type="float">
            <text:p>542</text:p>
          </table:table-cell>
          <table:table-cell office:value-type="float" office:value="883" calcext:value-type="float">
            <text:p>883</text:p>
          </table:table-cell>
          <table:table-cell office:value-type="float" office:value="8179" calcext:value-type="float">
            <text:p>8179</text:p>
          </table:table-cell>
          <table:table-cell office:value-type="float" office:value="1000" calcext:value-type="float">
            <text:p>1000</text:p>
          </table:table-cell>
          <table:table-cell office:value-type="float" office:value="8.179" calcext:value-type="float">
            <text:p>8.1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575613" calcext:value-type="float">
            <text:p>0.575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5613" calcext:value-type="float">
            <text:p>0.000575613</text:p>
          </table:table-cell>
          <table:table-cell office:value-type="float" office:value="0.000184006" calcext:value-type="float">
            <text:p>0.000184006</text:p>
          </table:table-cell>
          <table:table-cell office:value-type="float" office:value="0.00116342" calcext:value-type="float">
            <text:p>0.00116342</text:p>
          </table:table-cell>
          <table:table-cell office:value-type="float" office:value="738853" calcext:value-type="float">
            <text:p>738853</text:p>
          </table:table-cell>
          <table:table-cell office:value-type="float" office:value="1000" calcext:value-type="float">
            <text:p>1000</text:p>
          </table:table-cell>
          <table:table-cell office:value-type="float" office:value="738.853" calcext:value-type="float">
            <text:p>738.853</text:p>
          </table:table-cell>
          <table:table-cell office:value-type="float" office:value="588" calcext:value-type="float">
            <text:p>588</text:p>
          </table:table-cell>
          <table:table-cell office:value-type="float" office:value="923" calcext:value-type="float">
            <text:p>923</text:p>
          </table:table-cell>
          <table:table-cell office:value-type="float" office:value="9527" calcext:value-type="float">
            <text:p>9527</text:p>
          </table:table-cell>
          <table:table-cell office:value-type="float" office:value="1000" calcext:value-type="float">
            <text:p>1000</text:p>
          </table:table-cell>
          <table:table-cell office:value-type="float" office:value="9.527" calcext:value-type="float">
            <text:p>9.52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0.761889" calcext:value-type="float">
            <text:p>0.7618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61889" calcext:value-type="float">
            <text:p>0.000761889</text:p>
          </table:table-cell>
          <table:table-cell office:value-type="float" office:value="0.000351635" calcext:value-type="float">
            <text:p>0.000351635</text:p>
          </table:table-cell>
          <table:table-cell office:value-type="float" office:value="0.00144269" calcext:value-type="float">
            <text:p>0.00144269</text:p>
          </table:table-cell>
          <table:table-cell office:value-type="float" office:value="820365" calcext:value-type="float">
            <text:p>820365</text:p>
          </table:table-cell>
          <table:table-cell office:value-type="float" office:value="1000" calcext:value-type="float">
            <text:p>1000</text:p>
          </table:table-cell>
          <table:table-cell office:value-type="float" office:value="820.365" calcext:value-type="float">
            <text:p>820.365</text:p>
          </table:table-cell>
          <table:table-cell office:value-type="float" office:value="668" calcext:value-type="float">
            <text:p>668</text:p>
          </table:table-cell>
          <table:table-cell office:value-type="float" office:value="1001" calcext:value-type="float">
            <text:p>1001</text:p>
          </table:table-cell>
          <table:table-cell office:value-type="float" office:value="11078" calcext:value-type="float">
            <text:p>11078</text:p>
          </table:table-cell>
          <table:table-cell office:value-type="float" office:value="1000" calcext:value-type="float">
            <text:p>1000</text:p>
          </table:table-cell>
          <table:table-cell office:value-type="float" office:value="11.078" calcext:value-type="float">
            <text:p>11.07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.01863" calcext:value-type="float">
            <text:p>1.01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1863" calcext:value-type="float">
            <text:p>0.00101863</text:p>
          </table:table-cell>
          <table:table-cell office:value-type="float" office:value="0.000526794" calcext:value-type="float">
            <text:p>0.000526794</text:p>
          </table:table-cell>
          <table:table-cell office:value-type="float" office:value="0.00173889" calcext:value-type="float">
            <text:p>0.00173889</text:p>
          </table:table-cell>
          <table:table-cell office:value-type="float" office:value="930657" calcext:value-type="float">
            <text:p>930657</text:p>
          </table:table-cell>
          <table:table-cell office:value-type="float" office:value="1000" calcext:value-type="float">
            <text:p>1000</text:p>
          </table:table-cell>
          <table:table-cell office:value-type="float" office:value="930.657" calcext:value-type="float">
            <text:p>930.657</text:p>
          </table:table-cell>
          <table:table-cell office:value-type="float" office:value="712" calcext:value-type="float">
            <text:p>712</text:p>
          </table:table-cell>
          <table:table-cell office:value-type="float" office:value="1141" calcext:value-type="float">
            <text:p>1141</text:p>
          </table:table-cell>
          <table:table-cell office:value-type="float" office:value="13023" calcext:value-type="float">
            <text:p>13023</text:p>
          </table:table-cell>
          <table:table-cell office:value-type="float" office:value="1000" calcext:value-type="float">
            <text:p>1000</text:p>
          </table:table-cell>
          <table:table-cell office:value-type="float" office:value="13.023" calcext:value-type="float">
            <text:p>13.0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1.69999" calcext:value-type="float">
            <text:p>1.6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9999" calcext:value-type="float">
            <text:p>0.00169999</text:p>
          </table:table-cell>
          <table:table-cell office:value-type="float" office:value="0.000929905" calcext:value-type="float">
            <text:p>0.000929905</text:p>
          </table:table-cell>
          <table:table-cell office:value-type="float" office:value="0.00316558" calcext:value-type="float">
            <text:p>0.00316558</text:p>
          </table:table-cell>
          <table:table-cell office:value-type="float" office:value="1134831" calcext:value-type="float">
            <text:p>1134831</text:p>
          </table:table-cell>
          <table:table-cell office:value-type="float" office:value="1000" calcext:value-type="float">
            <text:p>1000</text:p>
          </table:table-cell>
          <table:table-cell office:value-type="float" office:value="1134.83" calcext:value-type="float">
            <text:p>1134.83</text:p>
          </table:table-cell>
          <table:table-cell office:value-type="float" office:value="895" calcext:value-type="float">
            <text:p>895</text:p>
          </table:table-cell>
          <table:table-cell office:value-type="float" office:value="1483" calcext:value-type="float">
            <text:p>1483</text:p>
          </table:table-cell>
          <table:table-cell office:value-type="float" office:value="16074" calcext:value-type="float">
            <text:p>16074</text:p>
          </table:table-cell>
          <table:table-cell office:value-type="float" office:value="1000" calcext:value-type="float">
            <text:p>1000</text:p>
          </table:table-cell>
          <table:table-cell office:value-type="float" office:value="16.074" calcext:value-type="float">
            <text:p>16.07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133013" calcext:value-type="float">
            <text:p>0.1330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013" calcext:value-type="float">
            <text:p>0.000133013</text:p>
          </table:table-cell>
          <table:table-cell office:value-type="float" office:value="0.000059231" calcext:value-type="float">
            <text:p>5.9231E-05</text:p>
          </table:table-cell>
          <table:table-cell office:value-type="float" office:value="0.000361636" calcext:value-type="float">
            <text:p>0.000361636</text:p>
          </table:table-cell>
          <table:table-cell office:value-type="float" office:value="497082" calcext:value-type="float">
            <text:p>497082</text:p>
          </table:table-cell>
          <table:table-cell office:value-type="float" office:value="1000" calcext:value-type="float">
            <text:p>1000</text:p>
          </table:table-cell>
          <table:table-cell office:value-type="float" office:value="497.082" calcext:value-type="float">
            <text:p>497.082</text:p>
          </table:table-cell>
          <table:table-cell office:value-type="float" office:value="452" calcext:value-type="float">
            <text:p>452</text:p>
          </table:table-cell>
          <table:table-cell office:value-type="float" office:value="615" calcext:value-type="float">
            <text:p>615</text:p>
          </table:table-cell>
          <table:table-cell office:value-type="float" office:value="3356" calcext:value-type="float">
            <text:p>3356</text:p>
          </table:table-cell>
          <table:table-cell office:value-type="float" office:value="1000" calcext:value-type="float">
            <text:p>1000</text:p>
          </table:table-cell>
          <table:table-cell office:value-type="float" office:value="3.356" calcext:value-type="float">
            <text:p>3.3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22861" calcext:value-type="float">
            <text:p>0.2228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861" calcext:value-type="float">
            <text:p>0.000222861</text:p>
          </table:table-cell>
          <table:table-cell office:value-type="float" office:value="0.000075116" calcext:value-type="float">
            <text:p>7.5116E-05</text:p>
          </table:table-cell>
          <table:table-cell office:value-type="float" office:value="0.000504131" calcext:value-type="float">
            <text:p>0.000504131</text:p>
          </table:table-cell>
          <table:table-cell office:value-type="float" office:value="551665" calcext:value-type="float">
            <text:p>551665</text:p>
          </table:table-cell>
          <table:table-cell office:value-type="float" office:value="1000" calcext:value-type="float">
            <text:p>1000</text:p>
          </table:table-cell>
          <table:table-cell office:value-type="float" office:value="551.665" calcext:value-type="float">
            <text:p>551.665</text:p>
          </table:table-cell>
          <table:table-cell office:value-type="float" office:value="475" calcext:value-type="float">
            <text:p>475</text:p>
          </table:table-cell>
          <table:table-cell office:value-type="float" office:value="700" calcext:value-type="float">
            <text:p>700</text:p>
          </table:table-cell>
          <table:table-cell office:value-type="float" office:value="4646" calcext:value-type="float">
            <text:p>4646</text:p>
          </table:table-cell>
          <table:table-cell office:value-type="float" office:value="1000" calcext:value-type="float">
            <text:p>1000</text:p>
          </table:table-cell>
          <table:table-cell office:value-type="float" office:value="4.646" calcext:value-type="float">
            <text:p>4.6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295924" calcext:value-type="float">
            <text:p>0.295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5924" calcext:value-type="float">
            <text:p>0.000295924</text:p>
          </table:table-cell>
          <table:table-cell office:value-type="float" office:value="0.000094313" calcext:value-type="float">
            <text:p>9.4313E-05</text:p>
          </table:table-cell>
          <table:table-cell office:value-type="float" office:value="0.000661408" calcext:value-type="float">
            <text:p>0.000661408</text:p>
          </table:table-cell>
          <table:table-cell office:value-type="float" office:value="602166" calcext:value-type="float">
            <text:p>602166</text:p>
          </table:table-cell>
          <table:table-cell office:value-type="float" office:value="1000" calcext:value-type="float">
            <text:p>1000</text:p>
          </table:table-cell>
          <table:table-cell office:value-type="float" office:value="602.166" calcext:value-type="float">
            <text:p>602.166</text:p>
          </table:table-cell>
          <table:table-cell office:value-type="float" office:value="505" calcext:value-type="float">
            <text:p>505</text:p>
          </table:table-cell>
          <table:table-cell office:value-type="float" office:value="789" calcext:value-type="float">
            <text:p>789</text:p>
          </table:table-cell>
          <table:table-cell office:value-type="float" office:value="5830" calcext:value-type="float">
            <text:p>5830</text:p>
          </table:table-cell>
          <table:table-cell office:value-type="float" office:value="1000" calcext:value-type="float">
            <text:p>1000</text:p>
          </table:table-cell>
          <table:table-cell office:value-type="float" office:value="5.83" calcext:value-type="float">
            <text:p>5.8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382446" calcext:value-type="float">
            <text:p>0.3824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2446" calcext:value-type="float">
            <text:p>0.000382446</text:p>
          </table:table-cell>
          <table:table-cell office:value-type="float" office:value="0.000151961" calcext:value-type="float">
            <text:p>0.000151961</text:p>
          </table:table-cell>
          <table:table-cell office:value-type="float" office:value="0.000812525" calcext:value-type="float">
            <text:p>0.000812525</text:p>
          </table:table-cell>
          <table:table-cell office:value-type="float" office:value="657777" calcext:value-type="float">
            <text:p>657777</text:p>
          </table:table-cell>
          <table:table-cell office:value-type="float" office:value="1000" calcext:value-type="float">
            <text:p>1000</text:p>
          </table:table-cell>
          <table:table-cell office:value-type="float" office:value="657.777" calcext:value-type="float">
            <text:p>657.777</text:p>
          </table:table-cell>
          <table:table-cell office:value-type="float" office:value="548" calcext:value-type="float">
            <text:p>548</text:p>
          </table:table-cell>
          <table:table-cell office:value-type="float" office:value="820" calcext:value-type="float">
            <text:p>820</text:p>
          </table:table-cell>
          <table:table-cell office:value-type="float" office:value="7069" calcext:value-type="float">
            <text:p>7069</text:p>
          </table:table-cell>
          <table:table-cell office:value-type="float" office:value="1000" calcext:value-type="float">
            <text:p>1000</text:p>
          </table:table-cell>
          <table:table-cell office:value-type="float" office:value="7.069" calcext:value-type="float">
            <text:p>7.06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478341" calcext:value-type="float">
            <text:p>0.4783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8341" calcext:value-type="float">
            <text:p>0.000478341</text:p>
          </table:table-cell>
          <table:table-cell office:value-type="float" office:value="0.000205173" calcext:value-type="float">
            <text:p>0.000205173</text:p>
          </table:table-cell>
          <table:table-cell office:value-type="float" office:value="0.000951913" calcext:value-type="float">
            <text:p>0.000951913</text:p>
          </table:table-cell>
          <table:table-cell office:value-type="float" office:value="712976" calcext:value-type="float">
            <text:p>712976</text:p>
          </table:table-cell>
          <table:table-cell office:value-type="float" office:value="1000" calcext:value-type="float">
            <text:p>1000</text:p>
          </table:table-cell>
          <table:table-cell office:value-type="float" office:value="712.976" calcext:value-type="float">
            <text:p>712.976</text:p>
          </table:table-cell>
          <table:table-cell office:value-type="float" office:value="597" calcext:value-type="float">
            <text:p>597</text:p>
          </table:table-cell>
          <table:table-cell office:value-type="float" office:value="890" calcext:value-type="float">
            <text:p>890</text:p>
          </table:table-cell>
          <table:table-cell office:value-type="float" office:value="8276" calcext:value-type="float">
            <text:p>8276</text:p>
          </table:table-cell>
          <table:table-cell office:value-type="float" office:value="1000" calcext:value-type="float">
            <text:p>1000</text:p>
          </table:table-cell>
          <table:table-cell office:value-type="float" office:value="8.276" calcext:value-type="float">
            <text:p>8.27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.619335" calcext:value-type="float">
            <text:p>0.6193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9335" calcext:value-type="float">
            <text:p>0.000619335</text:p>
          </table:table-cell>
          <table:table-cell office:value-type="float" office:value="0.000271843" calcext:value-type="float">
            <text:p>0.000271843</text:p>
          </table:table-cell>
          <table:table-cell office:value-type="float" office:value="0.00121186" calcext:value-type="float">
            <text:p>0.00121186</text:p>
          </table:table-cell>
          <table:table-cell office:value-type="float" office:value="788202" calcext:value-type="float">
            <text:p>788202</text:p>
          </table:table-cell>
          <table:table-cell office:value-type="float" office:value="1000" calcext:value-type="float">
            <text:p>1000</text:p>
          </table:table-cell>
          <table:table-cell office:value-type="float" office:value="788.202" calcext:value-type="float">
            <text:p>788.202</text:p>
          </table:table-cell>
          <table:table-cell office:value-type="float" office:value="650" calcext:value-type="float">
            <text:p>650</text:p>
          </table:table-cell>
          <table:table-cell office:value-type="float" office:value="987" calcext:value-type="float">
            <text:p>987</text:p>
          </table:table-cell>
          <table:table-cell office:value-type="float" office:value="9743" calcext:value-type="float">
            <text:p>9743</text:p>
          </table:table-cell>
          <table:table-cell office:value-type="float" office:value="1000" calcext:value-type="float">
            <text:p>1000</text:p>
          </table:table-cell>
          <table:table-cell office:value-type="float" office:value="9.743" calcext:value-type="float">
            <text:p>9.7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.812378" calcext:value-type="float">
            <text:p>0.8123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12378" calcext:value-type="float">
            <text:p>0.000812378</text:p>
          </table:table-cell>
          <table:table-cell office:value-type="float" office:value="0.000394496" calcext:value-type="float">
            <text:p>0.000394496</text:p>
          </table:table-cell>
          <table:table-cell office:value-type="float" office:value="0.00144392" calcext:value-type="float">
            <text:p>0.00144392</text:p>
          </table:table-cell>
          <table:table-cell office:value-type="float" office:value="878506" calcext:value-type="float">
            <text:p>878506</text:p>
          </table:table-cell>
          <table:table-cell office:value-type="float" office:value="1000" calcext:value-type="float">
            <text:p>1000</text:p>
          </table:table-cell>
          <table:table-cell office:value-type="float" office:value="878.506" calcext:value-type="float">
            <text:p>878.506</text:p>
          </table:table-cell>
          <table:table-cell office:value-type="float" office:value="733" calcext:value-type="float">
            <text:p>733</text:p>
          </table:table-cell>
          <table:table-cell office:value-type="float" office:value="1068" calcext:value-type="float">
            <text:p>1068</text:p>
          </table:table-cell>
          <table:table-cell office:value-type="float" office:value="11411" calcext:value-type="float">
            <text:p>11411</text:p>
          </table:table-cell>
          <table:table-cell office:value-type="float" office:value="1000" calcext:value-type="float">
            <text:p>1000</text:p>
          </table:table-cell>
          <table:table-cell office:value-type="float" office:value="11.411" calcext:value-type="float">
            <text:p>11.4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.09955" calcext:value-type="float">
            <text:p>1.099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955" calcext:value-type="float">
            <text:p>0.00109955</text:p>
          </table:table-cell>
          <table:table-cell office:value-type="float" office:value="0.000612103" calcext:value-type="float">
            <text:p>0.000612103</text:p>
          </table:table-cell>
          <table:table-cell office:value-type="float" office:value="0.00194035" calcext:value-type="float">
            <text:p>0.00194035</text:p>
          </table:table-cell>
          <table:table-cell office:value-type="float" office:value="993853" calcext:value-type="float">
            <text:p>993853</text:p>
          </table:table-cell>
          <table:table-cell office:value-type="float" office:value="1000" calcext:value-type="float">
            <text:p>1000</text:p>
          </table:table-cell>
          <table:table-cell office:value-type="float" office:value="993.853" calcext:value-type="float">
            <text:p>993.853</text:p>
          </table:table-cell>
          <table:table-cell office:value-type="float" office:value="807" calcext:value-type="float">
            <text:p>807</text:p>
          </table:table-cell>
          <table:table-cell office:value-type="float" office:value="1225" calcext:value-type="float">
            <text:p>1225</text:p>
          </table:table-cell>
          <table:table-cell office:value-type="float" office:value="13377" calcext:value-type="float">
            <text:p>13377</text:p>
          </table:table-cell>
          <table:table-cell office:value-type="float" office:value="1000" calcext:value-type="float">
            <text:p>1000</text:p>
          </table:table-cell>
          <table:table-cell office:value-type="float" office:value="13.377" calcext:value-type="float">
            <text:p>13.37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.82753" calcext:value-type="float">
            <text:p>1.82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2753" calcext:value-type="float">
            <text:p>0.00182753</text:p>
          </table:table-cell>
          <table:table-cell office:value-type="float" office:value="0.000918724" calcext:value-type="float">
            <text:p>0.000918724</text:p>
          </table:table-cell>
          <table:table-cell office:value-type="float" office:value="0.00344051" calcext:value-type="float">
            <text:p>0.00344051</text:p>
          </table:table-cell>
          <table:table-cell office:value-type="float" office:value="1203255" calcext:value-type="float">
            <text:p>1203255</text:p>
          </table:table-cell>
          <table:table-cell office:value-type="float" office:value="1000" calcext:value-type="float">
            <text:p>1000</text:p>
          </table:table-cell>
          <table:table-cell office:value-type="float" office:value="1203.26" calcext:value-type="float">
            <text:p>1203.26</text:p>
          </table:table-cell>
          <table:table-cell office:value-type="float" office:value="944" calcext:value-type="float">
            <text:p>944</text:p>
          </table:table-cell>
          <table:table-cell office:value-type="float" office:value="1588" calcext:value-type="float">
            <text:p>1588</text:p>
          </table:table-cell>
          <table:table-cell office:value-type="float" office:value="16445" calcext:value-type="float">
            <text:p>16445</text:p>
          </table:table-cell>
          <table:table-cell office:value-type="float" office:value="1000" calcext:value-type="float">
            <text:p>1000</text:p>
          </table:table-cell>
          <table:table-cell office:value-type="float" office:value="16.445" calcext:value-type="float">
            <text:p>16.44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.141146" calcext:value-type="float">
            <text:p>0.1411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146" calcext:value-type="float">
            <text:p>0.000141146</text:p>
          </table:table-cell>
          <table:table-cell office:value-type="float" office:value="0.000063338" calcext:value-type="float">
            <text:p>6.3338E-05</text:p>
          </table:table-cell>
          <table:table-cell office:value-type="float" office:value="0.000375365" calcext:value-type="float">
            <text:p>0.000375365</text:p>
          </table:table-cell>
          <table:table-cell office:value-type="float" office:value="530312" calcext:value-type="float">
            <text:p>530312</text:p>
          </table:table-cell>
          <table:table-cell office:value-type="float" office:value="1000" calcext:value-type="float">
            <text:p>1000</text:p>
          </table:table-cell>
          <table:table-cell office:value-type="float" office:value="530.312" calcext:value-type="float">
            <text:p>530.312</text:p>
          </table:table-cell>
          <table:table-cell office:value-type="float" office:value="482" calcext:value-type="float">
            <text:p>482</text:p>
          </table:table-cell>
          <table:table-cell office:value-type="float" office:value="635" calcext:value-type="float">
            <text:p>635</text:p>
          </table:table-cell>
          <table:table-cell office:value-type="float" office:value="3414" calcext:value-type="float">
            <text:p>3414</text:p>
          </table:table-cell>
          <table:table-cell office:value-type="float" office:value="1000" calcext:value-type="float">
            <text:p>1000</text:p>
          </table:table-cell>
          <table:table-cell office:value-type="float" office:value="3.414" calcext:value-type="float">
            <text:p>3.4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.233638" calcext:value-type="float">
            <text:p>0.2336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638" calcext:value-type="float">
            <text:p>0.000233638</text:p>
          </table:table-cell>
          <table:table-cell office:value-type="float" office:value="0.000065613" calcext:value-type="float">
            <text:p>6.5613E-05</text:p>
          </table:table-cell>
          <table:table-cell office:value-type="float" office:value="0.000548919" calcext:value-type="float">
            <text:p>0.000548919</text:p>
          </table:table-cell>
          <table:table-cell office:value-type="float" office:value="589133" calcext:value-type="float">
            <text:p>589133</text:p>
          </table:table-cell>
          <table:table-cell office:value-type="float" office:value="1000" calcext:value-type="float">
            <text:p>1000</text:p>
          </table:table-cell>
          <table:table-cell office:value-type="float" office:value="589.133" calcext:value-type="float">
            <text:p>589.133</text:p>
          </table:table-cell>
          <table:table-cell office:value-type="float" office:value="504" calcext:value-type="float">
            <text:p>504</text:p>
          </table:table-cell>
          <table:table-cell office:value-type="float" office:value="750" calcext:value-type="float">
            <text:p>750</text:p>
          </table:table-cell>
          <table:table-cell office:value-type="float" office:value="4746" calcext:value-type="float">
            <text:p>4746</text:p>
          </table:table-cell>
          <table:table-cell office:value-type="float" office:value="1000" calcext:value-type="float">
            <text:p>1000</text:p>
          </table:table-cell>
          <table:table-cell office:value-type="float" office:value="4.746" calcext:value-type="float">
            <text:p>4.7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.310444" calcext:value-type="float">
            <text:p>0.3104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0444" calcext:value-type="float">
            <text:p>0.000310444</text:p>
          </table:table-cell>
          <table:table-cell office:value-type="float" office:value="0.000116389" calcext:value-type="float">
            <text:p>0.000116389</text:p>
          </table:table-cell>
          <table:table-cell office:value-type="float" office:value="0.000746191" calcext:value-type="float">
            <text:p>0.000746191</text:p>
          </table:table-cell>
          <table:table-cell office:value-type="float" office:value="641429" calcext:value-type="float">
            <text:p>641429</text:p>
          </table:table-cell>
          <table:table-cell office:value-type="float" office:value="1000" calcext:value-type="float">
            <text:p>1000</text:p>
          </table:table-cell>
          <table:table-cell office:value-type="float" office:value="641.429" calcext:value-type="float">
            <text:p>641.429</text:p>
          </table:table-cell>
          <table:table-cell office:value-type="float" office:value="545" calcext:value-type="float">
            <text:p>545</text:p>
          </table:table-cell>
          <table:table-cell office:value-type="float" office:value="822" calcext:value-type="float">
            <text:p>822</text:p>
          </table:table-cell>
          <table:table-cell office:value-type="float" office:value="5955" calcext:value-type="float">
            <text:p>5955</text:p>
          </table:table-cell>
          <table:table-cell office:value-type="float" office:value="1000" calcext:value-type="float">
            <text:p>1000</text:p>
          </table:table-cell>
          <table:table-cell office:value-type="float" office:value="5.955" calcext:value-type="float">
            <text:p>5.9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.407433" calcext:value-type="float">
            <text:p>0.407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7433" calcext:value-type="float">
            <text:p>0.000407433</text:p>
          </table:table-cell>
          <table:table-cell office:value-type="float" office:value="0.000152889" calcext:value-type="float">
            <text:p>0.000152889</text:p>
          </table:table-cell>
          <table:table-cell office:value-type="float" office:value="0.000887626" calcext:value-type="float">
            <text:p>0.000887626</text:p>
          </table:table-cell>
          <table:table-cell office:value-type="float" office:value="700466" calcext:value-type="float">
            <text:p>700466</text:p>
          </table:table-cell>
          <table:table-cell office:value-type="float" office:value="1000" calcext:value-type="float">
            <text:p>1000</text:p>
          </table:table-cell>
          <table:table-cell office:value-type="float" office:value="700.466" calcext:value-type="float">
            <text:p>700.466</text:p>
          </table:table-cell>
          <table:table-cell office:value-type="float" office:value="575" calcext:value-type="float">
            <text:p>575</text:p>
          </table:table-cell>
          <table:table-cell office:value-type="float" office:value="908" calcext:value-type="float">
            <text:p>908</text:p>
          </table:table-cell>
          <table:table-cell office:value-type="float" office:value="7196" calcext:value-type="float">
            <text:p>7196</text:p>
          </table:table-cell>
          <table:table-cell office:value-type="float" office:value="1000" calcext:value-type="float">
            <text:p>1000</text:p>
          </table:table-cell>
          <table:table-cell office:value-type="float" office:value="7.196" calcext:value-type="float">
            <text:p>7.1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0.517802" calcext:value-type="float">
            <text:p>0.517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7802" calcext:value-type="float">
            <text:p>0.000517802</text:p>
          </table:table-cell>
          <table:table-cell office:value-type="float" office:value="0.000222852" calcext:value-type="float">
            <text:p>0.000222852</text:p>
          </table:table-cell>
          <table:table-cell office:value-type="float" office:value="0.00100121" calcext:value-type="float">
            <text:p>0.00100121</text:p>
          </table:table-cell>
          <table:table-cell office:value-type="float" office:value="764735" calcext:value-type="float">
            <text:p>764735</text:p>
          </table:table-cell>
          <table:table-cell office:value-type="float" office:value="1000" calcext:value-type="float">
            <text:p>1000</text:p>
          </table:table-cell>
          <table:table-cell office:value-type="float" office:value="764.735" calcext:value-type="float">
            <text:p>764.735</text:p>
          </table:table-cell>
          <table:table-cell office:value-type="float" office:value="639" calcext:value-type="float">
            <text:p>639</text:p>
          </table:table-cell>
          <table:table-cell office:value-type="float" office:value="943" calcext:value-type="float">
            <text:p>943</text:p>
          </table:table-cell>
          <table:table-cell office:value-type="float" office:value="8524" calcext:value-type="float">
            <text:p>8524</text:p>
          </table:table-cell>
          <table:table-cell office:value-type="float" office:value="1000" calcext:value-type="float">
            <text:p>1000</text:p>
          </table:table-cell>
          <table:table-cell office:value-type="float" office:value="8.524" calcext:value-type="float">
            <text:p>8.5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0.669861" calcext:value-type="float">
            <text:p>0.6698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9861" calcext:value-type="float">
            <text:p>0.000669861</text:p>
          </table:table-cell>
          <table:table-cell office:value-type="float" office:value="0.000286128" calcext:value-type="float">
            <text:p>0.000286128</text:p>
          </table:table-cell>
          <table:table-cell office:value-type="float" office:value="0.00114645" calcext:value-type="float">
            <text:p>0.00114645</text:p>
          </table:table-cell>
          <table:table-cell office:value-type="float" office:value="839973" calcext:value-type="float">
            <text:p>839973</text:p>
          </table:table-cell>
          <table:table-cell office:value-type="float" office:value="1000" calcext:value-type="float">
            <text:p>1000</text:p>
          </table:table-cell>
          <table:table-cell office:value-type="float" office:value="839.973" calcext:value-type="float">
            <text:p>839.973</text:p>
          </table:table-cell>
          <table:table-cell office:value-type="float" office:value="674" calcext:value-type="float">
            <text:p>674</text:p>
          </table:table-cell>
          <table:table-cell office:value-type="float" office:value="1021" calcext:value-type="float">
            <text:p>1021</text:p>
          </table:table-cell>
          <table:table-cell office:value-type="float" office:value="10003" calcext:value-type="float">
            <text:p>10003</text:p>
          </table:table-cell>
          <table:table-cell office:value-type="float" office:value="1000" calcext:value-type="float">
            <text:p>1000</text:p>
          </table:table-cell>
          <table:table-cell office:value-type="float" office:value="10.003" calcext:value-type="float">
            <text:p>10.00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.883828" calcext:value-type="float">
            <text:p>0.883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83828" calcext:value-type="float">
            <text:p>0.000883828</text:p>
          </table:table-cell>
          <table:table-cell office:value-type="float" office:value="0.000426045" calcext:value-type="float">
            <text:p>0.000426045</text:p>
          </table:table-cell>
          <table:table-cell office:value-type="float" office:value="0.00181105" calcext:value-type="float">
            <text:p>0.00181105</text:p>
          </table:table-cell>
          <table:table-cell office:value-type="float" office:value="936361" calcext:value-type="float">
            <text:p>936361</text:p>
          </table:table-cell>
          <table:table-cell office:value-type="float" office:value="1000" calcext:value-type="float">
            <text:p>1000</text:p>
          </table:table-cell>
          <table:table-cell office:value-type="float" office:value="936.361" calcext:value-type="float">
            <text:p>936.361</text:p>
          </table:table-cell>
          <table:table-cell office:value-type="float" office:value="732" calcext:value-type="float">
            <text:p>732</text:p>
          </table:table-cell>
          <table:table-cell office:value-type="float" office:value="1145" calcext:value-type="float">
            <text:p>1145</text:p>
          </table:table-cell>
          <table:table-cell office:value-type="float" office:value="11686" calcext:value-type="float">
            <text:p>11686</text:p>
          </table:table-cell>
          <table:table-cell office:value-type="float" office:value="1000" calcext:value-type="float">
            <text:p>1000</text:p>
          </table:table-cell>
          <table:table-cell office:value-type="float" office:value="11.686" calcext:value-type="float">
            <text:p>11.68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.19311" calcext:value-type="float">
            <text:p>1.193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9311" calcext:value-type="float">
            <text:p>0.00119311</text:p>
          </table:table-cell>
          <table:table-cell office:value-type="float" office:value="0.000672669" calcext:value-type="float">
            <text:p>0.000672669</text:p>
          </table:table-cell>
          <table:table-cell office:value-type="float" office:value="0.00200672" calcext:value-type="float">
            <text:p>0.00200672</text:p>
          </table:table-cell>
          <table:table-cell office:value-type="float" office:value="1059728" calcext:value-type="float">
            <text:p>1059728</text:p>
          </table:table-cell>
          <table:table-cell office:value-type="float" office:value="1000" calcext:value-type="float">
            <text:p>1000</text:p>
          </table:table-cell>
          <table:table-cell office:value-type="float" office:value="1059.73" calcext:value-type="float">
            <text:p>1059.73</text:p>
          </table:table-cell>
          <table:table-cell office:value-type="float" office:value="831" calcext:value-type="float">
            <text:p>831</text:p>
          </table:table-cell>
          <table:table-cell office:value-type="float" office:value="1263" calcext:value-type="float">
            <text:p>1263</text:p>
          </table:table-cell>
          <table:table-cell office:value-type="float" office:value="13741" calcext:value-type="float">
            <text:p>13741</text:p>
          </table:table-cell>
          <table:table-cell office:value-type="float" office:value="1000" calcext:value-type="float">
            <text:p>1000</text:p>
          </table:table-cell>
          <table:table-cell office:value-type="float" office:value="13.741" calcext:value-type="float">
            <text:p>13.74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.97052" calcext:value-type="float">
            <text:p>1.970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052" calcext:value-type="float">
            <text:p>0.00197052</text:p>
          </table:table-cell>
          <table:table-cell office:value-type="float" office:value="0.000990494" calcext:value-type="float">
            <text:p>0.000990494</text:p>
          </table:table-cell>
          <table:table-cell office:value-type="float" office:value="0.00342667" calcext:value-type="float">
            <text:p>0.00342667</text:p>
          </table:table-cell>
          <table:table-cell office:value-type="float" office:value="1279974" calcext:value-type="float">
            <text:p>1279974</text:p>
          </table:table-cell>
          <table:table-cell office:value-type="float" office:value="1000" calcext:value-type="float">
            <text:p>1000</text:p>
          </table:table-cell>
          <table:table-cell office:value-type="float" office:value="1279.97" calcext:value-type="float">
            <text:p>1279.97</text:p>
          </table:table-cell>
          <table:table-cell office:value-type="float" office:value="1003" calcext:value-type="float">
            <text:p>1003</text:p>
          </table:table-cell>
          <table:table-cell office:value-type="float" office:value="1685" calcext:value-type="float">
            <text:p>1685</text:p>
          </table:table-cell>
          <table:table-cell office:value-type="float" office:value="16876" calcext:value-type="float">
            <text:p>16876</text:p>
          </table:table-cell>
          <table:table-cell office:value-type="float" office:value="1000" calcext:value-type="float">
            <text:p>1000</text:p>
          </table:table-cell>
          <table:table-cell office:value-type="float" office:value="16.876" calcext:value-type="float">
            <text:p>16.87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145095" calcext:value-type="float">
            <text:p>0.145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095" calcext:value-type="float">
            <text:p>0.000145095</text:p>
          </table:table-cell>
          <table:table-cell office:value-type="float" office:value="0.000065558" calcext:value-type="float">
            <text:p>6.5558E-05</text:p>
          </table:table-cell>
          <table:table-cell office:value-type="float" office:value="0.000444081" calcext:value-type="float">
            <text:p>0.000444081</text:p>
          </table:table-cell>
          <table:table-cell office:value-type="float" office:value="565605" calcext:value-type="float">
            <text:p>565605</text:p>
          </table:table-cell>
          <table:table-cell office:value-type="float" office:value="1000" calcext:value-type="float">
            <text:p>1000</text:p>
          </table:table-cell>
          <table:table-cell office:value-type="float" office:value="565.605" calcext:value-type="float">
            <text:p>565.605</text:p>
          </table:table-cell>
          <table:table-cell office:value-type="float" office:value="516" calcext:value-type="float">
            <text:p>516</text:p>
          </table:table-cell>
          <table:table-cell office:value-type="float" office:value="698" calcext:value-type="float">
            <text:p>698</text:p>
          </table:table-cell>
          <table:table-cell office:value-type="float" office:value="3465" calcext:value-type="float">
            <text:p>3465</text:p>
          </table:table-cell>
          <table:table-cell office:value-type="float" office:value="1000" calcext:value-type="float">
            <text:p>1000</text:p>
          </table:table-cell>
          <table:table-cell office:value-type="float" office:value="3.465" calcext:value-type="float">
            <text:p>3.4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248306" calcext:value-type="float">
            <text:p>0.2483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306" calcext:value-type="float">
            <text:p>0.000248306</text:p>
          </table:table-cell>
          <table:table-cell office:value-type="float" office:value="0.000068526" calcext:value-type="float">
            <text:p>6.8526E-05</text:p>
          </table:table-cell>
          <table:table-cell office:value-type="float" office:value="0.0005915" calcext:value-type="float">
            <text:p>0.0005915</text:p>
          </table:table-cell>
          <table:table-cell office:value-type="float" office:value="630131" calcext:value-type="float">
            <text:p>630131</text:p>
          </table:table-cell>
          <table:table-cell office:value-type="float" office:value="1000" calcext:value-type="float">
            <text:p>1000</text:p>
          </table:table-cell>
          <table:table-cell office:value-type="float" office:value="630.131" calcext:value-type="float">
            <text:p>630.131</text:p>
          </table:table-cell>
          <table:table-cell office:value-type="float" office:value="532" calcext:value-type="float">
            <text:p>532</text:p>
          </table:table-cell>
          <table:table-cell office:value-type="float" office:value="814" calcext:value-type="float">
            <text:p>814</text:p>
          </table:table-cell>
          <table:table-cell office:value-type="float" office:value="4859" calcext:value-type="float">
            <text:p>4859</text:p>
          </table:table-cell>
          <table:table-cell office:value-type="float" office:value="1000" calcext:value-type="float">
            <text:p>1000</text:p>
          </table:table-cell>
          <table:table-cell office:value-type="float" office:value="4.859" calcext:value-type="float">
            <text:p>4.8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330493" calcext:value-type="float">
            <text:p>0.3304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0493" calcext:value-type="float">
            <text:p>0.000330493</text:p>
          </table:table-cell>
          <table:table-cell office:value-type="float" office:value="0.000115668" calcext:value-type="float">
            <text:p>0.000115668</text:p>
          </table:table-cell>
          <table:table-cell office:value-type="float" office:value="0.000757755" calcext:value-type="float">
            <text:p>0.000757755</text:p>
          </table:table-cell>
          <table:table-cell office:value-type="float" office:value="683389" calcext:value-type="float">
            <text:p>683389</text:p>
          </table:table-cell>
          <table:table-cell office:value-type="float" office:value="1000" calcext:value-type="float">
            <text:p>1000</text:p>
          </table:table-cell>
          <table:table-cell office:value-type="float" office:value="683.389" calcext:value-type="float">
            <text:p>683.389</text:p>
          </table:table-cell>
          <table:table-cell office:value-type="float" office:value="579" calcext:value-type="float">
            <text:p>579</text:p>
          </table:table-cell>
          <table:table-cell office:value-type="float" office:value="822" calcext:value-type="float">
            <text:p>822</text:p>
          </table:table-cell>
          <table:table-cell office:value-type="float" office:value="6071" calcext:value-type="float">
            <text:p>6071</text:p>
          </table:table-cell>
          <table:table-cell office:value-type="float" office:value="1000" calcext:value-type="float">
            <text:p>1000</text:p>
          </table:table-cell>
          <table:table-cell office:value-type="float" office:value="6.071" calcext:value-type="float">
            <text:p>6.0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0.435738" calcext:value-type="float">
            <text:p>0.4357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5738" calcext:value-type="float">
            <text:p>0.000435738</text:p>
          </table:table-cell>
          <table:table-cell office:value-type="float" office:value="0.000171542" calcext:value-type="float">
            <text:p>0.000171542</text:p>
          </table:table-cell>
          <table:table-cell office:value-type="float" office:value="0.0010043" calcext:value-type="float">
            <text:p>0.0010043</text:p>
          </table:table-cell>
          <table:table-cell office:value-type="float" office:value="744712" calcext:value-type="float">
            <text:p>744712</text:p>
          </table:table-cell>
          <table:table-cell office:value-type="float" office:value="1000" calcext:value-type="float">
            <text:p>1000</text:p>
          </table:table-cell>
          <table:table-cell office:value-type="float" office:value="744.712" calcext:value-type="float">
            <text:p>744.712</text:p>
          </table:table-cell>
          <table:table-cell office:value-type="float" office:value="624" calcext:value-type="float">
            <text:p>624</text:p>
          </table:table-cell>
          <table:table-cell office:value-type="float" office:value="934" calcext:value-type="float">
            <text:p>934</text:p>
          </table:table-cell>
          <table:table-cell office:value-type="float" office:value="7348" calcext:value-type="float">
            <text:p>7348</text:p>
          </table:table-cell>
          <table:table-cell office:value-type="float" office:value="1000" calcext:value-type="float">
            <text:p>1000</text:p>
          </table:table-cell>
          <table:table-cell office:value-type="float" office:value="7.348" calcext:value-type="float">
            <text:p>7.3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560166" calcext:value-type="float">
            <text:p>0.5601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0166" calcext:value-type="float">
            <text:p>0.000560166</text:p>
          </table:table-cell>
          <table:table-cell office:value-type="float" office:value="0.000263806" calcext:value-type="float">
            <text:p>0.000263806</text:p>
          </table:table-cell>
          <table:table-cell office:value-type="float" office:value="0.00105552" calcext:value-type="float">
            <text:p>0.00105552</text:p>
          </table:table-cell>
          <table:table-cell office:value-type="float" office:value="810636" calcext:value-type="float">
            <text:p>810636</text:p>
          </table:table-cell>
          <table:table-cell office:value-type="float" office:value="1000" calcext:value-type="float">
            <text:p>1000</text:p>
          </table:table-cell>
          <table:table-cell office:value-type="float" office:value="810.636" calcext:value-type="float">
            <text:p>810.636</text:p>
          </table:table-cell>
          <table:table-cell office:value-type="float" office:value="673" calcext:value-type="float">
            <text:p>673</text:p>
          </table:table-cell>
          <table:table-cell office:value-type="float" office:value="1001" calcext:value-type="float">
            <text:p>1001</text:p>
          </table:table-cell>
          <table:table-cell office:value-type="float" office:value="8678" calcext:value-type="float">
            <text:p>8678</text:p>
          </table:table-cell>
          <table:table-cell office:value-type="float" office:value="1000" calcext:value-type="float">
            <text:p>1000</text:p>
          </table:table-cell>
          <table:table-cell office:value-type="float" office:value="8.678" calcext:value-type="float">
            <text:p>8.67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708511" calcext:value-type="float">
            <text:p>0.708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8511" calcext:value-type="float">
            <text:p>0.000708511</text:p>
          </table:table-cell>
          <table:table-cell office:value-type="float" office:value="0.000365097" calcext:value-type="float">
            <text:p>0.000365097</text:p>
          </table:table-cell>
          <table:table-cell office:value-type="float" office:value="0.00131426" calcext:value-type="float">
            <text:p>0.00131426</text:p>
          </table:table-cell>
          <table:table-cell office:value-type="float" office:value="890185" calcext:value-type="float">
            <text:p>890185</text:p>
          </table:table-cell>
          <table:table-cell office:value-type="float" office:value="1000" calcext:value-type="float">
            <text:p>1000</text:p>
          </table:table-cell>
          <table:table-cell office:value-type="float" office:value="890.185" calcext:value-type="float">
            <text:p>890.185</text:p>
          </table:table-cell>
          <table:table-cell office:value-type="float" office:value="705" calcext:value-type="float">
            <text:p>705</text:p>
          </table:table-cell>
          <table:table-cell office:value-type="float" office:value="1096" calcext:value-type="float">
            <text:p>1096</text:p>
          </table:table-cell>
          <table:table-cell office:value-type="float" office:value="10160" calcext:value-type="float">
            <text:p>10160</text:p>
          </table:table-cell>
          <table:table-cell office:value-type="float" office:value="1000" calcext:value-type="float">
            <text:p>1000</text:p>
          </table:table-cell>
          <table:table-cell office:value-type="float" office:value="10.16" calcext:value-type="float">
            <text:p>10.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0.941543" calcext:value-type="float">
            <text:p>0.9415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1543" calcext:value-type="float">
            <text:p>0.000941543</text:p>
          </table:table-cell>
          <table:table-cell office:value-type="float" office:value="0.00052302" calcext:value-type="float">
            <text:p>0.00052302</text:p>
          </table:table-cell>
          <table:table-cell office:value-type="float" office:value="0.00161408" calcext:value-type="float">
            <text:p>0.00161408</text:p>
          </table:table-cell>
          <table:table-cell office:value-type="float" office:value="996822" calcext:value-type="float">
            <text:p>996822</text:p>
          </table:table-cell>
          <table:table-cell office:value-type="float" office:value="1000" calcext:value-type="float">
            <text:p>1000</text:p>
          </table:table-cell>
          <table:table-cell office:value-type="float" office:value="996.822" calcext:value-type="float">
            <text:p>996.822</text:p>
          </table:table-cell>
          <table:table-cell office:value-type="float" office:value="831" calcext:value-type="float">
            <text:p>831</text:p>
          </table:table-cell>
          <table:table-cell office:value-type="float" office:value="1198" calcext:value-type="float">
            <text:p>1198</text:p>
          </table:table-cell>
          <table:table-cell office:value-type="float" office:value="11980" calcext:value-type="float">
            <text:p>11980</text:p>
          </table:table-cell>
          <table:table-cell office:value-type="float" office:value="1000" calcext:value-type="float">
            <text:p>1000</text:p>
          </table:table-cell>
          <table:table-cell office:value-type="float" office:value="11.98" calcext:value-type="float">
            <text:p>11.9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.3092" calcext:value-type="float">
            <text:p>1.30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092" calcext:value-type="float">
            <text:p>0.0013092</text:p>
          </table:table-cell>
          <table:table-cell office:value-type="float" office:value="0.000746908" calcext:value-type="float">
            <text:p>0.000746908</text:p>
          </table:table-cell>
          <table:table-cell office:value-type="float" office:value="0.00227448" calcext:value-type="float">
            <text:p>0.00227448</text:p>
          </table:table-cell>
          <table:table-cell office:value-type="float" office:value="1128809" calcext:value-type="float">
            <text:p>1128809</text:p>
          </table:table-cell>
          <table:table-cell office:value-type="float" office:value="1000" calcext:value-type="float">
            <text:p>1000</text:p>
          </table:table-cell>
          <table:table-cell office:value-type="float" office:value="1128.81" calcext:value-type="float">
            <text:p>1128.81</text:p>
          </table:table-cell>
          <table:table-cell office:value-type="float" office:value="933" calcext:value-type="float">
            <text:p>933</text:p>
          </table:table-cell>
          <table:table-cell office:value-type="float" office:value="1372" calcext:value-type="float">
            <text:p>1372</text:p>
          </table:table-cell>
          <table:table-cell office:value-type="float" office:value="14110" calcext:value-type="float">
            <text:p>14110</text:p>
          </table:table-cell>
          <table:table-cell office:value-type="float" office:value="1000" calcext:value-type="float">
            <text:p>1000</text:p>
          </table:table-cell>
          <table:table-cell office:value-type="float" office:value="14.11" calcext:value-type="float">
            <text:p>14.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.07539" calcext:value-type="float">
            <text:p>2.075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7539" calcext:value-type="float">
            <text:p>0.00207539</text:p>
          </table:table-cell>
          <table:table-cell office:value-type="float" office:value="0.000978773" calcext:value-type="float">
            <text:p>0.000978773</text:p>
          </table:table-cell>
          <table:table-cell office:value-type="float" office:value="0.00360205" calcext:value-type="float">
            <text:p>0.00360205</text:p>
          </table:table-cell>
          <table:table-cell office:value-type="float" office:value="1353724" calcext:value-type="float">
            <text:p>1353724</text:p>
          </table:table-cell>
          <table:table-cell office:value-type="float" office:value="1000" calcext:value-type="float">
            <text:p>1000</text:p>
          </table:table-cell>
          <table:table-cell office:value-type="float" office:value="1353.72" calcext:value-type="float">
            <text:p>1353.72</text:p>
          </table:table-cell>
          <table:table-cell office:value-type="float" office:value="1042" calcext:value-type="float">
            <text:p>1042</text:p>
          </table:table-cell>
          <table:table-cell office:value-type="float" office:value="1690" calcext:value-type="float">
            <text:p>1690</text:p>
          </table:table-cell>
          <table:table-cell office:value-type="float" office:value="17271" calcext:value-type="float">
            <text:p>17271</text:p>
          </table:table-cell>
          <table:table-cell office:value-type="float" office:value="1000" calcext:value-type="float">
            <text:p>1000</text:p>
          </table:table-cell>
          <table:table-cell office:value-type="float" office:value="17.271" calcext:value-type="float">
            <text:p>17.27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.159246" calcext:value-type="float">
            <text:p>0.159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246" calcext:value-type="float">
            <text:p>0.000159246</text:p>
          </table:table-cell>
          <table:table-cell office:value-type="float" office:value="0.000069026" calcext:value-type="float">
            <text:p>6.9026E-05</text:p>
          </table:table-cell>
          <table:table-cell office:value-type="float" office:value="0.000424762" calcext:value-type="float">
            <text:p>0.000424762</text:p>
          </table:table-cell>
          <table:table-cell office:value-type="float" office:value="603210" calcext:value-type="float">
            <text:p>603210</text:p>
          </table:table-cell>
          <table:table-cell office:value-type="float" office:value="1000" calcext:value-type="float">
            <text:p>1000</text:p>
          </table:table-cell>
          <table:table-cell office:value-type="float" office:value="603.21" calcext:value-type="float">
            <text:p>603.21</text:p>
          </table:table-cell>
          <table:table-cell office:value-type="float" office:value="549" calcext:value-type="float">
            <text:p>549</text:p>
          </table:table-cell>
          <table:table-cell office:value-type="float" office:value="745" calcext:value-type="float">
            <text:p>745</text:p>
          </table:table-cell>
          <table:table-cell office:value-type="float" office:value="3522" calcext:value-type="float">
            <text:p>3522</text:p>
          </table:table-cell>
          <table:table-cell office:value-type="float" office:value="1000" calcext:value-type="float">
            <text:p>1000</text:p>
          </table:table-cell>
          <table:table-cell office:value-type="float" office:value="3.522" calcext:value-type="float">
            <text:p>3.5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.256012" calcext:value-type="float">
            <text:p>0.256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6012" calcext:value-type="float">
            <text:p>0.000256012</text:p>
          </table:table-cell>
          <table:table-cell office:value-type="float" office:value="0.000072353" calcext:value-type="float">
            <text:p>7.2353E-05</text:p>
          </table:table-cell>
          <table:table-cell office:value-type="float" office:value="0.000584309" calcext:value-type="float">
            <text:p>0.000584309</text:p>
          </table:table-cell>
          <table:table-cell office:value-type="float" office:value="666477" calcext:value-type="float">
            <text:p>666477</text:p>
          </table:table-cell>
          <table:table-cell office:value-type="float" office:value="1000" calcext:value-type="float">
            <text:p>1000</text:p>
          </table:table-cell>
          <table:table-cell office:value-type="float" office:value="666.477" calcext:value-type="float">
            <text:p>666.477</text:p>
          </table:table-cell>
          <table:table-cell office:value-type="float" office:value="576" calcext:value-type="float">
            <text:p>576</text:p>
          </table:table-cell>
          <table:table-cell office:value-type="float" office:value="810" calcext:value-type="float">
            <text:p>810</text:p>
          </table:table-cell>
          <table:table-cell office:value-type="float" office:value="4926" calcext:value-type="float">
            <text:p>4926</text:p>
          </table:table-cell>
          <table:table-cell office:value-type="float" office:value="1000" calcext:value-type="float">
            <text:p>1000</text:p>
          </table:table-cell>
          <table:table-cell office:value-type="float" office:value="4.926" calcext:value-type="float">
            <text:p>4.9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.359371" calcext:value-type="float">
            <text:p>0.3593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9371" calcext:value-type="float">
            <text:p>0.000359371</text:p>
          </table:table-cell>
          <table:table-cell office:value-type="float" office:value="0.000116372" calcext:value-type="float">
            <text:p>0.000116372</text:p>
          </table:table-cell>
          <table:table-cell office:value-type="float" office:value="0.000766068" calcext:value-type="float">
            <text:p>0.000766068</text:p>
          </table:table-cell>
          <table:table-cell office:value-type="float" office:value="728453" calcext:value-type="float">
            <text:p>728453</text:p>
          </table:table-cell>
          <table:table-cell office:value-type="float" office:value="1000" calcext:value-type="float">
            <text:p>1000</text:p>
          </table:table-cell>
          <table:table-cell office:value-type="float" office:value="728.453" calcext:value-type="float">
            <text:p>728.453</text:p>
          </table:table-cell>
          <table:table-cell office:value-type="float" office:value="609" calcext:value-type="float">
            <text:p>609</text:p>
          </table:table-cell>
          <table:table-cell office:value-type="float" office:value="870" calcext:value-type="float">
            <text:p>870</text:p>
          </table:table-cell>
          <table:table-cell office:value-type="float" office:value="6227" calcext:value-type="float">
            <text:p>6227</text:p>
          </table:table-cell>
          <table:table-cell office:value-type="float" office:value="1000" calcext:value-type="float">
            <text:p>1000</text:p>
          </table:table-cell>
          <table:table-cell office:value-type="float" office:value="6.227" calcext:value-type="float">
            <text:p>6.2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.458243" calcext:value-type="float">
            <text:p>0.4582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8243" calcext:value-type="float">
            <text:p>0.000458243</text:p>
          </table:table-cell>
          <table:table-cell office:value-type="float" office:value="0.000168945" calcext:value-type="float">
            <text:p>0.000168945</text:p>
          </table:table-cell>
          <table:table-cell office:value-type="float" office:value="0.000988047" calcext:value-type="float">
            <text:p>0.000988047</text:p>
          </table:table-cell>
          <table:table-cell office:value-type="float" office:value="793872" calcext:value-type="float">
            <text:p>793872</text:p>
          </table:table-cell>
          <table:table-cell office:value-type="float" office:value="1000" calcext:value-type="float">
            <text:p>1000</text:p>
          </table:table-cell>
          <table:table-cell office:value-type="float" office:value="793.872" calcext:value-type="float">
            <text:p>793.872</text:p>
          </table:table-cell>
          <table:table-cell office:value-type="float" office:value="668" calcext:value-type="float">
            <text:p>668</text:p>
          </table:table-cell>
          <table:table-cell office:value-type="float" office:value="950" calcext:value-type="float">
            <text:p>950</text:p>
          </table:table-cell>
          <table:table-cell office:value-type="float" office:value="7533" calcext:value-type="float">
            <text:p>7533</text:p>
          </table:table-cell>
          <table:table-cell office:value-type="float" office:value="1000" calcext:value-type="float">
            <text:p>1000</text:p>
          </table:table-cell>
          <table:table-cell office:value-type="float" office:value="7.533" calcext:value-type="float">
            <text:p>7.5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0.595575" calcext:value-type="float">
            <text:p>0.595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5575" calcext:value-type="float">
            <text:p>0.000595575</text:p>
          </table:table-cell>
          <table:table-cell office:value-type="float" office:value="0.000243667" calcext:value-type="float">
            <text:p>0.000243667</text:p>
          </table:table-cell>
          <table:table-cell office:value-type="float" office:value="0.0010774" calcext:value-type="float">
            <text:p>0.0010774</text:p>
          </table:table-cell>
          <table:table-cell office:value-type="float" office:value="864621" calcext:value-type="float">
            <text:p>864621</text:p>
          </table:table-cell>
          <table:table-cell office:value-type="float" office:value="1000" calcext:value-type="float">
            <text:p>1000</text:p>
          </table:table-cell>
          <table:table-cell office:value-type="float" office:value="864.621" calcext:value-type="float">
            <text:p>864.621</text:p>
          </table:table-cell>
          <table:table-cell office:value-type="float" office:value="711" calcext:value-type="float">
            <text:p>711</text:p>
          </table:table-cell>
          <table:table-cell office:value-type="float" office:value="1067" calcext:value-type="float">
            <text:p>1067</text:p>
          </table:table-cell>
          <table:table-cell office:value-type="float" office:value="8917" calcext:value-type="float">
            <text:p>8917</text:p>
          </table:table-cell>
          <table:table-cell office:value-type="float" office:value="1000" calcext:value-type="float">
            <text:p>1000</text:p>
          </table:table-cell>
          <table:table-cell office:value-type="float" office:value="8.917" calcext:value-type="float">
            <text:p>8.9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0.753208" calcext:value-type="float">
            <text:p>0.753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3208" calcext:value-type="float">
            <text:p>0.000753208</text:p>
          </table:table-cell>
          <table:table-cell office:value-type="float" office:value="0.000371227" calcext:value-type="float">
            <text:p>0.000371227</text:p>
          </table:table-cell>
          <table:table-cell office:value-type="float" office:value="0.00130864" calcext:value-type="float">
            <text:p>0.00130864</text:p>
          </table:table-cell>
          <table:table-cell office:value-type="float" office:value="947787" calcext:value-type="float">
            <text:p>947787</text:p>
          </table:table-cell>
          <table:table-cell office:value-type="float" office:value="1000" calcext:value-type="float">
            <text:p>1000</text:p>
          </table:table-cell>
          <table:table-cell office:value-type="float" office:value="947.787" calcext:value-type="float">
            <text:p>947.787</text:p>
          </table:table-cell>
          <table:table-cell office:value-type="float" office:value="807" calcext:value-type="float">
            <text:p>807</text:p>
          </table:table-cell>
          <table:table-cell office:value-type="float" office:value="1162" calcext:value-type="float">
            <text:p>1162</text:p>
          </table:table-cell>
          <table:table-cell office:value-type="float" office:value="10437" calcext:value-type="float">
            <text:p>10437</text:p>
          </table:table-cell>
          <table:table-cell office:value-type="float" office:value="1000" calcext:value-type="float">
            <text:p>1000</text:p>
          </table:table-cell>
          <table:table-cell office:value-type="float" office:value="10.437" calcext:value-type="float">
            <text:p>10.43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.00366" calcext:value-type="float">
            <text:p>1.003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0366" calcext:value-type="float">
            <text:p>0.00100366</text:p>
          </table:table-cell>
          <table:table-cell office:value-type="float" office:value="0.000540694" calcext:value-type="float">
            <text:p>0.000540694</text:p>
          </table:table-cell>
          <table:table-cell office:value-type="float" office:value="0.00216758" calcext:value-type="float">
            <text:p>0.00216758</text:p>
          </table:table-cell>
          <table:table-cell office:value-type="float" office:value="1053425" calcext:value-type="float">
            <text:p>1053425</text:p>
          </table:table-cell>
          <table:table-cell office:value-type="float" office:value="1000" calcext:value-type="float">
            <text:p>1000</text:p>
          </table:table-cell>
          <table:table-cell office:value-type="float" office:value="1053.42" calcext:value-type="float">
            <text:p>1053.42</text:p>
          </table:table-cell>
          <table:table-cell office:value-type="float" office:value="869" calcext:value-type="float">
            <text:p>869</text:p>
          </table:table-cell>
          <table:table-cell office:value-type="float" office:value="1302" calcext:value-type="float">
            <text:p>1302</text:p>
          </table:table-cell>
          <table:table-cell office:value-type="float" office:value="12223" calcext:value-type="float">
            <text:p>12223</text:p>
          </table:table-cell>
          <table:table-cell office:value-type="float" office:value="1000" calcext:value-type="float">
            <text:p>1000</text:p>
          </table:table-cell>
          <table:table-cell office:value-type="float" office:value="12.223" calcext:value-type="float">
            <text:p>12.2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1.29961" calcext:value-type="float">
            <text:p>1.29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9961" calcext:value-type="float">
            <text:p>0.00129961</text:p>
          </table:table-cell>
          <table:table-cell office:value-type="float" office:value="0.000718469" calcext:value-type="float">
            <text:p>0.000718469</text:p>
          </table:table-cell>
          <table:table-cell office:value-type="float" office:value="0.00216701" calcext:value-type="float">
            <text:p>0.00216701</text:p>
          </table:table-cell>
          <table:table-cell office:value-type="float" office:value="1194722" calcext:value-type="float">
            <text:p>1194722</text:p>
          </table:table-cell>
          <table:table-cell office:value-type="float" office:value="1000" calcext:value-type="float">
            <text:p>1000</text:p>
          </table:table-cell>
          <table:table-cell office:value-type="float" office:value="1194.72" calcext:value-type="float">
            <text:p>1194.72</text:p>
          </table:table-cell>
          <table:table-cell office:value-type="float" office:value="979" calcext:value-type="float">
            <text:p>979</text:p>
          </table:table-cell>
          <table:table-cell office:value-type="float" office:value="1448" calcext:value-type="float">
            <text:p>1448</text:p>
          </table:table-cell>
          <table:table-cell office:value-type="float" office:value="14414" calcext:value-type="float">
            <text:p>14414</text:p>
          </table:table-cell>
          <table:table-cell office:value-type="float" office:value="1000" calcext:value-type="float">
            <text:p>1000</text:p>
          </table:table-cell>
          <table:table-cell office:value-type="float" office:value="14.414" calcext:value-type="float">
            <text:p>14.4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2.13921" calcext:value-type="float">
            <text:p>2.13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3921" calcext:value-type="float">
            <text:p>0.00213921</text:p>
          </table:table-cell>
          <table:table-cell office:value-type="float" office:value="0.00114917" calcext:value-type="float">
            <text:p>0.00114917</text:p>
          </table:table-cell>
          <table:table-cell office:value-type="float" office:value="0.00416149" calcext:value-type="float">
            <text:p>0.00416149</text:p>
          </table:table-cell>
          <table:table-cell office:value-type="float" office:value="1431833" calcext:value-type="float">
            <text:p>1431833</text:p>
          </table:table-cell>
          <table:table-cell office:value-type="float" office:value="1000" calcext:value-type="float">
            <text:p>1000</text:p>
          </table:table-cell>
          <table:table-cell office:value-type="float" office:value="1431.83" calcext:value-type="float">
            <text:p>1431.83</text:p>
          </table:table-cell>
          <table:table-cell office:value-type="float" office:value="1118" calcext:value-type="float">
            <text:p>1118</text:p>
          </table:table-cell>
          <table:table-cell office:value-type="float" office:value="1806" calcext:value-type="float">
            <text:p>1806</text:p>
          </table:table-cell>
          <table:table-cell office:value-type="float" office:value="17670" calcext:value-type="float">
            <text:p>17670</text:p>
          </table:table-cell>
          <table:table-cell office:value-type="float" office:value="1000" calcext:value-type="float">
            <text:p>1000</text:p>
          </table:table-cell>
          <table:table-cell office:value-type="float" office:value="17.67" calcext:value-type="float">
            <text:p>17.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169406" calcext:value-type="float">
            <text:p>0.1694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406" calcext:value-type="float">
            <text:p>0.000169406</text:p>
          </table:table-cell>
          <table:table-cell office:value-type="float" office:value="0.000071055" calcext:value-type="float">
            <text:p>7.1055E-05</text:p>
          </table:table-cell>
          <table:table-cell office:value-type="float" office:value="0.000442421" calcext:value-type="float">
            <text:p>0.000442421</text:p>
          </table:table-cell>
          <table:table-cell office:value-type="float" office:value="641739" calcext:value-type="float">
            <text:p>641739</text:p>
          </table:table-cell>
          <table:table-cell office:value-type="float" office:value="1000" calcext:value-type="float">
            <text:p>1000</text:p>
          </table:table-cell>
          <table:table-cell office:value-type="float" office:value="641.739" calcext:value-type="float">
            <text:p>641.739</text:p>
          </table:table-cell>
          <table:table-cell office:value-type="float" office:value="583" calcext:value-type="float">
            <text:p>583</text:p>
          </table:table-cell>
          <table:table-cell office:value-type="float" office:value="802" calcext:value-type="float">
            <text:p>802</text:p>
          </table:table-cell>
          <table:table-cell office:value-type="float" office:value="3573" calcext:value-type="float">
            <text:p>3573</text:p>
          </table:table-cell>
          <table:table-cell office:value-type="float" office:value="1000" calcext:value-type="float">
            <text:p>1000</text:p>
          </table:table-cell>
          <table:table-cell office:value-type="float" office:value="3.573" calcext:value-type="float">
            <text:p>3.5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.27355" calcext:value-type="float">
            <text:p>0.27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355" calcext:value-type="float">
            <text:p>0.00027355</text:p>
          </table:table-cell>
          <table:table-cell office:value-type="float" office:value="0.000091418" calcext:value-type="float">
            <text:p>9.1418E-05</text:p>
          </table:table-cell>
          <table:table-cell office:value-type="float" office:value="0.000700993" calcext:value-type="float">
            <text:p>0.000700993</text:p>
          </table:table-cell>
          <table:table-cell office:value-type="float" office:value="709150" calcext:value-type="float">
            <text:p>709150</text:p>
          </table:table-cell>
          <table:table-cell office:value-type="float" office:value="1000" calcext:value-type="float">
            <text:p>1000</text:p>
          </table:table-cell>
          <table:table-cell office:value-type="float" office:value="709.15" calcext:value-type="float">
            <text:p>709.15</text:p>
          </table:table-cell>
          <table:table-cell office:value-type="float" office:value="618" calcext:value-type="float">
            <text:p>618</text:p>
          </table:table-cell>
          <table:table-cell office:value-type="float" office:value="889" calcext:value-type="float">
            <text:p>889</text:p>
          </table:table-cell>
          <table:table-cell office:value-type="float" office:value="5028" calcext:value-type="float">
            <text:p>5028</text:p>
          </table:table-cell>
          <table:table-cell office:value-type="float" office:value="1000" calcext:value-type="float">
            <text:p>1000</text:p>
          </table:table-cell>
          <table:table-cell office:value-type="float" office:value="5.028" calcext:value-type="float">
            <text:p>5.0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.390344" calcext:value-type="float">
            <text:p>0.3903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0344" calcext:value-type="float">
            <text:p>0.000390344</text:p>
          </table:table-cell>
          <table:table-cell office:value-type="float" office:value="0.000153335" calcext:value-type="float">
            <text:p>0.000153335</text:p>
          </table:table-cell>
          <table:table-cell office:value-type="float" office:value="0.00100484" calcext:value-type="float">
            <text:p>0.00100484</text:p>
          </table:table-cell>
          <table:table-cell office:value-type="float" office:value="771695" calcext:value-type="float">
            <text:p>771695</text:p>
          </table:table-cell>
          <table:table-cell office:value-type="float" office:value="1000" calcext:value-type="float">
            <text:p>1000</text:p>
          </table:table-cell>
          <table:table-cell office:value-type="float" office:value="771.695" calcext:value-type="float">
            <text:p>771.695</text:p>
          </table:table-cell>
          <table:table-cell office:value-type="float" office:value="664" calcext:value-type="float">
            <text:p>664</text:p>
          </table:table-cell>
          <table:table-cell office:value-type="float" office:value="918" calcext:value-type="float">
            <text:p>918</text:p>
          </table:table-cell>
          <table:table-cell office:value-type="float" office:value="6338" calcext:value-type="float">
            <text:p>6338</text:p>
          </table:table-cell>
          <table:table-cell office:value-type="float" office:value="1000" calcext:value-type="float">
            <text:p>1000</text:p>
          </table:table-cell>
          <table:table-cell office:value-type="float" office:value="6.338" calcext:value-type="float">
            <text:p>6.3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.505852" calcext:value-type="float">
            <text:p>0.5058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5852" calcext:value-type="float">
            <text:p>0.000505852</text:p>
          </table:table-cell>
          <table:table-cell office:value-type="float" office:value="0.000209034" calcext:value-type="float">
            <text:p>0.000209034</text:p>
          </table:table-cell>
          <table:table-cell office:value-type="float" office:value="0.00100015" calcext:value-type="float">
            <text:p>0.00100015</text:p>
          </table:table-cell>
          <table:table-cell office:value-type="float" office:value="837904" calcext:value-type="float">
            <text:p>837904</text:p>
          </table:table-cell>
          <table:table-cell office:value-type="float" office:value="1000" calcext:value-type="float">
            <text:p>1000</text:p>
          </table:table-cell>
          <table:table-cell office:value-type="float" office:value="837.904" calcext:value-type="float">
            <text:p>837.904</text:p>
          </table:table-cell>
          <table:table-cell office:value-type="float" office:value="691" calcext:value-type="float">
            <text:p>691</text:p>
          </table:table-cell>
          <table:table-cell office:value-type="float" office:value="1005" calcext:value-type="float">
            <text:p>1005</text:p>
          </table:table-cell>
          <table:table-cell office:value-type="float" office:value="7643" calcext:value-type="float">
            <text:p>7643</text:p>
          </table:table-cell>
          <table:table-cell office:value-type="float" office:value="1000" calcext:value-type="float">
            <text:p>1000</text:p>
          </table:table-cell>
          <table:table-cell office:value-type="float" office:value="7.643" calcext:value-type="float">
            <text:p>7.6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662789" calcext:value-type="float">
            <text:p>0.6627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2789" calcext:value-type="float">
            <text:p>0.000662789</text:p>
          </table:table-cell>
          <table:table-cell office:value-type="float" office:value="0.000319099" calcext:value-type="float">
            <text:p>0.000319099</text:p>
          </table:table-cell>
          <table:table-cell office:value-type="float" office:value="0.00119353" calcext:value-type="float">
            <text:p>0.00119353</text:p>
          </table:table-cell>
          <table:table-cell office:value-type="float" office:value="913301" calcext:value-type="float">
            <text:p>913301</text:p>
          </table:table-cell>
          <table:table-cell office:value-type="float" office:value="1000" calcext:value-type="float">
            <text:p>1000</text:p>
          </table:table-cell>
          <table:table-cell office:value-type="float" office:value="913.301" calcext:value-type="float">
            <text:p>913.301</text:p>
          </table:table-cell>
          <table:table-cell office:value-type="float" office:value="755" calcext:value-type="float">
            <text:p>755</text:p>
          </table:table-cell>
          <table:table-cell office:value-type="float" office:value="1086" calcext:value-type="float">
            <text:p>1086</text:p>
          </table:table-cell>
          <table:table-cell office:value-type="float" office:value="9060" calcext:value-type="float">
            <text:p>9060</text:p>
          </table:table-cell>
          <table:table-cell office:value-type="float" office:value="1000" calcext:value-type="float">
            <text:p>1000</text:p>
          </table:table-cell>
          <table:table-cell office:value-type="float" office:value="9.06" calcext:value-type="float">
            <text:p>9.0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841514" calcext:value-type="float">
            <text:p>0.8415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1514" calcext:value-type="float">
            <text:p>0.000841514</text:p>
          </table:table-cell>
          <table:table-cell office:value-type="float" office:value="0.000405724" calcext:value-type="float">
            <text:p>0.000405724</text:p>
          </table:table-cell>
          <table:table-cell office:value-type="float" office:value="0.00150595" calcext:value-type="float">
            <text:p>0.00150595</text:p>
          </table:table-cell>
          <table:table-cell office:value-type="float" office:value="1005366" calcext:value-type="float">
            <text:p>1005366</text:p>
          </table:table-cell>
          <table:table-cell office:value-type="float" office:value="1000" calcext:value-type="float">
            <text:p>1000</text:p>
          </table:table-cell>
          <table:table-cell office:value-type="float" office:value="1005.37" calcext:value-type="float">
            <text:p>1005.37</text:p>
          </table:table-cell>
          <table:table-cell office:value-type="float" office:value="808" calcext:value-type="float">
            <text:p>808</text:p>
          </table:table-cell>
          <table:table-cell office:value-type="float" office:value="1215" calcext:value-type="float">
            <text:p>1215</text:p>
          </table:table-cell>
          <table:table-cell office:value-type="float" office:value="10660" calcext:value-type="float">
            <text:p>10660</text:p>
          </table:table-cell>
          <table:table-cell office:value-type="float" office:value="1000" calcext:value-type="float">
            <text:p>1000</text:p>
          </table:table-cell>
          <table:table-cell office:value-type="float" office:value="10.66" calcext:value-type="float">
            <text:p>10.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.1283" calcext:value-type="float">
            <text:p>1.1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283" calcext:value-type="float">
            <text:p>0.0011283</text:p>
          </table:table-cell>
          <table:table-cell office:value-type="float" office:value="0.000580269" calcext:value-type="float">
            <text:p>0.000580269</text:p>
          </table:table-cell>
          <table:table-cell office:value-type="float" office:value="0.00200174" calcext:value-type="float">
            <text:p>0.00200174</text:p>
          </table:table-cell>
          <table:table-cell office:value-type="float" office:value="1117013" calcext:value-type="float">
            <text:p>1117013</text:p>
          </table:table-cell>
          <table:table-cell office:value-type="float" office:value="1000" calcext:value-type="float">
            <text:p>1000</text:p>
          </table:table-cell>
          <table:table-cell office:value-type="float" office:value="1117.01" calcext:value-type="float">
            <text:p>1117.01</text:p>
          </table:table-cell>
          <table:table-cell office:value-type="float" office:value="938" calcext:value-type="float">
            <text:p>938</text:p>
          </table:table-cell>
          <table:table-cell office:value-type="float" office:value="1371" calcext:value-type="float">
            <text:p>1371</text:p>
          </table:table-cell>
          <table:table-cell office:value-type="float" office:value="12505" calcext:value-type="float">
            <text:p>12505</text:p>
          </table:table-cell>
          <table:table-cell office:value-type="float" office:value="1000" calcext:value-type="float">
            <text:p>1000</text:p>
          </table:table-cell>
          <table:table-cell office:value-type="float" office:value="12.505" calcext:value-type="float">
            <text:p>12.5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1.42772" calcext:value-type="float">
            <text:p>1.427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2772" calcext:value-type="float">
            <text:p>0.00142772</text:p>
          </table:table-cell>
          <table:table-cell office:value-type="float" office:value="0.000779676" calcext:value-type="float">
            <text:p>0.000779676</text:p>
          </table:table-cell>
          <table:table-cell office:value-type="float" office:value="0.00237719" calcext:value-type="float">
            <text:p>0.00237719</text:p>
          </table:table-cell>
          <table:table-cell office:value-type="float" office:value="1264546" calcext:value-type="float">
            <text:p>1264546</text:p>
          </table:table-cell>
          <table:table-cell office:value-type="float" office:value="1000" calcext:value-type="float">
            <text:p>1000</text:p>
          </table:table-cell>
          <table:table-cell office:value-type="float" office:value="1264.55" calcext:value-type="float">
            <text:p>1264.55</text:p>
          </table:table-cell>
          <table:table-cell office:value-type="float" office:value="1029" calcext:value-type="float">
            <text:p>1029</text:p>
          </table:table-cell>
          <table:table-cell office:value-type="float" office:value="1506" calcext:value-type="float">
            <text:p>1506</text:p>
          </table:table-cell>
          <table:table-cell office:value-type="float" office:value="14740" calcext:value-type="float">
            <text:p>14740</text:p>
          </table:table-cell>
          <table:table-cell office:value-type="float" office:value="1000" calcext:value-type="float">
            <text:p>1000</text:p>
          </table:table-cell>
          <table:table-cell office:value-type="float" office:value="14.74" calcext:value-type="float">
            <text:p>14.7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2.27909" calcext:value-type="float">
            <text:p>2.279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7909" calcext:value-type="float">
            <text:p>0.00227909</text:p>
          </table:table-cell>
          <table:table-cell office:value-type="float" office:value="0.00133201" calcext:value-type="float">
            <text:p>0.00133201</text:p>
          </table:table-cell>
          <table:table-cell office:value-type="float" office:value="0.00351226" calcext:value-type="float">
            <text:p>0.00351226</text:p>
          </table:table-cell>
          <table:table-cell office:value-type="float" office:value="1520599" calcext:value-type="float">
            <text:p>1520599</text:p>
          </table:table-cell>
          <table:table-cell office:value-type="float" office:value="1000" calcext:value-type="float">
            <text:p>1000</text:p>
          </table:table-cell>
          <table:table-cell office:value-type="float" office:value="1520.6" calcext:value-type="float">
            <text:p>1520.6</text:p>
          </table:table-cell>
          <table:table-cell office:value-type="float" office:value="1222" calcext:value-type="float">
            <text:p>1222</text:p>
          </table:table-cell>
          <table:table-cell office:value-type="float" office:value="1831" calcext:value-type="float">
            <text:p>1831</text:p>
          </table:table-cell>
          <table:table-cell office:value-type="float" office:value="18170" calcext:value-type="float">
            <text:p>18170</text:p>
          </table:table-cell>
          <table:table-cell office:value-type="float" office:value="1000" calcext:value-type="float">
            <text:p>1000</text:p>
          </table:table-cell>
          <table:table-cell office:value-type="float" office:value="18.17" calcext:value-type="float">
            <text:p>18.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182099" calcext:value-type="float">
            <text:p>0.1820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099" calcext:value-type="float">
            <text:p>0.000182099</text:p>
          </table:table-cell>
          <table:table-cell office:value-type="float" office:value="0.000072602" calcext:value-type="float">
            <text:p>7.2602E-05</text:p>
          </table:table-cell>
          <table:table-cell office:value-type="float" office:value="0.00048362" calcext:value-type="float">
            <text:p>0.00048362</text:p>
          </table:table-cell>
          <table:table-cell office:value-type="float" office:value="683304" calcext:value-type="float">
            <text:p>683304</text:p>
          </table:table-cell>
          <table:table-cell office:value-type="float" office:value="1000" calcext:value-type="float">
            <text:p>1000</text:p>
          </table:table-cell>
          <table:table-cell office:value-type="float" office:value="683.304" calcext:value-type="float">
            <text:p>683.304</text:p>
          </table:table-cell>
          <table:table-cell office:value-type="float" office:value="620" calcext:value-type="float">
            <text:p>620</text:p>
          </table:table-cell>
          <table:table-cell office:value-type="float" office:value="819" calcext:value-type="float">
            <text:p>819</text:p>
          </table:table-cell>
          <table:table-cell office:value-type="float" office:value="3650" calcext:value-type="float">
            <text:p>3650</text:p>
          </table:table-cell>
          <table:table-cell office:value-type="float" office:value="1000" calcext:value-type="float">
            <text:p>1000</text:p>
          </table:table-cell>
          <table:table-cell office:value-type="float" office:value="3.65" calcext:value-type="float">
            <text:p>3.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29275" calcext:value-type="float">
            <text:p>0.292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275" calcext:value-type="float">
            <text:p>0.00029275</text:p>
          </table:table-cell>
          <table:table-cell office:value-type="float" office:value="0.000104547" calcext:value-type="float">
            <text:p>0.000104547</text:p>
          </table:table-cell>
          <table:table-cell office:value-type="float" office:value="0.000742257" calcext:value-type="float">
            <text:p>0.000742257</text:p>
          </table:table-cell>
          <table:table-cell office:value-type="float" office:value="749963" calcext:value-type="float">
            <text:p>749963</text:p>
          </table:table-cell>
          <table:table-cell office:value-type="float" office:value="1000" calcext:value-type="float">
            <text:p>1000</text:p>
          </table:table-cell>
          <table:table-cell office:value-type="float" office:value="749.963" calcext:value-type="float">
            <text:p>749.963</text:p>
          </table:table-cell>
          <table:table-cell office:value-type="float" office:value="665" calcext:value-type="float">
            <text:p>665</text:p>
          </table:table-cell>
          <table:table-cell office:value-type="float" office:value="927" calcext:value-type="float">
            <text:p>927</text:p>
          </table:table-cell>
          <table:table-cell office:value-type="float" office:value="5095" calcext:value-type="float">
            <text:p>5095</text:p>
          </table:table-cell>
          <table:table-cell office:value-type="float" office:value="1000" calcext:value-type="float">
            <text:p>1000</text:p>
          </table:table-cell>
          <table:table-cell office:value-type="float" office:value="5.095" calcext:value-type="float">
            <text:p>5.0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.403913" calcext:value-type="float">
            <text:p>0.4039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3913" calcext:value-type="float">
            <text:p>0.000403913</text:p>
          </table:table-cell>
          <table:table-cell office:value-type="float" office:value="0.000141991" calcext:value-type="float">
            <text:p>0.000141991</text:p>
          </table:table-cell>
          <table:table-cell office:value-type="float" office:value="0.000929793" calcext:value-type="float">
            <text:p>0.000929793</text:p>
          </table:table-cell>
          <table:table-cell office:value-type="float" office:value="816106" calcext:value-type="float">
            <text:p>816106</text:p>
          </table:table-cell>
          <table:table-cell office:value-type="float" office:value="1000" calcext:value-type="float">
            <text:p>1000</text:p>
          </table:table-cell>
          <table:table-cell office:value-type="float" office:value="816.106" calcext:value-type="float">
            <text:p>816.106</text:p>
          </table:table-cell>
          <table:table-cell office:value-type="float" office:value="696" calcext:value-type="float">
            <text:p>696</text:p>
          </table:table-cell>
          <table:table-cell office:value-type="float" office:value="984" calcext:value-type="float">
            <text:p>984</text:p>
          </table:table-cell>
          <table:table-cell office:value-type="float" office:value="6420" calcext:value-type="float">
            <text:p>6420</text:p>
          </table:table-cell>
          <table:table-cell office:value-type="float" office:value="1000" calcext:value-type="float">
            <text:p>1000</text:p>
          </table:table-cell>
          <table:table-cell office:value-type="float" office:value="6.42" calcext:value-type="float">
            <text:p>6.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548386" calcext:value-type="float">
            <text:p>0.548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8386" calcext:value-type="float">
            <text:p>0.000548386</text:p>
          </table:table-cell>
          <table:table-cell office:value-type="float" office:value="0.000246921" calcext:value-type="float">
            <text:p>0.000246921</text:p>
          </table:table-cell>
          <table:table-cell office:value-type="float" office:value="0.00110443" calcext:value-type="float">
            <text:p>0.00110443</text:p>
          </table:table-cell>
          <table:table-cell office:value-type="float" office:value="891075" calcext:value-type="float">
            <text:p>891075</text:p>
          </table:table-cell>
          <table:table-cell office:value-type="float" office:value="1000" calcext:value-type="float">
            <text:p>1000</text:p>
          </table:table-cell>
          <table:table-cell office:value-type="float" office:value="891.075" calcext:value-type="float">
            <text:p>891.075</text:p>
          </table:table-cell>
          <table:table-cell office:value-type="float" office:value="751" calcext:value-type="float">
            <text:p>751</text:p>
          </table:table-cell>
          <table:table-cell office:value-type="float" office:value="1059" calcext:value-type="float">
            <text:p>1059</text:p>
          </table:table-cell>
          <table:table-cell office:value-type="float" office:value="7844" calcext:value-type="float">
            <text:p>7844</text:p>
          </table:table-cell>
          <table:table-cell office:value-type="float" office:value="1000" calcext:value-type="float">
            <text:p>1000</text:p>
          </table:table-cell>
          <table:table-cell office:value-type="float" office:value="7.844" calcext:value-type="float">
            <text:p>7.84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.694826" calcext:value-type="float">
            <text:p>0.6948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94826" calcext:value-type="float">
            <text:p>0.000694826</text:p>
          </table:table-cell>
          <table:table-cell office:value-type="float" office:value="0.00035912" calcext:value-type="float">
            <text:p>0.00035912</text:p>
          </table:table-cell>
          <table:table-cell office:value-type="float" office:value="0.00134202" calcext:value-type="float">
            <text:p>0.00134202</text:p>
          </table:table-cell>
          <table:table-cell office:value-type="float" office:value="968283" calcext:value-type="float">
            <text:p>968283</text:p>
          </table:table-cell>
          <table:table-cell office:value-type="float" office:value="1000" calcext:value-type="float">
            <text:p>1000</text:p>
          </table:table-cell>
          <table:table-cell office:value-type="float" office:value="968.283" calcext:value-type="float">
            <text:p>968.283</text:p>
          </table:table-cell>
          <table:table-cell office:value-type="float" office:value="815" calcext:value-type="float">
            <text:p>815</text:p>
          </table:table-cell>
          <table:table-cell office:value-type="float" office:value="1130" calcext:value-type="float">
            <text:p>1130</text:p>
          </table:table-cell>
          <table:table-cell office:value-type="float" office:value="9270" calcext:value-type="float">
            <text:p>9270</text:p>
          </table:table-cell>
          <table:table-cell office:value-type="float" office:value="1000" calcext:value-type="float">
            <text:p>1000</text:p>
          </table:table-cell>
          <table:table-cell office:value-type="float" office:value="9.27" calcext:value-type="float">
            <text:p>9.2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.89695" calcext:value-type="float">
            <text:p>0.896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9695" calcext:value-type="float">
            <text:p>0.00089695</text:p>
          </table:table-cell>
          <table:table-cell office:value-type="float" office:value="0.000429095" calcext:value-type="float">
            <text:p>0.000429095</text:p>
          </table:table-cell>
          <table:table-cell office:value-type="float" office:value="0.0015571" calcext:value-type="float">
            <text:p>0.0015571</text:p>
          </table:table-cell>
          <table:table-cell office:value-type="float" office:value="1061932" calcext:value-type="float">
            <text:p>1061932</text:p>
          </table:table-cell>
          <table:table-cell office:value-type="float" office:value="1000" calcext:value-type="float">
            <text:p>1000</text:p>
          </table:table-cell>
          <table:table-cell office:value-type="float" office:value="1061.93" calcext:value-type="float">
            <text:p>1061.93</text:p>
          </table:table-cell>
          <table:table-cell office:value-type="float" office:value="900" calcext:value-type="float">
            <text:p>900</text:p>
          </table:table-cell>
          <table:table-cell office:value-type="float" office:value="1254" calcext:value-type="float">
            <text:p>1254</text:p>
          </table:table-cell>
          <table:table-cell office:value-type="float" office:value="10902" calcext:value-type="float">
            <text:p>10902</text:p>
          </table:table-cell>
          <table:table-cell office:value-type="float" office:value="1000" calcext:value-type="float">
            <text:p>1000</text:p>
          </table:table-cell>
          <table:table-cell office:value-type="float" office:value="10.902" calcext:value-type="float">
            <text:p>10.90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.18522" calcext:value-type="float">
            <text:p>1.185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8522" calcext:value-type="float">
            <text:p>0.00118522</text:p>
          </table:table-cell>
          <table:table-cell office:value-type="float" office:value="0.000655659" calcext:value-type="float">
            <text:p>0.000655659</text:p>
          </table:table-cell>
          <table:table-cell office:value-type="float" office:value="0.00188525" calcext:value-type="float">
            <text:p>0.00188525</text:p>
          </table:table-cell>
          <table:table-cell office:value-type="float" office:value="1179478" calcext:value-type="float">
            <text:p>1179478</text:p>
          </table:table-cell>
          <table:table-cell office:value-type="float" office:value="1000" calcext:value-type="float">
            <text:p>1000</text:p>
          </table:table-cell>
          <table:table-cell office:value-type="float" office:value="1179.48" calcext:value-type="float">
            <text:p>1179.48</text:p>
          </table:table-cell>
          <table:table-cell office:value-type="float" office:value="945" calcext:value-type="float">
            <text:p>945</text:p>
          </table:table-cell>
          <table:table-cell office:value-type="float" office:value="1403" calcext:value-type="float">
            <text:p>1403</text:p>
          </table:table-cell>
          <table:table-cell office:value-type="float" office:value="12775" calcext:value-type="float">
            <text:p>12775</text:p>
          </table:table-cell>
          <table:table-cell office:value-type="float" office:value="1000" calcext:value-type="float">
            <text:p>1000</text:p>
          </table:table-cell>
          <table:table-cell office:value-type="float" office:value="12.775" calcext:value-type="float">
            <text:p>12.77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.57192" calcext:value-type="float">
            <text:p>1.57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7192" calcext:value-type="float">
            <text:p>0.00157192</text:p>
          </table:table-cell>
          <table:table-cell office:value-type="float" office:value="0.00100057" calcext:value-type="float">
            <text:p>0.00100057</text:p>
          </table:table-cell>
          <table:table-cell office:value-type="float" office:value="0.00241895" calcext:value-type="float">
            <text:p>0.00241895</text:p>
          </table:table-cell>
          <table:table-cell office:value-type="float" office:value="1337602" calcext:value-type="float">
            <text:p>1337602</text:p>
          </table:table-cell>
          <table:table-cell office:value-type="float" office:value="1000" calcext:value-type="float">
            <text:p>1000</text:p>
          </table:table-cell>
          <table:table-cell office:value-type="float" office:value="1337.6" calcext:value-type="float">
            <text:p>1337.6</text:p>
          </table:table-cell>
          <table:table-cell office:value-type="float" office:value="1065" calcext:value-type="float">
            <text:p>1065</text:p>
          </table:table-cell>
          <table:table-cell office:value-type="float" office:value="1551" calcext:value-type="float">
            <text:p>1551</text:p>
          </table:table-cell>
          <table:table-cell office:value-type="float" office:value="15095" calcext:value-type="float">
            <text:p>15095</text:p>
          </table:table-cell>
          <table:table-cell office:value-type="float" office:value="1000" calcext:value-type="float">
            <text:p>1000</text:p>
          </table:table-cell>
          <table:table-cell office:value-type="float" office:value="15.095" calcext:value-type="float">
            <text:p>15.0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.55445" calcext:value-type="float">
            <text:p>2.55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5445" calcext:value-type="float">
            <text:p>0.00255445</text:p>
          </table:table-cell>
          <table:table-cell office:value-type="float" office:value="0.00148352" calcext:value-type="float">
            <text:p>0.00148352</text:p>
          </table:table-cell>
          <table:table-cell office:value-type="float" office:value="0.00452596" calcext:value-type="float">
            <text:p>0.00452596</text:p>
          </table:table-cell>
          <table:table-cell office:value-type="float" office:value="1592430" calcext:value-type="float">
            <text:p>1592430</text:p>
          </table:table-cell>
          <table:table-cell office:value-type="float" office:value="1000" calcext:value-type="float">
            <text:p>1000</text:p>
          </table:table-cell>
          <table:table-cell office:value-type="float" office:value="1592.43" calcext:value-type="float">
            <text:p>1592.43</text:p>
          </table:table-cell>
          <table:table-cell office:value-type="float" office:value="1341" calcext:value-type="float">
            <text:p>1341</text:p>
          </table:table-cell>
          <table:table-cell office:value-type="float" office:value="1940" calcext:value-type="float">
            <text:p>1940</text:p>
          </table:table-cell>
          <table:table-cell office:value-type="float" office:value="18479" calcext:value-type="float">
            <text:p>18479</text:p>
          </table:table-cell>
          <table:table-cell office:value-type="float" office:value="1000" calcext:value-type="float">
            <text:p>1000</text:p>
          </table:table-cell>
          <table:table-cell office:value-type="float" office:value="18.479" calcext:value-type="float">
            <text:p>18.47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214" calcext:value-type="float">
            <text:p>0.000200214</text:p>
          </table:table-cell>
          <table:table-cell office:value-type="float" office:value="0.000079652" calcext:value-type="float">
            <text:p>7.9652E-05</text:p>
          </table:table-cell>
          <table:table-cell office:value-type="float" office:value="0.000504178" calcext:value-type="float">
            <text:p>0.000504178</text:p>
          </table:table-cell>
          <table:table-cell office:value-type="float" office:value="721527" calcext:value-type="float">
            <text:p>721527</text:p>
          </table:table-cell>
          <table:table-cell office:value-type="float" office:value="1000" calcext:value-type="float">
            <text:p>1000</text:p>
          </table:table-cell>
          <table:table-cell office:value-type="float" office:value="721.527" calcext:value-type="float">
            <text:p>721.527</text:p>
          </table:table-cell>
          <table:table-cell office:value-type="float" office:value="652" calcext:value-type="float">
            <text:p>652</text:p>
          </table:table-cell>
          <table:table-cell office:value-type="float" office:value="905" calcext:value-type="float">
            <text:p>905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315783" calcext:value-type="float">
            <text:p>0.3157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5783" calcext:value-type="float">
            <text:p>0.000315783</text:p>
          </table:table-cell>
          <table:table-cell office:value-type="float" office:value="0.000111425" calcext:value-type="float">
            <text:p>0.000111425</text:p>
          </table:table-cell>
          <table:table-cell office:value-type="float" office:value="0.000706393" calcext:value-type="float">
            <text:p>0.000706393</text:p>
          </table:table-cell>
          <table:table-cell office:value-type="float" office:value="793299" calcext:value-type="float">
            <text:p>793299</text:p>
          </table:table-cell>
          <table:table-cell office:value-type="float" office:value="1000" calcext:value-type="float">
            <text:p>1000</text:p>
          </table:table-cell>
          <table:table-cell office:value-type="float" office:value="793.299" calcext:value-type="float">
            <text:p>793.299</text:p>
          </table:table-cell>
          <table:table-cell office:value-type="float" office:value="696" calcext:value-type="float">
            <text:p>696</text:p>
          </table:table-cell>
          <table:table-cell office:value-type="float" office:value="975" calcext:value-type="float">
            <text:p>975</text:p>
          </table:table-cell>
          <table:table-cell office:value-type="float" office:value="5171" calcext:value-type="float">
            <text:p>5171</text:p>
          </table:table-cell>
          <table:table-cell office:value-type="float" office:value="1000" calcext:value-type="float">
            <text:p>1000</text:p>
          </table:table-cell>
          <table:table-cell office:value-type="float" office:value="5.171" calcext:value-type="float">
            <text:p>5.1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.430604" calcext:value-type="float">
            <text:p>0.4306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0604" calcext:value-type="float">
            <text:p>0.000430604</text:p>
          </table:table-cell>
          <table:table-cell office:value-type="float" office:value="0.000172885" calcext:value-type="float">
            <text:p>0.000172885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860721" calcext:value-type="float">
            <text:p>860721</text:p>
          </table:table-cell>
          <table:table-cell office:value-type="float" office:value="1000" calcext:value-type="float">
            <text:p>1000</text:p>
          </table:table-cell>
          <table:table-cell office:value-type="float" office:value="860.721" calcext:value-type="float">
            <text:p>860.721</text:p>
          </table:table-cell>
          <table:table-cell office:value-type="float" office:value="750" calcext:value-type="float">
            <text:p>750</text:p>
          </table:table-cell>
          <table:table-cell office:value-type="float" office:value="1040" calcext:value-type="float">
            <text:p>1040</text:p>
          </table:table-cell>
          <table:table-cell office:value-type="float" office:value="6521" calcext:value-type="float">
            <text:p>6521</text:p>
          </table:table-cell>
          <table:table-cell office:value-type="float" office:value="1000" calcext:value-type="float">
            <text:p>1000</text:p>
          </table:table-cell>
          <table:table-cell office:value-type="float" office:value="6.521" calcext:value-type="float">
            <text:p>6.5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0.585838" calcext:value-type="float">
            <text:p>0.585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5838" calcext:value-type="float">
            <text:p>0.000585838</text:p>
          </table:table-cell>
          <table:table-cell office:value-type="float" office:value="0.000215403" calcext:value-type="float">
            <text:p>0.000215403</text:p>
          </table:table-cell>
          <table:table-cell office:value-type="float" office:value="0.00126035" calcext:value-type="float">
            <text:p>0.00126035</text:p>
          </table:table-cell>
          <table:table-cell office:value-type="float" office:value="938181" calcext:value-type="float">
            <text:p>938181</text:p>
          </table:table-cell>
          <table:table-cell office:value-type="float" office:value="1000" calcext:value-type="float">
            <text:p>1000</text:p>
          </table:table-cell>
          <table:table-cell office:value-type="float" office:value="938.181" calcext:value-type="float">
            <text:p>938.181</text:p>
          </table:table-cell>
          <table:table-cell office:value-type="float" office:value="765" calcext:value-type="float">
            <text:p>765</text:p>
          </table:table-cell>
          <table:table-cell office:value-type="float" office:value="1140" calcext:value-type="float">
            <text:p>1140</text:p>
          </table:table-cell>
          <table:table-cell office:value-type="float" office:value="7954" calcext:value-type="float">
            <text:p>7954</text:p>
          </table:table-cell>
          <table:table-cell office:value-type="float" office:value="1000" calcext:value-type="float">
            <text:p>1000</text:p>
          </table:table-cell>
          <table:table-cell office:value-type="float" office:value="7.954" calcext:value-type="float">
            <text:p>7.95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733874" calcext:value-type="float">
            <text:p>0.7338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33874" calcext:value-type="float">
            <text:p>0.000733874</text:p>
          </table:table-cell>
          <table:table-cell office:value-type="float" office:value="0.000332898" calcext:value-type="float">
            <text:p>0.000332898</text:p>
          </table:table-cell>
          <table:table-cell office:value-type="float" office:value="0.00130585" calcext:value-type="float">
            <text:p>0.00130585</text:p>
          </table:table-cell>
          <table:table-cell office:value-type="float" office:value="1022277" calcext:value-type="float">
            <text:p>1022277</text:p>
          </table:table-cell>
          <table:table-cell office:value-type="float" office:value="1000" calcext:value-type="float">
            <text:p>1000</text:p>
          </table:table-cell>
          <table:table-cell office:value-type="float" office:value="1022.28" calcext:value-type="float">
            <text:p>1022.28</text:p>
          </table:table-cell>
          <table:table-cell office:value-type="float" office:value="874" calcext:value-type="float">
            <text:p>874</text:p>
          </table:table-cell>
          <table:table-cell office:value-type="float" office:value="1257" calcext:value-type="float">
            <text:p>1257</text:p>
          </table:table-cell>
          <table:table-cell office:value-type="float" office:value="9450" calcext:value-type="float">
            <text:p>9450</text:p>
          </table:table-cell>
          <table:table-cell office:value-type="float" office:value="1000" calcext:value-type="float">
            <text:p>1000</text:p>
          </table:table-cell>
          <table:table-cell office:value-type="float" office:value="9.45" calcext:value-type="float">
            <text:p>9.4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.897022" calcext:value-type="float">
            <text:p>0.8970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97022" calcext:value-type="float">
            <text:p>0.000897022</text:p>
          </table:table-cell>
          <table:table-cell office:value-type="float" office:value="0.000462672" calcext:value-type="float">
            <text:p>0.000462672</text:p>
          </table:table-cell>
          <table:table-cell office:value-type="float" office:value="0.00172773" calcext:value-type="float">
            <text:p>0.00172773</text:p>
          </table:table-cell>
          <table:table-cell office:value-type="float" office:value="1120541" calcext:value-type="float">
            <text:p>1120541</text:p>
          </table:table-cell>
          <table:table-cell office:value-type="float" office:value="1000" calcext:value-type="float">
            <text:p>1000</text:p>
          </table:table-cell>
          <table:table-cell office:value-type="float" office:value="1120.54" calcext:value-type="float">
            <text:p>1120.54</text:p>
          </table:table-cell>
          <table:table-cell office:value-type="float" office:value="927" calcext:value-type="float">
            <text:p>927</text:p>
          </table:table-cell>
          <table:table-cell office:value-type="float" office:value="1351" calcext:value-type="float">
            <text:p>1351</text:p>
          </table:table-cell>
          <table:table-cell office:value-type="float" office:value="11103" calcext:value-type="float">
            <text:p>11103</text:p>
          </table:table-cell>
          <table:table-cell office:value-type="float" office:value="1000" calcext:value-type="float">
            <text:p>1000</text:p>
          </table:table-cell>
          <table:table-cell office:value-type="float" office:value="11.103" calcext:value-type="float">
            <text:p>11.10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.17629" calcext:value-type="float">
            <text:p>1.176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629" calcext:value-type="float">
            <text:p>0.00117629</text:p>
          </table:table-cell>
          <table:table-cell office:value-type="float" office:value="0.000645055" calcext:value-type="float">
            <text:p>0.000645055</text:p>
          </table:table-cell>
          <table:table-cell office:value-type="float" office:value="0.00213437" calcext:value-type="float">
            <text:p>0.00213437</text:p>
          </table:table-cell>
          <table:table-cell office:value-type="float" office:value="1243395" calcext:value-type="float">
            <text:p>1243395</text:p>
          </table:table-cell>
          <table:table-cell office:value-type="float" office:value="1000" calcext:value-type="float">
            <text:p>1000</text:p>
          </table:table-cell>
          <table:table-cell office:value-type="float" office:value="1243.39" calcext:value-type="float">
            <text:p>1243.39</text:p>
          </table:table-cell>
          <table:table-cell office:value-type="float" office:value="1022" calcext:value-type="float">
            <text:p>1022</text:p>
          </table:table-cell>
          <table:table-cell office:value-type="float" office:value="1553" calcext:value-type="float">
            <text:p>1553</text:p>
          </table:table-cell>
          <table:table-cell office:value-type="float" office:value="13016" calcext:value-type="float">
            <text:p>13016</text:p>
          </table:table-cell>
          <table:table-cell office:value-type="float" office:value="1000" calcext:value-type="float">
            <text:p>1000</text:p>
          </table:table-cell>
          <table:table-cell office:value-type="float" office:value="13.016" calcext:value-type="float">
            <text:p>13.0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.6518" calcext:value-type="float">
            <text:p>1.65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518" calcext:value-type="float">
            <text:p>0.0016518</text:p>
          </table:table-cell>
          <table:table-cell office:value-type="float" office:value="0.00102462" calcext:value-type="float">
            <text:p>0.00102462</text:p>
          </table:table-cell>
          <table:table-cell office:value-type="float" office:value="0.00302789" calcext:value-type="float">
            <text:p>0.00302789</text:p>
          </table:table-cell>
          <table:table-cell office:value-type="float" office:value="1413146" calcext:value-type="float">
            <text:p>1413146</text:p>
          </table:table-cell>
          <table:table-cell office:value-type="float" office:value="1000" calcext:value-type="float">
            <text:p>1000</text:p>
          </table:table-cell>
          <table:table-cell office:value-type="float" office:value="1413.15" calcext:value-type="float">
            <text:p>1413.15</text:p>
          </table:table-cell>
          <table:table-cell office:value-type="float" office:value="1168" calcext:value-type="float">
            <text:p>1168</text:p>
          </table:table-cell>
          <table:table-cell office:value-type="float" office:value="1676" calcext:value-type="float">
            <text:p>1676</text:p>
          </table:table-cell>
          <table:table-cell office:value-type="float" office:value="15435" calcext:value-type="float">
            <text:p>15435</text:p>
          </table:table-cell>
          <table:table-cell office:value-type="float" office:value="1000" calcext:value-type="float">
            <text:p>1000</text:p>
          </table:table-cell>
          <table:table-cell office:value-type="float" office:value="15.435" calcext:value-type="float">
            <text:p>15.43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2.72473" calcext:value-type="float">
            <text:p>2.72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2473" calcext:value-type="float">
            <text:p>0.00272473</text:p>
          </table:table-cell>
          <table:table-cell office:value-type="float" office:value="0.00156727" calcext:value-type="float">
            <text:p>0.00156727</text:p>
          </table:table-cell>
          <table:table-cell office:value-type="float" office:value="0.00463916" calcext:value-type="float">
            <text:p>0.00463916</text:p>
          </table:table-cell>
          <table:table-cell office:value-type="float" office:value="1681520" calcext:value-type="float">
            <text:p>1681520</text:p>
          </table:table-cell>
          <table:table-cell office:value-type="float" office:value="1000" calcext:value-type="float">
            <text:p>1000</text:p>
          </table:table-cell>
          <table:table-cell office:value-type="float" office:value="1681.52" calcext:value-type="float">
            <text:p>1681.52</text:p>
          </table:table-cell>
          <table:table-cell office:value-type="float" office:value="1394" calcext:value-type="float">
            <text:p>1394</text:p>
          </table:table-cell>
          <table:table-cell office:value-type="float" office:value="2081" calcext:value-type="float">
            <text:p>2081</text:p>
          </table:table-cell>
          <table:table-cell office:value-type="float" office:value="18905" calcext:value-type="float">
            <text:p>18905</text:p>
          </table:table-cell>
          <table:table-cell office:value-type="float" office:value="1000" calcext:value-type="float">
            <text:p>1000</text:p>
          </table:table-cell>
          <table:table-cell office:value-type="float" office:value="18.905" calcext:value-type="float">
            <text:p>18.90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214591" calcext:value-type="float">
            <text:p>0.2145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591" calcext:value-type="float">
            <text:p>0.000214591</text:p>
          </table:table-cell>
          <table:table-cell office:value-type="float" office:value="0.000083895" calcext:value-type="float">
            <text:p>8.3895E-05</text:p>
          </table:table-cell>
          <table:table-cell office:value-type="float" office:value="0.000534517" calcext:value-type="float">
            <text:p>0.000534517</text:p>
          </table:table-cell>
          <table:table-cell office:value-type="float" office:value="763313" calcext:value-type="float">
            <text:p>763313</text:p>
          </table:table-cell>
          <table:table-cell office:value-type="float" office:value="1000" calcext:value-type="float">
            <text:p>1000</text:p>
          </table:table-cell>
          <table:table-cell office:value-type="float" office:value="763.313" calcext:value-type="float">
            <text:p>763.313</text:p>
          </table:table-cell>
          <table:table-cell office:value-type="float" office:value="692" calcext:value-type="float">
            <text:p>692</text:p>
          </table:table-cell>
          <table:table-cell office:value-type="float" office:value="950" calcext:value-type="float">
            <text:p>950</text:p>
          </table:table-cell>
          <table:table-cell office:value-type="float" office:value="3774" calcext:value-type="float">
            <text:p>3774</text:p>
          </table:table-cell>
          <table:table-cell office:value-type="float" office:value="1000" calcext:value-type="float">
            <text:p>1000</text:p>
          </table:table-cell>
          <table:table-cell office:value-type="float" office:value="3.774" calcext:value-type="float">
            <text:p>3.77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360058" calcext:value-type="float">
            <text:p>0.3600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0058" calcext:value-type="float">
            <text:p>0.000360058</text:p>
          </table:table-cell>
          <table:table-cell office:value-type="float" office:value="0.00012617" calcext:value-type="float">
            <text:p>0.00012617</text:p>
          </table:table-cell>
          <table:table-cell office:value-type="float" office:value="0.00096773" calcext:value-type="float">
            <text:p>0.00096773</text:p>
          </table:table-cell>
          <table:table-cell office:value-type="float" office:value="837322" calcext:value-type="float">
            <text:p>837322</text:p>
          </table:table-cell>
          <table:table-cell office:value-type="float" office:value="1000" calcext:value-type="float">
            <text:p>1000</text:p>
          </table:table-cell>
          <table:table-cell office:value-type="float" office:value="837.322" calcext:value-type="float">
            <text:p>837.322</text:p>
          </table:table-cell>
          <table:table-cell office:value-type="float" office:value="733" calcext:value-type="float">
            <text:p>733</text:p>
          </table:table-cell>
          <table:table-cell office:value-type="float" office:value="1009" calcext:value-type="float">
            <text:p>1009</text:p>
          </table:table-cell>
          <table:table-cell office:value-type="float" office:value="5232" calcext:value-type="float">
            <text:p>5232</text:p>
          </table:table-cell>
          <table:table-cell office:value-type="float" office:value="1000" calcext:value-type="float">
            <text:p>1000</text:p>
          </table:table-cell>
          <table:table-cell office:value-type="float" office:value="5.232" calcext:value-type="float">
            <text:p>5.2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.480598" calcext:value-type="float">
            <text:p>0.4805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0598" calcext:value-type="float">
            <text:p>0.000480598</text:p>
          </table:table-cell>
          <table:table-cell office:value-type="float" office:value="0.000183351" calcext:value-type="float">
            <text:p>0.000183351</text:p>
          </table:table-cell>
          <table:table-cell office:value-type="float" office:value="0.00103108" calcext:value-type="float">
            <text:p>0.00103108</text:p>
          </table:table-cell>
          <table:table-cell office:value-type="float" office:value="910970" calcext:value-type="float">
            <text:p>910970</text:p>
          </table:table-cell>
          <table:table-cell office:value-type="float" office:value="1000" calcext:value-type="float">
            <text:p>1000</text:p>
          </table:table-cell>
          <table:table-cell office:value-type="float" office:value="910.97" calcext:value-type="float">
            <text:p>910.97</text:p>
          </table:table-cell>
          <table:table-cell office:value-type="float" office:value="790" calcext:value-type="float">
            <text:p>790</text:p>
          </table:table-cell>
          <table:table-cell office:value-type="float" office:value="1114" calcext:value-type="float">
            <text:p>1114</text:p>
          </table:table-cell>
          <table:table-cell office:value-type="float" office:value="6661" calcext:value-type="float">
            <text:p>6661</text:p>
          </table:table-cell>
          <table:table-cell office:value-type="float" office:value="1000" calcext:value-type="float">
            <text:p>1000</text:p>
          </table:table-cell>
          <table:table-cell office:value-type="float" office:value="6.661" calcext:value-type="float">
            <text:p>6.66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.568077" calcext:value-type="float">
            <text:p>0.5680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8077" calcext:value-type="float">
            <text:p>0.000568077</text:p>
          </table:table-cell>
          <table:table-cell office:value-type="float" office:value="0.000283504" calcext:value-type="float">
            <text:p>0.000283504</text:p>
          </table:table-cell>
          <table:table-cell office:value-type="float" office:value="0.00123193" calcext:value-type="float">
            <text:p>0.00123193</text:p>
          </table:table-cell>
          <table:table-cell office:value-type="float" office:value="987295" calcext:value-type="float">
            <text:p>987295</text:p>
          </table:table-cell>
          <table:table-cell office:value-type="float" office:value="1000" calcext:value-type="float">
            <text:p>1000</text:p>
          </table:table-cell>
          <table:table-cell office:value-type="float" office:value="987.295" calcext:value-type="float">
            <text:p>987.295</text:p>
          </table:table-cell>
          <table:table-cell office:value-type="float" office:value="854" calcext:value-type="float">
            <text:p>854</text:p>
          </table:table-cell>
          <table:table-cell office:value-type="float" office:value="1172" calcext:value-type="float">
            <text:p>1172</text:p>
          </table:table-cell>
          <table:table-cell office:value-type="float" office:value="8073" calcext:value-type="float">
            <text:p>8073</text:p>
          </table:table-cell>
          <table:table-cell office:value-type="float" office:value="1000" calcext:value-type="float">
            <text:p>1000</text:p>
          </table:table-cell>
          <table:table-cell office:value-type="float" office:value="8.073" calcext:value-type="float">
            <text:p>8.0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0.751751" calcext:value-type="float">
            <text:p>0.751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1751" calcext:value-type="float">
            <text:p>0.000751751</text:p>
          </table:table-cell>
          <table:table-cell office:value-type="float" office:value="0.000347965" calcext:value-type="float">
            <text:p>0.000347965</text:p>
          </table:table-cell>
          <table:table-cell office:value-type="float" office:value="0.00136865" calcext:value-type="float">
            <text:p>0.00136865</text:p>
          </table:table-cell>
          <table:table-cell office:value-type="float" office:value="1076658" calcext:value-type="float">
            <text:p>1076658</text:p>
          </table:table-cell>
          <table:table-cell office:value-type="float" office:value="1000" calcext:value-type="float">
            <text:p>1000</text:p>
          </table:table-cell>
          <table:table-cell office:value-type="float" office:value="1076.66" calcext:value-type="float">
            <text:p>1076.66</text:p>
          </table:table-cell>
          <table:table-cell office:value-type="float" office:value="905" calcext:value-type="float">
            <text:p>905</text:p>
          </table:table-cell>
          <table:table-cell office:value-type="float" office:value="1287" calcext:value-type="float">
            <text:p>1287</text:p>
          </table:table-cell>
          <table:table-cell office:value-type="float" office:value="9623" calcext:value-type="float">
            <text:p>9623</text:p>
          </table:table-cell>
          <table:table-cell office:value-type="float" office:value="1000" calcext:value-type="float">
            <text:p>1000</text:p>
          </table:table-cell>
          <table:table-cell office:value-type="float" office:value="9.623" calcext:value-type="float">
            <text:p>9.6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0.989147" calcext:value-type="float">
            <text:p>0.9891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89147" calcext:value-type="float">
            <text:p>0.000989147</text:p>
          </table:table-cell>
          <table:table-cell office:value-type="float" office:value="0.000564395" calcext:value-type="float">
            <text:p>0.000564395</text:p>
          </table:table-cell>
          <table:table-cell office:value-type="float" office:value="0.00174773" calcext:value-type="float">
            <text:p>0.00174773</text:p>
          </table:table-cell>
          <table:table-cell office:value-type="float" office:value="1182615" calcext:value-type="float">
            <text:p>1182615</text:p>
          </table:table-cell>
          <table:table-cell office:value-type="float" office:value="1000" calcext:value-type="float">
            <text:p>1000</text:p>
          </table:table-cell>
          <table:table-cell office:value-type="float" office:value="1182.62" calcext:value-type="float">
            <text:p>1182.62</text:p>
          </table:table-cell>
          <table:table-cell office:value-type="float" office:value="970" calcext:value-type="float">
            <text:p>970</text:p>
          </table:table-cell>
          <table:table-cell office:value-type="float" office:value="1446" calcext:value-type="float">
            <text:p>1446</text:p>
          </table:table-cell>
          <table:table-cell office:value-type="float" office:value="11349" calcext:value-type="float">
            <text:p>11349</text:p>
          </table:table-cell>
          <table:table-cell office:value-type="float" office:value="1000" calcext:value-type="float">
            <text:p>1000</text:p>
          </table:table-cell>
          <table:table-cell office:value-type="float" office:value="11.349" calcext:value-type="float">
            <text:p>11.34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9771" calcext:value-type="float">
            <text:p>0.00129771</text:p>
          </table:table-cell>
          <table:table-cell office:value-type="float" office:value="0.000664995" calcext:value-type="float">
            <text:p>0.000664995</text:p>
          </table:table-cell>
          <table:table-cell office:value-type="float" office:value="0.00229978" calcext:value-type="float">
            <text:p>0.00229978</text:p>
          </table:table-cell>
          <table:table-cell office:value-type="float" office:value="1311473" calcext:value-type="float">
            <text:p>1311473</text:p>
          </table:table-cell>
          <table:table-cell office:value-type="float" office:value="1000" calcext:value-type="float">
            <text:p>1000</text:p>
          </table:table-cell>
          <table:table-cell office:value-type="float" office:value="1311.47" calcext:value-type="float">
            <text:p>1311.47</text:p>
          </table:table-cell>
          <table:table-cell office:value-type="float" office:value="1095" calcext:value-type="float">
            <text:p>1095</text:p>
          </table:table-cell>
          <table:table-cell office:value-type="float" office:value="1530" calcext:value-type="float">
            <text:p>1530</text:p>
          </table:table-cell>
          <table:table-cell office:value-type="float" office:value="13318" calcext:value-type="float">
            <text:p>13318</text:p>
          </table:table-cell>
          <table:table-cell office:value-type="float" office:value="1000" calcext:value-type="float">
            <text:p>1000</text:p>
          </table:table-cell>
          <table:table-cell office:value-type="float" office:value="13.318" calcext:value-type="float">
            <text:p>13.3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1.7876" calcext:value-type="float">
            <text:p>1.78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876" calcext:value-type="float">
            <text:p>0.0017876</text:p>
          </table:table-cell>
          <table:table-cell office:value-type="float" office:value="0.00105264" calcext:value-type="float">
            <text:p>0.00105264</text:p>
          </table:table-cell>
          <table:table-cell office:value-type="float" office:value="0.00310725" calcext:value-type="float">
            <text:p>0.00310725</text:p>
          </table:table-cell>
          <table:table-cell office:value-type="float" office:value="1487446" calcext:value-type="float">
            <text:p>1487446</text:p>
          </table:table-cell>
          <table:table-cell office:value-type="float" office:value="1000" calcext:value-type="float">
            <text:p>1000</text:p>
          </table:table-cell>
          <table:table-cell office:value-type="float" office:value="1487.45" calcext:value-type="float">
            <text:p>1487.45</text:p>
          </table:table-cell>
          <table:table-cell office:value-type="float" office:value="1225" calcext:value-type="float">
            <text:p>1225</text:p>
          </table:table-cell>
          <table:table-cell office:value-type="float" office:value="1811" calcext:value-type="float">
            <text:p>1811</text:p>
          </table:table-cell>
          <table:table-cell office:value-type="float" office:value="15740" calcext:value-type="float">
            <text:p>15740</text:p>
          </table:table-cell>
          <table:table-cell office:value-type="float" office:value="1000" calcext:value-type="float">
            <text:p>1000</text:p>
          </table:table-cell>
          <table:table-cell office:value-type="float" office:value="15.74" calcext:value-type="float">
            <text:p>15.7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2.93451" calcext:value-type="float">
            <text:p>2.93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3451" calcext:value-type="float">
            <text:p>0.00293451</text:p>
          </table:table-cell>
          <table:table-cell office:value-type="float" office:value="0.00177087" calcext:value-type="float">
            <text:p>0.00177087</text:p>
          </table:table-cell>
          <table:table-cell office:value-type="float" office:value="0.00466077" calcext:value-type="float">
            <text:p>0.00466077</text:p>
          </table:table-cell>
          <table:table-cell office:value-type="float" office:value="1766587" calcext:value-type="float">
            <text:p>1766587</text:p>
          </table:table-cell>
          <table:table-cell office:value-type="float" office:value="1000" calcext:value-type="float">
            <text:p>1000</text:p>
          </table:table-cell>
          <table:table-cell office:value-type="float" office:value="1766.59" calcext:value-type="float">
            <text:p>1766.59</text:p>
          </table:table-cell>
          <table:table-cell office:value-type="float" office:value="1462" calcext:value-type="float">
            <text:p>1462</text:p>
          </table:table-cell>
          <table:table-cell office:value-type="float" office:value="2070" calcext:value-type="float">
            <text:p>2070</text:p>
          </table:table-cell>
          <table:table-cell office:value-type="float" office:value="19287" calcext:value-type="float">
            <text:p>19287</text:p>
          </table:table-cell>
          <table:table-cell office:value-type="float" office:value="1000" calcext:value-type="float">
            <text:p>1000</text:p>
          </table:table-cell>
          <table:table-cell office:value-type="float" office:value="19.287" calcext:value-type="float">
            <text:p>19.28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0.224068" calcext:value-type="float">
            <text:p>0.224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068" calcext:value-type="float">
            <text:p>0.000224068</text:p>
          </table:table-cell>
          <table:table-cell office:value-type="float" office:value="0.000087984" calcext:value-type="float">
            <text:p>8.7984E-05</text:p>
          </table:table-cell>
          <table:table-cell office:value-type="float" office:value="0.000534257" calcext:value-type="float">
            <text:p>0.000534257</text:p>
          </table:table-cell>
          <table:table-cell office:value-type="float" office:value="805193" calcext:value-type="float">
            <text:p>805193</text:p>
          </table:table-cell>
          <table:table-cell office:value-type="float" office:value="1000" calcext:value-type="float">
            <text:p>1000</text:p>
          </table:table-cell>
          <table:table-cell office:value-type="float" office:value="805.193" calcext:value-type="float">
            <text:p>805.193</text:p>
          </table:table-cell>
          <table:table-cell office:value-type="float" office:value="729" calcext:value-type="float">
            <text:p>729</text:p>
          </table:table-cell>
          <table:table-cell office:value-type="float" office:value="987" calcext:value-type="float">
            <text:p>987</text:p>
          </table:table-cell>
          <table:table-cell office:value-type="float" office:value="3801" calcext:value-type="float">
            <text:p>3801</text:p>
          </table:table-cell>
          <table:table-cell office:value-type="float" office:value="1000" calcext:value-type="float">
            <text:p>1000</text:p>
          </table:table-cell>
          <table:table-cell office:value-type="float" office:value="3.801" calcext:value-type="float">
            <text:p>3.8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.344196" calcext:value-type="float">
            <text:p>0.3441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4196" calcext:value-type="float">
            <text:p>0.000344196</text:p>
          </table:table-cell>
          <table:table-cell office:value-type="float" office:value="0.000119165" calcext:value-type="float">
            <text:p>0.000119165</text:p>
          </table:table-cell>
          <table:table-cell office:value-type="float" office:value="0.000788546" calcext:value-type="float">
            <text:p>0.000788546</text:p>
          </table:table-cell>
          <table:table-cell office:value-type="float" office:value="878873" calcext:value-type="float">
            <text:p>878873</text:p>
          </table:table-cell>
          <table:table-cell office:value-type="float" office:value="1000" calcext:value-type="float">
            <text:p>1000</text:p>
          </table:table-cell>
          <table:table-cell office:value-type="float" office:value="878.873" calcext:value-type="float">
            <text:p>878.873</text:p>
          </table:table-cell>
          <table:table-cell office:value-type="float" office:value="767" calcext:value-type="float">
            <text:p>767</text:p>
          </table:table-cell>
          <table:table-cell office:value-type="float" office:value="1071" calcext:value-type="float">
            <text:p>1071</text:p>
          </table:table-cell>
          <table:table-cell office:value-type="float" office:value="5305" calcext:value-type="float">
            <text:p>5305</text:p>
          </table:table-cell>
          <table:table-cell office:value-type="float" office:value="1000" calcext:value-type="float">
            <text:p>1000</text:p>
          </table:table-cell>
          <table:table-cell office:value-type="float" office:value="5.305" calcext:value-type="float">
            <text:p>5.3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4943" calcext:value-type="float">
            <text:p>0.49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43" calcext:value-type="float">
            <text:p>0.0004943</text:p>
          </table:table-cell>
          <table:table-cell office:value-type="float" office:value="0.000207824" calcext:value-type="float">
            <text:p>0.000207824</text:p>
          </table:table-cell>
          <table:table-cell office:value-type="float" office:value="0.00105619" calcext:value-type="float">
            <text:p>0.00105619</text:p>
          </table:table-cell>
          <table:table-cell office:value-type="float" office:value="963141" calcext:value-type="float">
            <text:p>963141</text:p>
          </table:table-cell>
          <table:table-cell office:value-type="float" office:value="1000" calcext:value-type="float">
            <text:p>1000</text:p>
          </table:table-cell>
          <table:table-cell office:value-type="float" office:value="963.141" calcext:value-type="float">
            <text:p>963.141</text:p>
          </table:table-cell>
          <table:table-cell office:value-type="float" office:value="820" calcext:value-type="float">
            <text:p>820</text:p>
          </table:table-cell>
          <table:table-cell office:value-type="float" office:value="1139" calcext:value-type="float">
            <text:p>1139</text:p>
          </table:table-cell>
          <table:table-cell office:value-type="float" office:value="6787" calcext:value-type="float">
            <text:p>6787</text:p>
          </table:table-cell>
          <table:table-cell office:value-type="float" office:value="1000" calcext:value-type="float">
            <text:p>1000</text:p>
          </table:table-cell>
          <table:table-cell office:value-type="float" office:value="6.787" calcext:value-type="float">
            <text:p>6.7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0.655923" calcext:value-type="float">
            <text:p>0.6559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5923" calcext:value-type="float">
            <text:p>0.000655923</text:p>
          </table:table-cell>
          <table:table-cell office:value-type="float" office:value="0.000244975" calcext:value-type="float">
            <text:p>0.000244975</text:p>
          </table:table-cell>
          <table:table-cell office:value-type="float" office:value="0.00121931" calcext:value-type="float">
            <text:p>0.00121931</text:p>
          </table:table-cell>
          <table:table-cell office:value-type="float" office:value="1048743" calcext:value-type="float">
            <text:p>1048743</text:p>
          </table:table-cell>
          <table:table-cell office:value-type="float" office:value="1000" calcext:value-type="float">
            <text:p>1000</text:p>
          </table:table-cell>
          <table:table-cell office:value-type="float" office:value="1048.74" calcext:value-type="float">
            <text:p>1048.74</text:p>
          </table:table-cell>
          <table:table-cell office:value-type="float" office:value="861" calcext:value-type="float">
            <text:p>861</text:p>
          </table:table-cell>
          <table:table-cell office:value-type="float" office:value="1291" calcext:value-type="float">
            <text:p>1291</text:p>
          </table:table-cell>
          <table:table-cell office:value-type="float" office:value="8315" calcext:value-type="float">
            <text:p>8315</text:p>
          </table:table-cell>
          <table:table-cell office:value-type="float" office:value="1000" calcext:value-type="float">
            <text:p>1000</text:p>
          </table:table-cell>
          <table:table-cell office:value-type="float" office:value="8.315" calcext:value-type="float">
            <text:p>8.3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823418" calcext:value-type="float">
            <text:p>0.8234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23418" calcext:value-type="float">
            <text:p>0.000823418</text:p>
          </table:table-cell>
          <table:table-cell office:value-type="float" office:value="0.000437942" calcext:value-type="float">
            <text:p>0.000437942</text:p>
          </table:table-cell>
          <table:table-cell office:value-type="float" office:value="0.00162588" calcext:value-type="float">
            <text:p>0.00162588</text:p>
          </table:table-cell>
          <table:table-cell office:value-type="float" office:value="1133446" calcext:value-type="float">
            <text:p>1133446</text:p>
          </table:table-cell>
          <table:table-cell office:value-type="float" office:value="1000" calcext:value-type="float">
            <text:p>1000</text:p>
          </table:table-cell>
          <table:table-cell office:value-type="float" office:value="1133.45" calcext:value-type="float">
            <text:p>1133.45</text:p>
          </table:table-cell>
          <table:table-cell office:value-type="float" office:value="959" calcext:value-type="float">
            <text:p>959</text:p>
          </table:table-cell>
          <table:table-cell office:value-type="float" office:value="1358" calcext:value-type="float">
            <text:p>1358</text:p>
          </table:table-cell>
          <table:table-cell office:value-type="float" office:value="9786" calcext:value-type="float">
            <text:p>9786</text:p>
          </table:table-cell>
          <table:table-cell office:value-type="float" office:value="1000" calcext:value-type="float">
            <text:p>1000</text:p>
          </table:table-cell>
          <table:table-cell office:value-type="float" office:value="9.786" calcext:value-type="float">
            <text:p>9.78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.07244" calcext:value-type="float">
            <text:p>1.072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7244" calcext:value-type="float">
            <text:p>0.00107244</text:p>
          </table:table-cell>
          <table:table-cell office:value-type="float" office:value="0.000606833" calcext:value-type="float">
            <text:p>0.000606833</text:p>
          </table:table-cell>
          <table:table-cell office:value-type="float" office:value="0.00181477" calcext:value-type="float">
            <text:p>0.00181477</text:p>
          </table:table-cell>
          <table:table-cell office:value-type="float" office:value="1243301" calcext:value-type="float">
            <text:p>1243301</text:p>
          </table:table-cell>
          <table:table-cell office:value-type="float" office:value="1000" calcext:value-type="float">
            <text:p>1000</text:p>
          </table:table-cell>
          <table:table-cell office:value-type="float" office:value="1243.3" calcext:value-type="float">
            <text:p>1243.3</text:p>
          </table:table-cell>
          <table:table-cell office:value-type="float" office:value="1067" calcext:value-type="float">
            <text:p>1067</text:p>
          </table:table-cell>
          <table:table-cell office:value-type="float" office:value="1508" calcext:value-type="float">
            <text:p>1508</text:p>
          </table:table-cell>
          <table:table-cell office:value-type="float" office:value="11529" calcext:value-type="float">
            <text:p>11529</text:p>
          </table:table-cell>
          <table:table-cell office:value-type="float" office:value="1000" calcext:value-type="float">
            <text:p>1000</text:p>
          </table:table-cell>
          <table:table-cell office:value-type="float" office:value="11.529" calcext:value-type="float">
            <text:p>11.5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.43145" calcext:value-type="float">
            <text:p>1.431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3145" calcext:value-type="float">
            <text:p>0.00143145</text:p>
          </table:table-cell>
          <table:table-cell office:value-type="float" office:value="0.000791339" calcext:value-type="float">
            <text:p>0.000791339</text:p>
          </table:table-cell>
          <table:table-cell office:value-type="float" office:value="0.00268023" calcext:value-type="float">
            <text:p>0.00268023</text:p>
          </table:table-cell>
          <table:table-cell office:value-type="float" office:value="1379867" calcext:value-type="float">
            <text:p>1379867</text:p>
          </table:table-cell>
          <table:table-cell office:value-type="float" office:value="1000" calcext:value-type="float">
            <text:p>1000</text:p>
          </table:table-cell>
          <table:table-cell office:value-type="float" office:value="1379.87" calcext:value-type="float">
            <text:p>1379.87</text:p>
          </table:table-cell>
          <table:table-cell office:value-type="float" office:value="1162" calcext:value-type="float">
            <text:p>1162</text:p>
          </table:table-cell>
          <table:table-cell office:value-type="float" office:value="1613" calcext:value-type="float">
            <text:p>1613</text:p>
          </table:table-cell>
          <table:table-cell office:value-type="float" office:value="13569" calcext:value-type="float">
            <text:p>13569</text:p>
          </table:table-cell>
          <table:table-cell office:value-type="float" office:value="1000" calcext:value-type="float">
            <text:p>1000</text:p>
          </table:table-cell>
          <table:table-cell office:value-type="float" office:value="13.569" calcext:value-type="float">
            <text:p>13.56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.90454" calcext:value-type="float">
            <text:p>1.904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0454" calcext:value-type="float">
            <text:p>0.00190454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317094" calcext:value-type="float">
            <text:p>0.00317094</text:p>
          </table:table-cell>
          <table:table-cell office:value-type="float" office:value="1567147" calcext:value-type="float">
            <text:p>1567147</text:p>
          </table:table-cell>
          <table:table-cell office:value-type="float" office:value="1000" calcext:value-type="float">
            <text:p>1000</text:p>
          </table:table-cell>
          <table:table-cell office:value-type="float" office:value="1567.15" calcext:value-type="float">
            <text:p>1567.15</text:p>
          </table:table-cell>
          <table:table-cell office:value-type="float" office:value="1347" calcext:value-type="float">
            <text:p>1347</text:p>
          </table:table-cell>
          <table:table-cell office:value-type="float" office:value="1838" calcext:value-type="float">
            <text:p>1838</text:p>
          </table:table-cell>
          <table:table-cell office:value-type="float" office:value="16092" calcext:value-type="float">
            <text:p>16092</text:p>
          </table:table-cell>
          <table:table-cell office:value-type="float" office:value="1000" calcext:value-type="float">
            <text:p>1000</text:p>
          </table:table-cell>
          <table:table-cell office:value-type="float" office:value="16.092" calcext:value-type="float">
            <text:p>16.09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3.07989" calcext:value-type="float">
            <text:p>3.079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7989" calcext:value-type="float">
            <text:p>0.00307989</text:p>
          </table:table-cell>
          <table:table-cell office:value-type="float" office:value="0.00182386" calcext:value-type="float">
            <text:p>0.00182386</text:p>
          </table:table-cell>
          <table:table-cell office:value-type="float" office:value="0.00491545" calcext:value-type="float">
            <text:p>0.00491545</text:p>
          </table:table-cell>
          <table:table-cell office:value-type="float" office:value="1852336" calcext:value-type="float">
            <text:p>1852336</text:p>
          </table:table-cell>
          <table:table-cell office:value-type="float" office:value="1000" calcext:value-type="float">
            <text:p>1000</text:p>
          </table:table-cell>
          <table:table-cell office:value-type="float" office:value="1852.34" calcext:value-type="float">
            <text:p>1852.34</text:p>
          </table:table-cell>
          <table:table-cell office:value-type="float" office:value="1565" calcext:value-type="float">
            <text:p>1565</text:p>
          </table:table-cell>
          <table:table-cell office:value-type="float" office:value="2182" calcext:value-type="float">
            <text:p>2182</text:p>
          </table:table-cell>
          <table:table-cell office:value-type="float" office:value="19640" calcext:value-type="float">
            <text:p>19640</text:p>
          </table:table-cell>
          <table:table-cell office:value-type="float" office:value="1000" calcext:value-type="float">
            <text:p>1000</text:p>
          </table:table-cell>
          <table:table-cell office:value-type="float" office:value="19.64" calcext:value-type="float">
            <text:p>19.6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.247166" calcext:value-type="float">
            <text:p>0.2471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166" calcext:value-type="float">
            <text:p>0.000247166</text:p>
          </table:table-cell>
          <table:table-cell office:value-type="float" office:value="0.000091594" calcext:value-type="float">
            <text:p>9.1594E-05</text:p>
          </table:table-cell>
          <table:table-cell office:value-type="float" office:value="0.00067138" calcext:value-type="float">
            <text:p>0.00067138</text:p>
          </table:table-cell>
          <table:table-cell office:value-type="float" office:value="850395" calcext:value-type="float">
            <text:p>850395</text:p>
          </table:table-cell>
          <table:table-cell office:value-type="float" office:value="1000" calcext:value-type="float">
            <text:p>1000</text:p>
          </table:table-cell>
          <table:table-cell office:value-type="float" office:value="850.395" calcext:value-type="float">
            <text:p>850.395</text:p>
          </table:table-cell>
          <table:table-cell office:value-type="float" office:value="769" calcext:value-type="float">
            <text:p>769</text:p>
          </table:table-cell>
          <table:table-cell office:value-type="float" office:value="1098" calcext:value-type="float">
            <text:p>1098</text:p>
          </table:table-cell>
          <table:table-cell office:value-type="float" office:value="3879" calcext:value-type="float">
            <text:p>3879</text:p>
          </table:table-cell>
          <table:table-cell office:value-type="float" office:value="1000" calcext:value-type="float">
            <text:p>1000</text:p>
          </table:table-cell>
          <table:table-cell office:value-type="float" office:value="3.879" calcext:value-type="float">
            <text:p>3.8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0.379341" calcext:value-type="float">
            <text:p>0.3793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9341" calcext:value-type="float">
            <text:p>0.000379341</text:p>
          </table:table-cell>
          <table:table-cell office:value-type="float" office:value="0.000152207" calcext:value-type="float">
            <text:p>0.000152207</text:p>
          </table:table-cell>
          <table:table-cell office:value-type="float" office:value="0.000928983" calcext:value-type="float">
            <text:p>0.000928983</text:p>
          </table:table-cell>
          <table:table-cell office:value-type="float" office:value="927633" calcext:value-type="float">
            <text:p>927633</text:p>
          </table:table-cell>
          <table:table-cell office:value-type="float" office:value="1000" calcext:value-type="float">
            <text:p>1000</text:p>
          </table:table-cell>
          <table:table-cell office:value-type="float" office:value="927.633" calcext:value-type="float">
            <text:p>927.633</text:p>
          </table:table-cell>
          <table:table-cell office:value-type="float" office:value="832" calcext:value-type="float">
            <text:p>832</text:p>
          </table:table-cell>
          <table:table-cell office:value-type="float" office:value="1120" calcext:value-type="float">
            <text:p>1120</text:p>
          </table:table-cell>
          <table:table-cell office:value-type="float" office:value="5406" calcext:value-type="float">
            <text:p>5406</text:p>
          </table:table-cell>
          <table:table-cell office:value-type="float" office:value="1000" calcext:value-type="float">
            <text:p>1000</text:p>
          </table:table-cell>
          <table:table-cell office:value-type="float" office:value="5.406" calcext:value-type="float">
            <text:p>5.4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.519579" calcext:value-type="float">
            <text:p>0.5195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9579" calcext:value-type="float">
            <text:p>0.000519579</text:p>
          </table:table-cell>
          <table:table-cell office:value-type="float" office:value="0.000196203" calcext:value-type="float">
            <text:p>0.000196203</text:p>
          </table:table-cell>
          <table:table-cell office:value-type="float" office:value="0.00102934" calcext:value-type="float">
            <text:p>0.00102934</text:p>
          </table:table-cell>
          <table:table-cell office:value-type="float" office:value="1013808" calcext:value-type="float">
            <text:p>1013808</text:p>
          </table:table-cell>
          <table:table-cell office:value-type="float" office:value="1000" calcext:value-type="float">
            <text:p>1000</text:p>
          </table:table-cell>
          <table:table-cell office:value-type="float" office:value="1013.81" calcext:value-type="float">
            <text:p>1013.81</text:p>
          </table:table-cell>
          <table:table-cell office:value-type="float" office:value="877" calcext:value-type="float">
            <text:p>877</text:p>
          </table:table-cell>
          <table:table-cell office:value-type="float" office:value="1250" calcext:value-type="float">
            <text:p>1250</text:p>
          </table:table-cell>
          <table:table-cell office:value-type="float" office:value="6915" calcext:value-type="float">
            <text:p>6915</text:p>
          </table:table-cell>
          <table:table-cell office:value-type="float" office:value="1000" calcext:value-type="float">
            <text:p>1000</text:p>
          </table:table-cell>
          <table:table-cell office:value-type="float" office:value="6.915" calcext:value-type="float">
            <text:p>6.9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.678985" calcext:value-type="float">
            <text:p>0.6789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8985" calcext:value-type="float">
            <text:p>0.000678985</text:p>
          </table:table-cell>
          <table:table-cell office:value-type="float" office:value="0.000294521" calcext:value-type="float">
            <text:p>0.000294521</text:p>
          </table:table-cell>
          <table:table-cell office:value-type="float" office:value="0.00128223" calcext:value-type="float">
            <text:p>0.00128223</text:p>
          </table:table-cell>
          <table:table-cell office:value-type="float" office:value="1098615" calcext:value-type="float">
            <text:p>1098615</text:p>
          </table:table-cell>
          <table:table-cell office:value-type="float" office:value="1000" calcext:value-type="float">
            <text:p>1000</text:p>
          </table:table-cell>
          <table:table-cell office:value-type="float" office:value="1098.62" calcext:value-type="float">
            <text:p>1098.62</text:p>
          </table:table-cell>
          <table:table-cell office:value-type="float" office:value="927" calcext:value-type="float">
            <text:p>927</text:p>
          </table:table-cell>
          <table:table-cell office:value-type="float" office:value="1324" calcext:value-type="float">
            <text:p>1324</text:p>
          </table:table-cell>
          <table:table-cell office:value-type="float" office:value="8428" calcext:value-type="float">
            <text:p>8428</text:p>
          </table:table-cell>
          <table:table-cell office:value-type="float" office:value="1000" calcext:value-type="float">
            <text:p>1000</text:p>
          </table:table-cell>
          <table:table-cell office:value-type="float" office:value="8.428" calcext:value-type="float">
            <text:p>8.4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0.844317" calcext:value-type="float">
            <text:p>0.844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4317" calcext:value-type="float">
            <text:p>0.000844317</text:p>
          </table:table-cell>
          <table:table-cell office:value-type="float" office:value="0.000445925" calcext:value-type="float">
            <text:p>0.000445925</text:p>
          </table:table-cell>
          <table:table-cell office:value-type="float" office:value="0.00154749" calcext:value-type="float">
            <text:p>0.00154749</text:p>
          </table:table-cell>
          <table:table-cell office:value-type="float" office:value="1194931" calcext:value-type="float">
            <text:p>1194931</text:p>
          </table:table-cell>
          <table:table-cell office:value-type="float" office:value="1000" calcext:value-type="float">
            <text:p>1000</text:p>
          </table:table-cell>
          <table:table-cell office:value-type="float" office:value="1194.93" calcext:value-type="float">
            <text:p>1194.93</text:p>
          </table:table-cell>
          <table:table-cell office:value-type="float" office:value="999" calcext:value-type="float">
            <text:p>999</text:p>
          </table:table-cell>
          <table:table-cell office:value-type="float" office:value="1436" calcext:value-type="float">
            <text:p>1436</text:p>
          </table:table-cell>
          <table:table-cell office:value-type="float" office:value="9996" calcext:value-type="float">
            <text:p>9996</text:p>
          </table:table-cell>
          <table:table-cell office:value-type="float" office:value="1000" calcext:value-type="float">
            <text:p>1000</text:p>
          </table:table-cell>
          <table:table-cell office:value-type="float" office:value="9.996" calcext:value-type="float">
            <text:p>9.9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.11145" calcext:value-type="float">
            <text:p>1.111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1145" calcext:value-type="float">
            <text:p>0.00111145</text:p>
          </table:table-cell>
          <table:table-cell office:value-type="float" office:value="0.000582988" calcext:value-type="float">
            <text:p>0.000582988</text:p>
          </table:table-cell>
          <table:table-cell office:value-type="float" office:value="0.00189303" calcext:value-type="float">
            <text:p>0.00189303</text:p>
          </table:table-cell>
          <table:table-cell office:value-type="float" office:value="1305251" calcext:value-type="float">
            <text:p>1305251</text:p>
          </table:table-cell>
          <table:table-cell office:value-type="float" office:value="1000" calcext:value-type="float">
            <text:p>1000</text:p>
          </table:table-cell>
          <table:table-cell office:value-type="float" office:value="1305.25" calcext:value-type="float">
            <text:p>1305.25</text:p>
          </table:table-cell>
          <table:table-cell office:value-type="float" office:value="1079" calcext:value-type="float">
            <text:p>1079</text:p>
          </table:table-cell>
          <table:table-cell office:value-type="float" office:value="1565" calcext:value-type="float">
            <text:p>1565</text:p>
          </table:table-cell>
          <table:table-cell office:value-type="float" office:value="11761" calcext:value-type="float">
            <text:p>11761</text:p>
          </table:table-cell>
          <table:table-cell office:value-type="float" office:value="1000" calcext:value-type="float">
            <text:p>1000</text:p>
          </table:table-cell>
          <table:table-cell office:value-type="float" office:value="11.761" calcext:value-type="float">
            <text:p>11.76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5539" calcext:value-type="float">
            <text:p>0.00145539</text:p>
          </table:table-cell>
          <table:table-cell office:value-type="float" office:value="0.000777327" calcext:value-type="float">
            <text:p>0.000777327</text:p>
          </table:table-cell>
          <table:table-cell office:value-type="float" office:value="0.00231044" calcext:value-type="float">
            <text:p>0.00231044</text:p>
          </table:table-cell>
          <table:table-cell office:value-type="float" office:value="1449877" calcext:value-type="float">
            <text:p>1449877</text:p>
          </table:table-cell>
          <table:table-cell office:value-type="float" office:value="1000" calcext:value-type="float">
            <text:p>1000</text:p>
          </table:table-cell>
          <table:table-cell office:value-type="float" office:value="1449.88" calcext:value-type="float">
            <text:p>1449.88</text:p>
          </table:table-cell>
          <table:table-cell office:value-type="float" office:value="1214" calcext:value-type="float">
            <text:p>1214</text:p>
          </table:table-cell>
          <table:table-cell office:value-type="float" office:value="1747" calcext:value-type="float">
            <text:p>1747</text:p>
          </table:table-cell>
          <table:table-cell office:value-type="float" office:value="13822" calcext:value-type="float">
            <text:p>13822</text:p>
          </table:table-cell>
          <table:table-cell office:value-type="float" office:value="1000" calcext:value-type="float">
            <text:p>1000</text:p>
          </table:table-cell>
          <table:table-cell office:value-type="float" office:value="13.822" calcext:value-type="float">
            <text:p>13.8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2.06294" calcext:value-type="float">
            <text:p>2.062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6294" calcext:value-type="float">
            <text:p>0.00206294</text:p>
          </table:table-cell>
          <table:table-cell office:value-type="float" office:value="0.00122861" calcext:value-type="float">
            <text:p>0.00122861</text:p>
          </table:table-cell>
          <table:table-cell office:value-type="float" office:value="0.00386261" calcext:value-type="float">
            <text:p>0.00386261</text:p>
          </table:table-cell>
          <table:table-cell office:value-type="float" office:value="1646222" calcext:value-type="float">
            <text:p>1646222</text:p>
          </table:table-cell>
          <table:table-cell office:value-type="float" office:value="1000" calcext:value-type="float">
            <text:p>1000</text:p>
          </table:table-cell>
          <table:table-cell office:value-type="float" office:value="1646.22" calcext:value-type="float">
            <text:p>1646.22</text:p>
          </table:table-cell>
          <table:table-cell office:value-type="float" office:value="1384" calcext:value-type="float">
            <text:p>1384</text:p>
          </table:table-cell>
          <table:table-cell office:value-type="float" office:value="1919" calcext:value-type="float">
            <text:p>1919</text:p>
          </table:table-cell>
          <table:table-cell office:value-type="float" office:value="16436" calcext:value-type="float">
            <text:p>16436</text:p>
          </table:table-cell>
          <table:table-cell office:value-type="float" office:value="1000" calcext:value-type="float">
            <text:p>1000</text:p>
          </table:table-cell>
          <table:table-cell office:value-type="float" office:value="16.436" calcext:value-type="float">
            <text:p>16.43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3.17362" calcext:value-type="float">
            <text:p>3.173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7362" calcext:value-type="float">
            <text:p>0.00317362</text:p>
          </table:table-cell>
          <table:table-cell office:value-type="float" office:value="0.00170219" calcext:value-type="float">
            <text:p>0.00170219</text:p>
          </table:table-cell>
          <table:table-cell office:value-type="float" office:value="0.00510403" calcext:value-type="float">
            <text:p>0.00510403</text:p>
          </table:table-cell>
          <table:table-cell office:value-type="float" office:value="1949324" calcext:value-type="float">
            <text:p>1949324</text:p>
          </table:table-cell>
          <table:table-cell office:value-type="float" office:value="1000" calcext:value-type="float">
            <text:p>1000</text:p>
          </table:table-cell>
          <table:table-cell office:value-type="float" office:value="1949.32" calcext:value-type="float">
            <text:p>1949.32</text:p>
          </table:table-cell>
          <table:table-cell office:value-type="float" office:value="1602" calcext:value-type="float">
            <text:p>1602</text:p>
          </table:table-cell>
          <table:table-cell office:value-type="float" office:value="2381" calcext:value-type="float">
            <text:p>2381</text:p>
          </table:table-cell>
          <table:table-cell office:value-type="float" office:value="20120" calcext:value-type="float">
            <text:p>20120</text:p>
          </table:table-cell>
          <table:table-cell office:value-type="float" office:value="1000" calcext:value-type="float">
            <text:p>1000</text:p>
          </table:table-cell>
          <table:table-cell office:value-type="float" office:value="20.12" calcext:value-type="float">
            <text:p>20.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45796" calcext:value-type="float">
            <text:p>0.2457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5796" calcext:value-type="float">
            <text:p>0.000245796</text:p>
          </table:table-cell>
          <table:table-cell office:value-type="float" office:value="0.000090371" calcext:value-type="float">
            <text:p>9.0371E-05</text:p>
          </table:table-cell>
          <table:table-cell office:value-type="float" office:value="0.000574819" calcext:value-type="float">
            <text:p>0.000574819</text:p>
          </table:table-cell>
          <table:table-cell office:value-type="float" office:value="893390" calcext:value-type="float">
            <text:p>893390</text:p>
          </table:table-cell>
          <table:table-cell office:value-type="float" office:value="1000" calcext:value-type="float">
            <text:p>1000</text:p>
          </table:table-cell>
          <table:table-cell office:value-type="float" office:value="893.39" calcext:value-type="float">
            <text:p>893.39</text:p>
          </table:table-cell>
          <table:table-cell office:value-type="float" office:value="811" calcext:value-type="float">
            <text:p>811</text:p>
          </table:table-cell>
          <table:table-cell office:value-type="float" office:value="1073" calcext:value-type="float">
            <text:p>1073</text:p>
          </table:table-cell>
          <table:table-cell office:value-type="float" office:value="3923" calcext:value-type="float">
            <text:p>3923</text:p>
          </table:table-cell>
          <table:table-cell office:value-type="float" office:value="1000" calcext:value-type="float">
            <text:p>1000</text:p>
          </table:table-cell>
          <table:table-cell office:value-type="float" office:value="3.923" calcext:value-type="float">
            <text:p>3.9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380575" calcext:value-type="float">
            <text:p>0.380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0575" calcext:value-type="float">
            <text:p>0.000380575</text:p>
          </table:table-cell>
          <table:table-cell office:value-type="float" office:value="0.000164526" calcext:value-type="float">
            <text:p>0.000164526</text:p>
          </table:table-cell>
          <table:table-cell office:value-type="float" office:value="0.000858246" calcext:value-type="float">
            <text:p>0.000858246</text:p>
          </table:table-cell>
          <table:table-cell office:value-type="float" office:value="975828" calcext:value-type="float">
            <text:p>975828</text:p>
          </table:table-cell>
          <table:table-cell office:value-type="float" office:value="1000" calcext:value-type="float">
            <text:p>1000</text:p>
          </table:table-cell>
          <table:table-cell office:value-type="float" office:value="975.828" calcext:value-type="float">
            <text:p>975.828</text:p>
          </table:table-cell>
          <table:table-cell office:value-type="float" office:value="880" calcext:value-type="float">
            <text:p>880</text:p>
          </table:table-cell>
          <table:table-cell office:value-type="float" office:value="1189" calcext:value-type="float">
            <text:p>1189</text:p>
          </table:table-cell>
          <table:table-cell office:value-type="float" office:value="5470" calcext:value-type="float">
            <text:p>5470</text:p>
          </table:table-cell>
          <table:table-cell office:value-type="float" office:value="1000" calcext:value-type="float">
            <text:p>1000</text:p>
          </table:table-cell>
          <table:table-cell office:value-type="float" office:value="5.47" calcext:value-type="float">
            <text:p>5.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53066" calcext:value-type="float">
            <text:p>0.530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066" calcext:value-type="float">
            <text:p>0.00053066</text:p>
          </table:table-cell>
          <table:table-cell office:value-type="float" office:value="0.000209965" calcext:value-type="float">
            <text:p>0.000209965</text:p>
          </table:table-cell>
          <table:table-cell office:value-type="float" office:value="0.00113752" calcext:value-type="float">
            <text:p>0.00113752</text:p>
          </table:table-cell>
          <table:table-cell office:value-type="float" office:value="1060840" calcext:value-type="float">
            <text:p>1060840</text:p>
          </table:table-cell>
          <table:table-cell office:value-type="float" office:value="1000" calcext:value-type="float">
            <text:p>1000</text:p>
          </table:table-cell>
          <table:table-cell office:value-type="float" office:value="1060.84" calcext:value-type="float">
            <text:p>1060.84</text:p>
          </table:table-cell>
          <table:table-cell office:value-type="float" office:value="916" calcext:value-type="float">
            <text:p>916</text:p>
          </table:table-cell>
          <table:table-cell office:value-type="float" office:value="1299" calcext:value-type="float">
            <text:p>1299</text:p>
          </table:table-cell>
          <table:table-cell office:value-type="float" office:value="6984" calcext:value-type="float">
            <text:p>6984</text:p>
          </table:table-cell>
          <table:table-cell office:value-type="float" office:value="1000" calcext:value-type="float">
            <text:p>1000</text:p>
          </table:table-cell>
          <table:table-cell office:value-type="float" office:value="6.984" calcext:value-type="float">
            <text:p>6.9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.704557" calcext:value-type="float">
            <text:p>0.704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4557" calcext:value-type="float">
            <text:p>0.000704557</text:p>
          </table:table-cell>
          <table:table-cell office:value-type="float" office:value="0.00029941" calcext:value-type="float">
            <text:p>0.00029941</text:p>
          </table:table-cell>
          <table:table-cell office:value-type="float" office:value="0.00137415" calcext:value-type="float">
            <text:p>0.00137415</text:p>
          </table:table-cell>
          <table:table-cell office:value-type="float" office:value="1150759" calcext:value-type="float">
            <text:p>1150759</text:p>
          </table:table-cell>
          <table:table-cell office:value-type="float" office:value="1000" calcext:value-type="float">
            <text:p>1000</text:p>
          </table:table-cell>
          <table:table-cell office:value-type="float" office:value="1150.76" calcext:value-type="float">
            <text:p>1150.76</text:p>
          </table:table-cell>
          <table:table-cell office:value-type="float" office:value="983" calcext:value-type="float">
            <text:p>983</text:p>
          </table:table-cell>
          <table:table-cell office:value-type="float" office:value="1374" calcext:value-type="float">
            <text:p>1374</text:p>
          </table:table-cell>
          <table:table-cell office:value-type="float" office:value="8530" calcext:value-type="float">
            <text:p>8530</text:p>
          </table:table-cell>
          <table:table-cell office:value-type="float" office:value="1000" calcext:value-type="float">
            <text:p>1000</text:p>
          </table:table-cell>
          <table:table-cell office:value-type="float" office:value="8.53" calcext:value-type="float">
            <text:p>8.5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941371" calcext:value-type="float">
            <text:p>0.9413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41371" calcext:value-type="float">
            <text:p>0.000941371</text:p>
          </table:table-cell>
          <table:table-cell office:value-type="float" office:value="0.000449537" calcext:value-type="float">
            <text:p>0.000449537</text:p>
          </table:table-cell>
          <table:table-cell office:value-type="float" office:value="0.00167619" calcext:value-type="float">
            <text:p>0.00167619</text:p>
          </table:table-cell>
          <table:table-cell office:value-type="float" office:value="1252786" calcext:value-type="float">
            <text:p>1252786</text:p>
          </table:table-cell>
          <table:table-cell office:value-type="float" office:value="1000" calcext:value-type="float">
            <text:p>1000</text:p>
          </table:table-cell>
          <table:table-cell office:value-type="float" office:value="1252.79" calcext:value-type="float">
            <text:p>1252.79</text:p>
          </table:table-cell>
          <table:table-cell office:value-type="float" office:value="1051" calcext:value-type="float">
            <text:p>1051</text:p>
          </table:table-cell>
          <table:table-cell office:value-type="float" office:value="1465" calcext:value-type="float">
            <text:p>1465</text:p>
          </table:table-cell>
          <table:table-cell office:value-type="float" office:value="10186" calcext:value-type="float">
            <text:p>10186</text:p>
          </table:table-cell>
          <table:table-cell office:value-type="float" office:value="1000" calcext:value-type="float">
            <text:p>1000</text:p>
          </table:table-cell>
          <table:table-cell office:value-type="float" office:value="10.186" calcext:value-type="float">
            <text:p>10.18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.16178" calcext:value-type="float">
            <text:p>1.161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6178" calcext:value-type="float">
            <text:p>0.00116178</text:p>
          </table:table-cell>
          <table:table-cell office:value-type="float" office:value="0.000656096" calcext:value-type="float">
            <text:p>0.000656096</text:p>
          </table:table-cell>
          <table:table-cell office:value-type="float" office:value="0.00215607" calcext:value-type="float">
            <text:p>0.00215607</text:p>
          </table:table-cell>
          <table:table-cell office:value-type="float" office:value="1376753" calcext:value-type="float">
            <text:p>1376753</text:p>
          </table:table-cell>
          <table:table-cell office:value-type="float" office:value="1000" calcext:value-type="float">
            <text:p>1000</text:p>
          </table:table-cell>
          <table:table-cell office:value-type="float" office:value="1376.75" calcext:value-type="float">
            <text:p>1376.75</text:p>
          </table:table-cell>
          <table:table-cell office:value-type="float" office:value="1173" calcext:value-type="float">
            <text:p>1173</text:p>
          </table:table-cell>
          <table:table-cell office:value-type="float" office:value="1676" calcext:value-type="float">
            <text:p>1676</text:p>
          </table:table-cell>
          <table:table-cell office:value-type="float" office:value="12018" calcext:value-type="float">
            <text:p>12018</text:p>
          </table:table-cell>
          <table:table-cell office:value-type="float" office:value="1000" calcext:value-type="float">
            <text:p>1000</text:p>
          </table:table-cell>
          <table:table-cell office:value-type="float" office:value="12.018" calcext:value-type="float">
            <text:p>12.0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.54468" calcext:value-type="float">
            <text:p>1.544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4468" calcext:value-type="float">
            <text:p>0.00154468</text:p>
          </table:table-cell>
          <table:table-cell office:value-type="float" office:value="0.000865068" calcext:value-type="float">
            <text:p>0.000865068</text:p>
          </table:table-cell>
          <table:table-cell office:value-type="float" office:value="0.00303975" calcext:value-type="float">
            <text:p>0.00303975</text:p>
          </table:table-cell>
          <table:table-cell office:value-type="float" office:value="1523070" calcext:value-type="float">
            <text:p>1523070</text:p>
          </table:table-cell>
          <table:table-cell office:value-type="float" office:value="1000" calcext:value-type="float">
            <text:p>1000</text:p>
          </table:table-cell>
          <table:table-cell office:value-type="float" office:value="1523.07" calcext:value-type="float">
            <text:p>1523.07</text:p>
          </table:table-cell>
          <table:table-cell office:value-type="float" office:value="1304" calcext:value-type="float">
            <text:p>1304</text:p>
          </table:table-cell>
          <table:table-cell office:value-type="float" office:value="1923" calcext:value-type="float">
            <text:p>1923</text:p>
          </table:table-cell>
          <table:table-cell office:value-type="float" office:value="14126" calcext:value-type="float">
            <text:p>14126</text:p>
          </table:table-cell>
          <table:table-cell office:value-type="float" office:value="1000" calcext:value-type="float">
            <text:p>1000</text:p>
          </table:table-cell>
          <table:table-cell office:value-type="float" office:value="14.126" calcext:value-type="float">
            <text:p>14.12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11161" calcext:value-type="float">
            <text:p>2.111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1161" calcext:value-type="float">
            <text:p>0.00211161</text:p>
          </table:table-cell>
          <table:table-cell office:value-type="float" office:value="0.00122356" calcext:value-type="float">
            <text:p>0.00122356</text:p>
          </table:table-cell>
          <table:table-cell office:value-type="float" office:value="0.00351775" calcext:value-type="float">
            <text:p>0.00351775</text:p>
          </table:table-cell>
          <table:table-cell office:value-type="float" office:value="1727079" calcext:value-type="float">
            <text:p>1727079</text:p>
          </table:table-cell>
          <table:table-cell office:value-type="float" office:value="1000" calcext:value-type="float">
            <text:p>1000</text:p>
          </table:table-cell>
          <table:table-cell office:value-type="float" office:value="1727.08" calcext:value-type="float">
            <text:p>1727.08</text:p>
          </table:table-cell>
          <table:table-cell office:value-type="float" office:value="1452" calcext:value-type="float">
            <text:p>1452</text:p>
          </table:table-cell>
          <table:table-cell office:value-type="float" office:value="2088" calcext:value-type="float">
            <text:p>2088</text:p>
          </table:table-cell>
          <table:table-cell office:value-type="float" office:value="16725" calcext:value-type="float">
            <text:p>16725</text:p>
          </table:table-cell>
          <table:table-cell office:value-type="float" office:value="1000" calcext:value-type="float">
            <text:p>1000</text:p>
          </table:table-cell>
          <table:table-cell office:value-type="float" office:value="16.725" calcext:value-type="float">
            <text:p>16.7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.46263" calcext:value-type="float">
            <text:p>3.462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6263" calcext:value-type="float">
            <text:p>0.00346263</text:p>
          </table:table-cell>
          <table:table-cell office:value-type="float" office:value="0.00187378" calcext:value-type="float">
            <text:p>0.00187378</text:p>
          </table:table-cell>
          <table:table-cell office:value-type="float" office:value="0.00588935" calcext:value-type="float">
            <text:p>0.00588935</text:p>
          </table:table-cell>
          <table:table-cell office:value-type="float" office:value="2044475" calcext:value-type="float">
            <text:p>2044475</text:p>
          </table:table-cell>
          <table:table-cell office:value-type="float" office:value="1000" calcext:value-type="float">
            <text:p>1000</text:p>
          </table:table-cell>
          <table:table-cell office:value-type="float" office:value="2044.47" calcext:value-type="float">
            <text:p>2044.47</text:p>
          </table:table-cell>
          <table:table-cell office:value-type="float" office:value="1760" calcext:value-type="float">
            <text:p>1760</text:p>
          </table:table-cell>
          <table:table-cell office:value-type="float" office:value="2407" calcext:value-type="float">
            <text:p>2407</text:p>
          </table:table-cell>
          <table:table-cell office:value-type="float" office:value="20535" calcext:value-type="float">
            <text:p>20535</text:p>
          </table:table-cell>
          <table:table-cell office:value-type="float" office:value="1000" calcext:value-type="float">
            <text:p>1000</text:p>
          </table:table-cell>
          <table:table-cell office:value-type="float" office:value="20.535" calcext:value-type="float">
            <text:p>20.5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0.258426" calcext:value-type="float">
            <text:p>0.2584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426" calcext:value-type="float">
            <text:p>0.000258426</text:p>
          </table:table-cell>
          <table:table-cell office:value-type="float" office:value="0.000095912" calcext:value-type="float">
            <text:p>9.5912E-05</text:p>
          </table:table-cell>
          <table:table-cell office:value-type="float" office:value="0.000767937" calcext:value-type="float">
            <text:p>0.000767937</text:p>
          </table:table-cell>
          <table:table-cell office:value-type="float" office:value="940485" calcext:value-type="float">
            <text:p>940485</text:p>
          </table:table-cell>
          <table:table-cell office:value-type="float" office:value="1000" calcext:value-type="float">
            <text:p>1000</text:p>
          </table:table-cell>
          <table:table-cell office:value-type="float" office:value="940.485" calcext:value-type="float">
            <text:p>940.485</text:p>
          </table:table-cell>
          <table:table-cell office:value-type="float" office:value="852" calcext:value-type="float">
            <text:p>852</text:p>
          </table:table-cell>
          <table:table-cell office:value-type="float" office:value="1136" calcext:value-type="float">
            <text:p>1136</text:p>
          </table:table-cell>
          <table:table-cell office:value-type="float" office:value="3966" calcext:value-type="float">
            <text:p>3966</text:p>
          </table:table-cell>
          <table:table-cell office:value-type="float" office:value="1000" calcext:value-type="float">
            <text:p>1000</text:p>
          </table:table-cell>
          <table:table-cell office:value-type="float" office:value="3.966" calcext:value-type="float">
            <text:p>3.9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.389874" calcext:value-type="float">
            <text:p>0.3898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9874" calcext:value-type="float">
            <text:p>0.000389874</text:p>
          </table:table-cell>
          <table:table-cell office:value-type="float" office:value="0.000160736" calcext:value-type="float">
            <text:p>0.000160736</text:p>
          </table:table-cell>
          <table:table-cell office:value-type="float" office:value="0.00110144" calcext:value-type="float">
            <text:p>0.00110144</text:p>
          </table:table-cell>
          <table:table-cell office:value-type="float" office:value="1024191" calcext:value-type="float">
            <text:p>1024191</text:p>
          </table:table-cell>
          <table:table-cell office:value-type="float" office:value="1000" calcext:value-type="float">
            <text:p>1000</text:p>
          </table:table-cell>
          <table:table-cell office:value-type="float" office:value="1024.19" calcext:value-type="float">
            <text:p>1024.19</text:p>
          </table:table-cell>
          <table:table-cell office:value-type="float" office:value="927" calcext:value-type="float">
            <text:p>927</text:p>
          </table:table-cell>
          <table:table-cell office:value-type="float" office:value="1273" calcext:value-type="float">
            <text:p>1273</text:p>
          </table:table-cell>
          <table:table-cell office:value-type="float" office:value="5555" calcext:value-type="float">
            <text:p>5555</text:p>
          </table:table-cell>
          <table:table-cell office:value-type="float" office:value="1000" calcext:value-type="float">
            <text:p>1000</text:p>
          </table:table-cell>
          <table:table-cell office:value-type="float" office:value="5.555" calcext:value-type="float">
            <text:p>5.5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.563394" calcext:value-type="float">
            <text:p>0.5633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3394" calcext:value-type="float">
            <text:p>0.000563394</text:p>
          </table:table-cell>
          <table:table-cell office:value-type="float" office:value="0.000231177" calcext:value-type="float">
            <text:p>0.000231177</text:p>
          </table:table-cell>
          <table:table-cell office:value-type="float" office:value="0.00124478" calcext:value-type="float">
            <text:p>0.00124478</text:p>
          </table:table-cell>
          <table:table-cell office:value-type="float" office:value="1117202" calcext:value-type="float">
            <text:p>1117202</text:p>
          </table:table-cell>
          <table:table-cell office:value-type="float" office:value="1000" calcext:value-type="float">
            <text:p>1000</text:p>
          </table:table-cell>
          <table:table-cell office:value-type="float" office:value="1117.2" calcext:value-type="float">
            <text:p>1117.2</text:p>
          </table:table-cell>
          <table:table-cell office:value-type="float" office:value="964" calcext:value-type="float">
            <text:p>964</text:p>
          </table:table-cell>
          <table:table-cell office:value-type="float" office:value="1374" calcext:value-type="float">
            <text:p>1374</text:p>
          </table:table-cell>
          <table:table-cell office:value-type="float" office:value="7128" calcext:value-type="float">
            <text:p>7128</text:p>
          </table:table-cell>
          <table:table-cell office:value-type="float" office:value="1000" calcext:value-type="float">
            <text:p>1000</text:p>
          </table:table-cell>
          <table:table-cell office:value-type="float" office:value="7.128" calcext:value-type="float">
            <text:p>7.1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742186" calcext:value-type="float">
            <text:p>0.742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42186" calcext:value-type="float">
            <text:p>0.000742186</text:p>
          </table:table-cell>
          <table:table-cell office:value-type="float" office:value="0.00031527" calcext:value-type="float">
            <text:p>0.00031527</text:p>
          </table:table-cell>
          <table:table-cell office:value-type="float" office:value="0.00160855" calcext:value-type="float">
            <text:p>0.00160855</text:p>
          </table:table-cell>
          <table:table-cell office:value-type="float" office:value="1210718" calcext:value-type="float">
            <text:p>1210718</text:p>
          </table:table-cell>
          <table:table-cell office:value-type="float" office:value="1000" calcext:value-type="float">
            <text:p>1000</text:p>
          </table:table-cell>
          <table:table-cell office:value-type="float" office:value="1210.72" calcext:value-type="float">
            <text:p>1210.72</text:p>
          </table:table-cell>
          <table:table-cell office:value-type="float" office:value="1058" calcext:value-type="float">
            <text:p>1058</text:p>
          </table:table-cell>
          <table:table-cell office:value-type="float" office:value="1434" calcext:value-type="float">
            <text:p>1434</text:p>
          </table:table-cell>
          <table:table-cell office:value-type="float" office:value="8692" calcext:value-type="float">
            <text:p>8692</text:p>
          </table:table-cell>
          <table:table-cell office:value-type="float" office:value="1000" calcext:value-type="float">
            <text:p>1000</text:p>
          </table:table-cell>
          <table:table-cell office:value-type="float" office:value="8.692" calcext:value-type="float">
            <text:p>8.69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.979841" calcext:value-type="float">
            <text:p>0.9798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79841" calcext:value-type="float">
            <text:p>0.000979841</text:p>
          </table:table-cell>
          <table:table-cell office:value-type="float" office:value="0.000469321" calcext:value-type="float">
            <text:p>0.000469321</text:p>
          </table:table-cell>
          <table:table-cell office:value-type="float" office:value="0.00181167" calcext:value-type="float">
            <text:p>0.00181167</text:p>
          </table:table-cell>
          <table:table-cell office:value-type="float" office:value="1318348" calcext:value-type="float">
            <text:p>1318348</text:p>
          </table:table-cell>
          <table:table-cell office:value-type="float" office:value="1000" calcext:value-type="float">
            <text:p>1000</text:p>
          </table:table-cell>
          <table:table-cell office:value-type="float" office:value="1318.35" calcext:value-type="float">
            <text:p>1318.35</text:p>
          </table:table-cell>
          <table:table-cell office:value-type="float" office:value="1136" calcext:value-type="float">
            <text:p>1136</text:p>
          </table:table-cell>
          <table:table-cell office:value-type="float" office:value="1550" calcext:value-type="float">
            <text:p>1550</text:p>
          </table:table-cell>
          <table:table-cell office:value-type="float" office:value="10377" calcext:value-type="float">
            <text:p>10377</text:p>
          </table:table-cell>
          <table:table-cell office:value-type="float" office:value="1000" calcext:value-type="float">
            <text:p>1000</text:p>
          </table:table-cell>
          <table:table-cell office:value-type="float" office:value="10.377" calcext:value-type="float">
            <text:p>10.3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.27191" calcext:value-type="float">
            <text:p>1.271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7191" calcext:value-type="float">
            <text:p>0.00127191</text:p>
          </table:table-cell>
          <table:table-cell office:value-type="float" office:value="0.000689818" calcext:value-type="float">
            <text:p>0.000689818</text:p>
          </table:table-cell>
          <table:table-cell office:value-type="float" office:value="0.00215022" calcext:value-type="float">
            <text:p>0.00215022</text:p>
          </table:table-cell>
          <table:table-cell office:value-type="float" office:value="1441916" calcext:value-type="float">
            <text:p>1441916</text:p>
          </table:table-cell>
          <table:table-cell office:value-type="float" office:value="1000" calcext:value-type="float">
            <text:p>1000</text:p>
          </table:table-cell>
          <table:table-cell office:value-type="float" office:value="1441.92" calcext:value-type="float">
            <text:p>1441.92</text:p>
          </table:table-cell>
          <table:table-cell office:value-type="float" office:value="1215" calcext:value-type="float">
            <text:p>1215</text:p>
          </table:table-cell>
          <table:table-cell office:value-type="float" office:value="1678" calcext:value-type="float">
            <text:p>1678</text:p>
          </table:table-cell>
          <table:table-cell office:value-type="float" office:value="12208" calcext:value-type="float">
            <text:p>12208</text:p>
          </table:table-cell>
          <table:table-cell office:value-type="float" office:value="1000" calcext:value-type="float">
            <text:p>1000</text:p>
          </table:table-cell>
          <table:table-cell office:value-type="float" office:value="12.208" calcext:value-type="float">
            <text:p>12.2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.61928" calcext:value-type="float">
            <text:p>1.61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1928" calcext:value-type="float">
            <text:p>0.00161928</text:p>
          </table:table-cell>
          <table:table-cell office:value-type="float" office:value="0.000912671" calcext:value-type="float">
            <text:p>0.000912671</text:p>
          </table:table-cell>
          <table:table-cell office:value-type="float" office:value="0.00274554" calcext:value-type="float">
            <text:p>0.00274554</text:p>
          </table:table-cell>
          <table:table-cell office:value-type="float" office:value="1593310" calcext:value-type="float">
            <text:p>1593310</text:p>
          </table:table-cell>
          <table:table-cell office:value-type="float" office:value="1000" calcext:value-type="float">
            <text:p>1000</text:p>
          </table:table-cell>
          <table:table-cell office:value-type="float" office:value="1593.31" calcext:value-type="float">
            <text:p>1593.31</text:p>
          </table:table-cell>
          <table:table-cell office:value-type="float" office:value="1343" calcext:value-type="float">
            <text:p>1343</text:p>
          </table:table-cell>
          <table:table-cell office:value-type="float" office:value="1950" calcext:value-type="float">
            <text:p>1950</text:p>
          </table:table-cell>
          <table:table-cell office:value-type="float" office:value="14345" calcext:value-type="float">
            <text:p>14345</text:p>
          </table:table-cell>
          <table:table-cell office:value-type="float" office:value="1000" calcext:value-type="float">
            <text:p>1000</text:p>
          </table:table-cell>
          <table:table-cell office:value-type="float" office:value="14.345" calcext:value-type="float">
            <text:p>14.3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2.21618" calcext:value-type="float">
            <text:p>2.21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1618" calcext:value-type="float">
            <text:p>0.00221618</text:p>
          </table:table-cell>
          <table:table-cell office:value-type="float" office:value="0.00138102" calcext:value-type="float">
            <text:p>0.00138102</text:p>
          </table:table-cell>
          <table:table-cell office:value-type="float" office:value="0.00323292" calcext:value-type="float">
            <text:p>0.00323292</text:p>
          </table:table-cell>
          <table:table-cell office:value-type="float" office:value="1806220" calcext:value-type="float">
            <text:p>1806220</text:p>
          </table:table-cell>
          <table:table-cell office:value-type="float" office:value="1000" calcext:value-type="float">
            <text:p>1000</text:p>
          </table:table-cell>
          <table:table-cell office:value-type="float" office:value="1806.22" calcext:value-type="float">
            <text:p>1806.22</text:p>
          </table:table-cell>
          <table:table-cell office:value-type="float" office:value="1531" calcext:value-type="float">
            <text:p>1531</text:p>
          </table:table-cell>
          <table:table-cell office:value-type="float" office:value="2113" calcext:value-type="float">
            <text:p>2113</text:p>
          </table:table-cell>
          <table:table-cell office:value-type="float" office:value="17035" calcext:value-type="float">
            <text:p>17035</text:p>
          </table:table-cell>
          <table:table-cell office:value-type="float" office:value="1000" calcext:value-type="float">
            <text:p>1000</text:p>
          </table:table-cell>
          <table:table-cell office:value-type="float" office:value="17.035" calcext:value-type="float">
            <text:p>17.0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3.57587" calcext:value-type="float">
            <text:p>3.57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7587" calcext:value-type="float">
            <text:p>0.00357587</text:p>
          </table:table-cell>
          <table:table-cell office:value-type="float" office:value="0.00210913" calcext:value-type="float">
            <text:p>0.00210913</text:p>
          </table:table-cell>
          <table:table-cell office:value-type="float" office:value="0.00621053" calcext:value-type="float">
            <text:p>0.00621053</text:p>
          </table:table-cell>
          <table:table-cell office:value-type="float" office:value="2135373" calcext:value-type="float">
            <text:p>2135373</text:p>
          </table:table-cell>
          <table:table-cell office:value-type="float" office:value="1000" calcext:value-type="float">
            <text:p>1000</text:p>
          </table:table-cell>
          <table:table-cell office:value-type="float" office:value="2135.37" calcext:value-type="float">
            <text:p>2135.37</text:p>
          </table:table-cell>
          <table:table-cell office:value-type="float" office:value="1772" calcext:value-type="float">
            <text:p>1772</text:p>
          </table:table-cell>
          <table:table-cell office:value-type="float" office:value="2604" calcext:value-type="float">
            <text:p>2604</text:p>
          </table:table-cell>
          <table:table-cell office:value-type="float" office:value="20874" calcext:value-type="float">
            <text:p>20874</text:p>
          </table:table-cell>
          <table:table-cell office:value-type="float" office:value="1000" calcext:value-type="float">
            <text:p>1000</text:p>
          </table:table-cell>
          <table:table-cell office:value-type="float" office:value="20.874" calcext:value-type="float">
            <text:p>20.87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.266033" calcext:value-type="float">
            <text:p>0.2660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6033" calcext:value-type="float">
            <text:p>0.000266033</text:p>
          </table:table-cell>
          <table:table-cell office:value-type="float" office:value="0.000100775" calcext:value-type="float">
            <text:p>0.000100775</text:p>
          </table:table-cell>
          <table:table-cell office:value-type="float" office:value="0.000625742" calcext:value-type="float">
            <text:p>0.000625742</text:p>
          </table:table-cell>
          <table:table-cell office:value-type="float" office:value="986711" calcext:value-type="float">
            <text:p>986711</text:p>
          </table:table-cell>
          <table:table-cell office:value-type="float" office:value="1000" calcext:value-type="float">
            <text:p>1000</text:p>
          </table:table-cell>
          <table:table-cell office:value-type="float" office:value="986.711" calcext:value-type="float">
            <text:p>986.711</text:p>
          </table:table-cell>
          <table:table-cell office:value-type="float" office:value="893" calcext:value-type="float">
            <text:p>893</text:p>
          </table:table-cell>
          <table:table-cell office:value-type="float" office:value="1177" calcext:value-type="float">
            <text:p>1177</text:p>
          </table:table-cell>
          <table:table-cell office:value-type="float" office:value="4015" calcext:value-type="float">
            <text:p>4015</text:p>
          </table:table-cell>
          <table:table-cell office:value-type="float" office:value="1000" calcext:value-type="float">
            <text:p>1000</text:p>
          </table:table-cell>
          <table:table-cell office:value-type="float" office:value="4.015" calcext:value-type="float">
            <text:p>4.0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.414808" calcext:value-type="float">
            <text:p>0.4148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4808" calcext:value-type="float">
            <text:p>0.000414808</text:p>
          </table:table-cell>
          <table:table-cell office:value-type="float" office:value="0.000155636" calcext:value-type="float">
            <text:p>0.000155636</text:p>
          </table:table-cell>
          <table:table-cell office:value-type="float" office:value="0.000945183" calcext:value-type="float">
            <text:p>0.000945183</text:p>
          </table:table-cell>
          <table:table-cell office:value-type="float" office:value="1074743" calcext:value-type="float">
            <text:p>1074743</text:p>
          </table:table-cell>
          <table:table-cell office:value-type="float" office:value="1000" calcext:value-type="float">
            <text:p>1000</text:p>
          </table:table-cell>
          <table:table-cell office:value-type="float" office:value="1074.74" calcext:value-type="float">
            <text:p>1074.74</text:p>
          </table:table-cell>
          <table:table-cell office:value-type="float" office:value="967" calcext:value-type="float">
            <text:p>967</text:p>
          </table:table-cell>
          <table:table-cell office:value-type="float" office:value="1322" calcext:value-type="float">
            <text:p>1322</text:p>
          </table:table-cell>
          <table:table-cell office:value-type="float" office:value="5671" calcext:value-type="float">
            <text:p>5671</text:p>
          </table:table-cell>
          <table:table-cell office:value-type="float" office:value="1000" calcext:value-type="float">
            <text:p>1000</text:p>
          </table:table-cell>
          <table:table-cell office:value-type="float" office:value="5.671" calcext:value-type="float">
            <text:p>5.6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0.591069" calcext:value-type="float">
            <text:p>0.5910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1069" calcext:value-type="float">
            <text:p>0.000591069</text:p>
          </table:table-cell>
          <table:table-cell office:value-type="float" office:value="0.000257492" calcext:value-type="float">
            <text:p>0.000257492</text:p>
          </table:table-cell>
          <table:table-cell office:value-type="float" office:value="0.00125045" calcext:value-type="float">
            <text:p>0.00125045</text:p>
          </table:table-cell>
          <table:table-cell office:value-type="float" office:value="1170410" calcext:value-type="float">
            <text:p>1170410</text:p>
          </table:table-cell>
          <table:table-cell office:value-type="float" office:value="1000" calcext:value-type="float">
            <text:p>1000</text:p>
          </table:table-cell>
          <table:table-cell office:value-type="float" office:value="1170.41" calcext:value-type="float">
            <text:p>1170.41</text:p>
          </table:table-cell>
          <table:table-cell office:value-type="float" office:value="1033" calcext:value-type="float">
            <text:p>1033</text:p>
          </table:table-cell>
          <table:table-cell office:value-type="float" office:value="1364" calcext:value-type="float">
            <text:p>1364</text:p>
          </table:table-cell>
          <table:table-cell office:value-type="float" office:value="7246" calcext:value-type="float">
            <text:p>7246</text:p>
          </table:table-cell>
          <table:table-cell office:value-type="float" office:value="1000" calcext:value-type="float">
            <text:p>1000</text:p>
          </table:table-cell>
          <table:table-cell office:value-type="float" office:value="7.246" calcext:value-type="float">
            <text:p>7.2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791927" calcext:value-type="float">
            <text:p>0.7919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91927" calcext:value-type="float">
            <text:p>0.000791927</text:p>
          </table:table-cell>
          <table:table-cell office:value-type="float" office:value="0.000431029" calcext:value-type="float">
            <text:p>0.000431029</text:p>
          </table:table-cell>
          <table:table-cell office:value-type="float" office:value="0.00144004" calcext:value-type="float">
            <text:p>0.00144004</text:p>
          </table:table-cell>
          <table:table-cell office:value-type="float" office:value="1269891" calcext:value-type="float">
            <text:p>1269891</text:p>
          </table:table-cell>
          <table:table-cell office:value-type="float" office:value="1000" calcext:value-type="float">
            <text:p>1000</text:p>
          </table:table-cell>
          <table:table-cell office:value-type="float" office:value="1269.89" calcext:value-type="float">
            <text:p>1269.89</text:p>
          </table:table-cell>
          <table:table-cell office:value-type="float" office:value="1099" calcext:value-type="float">
            <text:p>1099</text:p>
          </table:table-cell>
          <table:table-cell office:value-type="float" office:value="1471" calcext:value-type="float">
            <text:p>1471</text:p>
          </table:table-cell>
          <table:table-cell office:value-type="float" office:value="8850" calcext:value-type="float">
            <text:p>8850</text:p>
          </table:table-cell>
          <table:table-cell office:value-type="float" office:value="1000" calcext:value-type="float">
            <text:p>1000</text:p>
          </table:table-cell>
          <table:table-cell office:value-type="float" office:value="8.85" calcext:value-type="float">
            <text:p>8.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.02766" calcext:value-type="float">
            <text:p>1.027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2766" calcext:value-type="float">
            <text:p>0.00102766</text:p>
          </table:table-cell>
          <table:table-cell office:value-type="float" office:value="0.000474161" calcext:value-type="float">
            <text:p>0.000474161</text:p>
          </table:table-cell>
          <table:table-cell office:value-type="float" office:value="0.00207594" calcext:value-type="float">
            <text:p>0.00207594</text:p>
          </table:table-cell>
          <table:table-cell office:value-type="float" office:value="1376340" calcext:value-type="float">
            <text:p>1376340</text:p>
          </table:table-cell>
          <table:table-cell office:value-type="float" office:value="1000" calcext:value-type="float">
            <text:p>1000</text:p>
          </table:table-cell>
          <table:table-cell office:value-type="float" office:value="1376.34" calcext:value-type="float">
            <text:p>1376.34</text:p>
          </table:table-cell>
          <table:table-cell office:value-type="float" office:value="1190" calcext:value-type="float">
            <text:p>1190</text:p>
          </table:table-cell>
          <table:table-cell office:value-type="float" office:value="1627" calcext:value-type="float">
            <text:p>1627</text:p>
          </table:table-cell>
          <table:table-cell office:value-type="float" office:value="10533" calcext:value-type="float">
            <text:p>10533</text:p>
          </table:table-cell>
          <table:table-cell office:value-type="float" office:value="1000" calcext:value-type="float">
            <text:p>1000</text:p>
          </table:table-cell>
          <table:table-cell office:value-type="float" office:value="10.533" calcext:value-type="float">
            <text:p>10.53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.35284" calcext:value-type="float">
            <text:p>1.35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5284" calcext:value-type="float">
            <text:p>0.00135284</text:p>
          </table:table-cell>
          <table:table-cell office:value-type="float" office:value="0.000763326" calcext:value-type="float">
            <text:p>0.000763326</text:p>
          </table:table-cell>
          <table:table-cell office:value-type="float" office:value="0.00236552" calcext:value-type="float">
            <text:p>0.00236552</text:p>
          </table:table-cell>
          <table:table-cell office:value-type="float" office:value="1510415" calcext:value-type="float">
            <text:p>1510415</text:p>
          </table:table-cell>
          <table:table-cell office:value-type="float" office:value="1000" calcext:value-type="float">
            <text:p>1000</text:p>
          </table:table-cell>
          <table:table-cell office:value-type="float" office:value="1510.41" calcext:value-type="float">
            <text:p>1510.41</text:p>
          </table:table-cell>
          <table:table-cell office:value-type="float" office:value="1310" calcext:value-type="float">
            <text:p>1310</text:p>
          </table:table-cell>
          <table:table-cell office:value-type="float" office:value="1784" calcext:value-type="float">
            <text:p>1784</text:p>
          </table:table-cell>
          <table:table-cell office:value-type="float" office:value="12440" calcext:value-type="float">
            <text:p>12440</text:p>
          </table:table-cell>
          <table:table-cell office:value-type="float" office:value="1000" calcext:value-type="float">
            <text:p>1000</text:p>
          </table:table-cell>
          <table:table-cell office:value-type="float" office:value="12.44" calcext:value-type="float">
            <text:p>12.4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.73261" calcext:value-type="float">
            <text:p>1.73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3261" calcext:value-type="float">
            <text:p>0.00173261</text:p>
          </table:table-cell>
          <table:table-cell office:value-type="float" office:value="0.000958918" calcext:value-type="float">
            <text:p>0.000958918</text:p>
          </table:table-cell>
          <table:table-cell office:value-type="float" office:value="0.00308396" calcext:value-type="float">
            <text:p>0.00308396</text:p>
          </table:table-cell>
          <table:table-cell office:value-type="float" office:value="1672494" calcext:value-type="float">
            <text:p>1672494</text:p>
          </table:table-cell>
          <table:table-cell office:value-type="float" office:value="1000" calcext:value-type="float">
            <text:p>1000</text:p>
          </table:table-cell>
          <table:table-cell office:value-type="float" office:value="1672.49" calcext:value-type="float">
            <text:p>1672.49</text:p>
          </table:table-cell>
          <table:table-cell office:value-type="float" office:value="1449" calcext:value-type="float">
            <text:p>1449</text:p>
          </table:table-cell>
          <table:table-cell office:value-type="float" office:value="2008" calcext:value-type="float">
            <text:p>2008</text:p>
          </table:table-cell>
          <table:table-cell office:value-type="float" office:value="14641" calcext:value-type="float">
            <text:p>14641</text:p>
          </table:table-cell>
          <table:table-cell office:value-type="float" office:value="1000" calcext:value-type="float">
            <text:p>1000</text:p>
          </table:table-cell>
          <table:table-cell office:value-type="float" office:value="14.641" calcext:value-type="float">
            <text:p>14.6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2.35277" calcext:value-type="float">
            <text:p>2.35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5277" calcext:value-type="float">
            <text:p>0.00235277</text:p>
          </table:table-cell>
          <table:table-cell office:value-type="float" office:value="0.00124768" calcext:value-type="float">
            <text:p>0.00124768</text:p>
          </table:table-cell>
          <table:table-cell office:value-type="float" office:value="0.00357261" calcext:value-type="float">
            <text:p>0.00357261</text:p>
          </table:table-cell>
          <table:table-cell office:value-type="float" office:value="1895825" calcext:value-type="float">
            <text:p>1895825</text:p>
          </table:table-cell>
          <table:table-cell office:value-type="float" office:value="1000" calcext:value-type="float">
            <text:p>1000</text:p>
          </table:table-cell>
          <table:table-cell office:value-type="float" office:value="1895.83" calcext:value-type="float">
            <text:p>1895.83</text:p>
          </table:table-cell>
          <table:table-cell office:value-type="float" office:value="1601" calcext:value-type="float">
            <text:p>1601</text:p>
          </table:table-cell>
          <table:table-cell office:value-type="float" office:value="2194" calcext:value-type="float">
            <text:p>2194</text:p>
          </table:table-cell>
          <table:table-cell office:value-type="float" office:value="17391" calcext:value-type="float">
            <text:p>17391</text:p>
          </table:table-cell>
          <table:table-cell office:value-type="float" office:value="1000" calcext:value-type="float">
            <text:p>1000</text:p>
          </table:table-cell>
          <table:table-cell office:value-type="float" office:value="17.391" calcext:value-type="float">
            <text:p>17.39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.85846" calcext:value-type="float">
            <text:p>3.858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5846" calcext:value-type="float">
            <text:p>0.00385846</text:p>
          </table:table-cell>
          <table:table-cell office:value-type="float" office:value="0.00245149" calcext:value-type="float">
            <text:p>0.00245149</text:p>
          </table:table-cell>
          <table:table-cell office:value-type="float" office:value="0.00636373" calcext:value-type="float">
            <text:p>0.00636373</text:p>
          </table:table-cell>
          <table:table-cell office:value-type="float" office:value="2231825" calcext:value-type="float">
            <text:p>2231825</text:p>
          </table:table-cell>
          <table:table-cell office:value-type="float" office:value="1000" calcext:value-type="float">
            <text:p>1000</text:p>
          </table:table-cell>
          <table:table-cell office:value-type="float" office:value="2231.82" calcext:value-type="float">
            <text:p>2231.82</text:p>
          </table:table-cell>
          <table:table-cell office:value-type="float" office:value="1909" calcext:value-type="float">
            <text:p>1909</text:p>
          </table:table-cell>
          <table:table-cell office:value-type="float" office:value="2657" calcext:value-type="float">
            <text:p>2657</text:p>
          </table:table-cell>
          <table:table-cell office:value-type="float" office:value="21273" calcext:value-type="float">
            <text:p>21273</text:p>
          </table:table-cell>
          <table:table-cell office:value-type="float" office:value="1000" calcext:value-type="float">
            <text:p>1000</text:p>
          </table:table-cell>
          <table:table-cell office:value-type="float" office:value="21.273" calcext:value-type="float">
            <text:p>21.27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.277333" calcext:value-type="float">
            <text:p>0.277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7333" calcext:value-type="float">
            <text:p>0.000277333</text:p>
          </table:table-cell>
          <table:table-cell office:value-type="float" office:value="0.00010355" calcext:value-type="float">
            <text:p>0.00010355</text:p>
          </table:table-cell>
          <table:table-cell office:value-type="float" office:value="0.000606208" calcext:value-type="float">
            <text:p>0.000606208</text:p>
          </table:table-cell>
          <table:table-cell office:value-type="float" office:value="1033426" calcext:value-type="float">
            <text:p>1033426</text:p>
          </table:table-cell>
          <table:table-cell office:value-type="float" office:value="1000" calcext:value-type="float">
            <text:p>1000</text:p>
          </table:table-cell>
          <table:table-cell office:value-type="float" office:value="1033.43" calcext:value-type="float">
            <text:p>1033.43</text:p>
          </table:table-cell>
          <table:table-cell office:value-type="float" office:value="938" calcext:value-type="float">
            <text:p>938</text:p>
          </table:table-cell>
          <table:table-cell office:value-type="float" office:value="1219" calcext:value-type="float">
            <text:p>1219</text:p>
          </table:table-cell>
          <table:table-cell office:value-type="float" office:value="4057" calcext:value-type="float">
            <text:p>4057</text:p>
          </table:table-cell>
          <table:table-cell office:value-type="float" office:value="1000" calcext:value-type="float">
            <text:p>1000</text:p>
          </table:table-cell>
          <table:table-cell office:value-type="float" office:value="4.057" calcext:value-type="float">
            <text:p>4.0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.439853" calcext:value-type="float">
            <text:p>0.4398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9853" calcext:value-type="float">
            <text:p>0.000439853</text:p>
          </table:table-cell>
          <table:table-cell office:value-type="float" office:value="0.000155134" calcext:value-type="float">
            <text:p>0.000155134</text:p>
          </table:table-cell>
          <table:table-cell office:value-type="float" office:value="0.000943922" calcext:value-type="float">
            <text:p>0.000943922</text:p>
          </table:table-cell>
          <table:table-cell office:value-type="float" office:value="1129017" calcext:value-type="float">
            <text:p>1129017</text:p>
          </table:table-cell>
          <table:table-cell office:value-type="float" office:value="1000" calcext:value-type="float">
            <text:p>1000</text:p>
          </table:table-cell>
          <table:table-cell office:value-type="float" office:value="1129.02" calcext:value-type="float">
            <text:p>1129.02</text:p>
          </table:table-cell>
          <table:table-cell office:value-type="float" office:value="997" calcext:value-type="float">
            <text:p>997</text:p>
          </table:table-cell>
          <table:table-cell office:value-type="float" office:value="1334" calcext:value-type="float">
            <text:p>1334</text:p>
          </table:table-cell>
          <table:table-cell office:value-type="float" office:value="5745" calcext:value-type="float">
            <text:p>5745</text:p>
          </table:table-cell>
          <table:table-cell office:value-type="float" office:value="1000" calcext:value-type="float">
            <text:p>1000</text:p>
          </table:table-cell>
          <table:table-cell office:value-type="float" office:value="5.745" calcext:value-type="float">
            <text:p>5.7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.615355" calcext:value-type="float">
            <text:p>0.615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5355" calcext:value-type="float">
            <text:p>0.000615355</text:p>
          </table:table-cell>
          <table:table-cell office:value-type="float" office:value="0.000271189" calcext:value-type="float">
            <text:p>0.000271189</text:p>
          </table:table-cell>
          <table:table-cell office:value-type="float" office:value="0.00137242" calcext:value-type="float">
            <text:p>0.00137242</text:p>
          </table:table-cell>
          <table:table-cell office:value-type="float" office:value="1224377" calcext:value-type="float">
            <text:p>1224377</text:p>
          </table:table-cell>
          <table:table-cell office:value-type="float" office:value="1000" calcext:value-type="float">
            <text:p>1000</text:p>
          </table:table-cell>
          <table:table-cell office:value-type="float" office:value="1224.38" calcext:value-type="float">
            <text:p>1224.38</text:p>
          </table:table-cell>
          <table:table-cell office:value-type="float" office:value="1073" calcext:value-type="float">
            <text:p>1073</text:p>
          </table:table-cell>
          <table:table-cell office:value-type="float" office:value="1460" calcext:value-type="float">
            <text:p>1460</text:p>
          </table:table-cell>
          <table:table-cell office:value-type="float" office:value="7324" calcext:value-type="float">
            <text:p>7324</text:p>
          </table:table-cell>
          <table:table-cell office:value-type="float" office:value="1000" calcext:value-type="float">
            <text:p>1000</text:p>
          </table:table-cell>
          <table:table-cell office:value-type="float" office:value="7.324" calcext:value-type="float">
            <text:p>7.3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0.831073" calcext:value-type="float">
            <text:p>0.831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31073" calcext:value-type="float">
            <text:p>0.000831073</text:p>
          </table:table-cell>
          <table:table-cell office:value-type="float" office:value="0.000401629" calcext:value-type="float">
            <text:p>0.000401629</text:p>
          </table:table-cell>
          <table:table-cell office:value-type="float" office:value="0.00161138" calcext:value-type="float">
            <text:p>0.00161138</text:p>
          </table:table-cell>
          <table:table-cell office:value-type="float" office:value="1327787" calcext:value-type="float">
            <text:p>1327787</text:p>
          </table:table-cell>
          <table:table-cell office:value-type="float" office:value="1000" calcext:value-type="float">
            <text:p>1000</text:p>
          </table:table-cell>
          <table:table-cell office:value-type="float" office:value="1327.79" calcext:value-type="float">
            <text:p>1327.79</text:p>
          </table:table-cell>
          <table:table-cell office:value-type="float" office:value="1124" calcext:value-type="float">
            <text:p>1124</text:p>
          </table:table-cell>
          <table:table-cell office:value-type="float" office:value="1534" calcext:value-type="float">
            <text:p>1534</text:p>
          </table:table-cell>
          <table:table-cell office:value-type="float" office:value="8965" calcext:value-type="float">
            <text:p>8965</text:p>
          </table:table-cell>
          <table:table-cell office:value-type="float" office:value="1000" calcext:value-type="float">
            <text:p>1000</text:p>
          </table:table-cell>
          <table:table-cell office:value-type="float" office:value="8.965" calcext:value-type="float">
            <text:p>8.96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.08826" calcext:value-type="float">
            <text:p>1.088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8826" calcext:value-type="float">
            <text:p>0.00108826</text:p>
          </table:table-cell>
          <table:table-cell office:value-type="float" office:value="0.000576783" calcext:value-type="float">
            <text:p>0.000576783</text:p>
          </table:table-cell>
          <table:table-cell office:value-type="float" office:value="0.00204216" calcext:value-type="float">
            <text:p>0.00204216</text:p>
          </table:table-cell>
          <table:table-cell office:value-type="float" office:value="1442902" calcext:value-type="float">
            <text:p>1442902</text:p>
          </table:table-cell>
          <table:table-cell office:value-type="float" office:value="1000" calcext:value-type="float">
            <text:p>1000</text:p>
          </table:table-cell>
          <table:table-cell office:value-type="float" office:value="1442.9" calcext:value-type="float">
            <text:p>1442.9</text:p>
          </table:table-cell>
          <table:table-cell office:value-type="float" office:value="1238" calcext:value-type="float">
            <text:p>1238</text:p>
          </table:table-cell>
          <table:table-cell office:value-type="float" office:value="1679" calcext:value-type="float">
            <text:p>1679</text:p>
          </table:table-cell>
          <table:table-cell office:value-type="float" office:value="10700" calcext:value-type="float">
            <text:p>10700</text:p>
          </table:table-cell>
          <table:table-cell office:value-type="float" office:value="1000" calcext:value-type="float">
            <text:p>1000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.41742" calcext:value-type="float">
            <text:p>1.417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1742" calcext:value-type="float">
            <text:p>0.00141742</text:p>
          </table:table-cell>
          <table:table-cell office:value-type="float" office:value="0.000806783" calcext:value-type="float">
            <text:p>0.000806783</text:p>
          </table:table-cell>
          <table:table-cell office:value-type="float" office:value="0.00250367" calcext:value-type="float">
            <text:p>0.00250367</text:p>
          </table:table-cell>
          <table:table-cell office:value-type="float" office:value="1576444" calcext:value-type="float">
            <text:p>1576444</text:p>
          </table:table-cell>
          <table:table-cell office:value-type="float" office:value="1000" calcext:value-type="float">
            <text:p>1000</text:p>
          </table:table-cell>
          <table:table-cell office:value-type="float" office:value="1576.44" calcext:value-type="float">
            <text:p>1576.44</text:p>
          </table:table-cell>
          <table:table-cell office:value-type="float" office:value="1307" calcext:value-type="float">
            <text:p>1307</text:p>
          </table:table-cell>
          <table:table-cell office:value-type="float" office:value="1933" calcext:value-type="float">
            <text:p>1933</text:p>
          </table:table-cell>
          <table:table-cell office:value-type="float" office:value="12625" calcext:value-type="float">
            <text:p>12625</text:p>
          </table:table-cell>
          <table:table-cell office:value-type="float" office:value="1000" calcext:value-type="float">
            <text:p>1000</text:p>
          </table:table-cell>
          <table:table-cell office:value-type="float" office:value="12.625" calcext:value-type="float">
            <text:p>12.6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.80619" calcext:value-type="float">
            <text:p>1.806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0619" calcext:value-type="float">
            <text:p>0.00180619</text:p>
          </table:table-cell>
          <table:table-cell office:value-type="float" office:value="0.00106047" calcext:value-type="float">
            <text:p>0.00106047</text:p>
          </table:table-cell>
          <table:table-cell office:value-type="float" office:value="0.00311328" calcext:value-type="float">
            <text:p>0.00311328</text:p>
          </table:table-cell>
          <table:table-cell office:value-type="float" office:value="1750235" calcext:value-type="float">
            <text:p>1750235</text:p>
          </table:table-cell>
          <table:table-cell office:value-type="float" office:value="1000" calcext:value-type="float">
            <text:p>1000</text:p>
          </table:table-cell>
          <table:table-cell office:value-type="float" office:value="1750.23" calcext:value-type="float">
            <text:p>1750.23</text:p>
          </table:table-cell>
          <table:table-cell office:value-type="float" office:value="1528" calcext:value-type="float">
            <text:p>1528</text:p>
          </table:table-cell>
          <table:table-cell office:value-type="float" office:value="2022" calcext:value-type="float">
            <text:p>2022</text:p>
          </table:table-cell>
          <table:table-cell office:value-type="float" office:value="14908" calcext:value-type="float">
            <text:p>14908</text:p>
          </table:table-cell>
          <table:table-cell office:value-type="float" office:value="1000" calcext:value-type="float">
            <text:p>1000</text:p>
          </table:table-cell>
          <table:table-cell office:value-type="float" office:value="14.908" calcext:value-type="float">
            <text:p>14.90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2.52824" calcext:value-type="float">
            <text:p>2.528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2824" calcext:value-type="float">
            <text:p>0.00252824</text:p>
          </table:table-cell>
          <table:table-cell office:value-type="float" office:value="0.00163067" calcext:value-type="float">
            <text:p>0.00163067</text:p>
          </table:table-cell>
          <table:table-cell office:value-type="float" office:value="0.00387688" calcext:value-type="float">
            <text:p>0.00387688</text:p>
          </table:table-cell>
          <table:table-cell office:value-type="float" office:value="1984386" calcext:value-type="float">
            <text:p>1984386</text:p>
          </table:table-cell>
          <table:table-cell office:value-type="float" office:value="1000" calcext:value-type="float">
            <text:p>1000</text:p>
          </table:table-cell>
          <table:table-cell office:value-type="float" office:value="1984.39" calcext:value-type="float">
            <text:p>1984.39</text:p>
          </table:table-cell>
          <table:table-cell office:value-type="float" office:value="1676" calcext:value-type="float">
            <text:p>1676</text:p>
          </table:table-cell>
          <table:table-cell office:value-type="float" office:value="2302" calcext:value-type="float">
            <text:p>2302</text:p>
          </table:table-cell>
          <table:table-cell office:value-type="float" office:value="17743" calcext:value-type="float">
            <text:p>17743</text:p>
          </table:table-cell>
          <table:table-cell office:value-type="float" office:value="1000" calcext:value-type="float">
            <text:p>1000</text:p>
          </table:table-cell>
          <table:table-cell office:value-type="float" office:value="17.743" calcext:value-type="float">
            <text:p>17.74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3.99415" calcext:value-type="float">
            <text:p>3.994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9415" calcext:value-type="float">
            <text:p>0.00399415</text:p>
          </table:table-cell>
          <table:table-cell office:value-type="float" office:value="0.00246224" calcext:value-type="float">
            <text:p>0.00246224</text:p>
          </table:table-cell>
          <table:table-cell office:value-type="float" office:value="0.00646439" calcext:value-type="float">
            <text:p>0.00646439</text:p>
          </table:table-cell>
          <table:table-cell office:value-type="float" office:value="2333146" calcext:value-type="float">
            <text:p>2333146</text:p>
          </table:table-cell>
          <table:table-cell office:value-type="float" office:value="1000" calcext:value-type="float">
            <text:p>1000</text:p>
          </table:table-cell>
          <table:table-cell office:value-type="float" office:value="2333.15" calcext:value-type="float">
            <text:p>2333.15</text:p>
          </table:table-cell>
          <table:table-cell office:value-type="float" office:value="2032" calcext:value-type="float">
            <text:p>2032</text:p>
          </table:table-cell>
          <table:table-cell office:value-type="float" office:value="2755" calcext:value-type="float">
            <text:p>2755</text:p>
          </table:table-cell>
          <table:table-cell office:value-type="float" office:value="21665" calcext:value-type="float">
            <text:p>21665</text:p>
          </table:table-cell>
          <table:table-cell office:value-type="float" office:value="1000" calcext:value-type="float">
            <text:p>1000</text:p>
          </table:table-cell>
          <table:table-cell office:value-type="float" office:value="21.665" calcext:value-type="float">
            <text:p>21.66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288162" calcext:value-type="float">
            <text:p>0.2881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162" calcext:value-type="float">
            <text:p>0.000288162</text:p>
          </table:table-cell>
          <table:table-cell office:value-type="float" office:value="0.00011204" calcext:value-type="float">
            <text:p>0.00011204</text:p>
          </table:table-cell>
          <table:table-cell office:value-type="float" office:value="0.000688555" calcext:value-type="float">
            <text:p>0.000688555</text:p>
          </table:table-cell>
          <table:table-cell office:value-type="float" office:value="1080906" calcext:value-type="float">
            <text:p>1080906</text:p>
          </table:table-cell>
          <table:table-cell office:value-type="float" office:value="1000" calcext:value-type="float">
            <text:p>1000</text:p>
          </table:table-cell>
          <table:table-cell office:value-type="float" office:value="1080.91" calcext:value-type="float">
            <text:p>1080.91</text:p>
          </table:table-cell>
          <table:table-cell office:value-type="float" office:value="980" calcext:value-type="float">
            <text:p>980</text:p>
          </table:table-cell>
          <table:table-cell office:value-type="float" office:value="1267" calcext:value-type="float">
            <text:p>1267</text:p>
          </table:table-cell>
          <table:table-cell office:value-type="float" office:value="4083" calcext:value-type="float">
            <text:p>4083</text:p>
          </table:table-cell>
          <table:table-cell office:value-type="float" office:value="1000" calcext:value-type="float">
            <text:p>1000</text:p>
          </table:table-cell>
          <table:table-cell office:value-type="float" office:value="4.083" calcext:value-type="float">
            <text:p>4.0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.460874" calcext:value-type="float">
            <text:p>0.4608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0874" calcext:value-type="float">
            <text:p>0.000460874</text:p>
          </table:table-cell>
          <table:table-cell office:value-type="float" office:value="0.000179356" calcext:value-type="float">
            <text:p>0.000179356</text:p>
          </table:table-cell>
          <table:table-cell office:value-type="float" office:value="0.00109125" calcext:value-type="float">
            <text:p>0.00109125</text:p>
          </table:table-cell>
          <table:table-cell office:value-type="float" office:value="1180716" calcext:value-type="float">
            <text:p>1180716</text:p>
          </table:table-cell>
          <table:table-cell office:value-type="float" office:value="1000" calcext:value-type="float">
            <text:p>1000</text:p>
          </table:table-cell>
          <table:table-cell office:value-type="float" office:value="1180.72" calcext:value-type="float">
            <text:p>1180.72</text:p>
          </table:table-cell>
          <table:table-cell office:value-type="float" office:value="1065" calcext:value-type="float">
            <text:p>1065</text:p>
          </table:table-cell>
          <table:table-cell office:value-type="float" office:value="1422" calcext:value-type="float">
            <text:p>1422</text:p>
          </table:table-cell>
          <table:table-cell office:value-type="float" office:value="5822" calcext:value-type="float">
            <text:p>5822</text:p>
          </table:table-cell>
          <table:table-cell office:value-type="float" office:value="1000" calcext:value-type="float">
            <text:p>1000</text:p>
          </table:table-cell>
          <table:table-cell office:value-type="float" office:value="5.822" calcext:value-type="float">
            <text:p>5.8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.646372" calcext:value-type="float">
            <text:p>0.6463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46372" calcext:value-type="float">
            <text:p>0.000646372</text:p>
          </table:table-cell>
          <table:table-cell office:value-type="float" office:value="0.000321313" calcext:value-type="float">
            <text:p>0.000321313</text:p>
          </table:table-cell>
          <table:table-cell office:value-type="float" office:value="0.0014105" calcext:value-type="float">
            <text:p>0.0014105</text:p>
          </table:table-cell>
          <table:table-cell office:value-type="float" office:value="1279384" calcext:value-type="float">
            <text:p>1279384</text:p>
          </table:table-cell>
          <table:table-cell office:value-type="float" office:value="1000" calcext:value-type="float">
            <text:p>1000</text:p>
          </table:table-cell>
          <table:table-cell office:value-type="float" office:value="1279.38" calcext:value-type="float">
            <text:p>1279.38</text:p>
          </table:table-cell>
          <table:table-cell office:value-type="float" office:value="1129" calcext:value-type="float">
            <text:p>1129</text:p>
          </table:table-cell>
          <table:table-cell office:value-type="float" office:value="1505" calcext:value-type="float">
            <text:p>1505</text:p>
          </table:table-cell>
          <table:table-cell office:value-type="float" office:value="7445" calcext:value-type="float">
            <text:p>7445</text:p>
          </table:table-cell>
          <table:table-cell office:value-type="float" office:value="1000" calcext:value-type="float">
            <text:p>1000</text:p>
          </table:table-cell>
          <table:table-cell office:value-type="float" office:value="7.445" calcext:value-type="float">
            <text:p>7.4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874361" calcext:value-type="float">
            <text:p>0.8743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74361" calcext:value-type="float">
            <text:p>0.000874361</text:p>
          </table:table-cell>
          <table:table-cell office:value-type="float" office:value="0.000387635" calcext:value-type="float">
            <text:p>0.000387635</text:p>
          </table:table-cell>
          <table:table-cell office:value-type="float" office:value="0.00177057" calcext:value-type="float">
            <text:p>0.00177057</text:p>
          </table:table-cell>
          <table:table-cell office:value-type="float" office:value="1385793" calcext:value-type="float">
            <text:p>1385793</text:p>
          </table:table-cell>
          <table:table-cell office:value-type="float" office:value="1000" calcext:value-type="float">
            <text:p>1000</text:p>
          </table:table-cell>
          <table:table-cell office:value-type="float" office:value="1385.79" calcext:value-type="float">
            <text:p>1385.79</text:p>
          </table:table-cell>
          <table:table-cell office:value-type="float" office:value="1235" calcext:value-type="float">
            <text:p>1235</text:p>
          </table:table-cell>
          <table:table-cell office:value-type="float" office:value="1620" calcext:value-type="float">
            <text:p>1620</text:p>
          </table:table-cell>
          <table:table-cell office:value-type="float" office:value="9106" calcext:value-type="float">
            <text:p>9106</text:p>
          </table:table-cell>
          <table:table-cell office:value-type="float" office:value="1000" calcext:value-type="float">
            <text:p>1000</text:p>
          </table:table-cell>
          <table:table-cell office:value-type="float" office:value="9.106" calcext:value-type="float">
            <text:p>9.10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.16661" calcext:value-type="float">
            <text:p>1.166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6661" calcext:value-type="float">
            <text:p>0.00116661</text:p>
          </table:table-cell>
          <table:table-cell office:value-type="float" office:value="0.000604835" calcext:value-type="float">
            <text:p>0.000604835</text:p>
          </table:table-cell>
          <table:table-cell office:value-type="float" office:value="0.00205128" calcext:value-type="float">
            <text:p>0.00205128</text:p>
          </table:table-cell>
          <table:table-cell office:value-type="float" office:value="1512151" calcext:value-type="float">
            <text:p>1512151</text:p>
          </table:table-cell>
          <table:table-cell office:value-type="float" office:value="1000" calcext:value-type="float">
            <text:p>1000</text:p>
          </table:table-cell>
          <table:table-cell office:value-type="float" office:value="1512.15" calcext:value-type="float">
            <text:p>1512.15</text:p>
          </table:table-cell>
          <table:table-cell office:value-type="float" office:value="1305" calcext:value-type="float">
            <text:p>1305</text:p>
          </table:table-cell>
          <table:table-cell office:value-type="float" office:value="1793" calcext:value-type="float">
            <text:p>1793</text:p>
          </table:table-cell>
          <table:table-cell office:value-type="float" office:value="10905" calcext:value-type="float">
            <text:p>10905</text:p>
          </table:table-cell>
          <table:table-cell office:value-type="float" office:value="1000" calcext:value-type="float">
            <text:p>1000</text:p>
          </table:table-cell>
          <table:table-cell office:value-type="float" office:value="10.905" calcext:value-type="float">
            <text:p>10.90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.50798" calcext:value-type="float">
            <text:p>1.507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0798" calcext:value-type="float">
            <text:p>0.00150798</text:p>
          </table:table-cell>
          <table:table-cell office:value-type="float" office:value="0.000892057" calcext:value-type="float">
            <text:p>0.000892057</text:p>
          </table:table-cell>
          <table:table-cell office:value-type="float" office:value="0.00251643" calcext:value-type="float">
            <text:p>0.00251643</text:p>
          </table:table-cell>
          <table:table-cell office:value-type="float" office:value="1649346" calcext:value-type="float">
            <text:p>1649346</text:p>
          </table:table-cell>
          <table:table-cell office:value-type="float" office:value="1000" calcext:value-type="float">
            <text:p>1000</text:p>
          </table:table-cell>
          <table:table-cell office:value-type="float" office:value="1649.35" calcext:value-type="float">
            <text:p>1649.35</text:p>
          </table:table-cell>
          <table:table-cell office:value-type="float" office:value="1382" calcext:value-type="float">
            <text:p>1382</text:p>
          </table:table-cell>
          <table:table-cell office:value-type="float" office:value="1943" calcext:value-type="float">
            <text:p>1943</text:p>
          </table:table-cell>
          <table:table-cell office:value-type="float" office:value="12866" calcext:value-type="float">
            <text:p>12866</text:p>
          </table:table-cell>
          <table:table-cell office:value-type="float" office:value="1000" calcext:value-type="float">
            <text:p>1000</text:p>
          </table:table-cell>
          <table:table-cell office:value-type="float" office:value="12.866" calcext:value-type="float">
            <text:p>12.86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.9047" calcext:value-type="float">
            <text:p>1.90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047" calcext:value-type="float">
            <text:p>0.0019047</text:p>
          </table:table-cell>
          <table:table-cell office:value-type="float" office:value="0.00128097" calcext:value-type="float">
            <text:p>0.00128097</text:p>
          </table:table-cell>
          <table:table-cell office:value-type="float" office:value="0.00313313" calcext:value-type="float">
            <text:p>0.00313313</text:p>
          </table:table-cell>
          <table:table-cell office:value-type="float" office:value="1822750" calcext:value-type="float">
            <text:p>1822750</text:p>
          </table:table-cell>
          <table:table-cell office:value-type="float" office:value="1000" calcext:value-type="float">
            <text:p>1000</text:p>
          </table:table-cell>
          <table:table-cell office:value-type="float" office:value="1822.75" calcext:value-type="float">
            <text:p>1822.75</text:p>
          </table:table-cell>
          <table:table-cell office:value-type="float" office:value="1574" calcext:value-type="float">
            <text:p>1574</text:p>
          </table:table-cell>
          <table:table-cell office:value-type="float" office:value="2200" calcext:value-type="float">
            <text:p>2200</text:p>
          </table:table-cell>
          <table:table-cell office:value-type="float" office:value="15113" calcext:value-type="float">
            <text:p>15113</text:p>
          </table:table-cell>
          <table:table-cell office:value-type="float" office:value="1000" calcext:value-type="float">
            <text:p>1000</text:p>
          </table:table-cell>
          <table:table-cell office:value-type="float" office:value="15.113" calcext:value-type="float">
            <text:p>15.11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.68103" calcext:value-type="float">
            <text:p>2.681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8103" calcext:value-type="float">
            <text:p>0.00268103</text:p>
          </table:table-cell>
          <table:table-cell office:value-type="float" office:value="0.0016814" calcext:value-type="float">
            <text:p>0.0016814</text:p>
          </table:table-cell>
          <table:table-cell office:value-type="float" office:value="0.00426483" calcext:value-type="float">
            <text:p>0.00426483</text:p>
          </table:table-cell>
          <table:table-cell office:value-type="float" office:value="2074303" calcext:value-type="float">
            <text:p>2074303</text:p>
          </table:table-cell>
          <table:table-cell office:value-type="float" office:value="1000" calcext:value-type="float">
            <text:p>1000</text:p>
          </table:table-cell>
          <table:table-cell office:value-type="float" office:value="2074.3" calcext:value-type="float">
            <text:p>2074.3</text:p>
          </table:table-cell>
          <table:table-cell office:value-type="float" office:value="1721" calcext:value-type="float">
            <text:p>1721</text:p>
          </table:table-cell>
          <table:table-cell office:value-type="float" office:value="2438" calcext:value-type="float">
            <text:p>2438</text:p>
          </table:table-cell>
          <table:table-cell office:value-type="float" office:value="18077" calcext:value-type="float">
            <text:p>18077</text:p>
          </table:table-cell>
          <table:table-cell office:value-type="float" office:value="1000" calcext:value-type="float">
            <text:p>1000</text:p>
          </table:table-cell>
          <table:table-cell office:value-type="float" office:value="18.077" calcext:value-type="float">
            <text:p>18.07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4.22806" calcext:value-type="float">
            <text:p>4.228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2806" calcext:value-type="float">
            <text:p>0.00422806</text:p>
          </table:table-cell>
          <table:table-cell office:value-type="float" office:value="0.00249734" calcext:value-type="float">
            <text:p>0.00249734</text:p>
          </table:table-cell>
          <table:table-cell office:value-type="float" office:value="0.00633435" calcext:value-type="float">
            <text:p>0.00633435</text:p>
          </table:table-cell>
          <table:table-cell office:value-type="float" office:value="2439733" calcext:value-type="float">
            <text:p>2439733</text:p>
          </table:table-cell>
          <table:table-cell office:value-type="float" office:value="1000" calcext:value-type="float">
            <text:p>1000</text:p>
          </table:table-cell>
          <table:table-cell office:value-type="float" office:value="2439.73" calcext:value-type="float">
            <text:p>2439.73</text:p>
          </table:table-cell>
          <table:table-cell office:value-type="float" office:value="2092" calcext:value-type="float">
            <text:p>2092</text:p>
          </table:table-cell>
          <table:table-cell office:value-type="float" office:value="2816" calcext:value-type="float">
            <text:p>2816</text:p>
          </table:table-cell>
          <table:table-cell office:value-type="float" office:value="22119" calcext:value-type="float">
            <text:p>22119</text:p>
          </table:table-cell>
          <table:table-cell office:value-type="float" office:value="1000" calcext:value-type="float">
            <text:p>1000</text:p>
          </table:table-cell>
          <table:table-cell office:value-type="float" office:value="22.119" calcext:value-type="float">
            <text:p>22.11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299394" calcext:value-type="float">
            <text:p>0.2993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9394" calcext:value-type="float">
            <text:p>0.000299394</text:p>
          </table:table-cell>
          <table:table-cell office:value-type="float" office:value="0.000117864" calcext:value-type="float">
            <text:p>0.000117864</text:p>
          </table:table-cell>
          <table:table-cell office:value-type="float" office:value="0.000705086" calcext:value-type="float">
            <text:p>0.000705086</text:p>
          </table:table-cell>
          <table:table-cell office:value-type="float" office:value="1124972" calcext:value-type="float">
            <text:p>1124972</text:p>
          </table:table-cell>
          <table:table-cell office:value-type="float" office:value="1000" calcext:value-type="float">
            <text:p>1000</text:p>
          </table:table-cell>
          <table:table-cell office:value-type="float" office:value="1124.97" calcext:value-type="float">
            <text:p>1124.97</text:p>
          </table:table-cell>
          <table:table-cell office:value-type="float" office:value="1033" calcext:value-type="float">
            <text:p>1033</text:p>
          </table:table-cell>
          <table:table-cell office:value-type="float" office:value="1347" calcext:value-type="float">
            <text:p>1347</text:p>
          </table:table-cell>
          <table:table-cell office:value-type="float" office:value="4074" calcext:value-type="float">
            <text:p>4074</text:p>
          </table:table-cell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.0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.491308" calcext:value-type="float">
            <text:p>0.4913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1308" calcext:value-type="float">
            <text:p>0.000491308</text:p>
          </table:table-cell>
          <table:table-cell office:value-type="float" office:value="0.000221964" calcext:value-type="float">
            <text:p>0.000221964</text:p>
          </table:table-cell>
          <table:table-cell office:value-type="float" office:value="0.00117382" calcext:value-type="float">
            <text:p>0.00117382</text:p>
          </table:table-cell>
          <table:table-cell office:value-type="float" office:value="1232003" calcext:value-type="float">
            <text:p>1232003</text:p>
          </table:table-cell>
          <table:table-cell office:value-type="float" office:value="1000" calcext:value-type="float">
            <text:p>1000</text:p>
          </table:table-cell>
          <table:table-cell office:value-type="float" office:value="1232" calcext:value-type="float">
            <text:p>1232</text:p>
          </table:table-cell>
          <table:table-cell office:value-type="float" office:value="1108" calcext:value-type="float">
            <text:p>1108</text:p>
          </table:table-cell>
          <table:table-cell office:value-type="float" office:value="1498" calcext:value-type="float">
            <text:p>1498</text:p>
          </table:table-cell>
          <table:table-cell office:value-type="float" office:value="5905" calcext:value-type="float">
            <text:p>5905</text:p>
          </table:table-cell>
          <table:table-cell office:value-type="float" office:value="1000" calcext:value-type="float">
            <text:p>1000</text:p>
          </table:table-cell>
          <table:table-cell office:value-type="float" office:value="5.905" calcext:value-type="float">
            <text:p>5.9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.68626" calcext:value-type="float">
            <text:p>0.686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626" calcext:value-type="float">
            <text:p>0.00068626</text:p>
          </table:table-cell>
          <table:table-cell office:value-type="float" office:value="0.000311343" calcext:value-type="float">
            <text:p>0.000311343</text:p>
          </table:table-cell>
          <table:table-cell office:value-type="float" office:value="0.00131839" calcext:value-type="float">
            <text:p>0.00131839</text:p>
          </table:table-cell>
          <table:table-cell office:value-type="float" office:value="1337251" calcext:value-type="float">
            <text:p>1337251</text:p>
          </table:table-cell>
          <table:table-cell office:value-type="float" office:value="1000" calcext:value-type="float">
            <text:p>1000</text:p>
          </table:table-cell>
          <table:table-cell office:value-type="float" office:value="1337.25" calcext:value-type="float">
            <text:p>1337.25</text:p>
          </table:table-cell>
          <table:table-cell office:value-type="float" office:value="1181" calcext:value-type="float">
            <text:p>1181</text:p>
          </table:table-cell>
          <table:table-cell office:value-type="float" office:value="1578" calcext:value-type="float">
            <text:p>1578</text:p>
          </table:table-cell>
          <table:table-cell office:value-type="float" office:value="7536" calcext:value-type="float">
            <text:p>7536</text:p>
          </table:table-cell>
          <table:table-cell office:value-type="float" office:value="1000" calcext:value-type="float">
            <text:p>1000</text:p>
          </table:table-cell>
          <table:table-cell office:value-type="float" office:value="7.536" calcext:value-type="float">
            <text:p>7.5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953483" calcext:value-type="float">
            <text:p>0.9534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53483" calcext:value-type="float">
            <text:p>0.000953483</text:p>
          </table:table-cell>
          <table:table-cell office:value-type="float" office:value="0.00048742" calcext:value-type="float">
            <text:p>0.00048742</text:p>
          </table:table-cell>
          <table:table-cell office:value-type="float" office:value="0.00175142" calcext:value-type="float">
            <text:p>0.00175142</text:p>
          </table:table-cell>
          <table:table-cell office:value-type="float" office:value="1450794" calcext:value-type="float">
            <text:p>1450794</text:p>
          </table:table-cell>
          <table:table-cell office:value-type="float" office:value="1000" calcext:value-type="float">
            <text:p>1000</text:p>
          </table:table-cell>
          <table:table-cell office:value-type="float" office:value="1450.79" calcext:value-type="float">
            <text:p>1450.79</text:p>
          </table:table-cell>
          <table:table-cell office:value-type="float" office:value="1281" calcext:value-type="float">
            <text:p>1281</text:p>
          </table:table-cell>
          <table:table-cell office:value-type="float" office:value="1661" calcext:value-type="float">
            <text:p>1661</text:p>
          </table:table-cell>
          <table:table-cell office:value-type="float" office:value="9259" calcext:value-type="float">
            <text:p>9259</text:p>
          </table:table-cell>
          <table:table-cell office:value-type="float" office:value="1000" calcext:value-type="float">
            <text:p>1000</text:p>
          </table:table-cell>
          <table:table-cell office:value-type="float" office:value="9.259" calcext:value-type="float">
            <text:p>9.2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.22126" calcext:value-type="float">
            <text:p>1.221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2126" calcext:value-type="float">
            <text:p>0.00122126</text:p>
          </table:table-cell>
          <table:table-cell office:value-type="float" office:value="0.000686847" calcext:value-type="float">
            <text:p>0.000686847</text:p>
          </table:table-cell>
          <table:table-cell office:value-type="float" office:value="0.00227749" calcext:value-type="float">
            <text:p>0.00227749</text:p>
          </table:table-cell>
          <table:table-cell office:value-type="float" office:value="1577984" calcext:value-type="float">
            <text:p>1577984</text:p>
          </table:table-cell>
          <table:table-cell office:value-type="float" office:value="1000" calcext:value-type="float">
            <text:p>1000</text:p>
          </table:table-cell>
          <table:table-cell office:value-type="float" office:value="1577.98" calcext:value-type="float">
            <text:p>1577.98</text:p>
          </table:table-cell>
          <table:table-cell office:value-type="float" office:value="1356" calcext:value-type="float">
            <text:p>1356</text:p>
          </table:table-cell>
          <table:table-cell office:value-type="float" office:value="1868" calcext:value-type="float">
            <text:p>1868</text:p>
          </table:table-cell>
          <table:table-cell office:value-type="float" office:value="11103" calcext:value-type="float">
            <text:p>11103</text:p>
          </table:table-cell>
          <table:table-cell office:value-type="float" office:value="1000" calcext:value-type="float">
            <text:p>1000</text:p>
          </table:table-cell>
          <table:table-cell office:value-type="float" office:value="11.103" calcext:value-type="float">
            <text:p>11.10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.54276" calcext:value-type="float">
            <text:p>1.542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4276" calcext:value-type="float">
            <text:p>0.00154276</text:p>
          </table:table-cell>
          <table:table-cell office:value-type="float" office:value="0.000814687" calcext:value-type="float">
            <text:p>0.000814687</text:p>
          </table:table-cell>
          <table:table-cell office:value-type="float" office:value="0.00249643" calcext:value-type="float">
            <text:p>0.00249643</text:p>
          </table:table-cell>
          <table:table-cell office:value-type="float" office:value="1727518" calcext:value-type="float">
            <text:p>1727518</text:p>
          </table:table-cell>
          <table:table-cell office:value-type="float" office:value="1000" calcext:value-type="float">
            <text:p>1000</text:p>
          </table:table-cell>
          <table:table-cell office:value-type="float" office:value="1727.52" calcext:value-type="float">
            <text:p>1727.52</text:p>
          </table:table-cell>
          <table:table-cell office:value-type="float" office:value="1481" calcext:value-type="float">
            <text:p>1481</text:p>
          </table:table-cell>
          <table:table-cell office:value-type="float" office:value="2090" calcext:value-type="float">
            <text:p>2090</text:p>
          </table:table-cell>
          <table:table-cell office:value-type="float" office:value="13083" calcext:value-type="float">
            <text:p>13083</text:p>
          </table:table-cell>
          <table:table-cell office:value-type="float" office:value="1000" calcext:value-type="float">
            <text:p>1000</text:p>
          </table:table-cell>
          <table:table-cell office:value-type="float" office:value="13.083" calcext:value-type="float">
            <text:p>13.08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.06218" calcext:value-type="float">
            <text:p>2.062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6218" calcext:value-type="float">
            <text:p>0.00206218</text:p>
          </table:table-cell>
          <table:table-cell office:value-type="float" office:value="0.00108459" calcext:value-type="float">
            <text:p>0.00108459</text:p>
          </table:table-cell>
          <table:table-cell office:value-type="float" office:value="0.00319051" calcext:value-type="float">
            <text:p>0.00319051</text:p>
          </table:table-cell>
          <table:table-cell office:value-type="float" office:value="1908427" calcext:value-type="float">
            <text:p>1908427</text:p>
          </table:table-cell>
          <table:table-cell office:value-type="float" office:value="1000" calcext:value-type="float">
            <text:p>1000</text:p>
          </table:table-cell>
          <table:table-cell office:value-type="float" office:value="1908.43" calcext:value-type="float">
            <text:p>1908.43</text:p>
          </table:table-cell>
          <table:table-cell office:value-type="float" office:value="1629" calcext:value-type="float">
            <text:p>1629</text:p>
          </table:table-cell>
          <table:table-cell office:value-type="float" office:value="2192" calcext:value-type="float">
            <text:p>2192</text:p>
          </table:table-cell>
          <table:table-cell office:value-type="float" office:value="15435" calcext:value-type="float">
            <text:p>15435</text:p>
          </table:table-cell>
          <table:table-cell office:value-type="float" office:value="1000" calcext:value-type="float">
            <text:p>1000</text:p>
          </table:table-cell>
          <table:table-cell office:value-type="float" office:value="15.435" calcext:value-type="float">
            <text:p>15.43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.83197" calcext:value-type="float">
            <text:p>2.83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3197" calcext:value-type="float">
            <text:p>0.00283197</text:p>
          </table:table-cell>
          <table:table-cell office:value-type="float" office:value="0.00181895" calcext:value-type="float">
            <text:p>0.00181895</text:p>
          </table:table-cell>
          <table:table-cell office:value-type="float" office:value="0.00448502" calcext:value-type="float">
            <text:p>0.00448502</text:p>
          </table:table-cell>
          <table:table-cell office:value-type="float" office:value="2162894" calcext:value-type="float">
            <text:p>2162894</text:p>
          </table:table-cell>
          <table:table-cell office:value-type="float" office:value="1000" calcext:value-type="float">
            <text:p>1000</text:p>
          </table:table-cell>
          <table:table-cell office:value-type="float" office:value="2162.89" calcext:value-type="float">
            <text:p>2162.89</text:p>
          </table:table-cell>
          <table:table-cell office:value-type="float" office:value="1807" calcext:value-type="float">
            <text:p>1807</text:p>
          </table:table-cell>
          <table:table-cell office:value-type="float" office:value="2496" calcext:value-type="float">
            <text:p>2496</text:p>
          </table:table-cell>
          <table:table-cell office:value-type="float" office:value="18389" calcext:value-type="float">
            <text:p>18389</text:p>
          </table:table-cell>
          <table:table-cell office:value-type="float" office:value="1000" calcext:value-type="float">
            <text:p>1000</text:p>
          </table:table-cell>
          <table:table-cell office:value-type="float" office:value="18.389" calcext:value-type="float">
            <text:p>18.38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.49743" calcext:value-type="float">
            <text:p>4.497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9743" calcext:value-type="float">
            <text:p>0.00449743</text:p>
          </table:table-cell>
          <table:table-cell office:value-type="float" office:value="0.00297973" calcext:value-type="float">
            <text:p>0.00297973</text:p>
          </table:table-cell>
          <table:table-cell office:value-type="float" office:value="0.0063923" calcext:value-type="float">
            <text:p>0.0063923</text:p>
          </table:table-cell>
          <table:table-cell office:value-type="float" office:value="2540913" calcext:value-type="float">
            <text:p>2540913</text:p>
          </table:table-cell>
          <table:table-cell office:value-type="float" office:value="1000" calcext:value-type="float">
            <text:p>1000</text:p>
          </table:table-cell>
          <table:table-cell office:value-type="float" office:value="2540.91" calcext:value-type="float">
            <text:p>2540.91</text:p>
          </table:table-cell>
          <table:table-cell office:value-type="float" office:value="2132" calcext:value-type="float">
            <text:p>2132</text:p>
          </table:table-cell>
          <table:table-cell office:value-type="float" office:value="2914" calcext:value-type="float">
            <text:p>2914</text:p>
          </table:table-cell>
          <table:table-cell office:value-type="float" office:value="22490" calcext:value-type="float">
            <text:p>22490</text:p>
          </table:table-cell>
          <table:table-cell office:value-type="float" office:value="1000" calcext:value-type="float">
            <text:p>1000</text:p>
          </table:table-cell>
          <table:table-cell office:value-type="float" office:value="22.49" calcext:value-type="float">
            <text:p>22.4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.337518" calcext:value-type="float">
            <text:p>0.3375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7518" calcext:value-type="float">
            <text:p>0.000337518</text:p>
          </table:table-cell>
          <table:table-cell office:value-type="float" office:value="0.000129896" calcext:value-type="float">
            <text:p>0.000129896</text:p>
          </table:table-cell>
          <table:table-cell office:value-type="float" office:value="0.000842636" calcext:value-type="float">
            <text:p>0.000842636</text:p>
          </table:table-cell>
          <table:table-cell office:value-type="float" office:value="1177941" calcext:value-type="float">
            <text:p>1177941</text:p>
          </table:table-cell>
          <table:table-cell office:value-type="float" office:value="1000" calcext:value-type="float">
            <text:p>1000</text:p>
          </table:table-cell>
          <table:table-cell office:value-type="float" office:value="1177.94" calcext:value-type="float">
            <text:p>1177.94</text:p>
          </table:table-cell>
          <table:table-cell office:value-type="float" office:value="1076" calcext:value-type="float">
            <text:p>1076</text:p>
          </table:table-cell>
          <table:table-cell office:value-type="float" office:value="1418" calcext:value-type="float">
            <text:p>1418</text:p>
          </table:table-cell>
          <table:table-cell office:value-type="float" office:value="4167" calcext:value-type="float">
            <text:p>4167</text:p>
          </table:table-cell>
          <table:table-cell office:value-type="float" office:value="1000" calcext:value-type="float">
            <text:p>1000</text:p>
          </table:table-cell>
          <table:table-cell office:value-type="float" office:value="4.167" calcext:value-type="float">
            <text:p>4.1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0.532369" calcext:value-type="float">
            <text:p>0.532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2369" calcext:value-type="float">
            <text:p>0.000532369</text:p>
          </table:table-cell>
          <table:table-cell office:value-type="float" office:value="0.0002287" calcext:value-type="float">
            <text:p>0.0002287</text:p>
          </table:table-cell>
          <table:table-cell office:value-type="float" office:value="0.00115264" calcext:value-type="float">
            <text:p>0.00115264</text:p>
          </table:table-cell>
          <table:table-cell office:value-type="float" office:value="1287217" calcext:value-type="float">
            <text:p>1287217</text:p>
          </table:table-cell>
          <table:table-cell office:value-type="float" office:value="1000" calcext:value-type="float">
            <text:p>1000</text:p>
          </table:table-cell>
          <table:table-cell office:value-type="float" office:value="1287.22" calcext:value-type="float">
            <text:p>1287.22</text:p>
          </table:table-cell>
          <table:table-cell office:value-type="float" office:value="1169" calcext:value-type="float">
            <text:p>1169</text:p>
          </table:table-cell>
          <table:table-cell office:value-type="float" office:value="1516" calcext:value-type="float">
            <text:p>1516</text:p>
          </table:table-cell>
          <table:table-cell office:value-type="float" office:value="5975" calcext:value-type="float">
            <text:p>5975</text:p>
          </table:table-cell>
          <table:table-cell office:value-type="float" office:value="1000" calcext:value-type="float">
            <text:p>1000</text:p>
          </table:table-cell>
          <table:table-cell office:value-type="float" office:value="5.975" calcext:value-type="float">
            <text:p>5.9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0.700565" calcext:value-type="float">
            <text:p>0.700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0565" calcext:value-type="float">
            <text:p>0.000700565</text:p>
          </table:table-cell>
          <table:table-cell office:value-type="float" office:value="0.000287065" calcext:value-type="float">
            <text:p>0.000287065</text:p>
          </table:table-cell>
          <table:table-cell office:value-type="float" office:value="0.00134342" calcext:value-type="float">
            <text:p>0.00134342</text:p>
          </table:table-cell>
          <table:table-cell office:value-type="float" office:value="1394281" calcext:value-type="float">
            <text:p>1394281</text:p>
          </table:table-cell>
          <table:table-cell office:value-type="float" office:value="1000" calcext:value-type="float">
            <text:p>1000</text:p>
          </table:table-cell>
          <table:table-cell office:value-type="float" office:value="1394.28" calcext:value-type="float">
            <text:p>1394.28</text:p>
          </table:table-cell>
          <table:table-cell office:value-type="float" office:value="1242" calcext:value-type="float">
            <text:p>1242</text:p>
          </table:table-cell>
          <table:table-cell office:value-type="float" office:value="1634" calcext:value-type="float">
            <text:p>1634</text:p>
          </table:table-cell>
          <table:table-cell office:value-type="float" office:value="7635" calcext:value-type="float">
            <text:p>7635</text:p>
          </table:table-cell>
          <table:table-cell office:value-type="float" office:value="1000" calcext:value-type="float">
            <text:p>1000</text:p>
          </table:table-cell>
          <table:table-cell office:value-type="float" office:value="7.635" calcext:value-type="float">
            <text:p>7.6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0.962018" calcext:value-type="float">
            <text:p>0.962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62018" calcext:value-type="float">
            <text:p>0.000962018</text:p>
          </table:table-cell>
          <table:table-cell office:value-type="float" office:value="0.000472511" calcext:value-type="float">
            <text:p>0.000472511</text:p>
          </table:table-cell>
          <table:table-cell office:value-type="float" office:value="0.00169277" calcext:value-type="float">
            <text:p>0.00169277</text:p>
          </table:table-cell>
          <table:table-cell office:value-type="float" office:value="1517747" calcext:value-type="float">
            <text:p>1517747</text:p>
          </table:table-cell>
          <table:table-cell office:value-type="float" office:value="1000" calcext:value-type="float">
            <text:p>1000</text:p>
          </table:table-cell>
          <table:table-cell office:value-type="float" office:value="1517.75" calcext:value-type="float">
            <text:p>1517.75</text:p>
          </table:table-cell>
          <table:table-cell office:value-type="float" office:value="1324" calcext:value-type="float">
            <text:p>1324</text:p>
          </table:table-cell>
          <table:table-cell office:value-type="float" office:value="1778" calcext:value-type="float">
            <text:p>1778</text:p>
          </table:table-cell>
          <table:table-cell office:value-type="float" office:value="9414" calcext:value-type="float">
            <text:p>9414</text:p>
          </table:table-cell>
          <table:table-cell office:value-type="float" office:value="1000" calcext:value-type="float">
            <text:p>1000</text:p>
          </table:table-cell>
          <table:table-cell office:value-type="float" office:value="9.414" calcext:value-type="float">
            <text:p>9.4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.25758" calcext:value-type="float">
            <text:p>1.25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5758" calcext:value-type="float">
            <text:p>0.00125758</text:p>
          </table:table-cell>
          <table:table-cell office:value-type="float" office:value="0.000723706" calcext:value-type="float">
            <text:p>0.000723706</text:p>
          </table:table-cell>
          <table:table-cell office:value-type="float" office:value="0.00201936" calcext:value-type="float">
            <text:p>0.00201936</text:p>
          </table:table-cell>
          <table:table-cell office:value-type="float" office:value="1641417" calcext:value-type="float">
            <text:p>1641417</text:p>
          </table:table-cell>
          <table:table-cell office:value-type="float" office:value="1000" calcext:value-type="float">
            <text:p>1000</text:p>
          </table:table-cell>
          <table:table-cell office:value-type="float" office:value="1641.42" calcext:value-type="float">
            <text:p>1641.42</text:p>
          </table:table-cell>
          <table:table-cell office:value-type="float" office:value="1448" calcext:value-type="float">
            <text:p>1448</text:p>
          </table:table-cell>
          <table:table-cell office:value-type="float" office:value="1868" calcext:value-type="float">
            <text:p>1868</text:p>
          </table:table-cell>
          <table:table-cell office:value-type="float" office:value="11206" calcext:value-type="float">
            <text:p>11206</text:p>
          </table:table-cell>
          <table:table-cell office:value-type="float" office:value="1000" calcext:value-type="float">
            <text:p>1000</text:p>
          </table:table-cell>
          <table:table-cell office:value-type="float" office:value="11.206" calcext:value-type="float">
            <text:p>11.20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.69028" calcext:value-type="float">
            <text:p>1.69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9028" calcext:value-type="float">
            <text:p>0.00169028</text:p>
          </table:table-cell>
          <table:table-cell office:value-type="float" office:value="0.00104033" calcext:value-type="float">
            <text:p>0.00104033</text:p>
          </table:table-cell>
          <table:table-cell office:value-type="float" office:value="0.00273568" calcext:value-type="float">
            <text:p>0.00273568</text:p>
          </table:table-cell>
          <table:table-cell office:value-type="float" office:value="1803225" calcext:value-type="float">
            <text:p>1803225</text:p>
          </table:table-cell>
          <table:table-cell office:value-type="float" office:value="1000" calcext:value-type="float">
            <text:p>1000</text:p>
          </table:table-cell>
          <table:table-cell office:value-type="float" office:value="1803.22" calcext:value-type="float">
            <text:p>1803.22</text:p>
          </table:table-cell>
          <table:table-cell office:value-type="float" office:value="1545" calcext:value-type="float">
            <text:p>1545</text:p>
          </table:table-cell>
          <table:table-cell office:value-type="float" office:value="2154" calcext:value-type="float">
            <text:p>2154</text:p>
          </table:table-cell>
          <table:table-cell office:value-type="float" office:value="13318" calcext:value-type="float">
            <text:p>13318</text:p>
          </table:table-cell>
          <table:table-cell office:value-type="float" office:value="1000" calcext:value-type="float">
            <text:p>1000</text:p>
          </table:table-cell>
          <table:table-cell office:value-type="float" office:value="13.318" calcext:value-type="float">
            <text:p>13.3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2.28589" calcext:value-type="float">
            <text:p>2.28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8589" calcext:value-type="float">
            <text:p>0.00228589</text:p>
          </table:table-cell>
          <table:table-cell office:value-type="float" office:value="0.00149041" calcext:value-type="float">
            <text:p>0.00149041</text:p>
          </table:table-cell>
          <table:table-cell office:value-type="float" office:value="0.00410459" calcext:value-type="float">
            <text:p>0.00410459</text:p>
          </table:table-cell>
          <table:table-cell office:value-type="float" office:value="1988461" calcext:value-type="float">
            <text:p>1988461</text:p>
          </table:table-cell>
          <table:table-cell office:value-type="float" office:value="1000" calcext:value-type="float">
            <text:p>1000</text:p>
          </table:table-cell>
          <table:table-cell office:value-type="float" office:value="1988.46" calcext:value-type="float">
            <text:p>1988.46</text:p>
          </table:table-cell>
          <table:table-cell office:value-type="float" office:value="1710" calcext:value-type="float">
            <text:p>1710</text:p>
          </table:table-cell>
          <table:table-cell office:value-type="float" office:value="2344" calcext:value-type="float">
            <text:p>2344</text:p>
          </table:table-cell>
          <table:table-cell office:value-type="float" office:value="15661" calcext:value-type="float">
            <text:p>15661</text:p>
          </table:table-cell>
          <table:table-cell office:value-type="float" office:value="1000" calcext:value-type="float">
            <text:p>1000</text:p>
          </table:table-cell>
          <table:table-cell office:value-type="float" office:value="15.661" calcext:value-type="float">
            <text:p>15.6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2.9567" calcext:value-type="float">
            <text:p>2.95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567" calcext:value-type="float">
            <text:p>0.0029567</text:p>
          </table:table-cell>
          <table:table-cell office:value-type="float" office:value="0.00182281" calcext:value-type="float">
            <text:p>0.00182281</text:p>
          </table:table-cell>
          <table:table-cell office:value-type="float" office:value="0.0049382" calcext:value-type="float">
            <text:p>0.0049382</text:p>
          </table:table-cell>
          <table:table-cell office:value-type="float" office:value="2257996" calcext:value-type="float">
            <text:p>2257996</text:p>
          </table:table-cell>
          <table:table-cell office:value-type="float" office:value="1000" calcext:value-type="float">
            <text:p>1000</text:p>
          </table:table-cell>
          <table:table-cell office:value-type="float" office:value="2258" calcext:value-type="float">
            <text:p>2258</text:p>
          </table:table-cell>
          <table:table-cell office:value-type="float" office:value="1929" calcext:value-type="float">
            <text:p>1929</text:p>
          </table:table-cell>
          <table:table-cell office:value-type="float" office:value="2714" calcext:value-type="float">
            <text:p>2714</text:p>
          </table:table-cell>
          <table:table-cell office:value-type="float" office:value="18713" calcext:value-type="float">
            <text:p>18713</text:p>
          </table:table-cell>
          <table:table-cell office:value-type="float" office:value="1000" calcext:value-type="float">
            <text:p>1000</text:p>
          </table:table-cell>
          <table:table-cell office:value-type="float" office:value="18.713" calcext:value-type="float">
            <text:p>18.7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4.67599" calcext:value-type="float">
            <text:p>4.675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467599" calcext:value-type="float">
            <text:p>0.00467599</text:p>
          </table:table-cell>
          <table:table-cell office:value-type="float" office:value="0.00301672" calcext:value-type="float">
            <text:p>0.00301672</text:p>
          </table:table-cell>
          <table:table-cell office:value-type="float" office:value="0.00739359" calcext:value-type="float">
            <text:p>0.00739359</text:p>
          </table:table-cell>
          <table:table-cell office:value-type="float" office:value="2652380" calcext:value-type="float">
            <text:p>2652380</text:p>
          </table:table-cell>
          <table:table-cell office:value-type="float" office:value="1000" calcext:value-type="float">
            <text:p>1000</text:p>
          </table:table-cell>
          <table:table-cell office:value-type="float" office:value="2652.38" calcext:value-type="float">
            <text:p>2652.38</text:p>
          </table:table-cell>
          <table:table-cell office:value-type="float" office:value="2305" calcext:value-type="float">
            <text:p>2305</text:p>
          </table:table-cell>
          <table:table-cell office:value-type="float" office:value="3194" calcext:value-type="float">
            <text:p>3194</text:p>
          </table:table-cell>
          <table:table-cell office:value-type="float" office:value="22929" calcext:value-type="float">
            <text:p>22929</text:p>
          </table:table-cell>
          <table:table-cell office:value-type="float" office:value="1000" calcext:value-type="float">
            <text:p>1000</text:p>
          </table:table-cell>
          <table:table-cell office:value-type="float" office:value="22.929" calcext:value-type="float">
            <text:p>22.9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.342495" calcext:value-type="float">
            <text:p>0.342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2495" calcext:value-type="float">
            <text:p>0.000342495</text:p>
          </table:table-cell>
          <table:table-cell office:value-type="float" office:value="0.000132358" calcext:value-type="float">
            <text:p>0.000132358</text:p>
          </table:table-cell>
          <table:table-cell office:value-type="float" office:value="0.000855568" calcext:value-type="float">
            <text:p>0.000855568</text:p>
          </table:table-cell>
          <table:table-cell office:value-type="float" office:value="1230235" calcext:value-type="float">
            <text:p>1230235</text:p>
          </table:table-cell>
          <table:table-cell office:value-type="float" office:value="1000" calcext:value-type="float">
            <text:p>1000</text:p>
          </table:table-cell>
          <table:table-cell office:value-type="float" office:value="1230.23" calcext:value-type="float">
            <text:p>1230.23</text:p>
          </table:table-cell>
          <table:table-cell office:value-type="float" office:value="1129" calcext:value-type="float">
            <text:p>1129</text:p>
          </table:table-cell>
          <table:table-cell office:value-type="float" office:value="1552" calcext:value-type="float">
            <text:p>1552</text:p>
          </table:table-cell>
          <table:table-cell office:value-type="float" office:value="4193" calcext:value-type="float">
            <text:p>4193</text:p>
          </table:table-cell>
          <table:table-cell office:value-type="float" office:value="1000" calcext:value-type="float">
            <text:p>1000</text:p>
          </table:table-cell>
          <table:table-cell office:value-type="float" office:value="4.193" calcext:value-type="float">
            <text:p>4.1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.563557" calcext:value-type="float">
            <text:p>0.563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3557" calcext:value-type="float">
            <text:p>0.000563557</text:p>
          </table:table-cell>
          <table:table-cell office:value-type="float" office:value="0.000249031" calcext:value-type="float">
            <text:p>0.000249031</text:p>
          </table:table-cell>
          <table:table-cell office:value-type="float" office:value="0.00124869" calcext:value-type="float">
            <text:p>0.00124869</text:p>
          </table:table-cell>
          <table:table-cell office:value-type="float" office:value="1345791" calcext:value-type="float">
            <text:p>1345791</text:p>
          </table:table-cell>
          <table:table-cell office:value-type="float" office:value="1000" calcext:value-type="float">
            <text:p>1000</text:p>
          </table:table-cell>
          <table:table-cell office:value-type="float" office:value="1345.79" calcext:value-type="float">
            <text:p>1345.79</text:p>
          </table:table-cell>
          <table:table-cell office:value-type="float" office:value="1213" calcext:value-type="float">
            <text:p>1213</text:p>
          </table:table-cell>
          <table:table-cell office:value-type="float" office:value="1621" calcext:value-type="float">
            <text:p>1621</text:p>
          </table:table-cell>
          <table:table-cell office:value-type="float" office:value="6071" calcext:value-type="float">
            <text:p>6071</text:p>
          </table:table-cell>
          <table:table-cell office:value-type="float" office:value="1000" calcext:value-type="float">
            <text:p>1000</text:p>
          </table:table-cell>
          <table:table-cell office:value-type="float" office:value="6.071" calcext:value-type="float">
            <text:p>6.0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793899" calcext:value-type="float">
            <text:p>0.793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93899" calcext:value-type="float">
            <text:p>0.000793899</text:p>
          </table:table-cell>
          <table:table-cell office:value-type="float" office:value="0.000356849" calcext:value-type="float">
            <text:p>0.000356849</text:p>
          </table:table-cell>
          <table:table-cell office:value-type="float" office:value="0.00174952" calcext:value-type="float">
            <text:p>0.00174952</text:p>
          </table:table-cell>
          <table:table-cell office:value-type="float" office:value="1461038" calcext:value-type="float">
            <text:p>1461038</text:p>
          </table:table-cell>
          <table:table-cell office:value-type="float" office:value="1000" calcext:value-type="float">
            <text:p>1000</text:p>
          </table:table-cell>
          <table:table-cell office:value-type="float" office:value="1461.04" calcext:value-type="float">
            <text:p>1461.04</text:p>
          </table:table-cell>
          <table:table-cell office:value-type="float" office:value="1286" calcext:value-type="float">
            <text:p>1286</text:p>
          </table:table-cell>
          <table:table-cell office:value-type="float" office:value="1766" calcext:value-type="float">
            <text:p>1766</text:p>
          </table:table-cell>
          <table:table-cell office:value-type="float" office:value="7775" calcext:value-type="float">
            <text:p>7775</text:p>
          </table:table-cell>
          <table:table-cell office:value-type="float" office:value="1000" calcext:value-type="float">
            <text:p>1000</text:p>
          </table:table-cell>
          <table:table-cell office:value-type="float" office:value="7.775" calcext:value-type="float">
            <text:p>7.7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.09414" calcext:value-type="float">
            <text:p>1.094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414" calcext:value-type="float">
            <text:p>0.00109414</text:p>
          </table:table-cell>
          <table:table-cell office:value-type="float" office:value="0.000517593" calcext:value-type="float">
            <text:p>0.000517593</text:p>
          </table:table-cell>
          <table:table-cell office:value-type="float" office:value="0.00207024" calcext:value-type="float">
            <text:p>0.00207024</text:p>
          </table:table-cell>
          <table:table-cell office:value-type="float" office:value="1578109" calcext:value-type="float">
            <text:p>1578109</text:p>
          </table:table-cell>
          <table:table-cell office:value-type="float" office:value="1000" calcext:value-type="float">
            <text:p>1000</text:p>
          </table:table-cell>
          <table:table-cell office:value-type="float" office:value="1578.11" calcext:value-type="float">
            <text:p>1578.11</text:p>
          </table:table-cell>
          <table:table-cell office:value-type="float" office:value="1389" calcext:value-type="float">
            <text:p>1389</text:p>
          </table:table-cell>
          <table:table-cell office:value-type="float" office:value="1834" calcext:value-type="float">
            <text:p>1834</text:p>
          </table:table-cell>
          <table:table-cell office:value-type="float" office:value="9516" calcext:value-type="float">
            <text:p>9516</text:p>
          </table:table-cell>
          <table:table-cell office:value-type="float" office:value="1000" calcext:value-type="float">
            <text:p>1000</text:p>
          </table:table-cell>
          <table:table-cell office:value-type="float" office:value="9.516" calcext:value-type="float">
            <text:p>9.5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.29354" calcext:value-type="float">
            <text:p>1.293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9354" calcext:value-type="float">
            <text:p>0.00129354</text:p>
          </table:table-cell>
          <table:table-cell office:value-type="float" office:value="0.000638251" calcext:value-type="float">
            <text:p>0.000638251</text:p>
          </table:table-cell>
          <table:table-cell office:value-type="float" office:value="0.00235663" calcext:value-type="float">
            <text:p>0.00235663</text:p>
          </table:table-cell>
          <table:table-cell office:value-type="float" office:value="1713349" calcext:value-type="float">
            <text:p>1713349</text:p>
          </table:table-cell>
          <table:table-cell office:value-type="float" office:value="1000" calcext:value-type="float">
            <text:p>1000</text:p>
          </table:table-cell>
          <table:table-cell office:value-type="float" office:value="1713.35" calcext:value-type="float">
            <text:p>1713.35</text:p>
          </table:table-cell>
          <table:table-cell office:value-type="float" office:value="1487" calcext:value-type="float">
            <text:p>1487</text:p>
          </table:table-cell>
          <table:table-cell office:value-type="float" office:value="1978" calcext:value-type="float">
            <text:p>1978</text:p>
          </table:table-cell>
          <table:table-cell office:value-type="float" office:value="11400" calcext:value-type="float">
            <text:p>11400</text:p>
          </table:table-cell>
          <table:table-cell office:value-type="float" office:value="1000" calcext:value-type="float">
            <text:p>1000</text:p>
          </table:table-cell>
          <table:table-cell office:value-type="float" office:value="11.4" calcext:value-type="float">
            <text:p>11.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.70613" calcext:value-type="float">
            <text:p>1.706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613" calcext:value-type="float">
            <text:p>0.00170613</text:p>
          </table:table-cell>
          <table:table-cell office:value-type="float" office:value="0.000992378" calcext:value-type="float">
            <text:p>0.000992378</text:p>
          </table:table-cell>
          <table:table-cell office:value-type="float" office:value="0.00297571" calcext:value-type="float">
            <text:p>0.00297571</text:p>
          </table:table-cell>
          <table:table-cell office:value-type="float" office:value="1875403" calcext:value-type="float">
            <text:p>1875403</text:p>
          </table:table-cell>
          <table:table-cell office:value-type="float" office:value="1000" calcext:value-type="float">
            <text:p>1000</text:p>
          </table:table-cell>
          <table:table-cell office:value-type="float" office:value="1875.4" calcext:value-type="float">
            <text:p>1875.4</text:p>
          </table:table-cell>
          <table:table-cell office:value-type="float" office:value="1595" calcext:value-type="float">
            <text:p>1595</text:p>
          </table:table-cell>
          <table:table-cell office:value-type="float" office:value="2200" calcext:value-type="float">
            <text:p>2200</text:p>
          </table:table-cell>
          <table:table-cell office:value-type="float" office:value="13492" calcext:value-type="float">
            <text:p>13492</text:p>
          </table:table-cell>
          <table:table-cell office:value-type="float" office:value="1000" calcext:value-type="float">
            <text:p>1000</text:p>
          </table:table-cell>
          <table:table-cell office:value-type="float" office:value="13.492" calcext:value-type="float">
            <text:p>13.49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2.26153" calcext:value-type="float">
            <text:p>2.26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6153" calcext:value-type="float">
            <text:p>0.00226153</text:p>
          </table:table-cell>
          <table:table-cell office:value-type="float" office:value="0.00139292" calcext:value-type="float">
            <text:p>0.00139292</text:p>
          </table:table-cell>
          <table:table-cell office:value-type="float" office:value="0.00371222" calcext:value-type="float">
            <text:p>0.00371222</text:p>
          </table:table-cell>
          <table:table-cell office:value-type="float" office:value="2070226" calcext:value-type="float">
            <text:p>2070226</text:p>
          </table:table-cell>
          <table:table-cell office:value-type="float" office:value="1000" calcext:value-type="float">
            <text:p>1000</text:p>
          </table:table-cell>
          <table:table-cell office:value-type="float" office:value="2070.23" calcext:value-type="float">
            <text:p>2070.23</text:p>
          </table:table-cell>
          <table:table-cell office:value-type="float" office:value="1776" calcext:value-type="float">
            <text:p>1776</text:p>
          </table:table-cell>
          <table:table-cell office:value-type="float" office:value="2400" calcext:value-type="float">
            <text:p>2400</text:p>
          </table:table-cell>
          <table:table-cell office:value-type="float" office:value="15919" calcext:value-type="float">
            <text:p>15919</text:p>
          </table:table-cell>
          <table:table-cell office:value-type="float" office:value="1000" calcext:value-type="float">
            <text:p>1000</text:p>
          </table:table-cell>
          <table:table-cell office:value-type="float" office:value="15.919" calcext:value-type="float">
            <text:p>15.9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.21705" calcext:value-type="float">
            <text:p>3.217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1705" calcext:value-type="float">
            <text:p>0.00321705</text:p>
          </table:table-cell>
          <table:table-cell office:value-type="float" office:value="0.0020236" calcext:value-type="float">
            <text:p>0.0020236</text:p>
          </table:table-cell>
          <table:table-cell office:value-type="float" office:value="0.00457868" calcext:value-type="float">
            <text:p>0.00457868</text:p>
          </table:table-cell>
          <table:table-cell office:value-type="float" office:value="2357197" calcext:value-type="float">
            <text:p>2357197</text:p>
          </table:table-cell>
          <table:table-cell office:value-type="float" office:value="1000" calcext:value-type="float">
            <text:p>1000</text:p>
          </table:table-cell>
          <table:table-cell office:value-type="float" office:value="2357.2" calcext:value-type="float">
            <text:p>2357.2</text:p>
          </table:table-cell>
          <table:table-cell office:value-type="float" office:value="2003" calcext:value-type="float">
            <text:p>2003</text:p>
          </table:table-cell>
          <table:table-cell office:value-type="float" office:value="2765" calcext:value-type="float">
            <text:p>2765</text:p>
          </table:table-cell>
          <table:table-cell office:value-type="float" office:value="19066" calcext:value-type="float">
            <text:p>19066</text:p>
          </table:table-cell>
          <table:table-cell office:value-type="float" office:value="1000" calcext:value-type="float">
            <text:p>1000</text:p>
          </table:table-cell>
          <table:table-cell office:value-type="float" office:value="19.066" calcext:value-type="float">
            <text:p>19.06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4.97618" calcext:value-type="float">
            <text:p>4.976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497618" calcext:value-type="float">
            <text:p>0.00497618</text:p>
          </table:table-cell>
          <table:table-cell office:value-type="float" office:value="0.00303639" calcext:value-type="float">
            <text:p>0.00303639</text:p>
          </table:table-cell>
          <table:table-cell office:value-type="float" office:value="0.00804812" calcext:value-type="float">
            <text:p>0.00804812</text:p>
          </table:table-cell>
          <table:table-cell office:value-type="float" office:value="2754149" calcext:value-type="float">
            <text:p>2754149</text:p>
          </table:table-cell>
          <table:table-cell office:value-type="float" office:value="1000" calcext:value-type="float">
            <text:p>1000</text:p>
          </table:table-cell>
          <table:table-cell office:value-type="float" office:value="2754.15" calcext:value-type="float">
            <text:p>2754.15</text:p>
          </table:table-cell>
          <table:table-cell office:value-type="float" office:value="2383" calcext:value-type="float">
            <text:p>2383</text:p>
          </table:table-cell>
          <table:table-cell office:value-type="float" office:value="3143" calcext:value-type="float">
            <text:p>3143</text:p>
          </table:table-cell>
          <table:table-cell office:value-type="float" office:value="23250" calcext:value-type="float">
            <text:p>23250</text:p>
          </table:table-cell>
          <table:table-cell office:value-type="float" office:value="1000" calcext:value-type="float">
            <text:p>1000</text:p>
          </table:table-cell>
          <table:table-cell office:value-type="float" office:value="23.25" calcext:value-type="float">
            <text:p>23.2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339365" calcext:value-type="float">
            <text:p>0.339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9365" calcext:value-type="float">
            <text:p>0.000339365</text:p>
          </table:table-cell>
          <table:table-cell office:value-type="float" office:value="0.000153241" calcext:value-type="float">
            <text:p>0.000153241</text:p>
          </table:table-cell>
          <table:table-cell office:value-type="float" office:value="0.000834921" calcext:value-type="float">
            <text:p>0.000834921</text:p>
          </table:table-cell>
          <table:table-cell office:value-type="float" office:value="1282771" calcext:value-type="float">
            <text:p>1282771</text:p>
          </table:table-cell>
          <table:table-cell office:value-type="float" office:value="1000" calcext:value-type="float">
            <text:p>1000</text:p>
          </table:table-cell>
          <table:table-cell office:value-type="float" office:value="1282.77" calcext:value-type="float">
            <text:p>1282.77</text:p>
          </table:table-cell>
          <table:table-cell office:value-type="float" office:value="1195" calcext:value-type="float">
            <text:p>1195</text:p>
          </table:table-cell>
          <table:table-cell office:value-type="float" office:value="1516" calcext:value-type="float">
            <text:p>1516</text:p>
          </table:table-cell>
          <table:table-cell office:value-type="float" office:value="4247" calcext:value-type="float">
            <text:p>4247</text:p>
          </table:table-cell>
          <table:table-cell office:value-type="float" office:value="1000" calcext:value-type="float">
            <text:p>1000</text:p>
          </table:table-cell>
          <table:table-cell office:value-type="float" office:value="4.247" calcext:value-type="float">
            <text:p>4.2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.55788" calcext:value-type="float">
            <text:p>0.557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788" calcext:value-type="float">
            <text:p>0.00055788</text:p>
          </table:table-cell>
          <table:table-cell office:value-type="float" office:value="0.000199001" calcext:value-type="float">
            <text:p>0.000199001</text:p>
          </table:table-cell>
          <table:table-cell office:value-type="float" office:value="0.00135138" calcext:value-type="float">
            <text:p>0.00135138</text:p>
          </table:table-cell>
          <table:table-cell office:value-type="float" office:value="1402509" calcext:value-type="float">
            <text:p>1402509</text:p>
          </table:table-cell>
          <table:table-cell office:value-type="float" office:value="1000" calcext:value-type="float">
            <text:p>1000</text:p>
          </table:table-cell>
          <table:table-cell office:value-type="float" office:value="1402.51" calcext:value-type="float">
            <text:p>1402.51</text:p>
          </table:table-cell>
          <table:table-cell office:value-type="float" office:value="1258" calcext:value-type="float">
            <text:p>1258</text:p>
          </table:table-cell>
          <table:table-cell office:value-type="float" office:value="1648" calcext:value-type="float">
            <text:p>1648</text:p>
          </table:table-cell>
          <table:table-cell office:value-type="float" office:value="6134" calcext:value-type="float">
            <text:p>6134</text:p>
          </table:table-cell>
          <table:table-cell office:value-type="float" office:value="1000" calcext:value-type="float">
            <text:p>1000</text:p>
          </table:table-cell>
          <table:table-cell office:value-type="float" office:value="6.134" calcext:value-type="float">
            <text:p>6.1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0.785773" calcext:value-type="float">
            <text:p>0.7857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85773" calcext:value-type="float">
            <text:p>0.000785773</text:p>
          </table:table-cell>
          <table:table-cell office:value-type="float" office:value="0.000373005" calcext:value-type="float">
            <text:p>0.000373005</text:p>
          </table:table-cell>
          <table:table-cell office:value-type="float" office:value="0.00152553" calcext:value-type="float">
            <text:p>0.00152553</text:p>
          </table:table-cell>
          <table:table-cell office:value-type="float" office:value="1517265" calcext:value-type="float">
            <text:p>1517265</text:p>
          </table:table-cell>
          <table:table-cell office:value-type="float" office:value="1000" calcext:value-type="float">
            <text:p>1000</text:p>
          </table:table-cell>
          <table:table-cell office:value-type="float" office:value="1517.27" calcext:value-type="float">
            <text:p>1517.27</text:p>
          </table:table-cell>
          <table:table-cell office:value-type="float" office:value="1341" calcext:value-type="float">
            <text:p>1341</text:p>
          </table:table-cell>
          <table:table-cell office:value-type="float" office:value="1771" calcext:value-type="float">
            <text:p>1771</text:p>
          </table:table-cell>
          <table:table-cell office:value-type="float" office:value="7861" calcext:value-type="float">
            <text:p>7861</text:p>
          </table:table-cell>
          <table:table-cell office:value-type="float" office:value="1000" calcext:value-type="float">
            <text:p>1000</text:p>
          </table:table-cell>
          <table:table-cell office:value-type="float" office:value="7.861" calcext:value-type="float">
            <text:p>7.8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.08052" calcext:value-type="float">
            <text:p>1.080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8052" calcext:value-type="float">
            <text:p>0.00108052</text:p>
          </table:table-cell>
          <table:table-cell office:value-type="float" office:value="0.000568516" calcext:value-type="float">
            <text:p>0.000568516</text:p>
          </table:table-cell>
          <table:table-cell office:value-type="float" office:value="0.0019019" calcext:value-type="float">
            <text:p>0.0019019</text:p>
          </table:table-cell>
          <table:table-cell office:value-type="float" office:value="1646933" calcext:value-type="float">
            <text:p>1646933</text:p>
          </table:table-cell>
          <table:table-cell office:value-type="float" office:value="1000" calcext:value-type="float">
            <text:p>1000</text:p>
          </table:table-cell>
          <table:table-cell office:value-type="float" office:value="1646.93" calcext:value-type="float">
            <text:p>1646.93</text:p>
          </table:table-cell>
          <table:table-cell office:value-type="float" office:value="1438" calcext:value-type="float">
            <text:p>1438</text:p>
          </table:table-cell>
          <table:table-cell office:value-type="float" office:value="1902" calcext:value-type="float">
            <text:p>1902</text:p>
          </table:table-cell>
          <table:table-cell office:value-type="float" office:value="9706" calcext:value-type="float">
            <text:p>9706</text:p>
          </table:table-cell>
          <table:table-cell office:value-type="float" office:value="1000" calcext:value-type="float">
            <text:p>1000</text:p>
          </table:table-cell>
          <table:table-cell office:value-type="float" office:value="9.706" calcext:value-type="float">
            <text:p>9.70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.43331" calcext:value-type="float">
            <text:p>1.433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3331" calcext:value-type="float">
            <text:p>0.00143331</text:p>
          </table:table-cell>
          <table:table-cell office:value-type="float" office:value="0.000828146" calcext:value-type="float">
            <text:p>0.000828146</text:p>
          </table:table-cell>
          <table:table-cell office:value-type="float" office:value="0.00228233" calcext:value-type="float">
            <text:p>0.00228233</text:p>
          </table:table-cell>
          <table:table-cell office:value-type="float" office:value="1789202" calcext:value-type="float">
            <text:p>1789202</text:p>
          </table:table-cell>
          <table:table-cell office:value-type="float" office:value="1000" calcext:value-type="float">
            <text:p>1000</text:p>
          </table:table-cell>
          <table:table-cell office:value-type="float" office:value="1789.2" calcext:value-type="float">
            <text:p>1789.2</text:p>
          </table:table-cell>
          <table:table-cell office:value-type="float" office:value="1574" calcext:value-type="float">
            <text:p>1574</text:p>
          </table:table-cell>
          <table:table-cell office:value-type="float" office:value="2036" calcext:value-type="float">
            <text:p>2036</text:p>
          </table:table-cell>
          <table:table-cell office:value-type="float" office:value="11622" calcext:value-type="float">
            <text:p>11622</text:p>
          </table:table-cell>
          <table:table-cell office:value-type="float" office:value="1000" calcext:value-type="float">
            <text:p>1000</text:p>
          </table:table-cell>
          <table:table-cell office:value-type="float" office:value="11.622" calcext:value-type="float">
            <text:p>11.6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.84444" calcext:value-type="float">
            <text:p>1.844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4444" calcext:value-type="float">
            <text:p>0.00184444</text:p>
          </table:table-cell>
          <table:table-cell office:value-type="float" office:value="0.00111112" calcext:value-type="float">
            <text:p>0.00111112</text:p>
          </table:table-cell>
          <table:table-cell office:value-type="float" office:value="0.00282477" calcext:value-type="float">
            <text:p>0.00282477</text:p>
          </table:table-cell>
          <table:table-cell office:value-type="float" office:value="1952051" calcext:value-type="float">
            <text:p>1952051</text:p>
          </table:table-cell>
          <table:table-cell office:value-type="float" office:value="1000" calcext:value-type="float">
            <text:p>1000</text:p>
          </table:table-cell>
          <table:table-cell office:value-type="float" office:value="1952.05" calcext:value-type="float">
            <text:p>1952.05</text:p>
          </table:table-cell>
          <table:table-cell office:value-type="float" office:value="1723" calcext:value-type="float">
            <text:p>1723</text:p>
          </table:table-cell>
          <table:table-cell office:value-type="float" office:value="2262" calcext:value-type="float">
            <text:p>2262</text:p>
          </table:table-cell>
          <table:table-cell office:value-type="float" office:value="13699" calcext:value-type="float">
            <text:p>13699</text:p>
          </table:table-cell>
          <table:table-cell office:value-type="float" office:value="1000" calcext:value-type="float">
            <text:p>1000</text:p>
          </table:table-cell>
          <table:table-cell office:value-type="float" office:value="13.699" calcext:value-type="float">
            <text:p>13.69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2.40539" calcext:value-type="float">
            <text:p>2.405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0539" calcext:value-type="float">
            <text:p>0.00240539</text:p>
          </table:table-cell>
          <table:table-cell office:value-type="float" office:value="0.00160272" calcext:value-type="float">
            <text:p>0.00160272</text:p>
          </table:table-cell>
          <table:table-cell office:value-type="float" office:value="0.00377411" calcext:value-type="float">
            <text:p>0.00377411</text:p>
          </table:table-cell>
          <table:table-cell office:value-type="float" office:value="2161354" calcext:value-type="float">
            <text:p>2161354</text:p>
          </table:table-cell>
          <table:table-cell office:value-type="float" office:value="1000" calcext:value-type="float">
            <text:p>1000</text:p>
          </table:table-cell>
          <table:table-cell office:value-type="float" office:value="2161.35" calcext:value-type="float">
            <text:p>2161.35</text:p>
          </table:table-cell>
          <table:table-cell office:value-type="float" office:value="1893" calcext:value-type="float">
            <text:p>1893</text:p>
          </table:table-cell>
          <table:table-cell office:value-type="float" office:value="2603" calcext:value-type="float">
            <text:p>2603</text:p>
          </table:table-cell>
          <table:table-cell office:value-type="float" office:value="16223" calcext:value-type="float">
            <text:p>16223</text:p>
          </table:table-cell>
          <table:table-cell office:value-type="float" office:value="1000" calcext:value-type="float">
            <text:p>1000</text:p>
          </table:table-cell>
          <table:table-cell office:value-type="float" office:value="16.223" calcext:value-type="float">
            <text:p>16.22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.39624" calcext:value-type="float">
            <text:p>3.396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9624" calcext:value-type="float">
            <text:p>0.00339624</text:p>
          </table:table-cell>
          <table:table-cell office:value-type="float" office:value="0.00199807" calcext:value-type="float">
            <text:p>0.00199807</text:p>
          </table:table-cell>
          <table:table-cell office:value-type="float" office:value="0.00526311" calcext:value-type="float">
            <text:p>0.00526311</text:p>
          </table:table-cell>
          <table:table-cell office:value-type="float" office:value="2444494" calcext:value-type="float">
            <text:p>2444494</text:p>
          </table:table-cell>
          <table:table-cell office:value-type="float" office:value="1000" calcext:value-type="float">
            <text:p>1000</text:p>
          </table:table-cell>
          <table:table-cell office:value-type="float" office:value="2444.49" calcext:value-type="float">
            <text:p>2444.49</text:p>
          </table:table-cell>
          <table:table-cell office:value-type="float" office:value="2070" calcext:value-type="float">
            <text:p>2070</text:p>
          </table:table-cell>
          <table:table-cell office:value-type="float" office:value="2885" calcext:value-type="float">
            <text:p>2885</text:p>
          </table:table-cell>
          <table:table-cell office:value-type="float" office:value="19344" calcext:value-type="float">
            <text:p>19344</text:p>
          </table:table-cell>
          <table:table-cell office:value-type="float" office:value="1000" calcext:value-type="float">
            <text:p>1000</text:p>
          </table:table-cell>
          <table:table-cell office:value-type="float" office:value="19.344" calcext:value-type="float">
            <text:p>19.34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5.26087" calcext:value-type="float">
            <text:p>5.260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526087" calcext:value-type="float">
            <text:p>0.00526087</text:p>
          </table:table-cell>
          <table:table-cell office:value-type="float" office:value="0.00338176" calcext:value-type="float">
            <text:p>0.00338176</text:p>
          </table:table-cell>
          <table:table-cell office:value-type="float" office:value="0.00785043" calcext:value-type="float">
            <text:p>0.00785043</text:p>
          </table:table-cell>
          <table:table-cell office:value-type="float" office:value="2872828" calcext:value-type="float">
            <text:p>2872828</text:p>
          </table:table-cell>
          <table:table-cell office:value-type="float" office:value="1000" calcext:value-type="float">
            <text:p>1000</text:p>
          </table:table-cell>
          <table:table-cell office:value-type="float" office:value="2872.83" calcext:value-type="float">
            <text:p>2872.83</text:p>
          </table:table-cell>
          <table:table-cell office:value-type="float" office:value="2439" calcext:value-type="float">
            <text:p>2439</text:p>
          </table:table-cell>
          <table:table-cell office:value-type="float" office:value="3280" calcext:value-type="float">
            <text:p>3280</text:p>
          </table:table-cell>
          <table:table-cell office:value-type="float" office:value="23712" calcext:value-type="float">
            <text:p>23712</text:p>
          </table:table-cell>
          <table:table-cell office:value-type="float" office:value="1000" calcext:value-type="float">
            <text:p>1000</text:p>
          </table:table-cell>
          <table:table-cell office:value-type="float" office:value="23.712" calcext:value-type="float">
            <text:p>23.7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.372283" calcext:value-type="float">
            <text:p>0.372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2283" calcext:value-type="float">
            <text:p>0.000372283</text:p>
          </table:table-cell>
          <table:table-cell office:value-type="float" office:value="0.000141776" calcext:value-type="float">
            <text:p>0.000141776</text:p>
          </table:table-cell>
          <table:table-cell office:value-type="float" office:value="0.000972675" calcext:value-type="float">
            <text:p>0.000972675</text:p>
          </table:table-cell>
          <table:table-cell office:value-type="float" office:value="1335929" calcext:value-type="float">
            <text:p>1335929</text:p>
          </table:table-cell>
          <table:table-cell office:value-type="float" office:value="1000" calcext:value-type="float">
            <text:p>1000</text:p>
          </table:table-cell>
          <table:table-cell office:value-type="float" office:value="1335.93" calcext:value-type="float">
            <text:p>1335.93</text:p>
          </table:table-cell>
          <table:table-cell office:value-type="float" office:value="1233" calcext:value-type="float">
            <text:p>1233</text:p>
          </table:table-cell>
          <table:table-cell office:value-type="float" office:value="1573" calcext:value-type="float">
            <text:p>1573</text:p>
          </table:table-cell>
          <table:table-cell office:value-type="float" office:value="4297" calcext:value-type="float">
            <text:p>4297</text:p>
          </table:table-cell>
          <table:table-cell office:value-type="float" office:value="1000" calcext:value-type="float">
            <text:p>1000</text:p>
          </table:table-cell>
          <table:table-cell office:value-type="float" office:value="4.297" calcext:value-type="float">
            <text:p>4.2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0.578394" calcext:value-type="float">
            <text:p>0.5783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8394" calcext:value-type="float">
            <text:p>0.000578394</text:p>
          </table:table-cell>
          <table:table-cell office:value-type="float" office:value="0.000233128" calcext:value-type="float">
            <text:p>0.000233128</text:p>
          </table:table-cell>
          <table:table-cell office:value-type="float" office:value="0.00116337" calcext:value-type="float">
            <text:p>0.00116337</text:p>
          </table:table-cell>
          <table:table-cell office:value-type="float" office:value="1460717" calcext:value-type="float">
            <text:p>1460717</text:p>
          </table:table-cell>
          <table:table-cell office:value-type="float" office:value="1000" calcext:value-type="float">
            <text:p>1000</text:p>
          </table:table-cell>
          <table:table-cell office:value-type="float" office:value="1460.72" calcext:value-type="float">
            <text:p>1460.72</text:p>
          </table:table-cell>
          <table:table-cell office:value-type="float" office:value="1313" calcext:value-type="float">
            <text:p>1313</text:p>
          </table:table-cell>
          <table:table-cell office:value-type="float" office:value="1719" calcext:value-type="float">
            <text:p>1719</text:p>
          </table:table-cell>
          <table:table-cell office:value-type="float" office:value="6209" calcext:value-type="float">
            <text:p>6209</text:p>
          </table:table-cell>
          <table:table-cell office:value-type="float" office:value="1000" calcext:value-type="float">
            <text:p>1000</text:p>
          </table:table-cell>
          <table:table-cell office:value-type="float" office:value="6.209" calcext:value-type="float">
            <text:p>6.2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.81283" calcext:value-type="float">
            <text:p>0.81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1283" calcext:value-type="float">
            <text:p>0.00081283</text:p>
          </table:table-cell>
          <table:table-cell office:value-type="float" office:value="0.000396303" calcext:value-type="float">
            <text:p>0.000396303</text:p>
          </table:table-cell>
          <table:table-cell office:value-type="float" office:value="0.00157395" calcext:value-type="float">
            <text:p>0.00157395</text:p>
          </table:table-cell>
          <table:table-cell office:value-type="float" office:value="1579877" calcext:value-type="float">
            <text:p>1579877</text:p>
          </table:table-cell>
          <table:table-cell office:value-type="float" office:value="1000" calcext:value-type="float">
            <text:p>1000</text:p>
          </table:table-cell>
          <table:table-cell office:value-type="float" office:value="1579.88" calcext:value-type="float">
            <text:p>1579.88</text:p>
          </table:table-cell>
          <table:table-cell office:value-type="float" office:value="1422" calcext:value-type="float">
            <text:p>1422</text:p>
          </table:table-cell>
          <table:table-cell office:value-type="float" office:value="1842" calcext:value-type="float">
            <text:p>1842</text:p>
          </table:table-cell>
          <table:table-cell office:value-type="float" office:value="7983" calcext:value-type="float">
            <text:p>7983</text:p>
          </table:table-cell>
          <table:table-cell office:value-type="float" office:value="1000" calcext:value-type="float">
            <text:p>1000</text:p>
          </table:table-cell>
          <table:table-cell office:value-type="float" office:value="7.983" calcext:value-type="float">
            <text:p>7.9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9281" calcext:value-type="float">
            <text:p>1.092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9281" calcext:value-type="float">
            <text:p>0.00109281</text:p>
          </table:table-cell>
          <table:table-cell office:value-type="float" office:value="0.000545356" calcext:value-type="float">
            <text:p>0.000545356</text:p>
          </table:table-cell>
          <table:table-cell office:value-type="float" office:value="0.00190285" calcext:value-type="float">
            <text:p>0.00190285</text:p>
          </table:table-cell>
          <table:table-cell office:value-type="float" office:value="1707435" calcext:value-type="float">
            <text:p>1707435</text:p>
          </table:table-cell>
          <table:table-cell office:value-type="float" office:value="1000" calcext:value-type="float">
            <text:p>1000</text:p>
          </table:table-cell>
          <table:table-cell office:value-type="float" office:value="1707.43" calcext:value-type="float">
            <text:p>1707.43</text:p>
          </table:table-cell>
          <table:table-cell office:value-type="float" office:value="1501" calcext:value-type="float">
            <text:p>1501</text:p>
          </table:table-cell>
          <table:table-cell office:value-type="float" office:value="1935" calcext:value-type="float">
            <text:p>1935</text:p>
          </table:table-cell>
          <table:table-cell office:value-type="float" office:value="9762" calcext:value-type="float">
            <text:p>9762</text:p>
          </table:table-cell>
          <table:table-cell office:value-type="float" office:value="1000" calcext:value-type="float">
            <text:p>1000</text:p>
          </table:table-cell>
          <table:table-cell office:value-type="float" office:value="9.762" calcext:value-type="float">
            <text:p>9.76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.48343" calcext:value-type="float">
            <text:p>1.48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8343" calcext:value-type="float">
            <text:p>0.00148343</text:p>
          </table:table-cell>
          <table:table-cell office:value-type="float" office:value="0.000818374" calcext:value-type="float">
            <text:p>0.000818374</text:p>
          </table:table-cell>
          <table:table-cell office:value-type="float" office:value="0.00254895" calcext:value-type="float">
            <text:p>0.00254895</text:p>
          </table:table-cell>
          <table:table-cell office:value-type="float" office:value="1858290" calcext:value-type="float">
            <text:p>1858290</text:p>
          </table:table-cell>
          <table:table-cell office:value-type="float" office:value="1000" calcext:value-type="float">
            <text:p>1000</text:p>
          </table:table-cell>
          <table:table-cell office:value-type="float" office:value="1858.29" calcext:value-type="float">
            <text:p>1858.29</text:p>
          </table:table-cell>
          <table:table-cell office:value-type="float" office:value="1604" calcext:value-type="float">
            <text:p>1604</text:p>
          </table:table-cell>
          <table:table-cell office:value-type="float" office:value="2153" calcext:value-type="float">
            <text:p>2153</text:p>
          </table:table-cell>
          <table:table-cell office:value-type="float" office:value="11747" calcext:value-type="float">
            <text:p>11747</text:p>
          </table:table-cell>
          <table:table-cell office:value-type="float" office:value="1000" calcext:value-type="float">
            <text:p>1000</text:p>
          </table:table-cell>
          <table:table-cell office:value-type="float" office:value="11.747" calcext:value-type="float">
            <text:p>11.74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.97367" calcext:value-type="float">
            <text:p>1.973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367" calcext:value-type="float">
            <text:p>0.00197367</text:p>
          </table:table-cell>
          <table:table-cell office:value-type="float" office:value="0.00113855" calcext:value-type="float">
            <text:p>0.00113855</text:p>
          </table:table-cell>
          <table:table-cell office:value-type="float" office:value="0.00320153" calcext:value-type="float">
            <text:p>0.00320153</text:p>
          </table:table-cell>
          <table:table-cell office:value-type="float" office:value="2031192" calcext:value-type="float">
            <text:p>2031192</text:p>
          </table:table-cell>
          <table:table-cell office:value-type="float" office:value="1000" calcext:value-type="float">
            <text:p>1000</text:p>
          </table:table-cell>
          <table:table-cell office:value-type="float" office:value="2031.19" calcext:value-type="float">
            <text:p>2031.19</text:p>
          </table:table-cell>
          <table:table-cell office:value-type="float" office:value="1791" calcext:value-type="float">
            <text:p>1791</text:p>
          </table:table-cell>
          <table:table-cell office:value-type="float" office:value="2482" calcext:value-type="float">
            <text:p>2482</text:p>
          </table:table-cell>
          <table:table-cell office:value-type="float" office:value="13918" calcext:value-type="float">
            <text:p>13918</text:p>
          </table:table-cell>
          <table:table-cell office:value-type="float" office:value="1000" calcext:value-type="float">
            <text:p>1000</text:p>
          </table:table-cell>
          <table:table-cell office:value-type="float" office:value="13.918" calcext:value-type="float">
            <text:p>13.9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.52933" calcext:value-type="float">
            <text:p>2.52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2933" calcext:value-type="float">
            <text:p>0.00252933</text:p>
          </table:table-cell>
          <table:table-cell office:value-type="float" office:value="0.00156278" calcext:value-type="float">
            <text:p>0.00156278</text:p>
          </table:table-cell>
          <table:table-cell office:value-type="float" office:value="0.00368047" calcext:value-type="float">
            <text:p>0.00368047</text:p>
          </table:table-cell>
          <table:table-cell office:value-type="float" office:value="2243226" calcext:value-type="float">
            <text:p>2243226</text:p>
          </table:table-cell>
          <table:table-cell office:value-type="float" office:value="1000" calcext:value-type="float">
            <text:p>1000</text:p>
          </table:table-cell>
          <table:table-cell office:value-type="float" office:value="2243.23" calcext:value-type="float">
            <text:p>2243.23</text:p>
          </table:table-cell>
          <table:table-cell office:value-type="float" office:value="1938" calcext:value-type="float">
            <text:p>1938</text:p>
          </table:table-cell>
          <table:table-cell office:value-type="float" office:value="2567" calcext:value-type="float">
            <text:p>2567</text:p>
          </table:table-cell>
          <table:table-cell office:value-type="float" office:value="16425" calcext:value-type="float">
            <text:p>16425</text:p>
          </table:table-cell>
          <table:table-cell office:value-type="float" office:value="1000" calcext:value-type="float">
            <text:p>1000</text:p>
          </table:table-cell>
          <table:table-cell office:value-type="float" office:value="16.425" calcext:value-type="float">
            <text:p>16.4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.49951" calcext:value-type="float">
            <text:p>3.499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9951" calcext:value-type="float">
            <text:p>0.00349951</text:p>
          </table:table-cell>
          <table:table-cell office:value-type="float" office:value="0.00232961" calcext:value-type="float">
            <text:p>0.00232961</text:p>
          </table:table-cell>
          <table:table-cell office:value-type="float" office:value="0.00523618" calcext:value-type="float">
            <text:p>0.00523618</text:p>
          </table:table-cell>
          <table:table-cell office:value-type="float" office:value="2549595" calcext:value-type="float">
            <text:p>2549595</text:p>
          </table:table-cell>
          <table:table-cell office:value-type="float" office:value="1000" calcext:value-type="float">
            <text:p>1000</text:p>
          </table:table-cell>
          <table:table-cell office:value-type="float" office:value="2549.59" calcext:value-type="float">
            <text:p>2549.59</text:p>
          </table:table-cell>
          <table:table-cell office:value-type="float" office:value="2124" calcext:value-type="float">
            <text:p>2124</text:p>
          </table:table-cell>
          <table:table-cell office:value-type="float" office:value="2987" calcext:value-type="float">
            <text:p>2987</text:p>
          </table:table-cell>
          <table:table-cell office:value-type="float" office:value="19702" calcext:value-type="float">
            <text:p>19702</text:p>
          </table:table-cell>
          <table:table-cell office:value-type="float" office:value="1000" calcext:value-type="float">
            <text:p>1000</text:p>
          </table:table-cell>
          <table:table-cell office:value-type="float" office:value="19.702" calcext:value-type="float">
            <text:p>19.70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5.45848" calcext:value-type="float">
            <text:p>5.45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545848" calcext:value-type="float">
            <text:p>0.00545848</text:p>
          </table:table-cell>
          <table:table-cell office:value-type="float" office:value="0.00379498" calcext:value-type="float">
            <text:p>0.00379498</text:p>
          </table:table-cell>
          <table:table-cell office:value-type="float" office:value="0.00843734" calcext:value-type="float">
            <text:p>0.00843734</text:p>
          </table:table-cell>
          <table:table-cell office:value-type="float" office:value="2989470" calcext:value-type="float">
            <text:p>2989470</text:p>
          </table:table-cell>
          <table:table-cell office:value-type="float" office:value="1000" calcext:value-type="float">
            <text:p>1000</text:p>
          </table:table-cell>
          <table:table-cell office:value-type="float" office:value="2989.47" calcext:value-type="float">
            <text:p>2989.47</text:p>
          </table:table-cell>
          <table:table-cell office:value-type="float" office:value="2588" calcext:value-type="float">
            <text:p>2588</text:p>
          </table:table-cell>
          <table:table-cell office:value-type="float" office:value="3400" calcext:value-type="float">
            <text:p>3400</text:p>
          </table:table-cell>
          <table:table-cell office:value-type="float" office:value="24121" calcext:value-type="float">
            <text:p>24121</text:p>
          </table:table-cell>
          <table:table-cell office:value-type="float" office:value="1000" calcext:value-type="float">
            <text:p>1000</text:p>
          </table:table-cell>
          <table:table-cell office:value-type="float" office:value="24.121" calcext:value-type="float">
            <text:p>24.12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379003" calcext:value-type="float">
            <text:p>0.379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9003" calcext:value-type="float">
            <text:p>0.000379003</text:p>
          </table:table-cell>
          <table:table-cell office:value-type="float" office:value="0.000140296" calcext:value-type="float">
            <text:p>0.000140296</text:p>
          </table:table-cell>
          <table:table-cell office:value-type="float" office:value="0.00100407" calcext:value-type="float">
            <text:p>0.00100407</text:p>
          </table:table-cell>
          <table:table-cell office:value-type="float" office:value="1390929" calcext:value-type="float">
            <text:p>1390929</text:p>
          </table:table-cell>
          <table:table-cell office:value-type="float" office:value="1000" calcext:value-type="float">
            <text:p>1000</text:p>
          </table:table-cell>
          <table:table-cell office:value-type="float" office:value="1390.93" calcext:value-type="float">
            <text:p>1390.93</text:p>
          </table:table-cell>
          <table:table-cell office:value-type="float" office:value="1279" calcext:value-type="float">
            <text:p>1279</text:p>
          </table:table-cell>
          <table:table-cell office:value-type="float" office:value="1678" calcext:value-type="float">
            <text:p>1678</text:p>
          </table:table-cell>
          <table:table-cell office:value-type="float" office:value="4337" calcext:value-type="float">
            <text:p>4337</text:p>
          </table:table-cell>
          <table:table-cell office:value-type="float" office:value="1000" calcext:value-type="float">
            <text:p>1000</text:p>
          </table:table-cell>
          <table:table-cell office:value-type="float" office:value="4.337" calcext:value-type="float">
            <text:p>4.3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612061" calcext:value-type="float">
            <text:p>0.6120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2061" calcext:value-type="float">
            <text:p>0.000612061</text:p>
          </table:table-cell>
          <table:table-cell office:value-type="float" office:value="0.00025127" calcext:value-type="float">
            <text:p>0.00025127</text:p>
          </table:table-cell>
          <table:table-cell office:value-type="float" office:value="0.00158614" calcext:value-type="float">
            <text:p>0.00158614</text:p>
          </table:table-cell>
          <table:table-cell office:value-type="float" office:value="1517023" calcext:value-type="float">
            <text:p>1517023</text:p>
          </table:table-cell>
          <table:table-cell office:value-type="float" office:value="1000" calcext:value-type="float">
            <text:p>1000</text:p>
          </table:table-cell>
          <table:table-cell office:value-type="float" office:value="1517.02" calcext:value-type="float">
            <text:p>1517.02</text:p>
          </table:table-cell>
          <table:table-cell office:value-type="float" office:value="1366" calcext:value-type="float">
            <text:p>1366</text:p>
          </table:table-cell>
          <table:table-cell office:value-type="float" office:value="1788" calcext:value-type="float">
            <text:p>1788</text:p>
          </table:table-cell>
          <table:table-cell office:value-type="float" office:value="6251" calcext:value-type="float">
            <text:p>6251</text:p>
          </table:table-cell>
          <table:table-cell office:value-type="float" office:value="1000" calcext:value-type="float">
            <text:p>1000</text:p>
          </table:table-cell>
          <table:table-cell office:value-type="float" office:value="6.251" calcext:value-type="float">
            <text:p>6.2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886274" calcext:value-type="float">
            <text:p>0.8862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86274" calcext:value-type="float">
            <text:p>0.000886274</text:p>
          </table:table-cell>
          <table:table-cell office:value-type="float" office:value="0.000469945" calcext:value-type="float">
            <text:p>0.000469945</text:p>
          </table:table-cell>
          <table:table-cell office:value-type="float" office:value="0.00173254" calcext:value-type="float">
            <text:p>0.00173254</text:p>
          </table:table-cell>
          <table:table-cell office:value-type="float" office:value="1644171" calcext:value-type="float">
            <text:p>1644171</text:p>
          </table:table-cell>
          <table:table-cell office:value-type="float" office:value="1000" calcext:value-type="float">
            <text:p>1000</text:p>
          </table:table-cell>
          <table:table-cell office:value-type="float" office:value="1644.17" calcext:value-type="float">
            <text:p>1644.17</text:p>
          </table:table-cell>
          <table:table-cell office:value-type="float" office:value="1472" calcext:value-type="float">
            <text:p>1472</text:p>
          </table:table-cell>
          <table:table-cell office:value-type="float" office:value="1941" calcext:value-type="float">
            <text:p>1941</text:p>
          </table:table-cell>
          <table:table-cell office:value-type="float" office:value="8107" calcext:value-type="float">
            <text:p>8107</text:p>
          </table:table-cell>
          <table:table-cell office:value-type="float" office:value="1000" calcext:value-type="float">
            <text:p>1000</text:p>
          </table:table-cell>
          <table:table-cell office:value-type="float" office:value="8.107" calcext:value-type="float">
            <text:p>8.1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.17561" calcext:value-type="float">
            <text:p>1.175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7561" calcext:value-type="float">
            <text:p>0.00117561</text:p>
          </table:table-cell>
          <table:table-cell office:value-type="float" office:value="0.000469153" calcext:value-type="float">
            <text:p>0.000469153</text:p>
          </table:table-cell>
          <table:table-cell office:value-type="float" office:value="0.00218252" calcext:value-type="float">
            <text:p>0.00218252</text:p>
          </table:table-cell>
          <table:table-cell office:value-type="float" office:value="1782451" calcext:value-type="float">
            <text:p>1782451</text:p>
          </table:table-cell>
          <table:table-cell office:value-type="float" office:value="1000" calcext:value-type="float">
            <text:p>1000</text:p>
          </table:table-cell>
          <table:table-cell office:value-type="float" office:value="1782.45" calcext:value-type="float">
            <text:p>1782.45</text:p>
          </table:table-cell>
          <table:table-cell office:value-type="float" office:value="1519" calcext:value-type="float">
            <text:p>1519</text:p>
          </table:table-cell>
          <table:table-cell office:value-type="float" office:value="2083" calcext:value-type="float">
            <text:p>2083</text:p>
          </table:table-cell>
          <table:table-cell office:value-type="float" office:value="9960" calcext:value-type="float">
            <text:p>9960</text:p>
          </table:table-cell>
          <table:table-cell office:value-type="float" office:value="1000" calcext:value-type="float">
            <text:p>1000</text:p>
          </table:table-cell>
          <table:table-cell office:value-type="float" office:value="9.96" calcext:value-type="float">
            <text:p>9.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.51971" calcext:value-type="float">
            <text:p>1.519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1971" calcext:value-type="float">
            <text:p>0.00151971</text:p>
          </table:table-cell>
          <table:table-cell office:value-type="float" office:value="0.000853173" calcext:value-type="float">
            <text:p>0.000853173</text:p>
          </table:table-cell>
          <table:table-cell office:value-type="float" office:value="0.00241635" calcext:value-type="float">
            <text:p>0.00241635</text:p>
          </table:table-cell>
          <table:table-cell office:value-type="float" office:value="1930845" calcext:value-type="float">
            <text:p>1930845</text:p>
          </table:table-cell>
          <table:table-cell office:value-type="float" office:value="1000" calcext:value-type="float">
            <text:p>1000</text:p>
          </table:table-cell>
          <table:table-cell office:value-type="float" office:value="1930.85" calcext:value-type="float">
            <text:p>1930.85</text:p>
          </table:table-cell>
          <table:table-cell office:value-type="float" office:value="1670" calcext:value-type="float">
            <text:p>1670</text:p>
          </table:table-cell>
          <table:table-cell office:value-type="float" office:value="2279" calcext:value-type="float">
            <text:p>2279</text:p>
          </table:table-cell>
          <table:table-cell office:value-type="float" office:value="11930" calcext:value-type="float">
            <text:p>11930</text:p>
          </table:table-cell>
          <table:table-cell office:value-type="float" office:value="1000" calcext:value-type="float">
            <text:p>1000</text:p>
          </table:table-cell>
          <table:table-cell office:value-type="float" office:value="11.93" calcext:value-type="float">
            <text:p>11.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.0237" calcext:value-type="float">
            <text:p>2.02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237" calcext:value-type="float">
            <text:p>0.0020237</text:p>
          </table:table-cell>
          <table:table-cell office:value-type="float" office:value="0.00124604" calcext:value-type="float">
            <text:p>0.00124604</text:p>
          </table:table-cell>
          <table:table-cell office:value-type="float" office:value="0.0031121" calcext:value-type="float">
            <text:p>0.0031121</text:p>
          </table:table-cell>
          <table:table-cell office:value-type="float" office:value="2111005" calcext:value-type="float">
            <text:p>2111005</text:p>
          </table:table-cell>
          <table:table-cell office:value-type="float" office:value="1000" calcext:value-type="float">
            <text:p>1000</text:p>
          </table:table-cell>
          <table:table-cell office:value-type="float" office:value="2111.01" calcext:value-type="float">
            <text:p>2111.01</text:p>
          </table:table-cell>
          <table:table-cell office:value-type="float" office:value="1855" calcext:value-type="float">
            <text:p>1855</text:p>
          </table:table-cell>
          <table:table-cell office:value-type="float" office:value="2438" calcext:value-type="float">
            <text:p>2438</text:p>
          </table:table-cell>
          <table:table-cell office:value-type="float" office:value="14106" calcext:value-type="float">
            <text:p>14106</text:p>
          </table:table-cell>
          <table:table-cell office:value-type="float" office:value="1000" calcext:value-type="float">
            <text:p>1000</text:p>
          </table:table-cell>
          <table:table-cell office:value-type="float" office:value="14.106" calcext:value-type="float">
            <text:p>14.1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.65377" calcext:value-type="float">
            <text:p>2.65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5377" calcext:value-type="float">
            <text:p>0.00265377</text:p>
          </table:table-cell>
          <table:table-cell office:value-type="float" office:value="0.00173575" calcext:value-type="float">
            <text:p>0.00173575</text:p>
          </table:table-cell>
          <table:table-cell office:value-type="float" office:value="0.00417179" calcext:value-type="float">
            <text:p>0.00417179</text:p>
          </table:table-cell>
          <table:table-cell office:value-type="float" office:value="2331927" calcext:value-type="float">
            <text:p>2331927</text:p>
          </table:table-cell>
          <table:table-cell office:value-type="float" office:value="1000" calcext:value-type="float">
            <text:p>1000</text:p>
          </table:table-cell>
          <table:table-cell office:value-type="float" office:value="2331.93" calcext:value-type="float">
            <text:p>2331.93</text:p>
          </table:table-cell>
          <table:table-cell office:value-type="float" office:value="2037" calcext:value-type="float">
            <text:p>2037</text:p>
          </table:table-cell>
          <table:table-cell office:value-type="float" office:value="2742" calcext:value-type="float">
            <text:p>2742</text:p>
          </table:table-cell>
          <table:table-cell office:value-type="float" office:value="16673" calcext:value-type="float">
            <text:p>16673</text:p>
          </table:table-cell>
          <table:table-cell office:value-type="float" office:value="1000" calcext:value-type="float">
            <text:p>1000</text:p>
          </table:table-cell>
          <table:table-cell office:value-type="float" office:value="16.673" calcext:value-type="float">
            <text:p>16.67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.66294" calcext:value-type="float">
            <text:p>3.662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6294" calcext:value-type="float">
            <text:p>0.00366294</text:p>
          </table:table-cell>
          <table:table-cell office:value-type="float" office:value="0.00249305" calcext:value-type="float">
            <text:p>0.00249305</text:p>
          </table:table-cell>
          <table:table-cell office:value-type="float" office:value="0.00533181" calcext:value-type="float">
            <text:p>0.00533181</text:p>
          </table:table-cell>
          <table:table-cell office:value-type="float" office:value="2645039" calcext:value-type="float">
            <text:p>2645039</text:p>
          </table:table-cell>
          <table:table-cell office:value-type="float" office:value="1000" calcext:value-type="float">
            <text:p>1000</text:p>
          </table:table-cell>
          <table:table-cell office:value-type="float" office:value="2645.04" calcext:value-type="float">
            <text:p>2645.04</text:p>
          </table:table-cell>
          <table:table-cell office:value-type="float" office:value="2263" calcext:value-type="float">
            <text:p>2263</text:p>
          </table:table-cell>
          <table:table-cell office:value-type="float" office:value="3028" calcext:value-type="float">
            <text:p>3028</text:p>
          </table:table-cell>
          <table:table-cell office:value-type="float" office:value="19992" calcext:value-type="float">
            <text:p>19992</text:p>
          </table:table-cell>
          <table:table-cell office:value-type="float" office:value="1000" calcext:value-type="float">
            <text:p>1000</text:p>
          </table:table-cell>
          <table:table-cell office:value-type="float" office:value="19.992" calcext:value-type="float">
            <text:p>19.99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.71686" calcext:value-type="float">
            <text:p>5.716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1686" calcext:value-type="float">
            <text:p>0.00571686</text:p>
          </table:table-cell>
          <table:table-cell office:value-type="float" office:value="0.00396372" calcext:value-type="float">
            <text:p>0.00396372</text:p>
          </table:table-cell>
          <table:table-cell office:value-type="float" office:value="0.00825438" calcext:value-type="float">
            <text:p>0.00825438</text:p>
          </table:table-cell>
          <table:table-cell office:value-type="float" office:value="3101925" calcext:value-type="float">
            <text:p>3101925</text:p>
          </table:table-cell>
          <table:table-cell office:value-type="float" office:value="1000" calcext:value-type="float">
            <text:p>1000</text:p>
          </table:table-cell>
          <table:table-cell office:value-type="float" office:value="3101.93" calcext:value-type="float">
            <text:p>3101.93</text:p>
          </table:table-cell>
          <table:table-cell office:value-type="float" office:value="2639" calcext:value-type="float">
            <text:p>2639</text:p>
          </table:table-cell>
          <table:table-cell office:value-type="float" office:value="3584" calcext:value-type="float">
            <text:p>3584</text:p>
          </table:table-cell>
          <table:table-cell office:value-type="float" office:value="24488" calcext:value-type="float">
            <text:p>24488</text:p>
          </table:table-cell>
          <table:table-cell office:value-type="float" office:value="1000" calcext:value-type="float">
            <text:p>1000</text:p>
          </table:table-cell>
          <table:table-cell office:value-type="float" office:value="24.488" calcext:value-type="float">
            <text:p>24.48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data" table:style-name="ta1">
        <table:table-column table:style-name="co1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L$1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L$10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L$10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L$10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L$10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L$10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L$10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L$10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L$10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L$10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L$10]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L$10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L$10]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L$10]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L$10]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L$10]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L$10]"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L$10]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L$10]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L$10]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L$10]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L$10]"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L$10]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L$10]"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L$10]"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L$10]"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ummary_31.$L$10]"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ummary_32.$L$10]"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ummary_33.$L$10]"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ummary_34.$L$10]"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ummary_35.$L$10]"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ummary_36.$L$10]"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ummary_37.$L$10]"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ummary_38.$L$10]"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ummary_39.$L$10]"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L$10]"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ummary_41.$L$10]"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ummary_42.$L$10]"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ummary_43.$L$10]"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ummary_44.$L$10]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ummary_45.$L$10]"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ummary_46.$L$10]"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ummary_47.$L$10]"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ummary_48.$L$10]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ummary_49.$L$10]"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L$10]" office:value-type="float" office:value="3584" calcext:value-type="float">
            <text:p>3584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B2:summary_5.B10 summary_5.J2:summary_5.J10 summary_10.B2:summary_10.B10 summary_10.J2:summary_10.J10 summary_15.B2:summary_15.B10 summary_15.J2:summary_15.J10 summary_20.B2:summary_20.B10 summary_20.J2:summary_20.J10 summary_25.B2:summary_25.B10 summary_25.J2:summary_25.J10 summary_30.B2:summary_30.B10 summary_30.J2:summary_30.J10 summary_35.B2:summary_35.B10 summary_35.J2:summary_35.J10 summary_40.B2:summary_40.B10 summary_40.J2:summary_40.J10 summary_45.B2:summary_45.B10 summary_45.J2:summary_45.J10 summary_50.B2:summary_50.B10 summary_50.J2:summary_50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2.48pt" svg:y="0pt">
            <draw:object draw:notify-on-update-of-ranges="data.B1:data.B46 data.A1:data.A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3:23:37.802853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2:43:33.484188038</meta:creation-date>
    <meta:generator>LibreOffice/6.2.7.1$Linux_X86_64 LibreOffice_project/20$Build-1</meta:generator>
    <dc:date>2019-12-22T23:31:30.695173813</dc:date>
    <meta:editing-duration>PT23M11S</meta:editing-duration>
    <meta:editing-cycles>10</meta:editing-cycles>
    <meta:document-statistic meta:table-count="48" meta:cell-count="79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J2:summary_5.J10 summary_10.J2:summary_10.J10 summary_15.J2:summary_15.J10 summary_20.J2:summary_20.J10 summary_25.J2:summary_25.J10 summary_30.J2:summary_30.J10 summary_35.J2:summary_35.J10 summary_40.J2:summary_40.J10 summary_45.J2:summary_45.J10 summary_50.J2:summary_50.J10" chart:data-source-has-labels="row" svg:x="1.331cm" svg:y="0.18cm" svg:width="12.185cm" svg:height="7.659cm">
          <chartooo:coordinate-region svg:x="2.323cm" svg:y="0.379cm" svg:width="10.913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926cm" chart:style-name="ch6">
              <text:p>Mean Steps</text:p>
            </chart:title>
            <chart:grid chart:style-name="ch7" chart:class="major"/>
          </chart:axis>
          <chart:series chart:style-name="ch8" chart:values-cell-range-address="summary_5.J2:summary_5.J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J2:summary_10.J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J2:summary_15.J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J2:summary_20.J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J2:summary_25.J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J2:summary_30.J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J2:summary_35.J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J2:summary_40.J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J2:summary_45.J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J2:summary_50.J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0.974">
                <text:p>10.974</text:p>
                <draw:g>
                  <svg:desc>summary_5.J2:summary_5.J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49.01">
                <text:p>49.01</text:p>
                <draw:g>
                  <svg:desc>summary_10.J2:summary_10.J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119.855">
                <text:p>119.855</text:p>
                <draw:g>
                  <svg:desc>summary_15.J2:summary_15.J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220.392">
                <text:p>220.392</text:p>
                <draw:g>
                  <svg:desc>summary_20.J2:summary_20.J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345.554">
                <text:p>345.554</text:p>
                <draw:g>
                  <svg:desc>summary_25.J2:summary_25.J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497.082">
                <text:p>497.082</text:p>
                <draw:g>
                  <svg:desc>summary_30.J2:summary_30.J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683.304">
                <text:p>683.304</text:p>
                <draw:g>
                  <svg:desc>summary_35.J2:summary_35.J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893.39">
                <text:p>893.39</text:p>
                <draw:g>
                  <svg:desc>summary_40.J2:summary_40.J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1124.97">
                <text:p>1124.97</text:p>
                <draw:g>
                  <svg:desc>summary_45.J2:summary_45.J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1390.93">
                <text:p>1390.93</text:p>
                <draw:g>
                  <svg:desc>summary_50.J2:summary_50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.739">
                <text:p>11.739</text:p>
              </table:table-cell>
              <table:table-cell office:value-type="float" office:value="20">
                <text:p>20</text:p>
              </table:table-cell>
              <table:table-cell office:value-type="float" office:value="56.292">
                <text:p>56.292</text:p>
              </table:table-cell>
              <table:table-cell office:value-type="float" office:value="20">
                <text:p>20</text:p>
              </table:table-cell>
              <table:table-cell office:value-type="float" office:value="133.318">
                <text:p>133.318</text:p>
              </table:table-cell>
              <table:table-cell office:value-type="float" office:value="20">
                <text:p>20</text:p>
              </table:table-cell>
              <table:table-cell office:value-type="float" office:value="243.822">
                <text:p>243.822</text:p>
              </table:table-cell>
              <table:table-cell office:value-type="float" office:value="20">
                <text:p>20</text:p>
              </table:table-cell>
              <table:table-cell office:value-type="float" office:value="382.234">
                <text:p>382.234</text:p>
              </table:table-cell>
              <table:table-cell office:value-type="float" office:value="20">
                <text:p>20</text:p>
              </table:table-cell>
              <table:table-cell office:value-type="float" office:value="551.665">
                <text:p>551.665</text:p>
              </table:table-cell>
              <table:table-cell office:value-type="float" office:value="20">
                <text:p>20</text:p>
              </table:table-cell>
              <table:table-cell office:value-type="float" office:value="749.963">
                <text:p>749.963</text:p>
              </table:table-cell>
              <table:table-cell office:value-type="float" office:value="20">
                <text:p>20</text:p>
              </table:table-cell>
              <table:table-cell office:value-type="float" office:value="975.828">
                <text:p>975.828</text:p>
              </table:table-cell>
              <table:table-cell office:value-type="float" office:value="20">
                <text:p>20</text:p>
              </table:table-cell>
              <table:table-cell office:value-type="float" office:value="1232">
                <text:p>1232</text:p>
              </table:table-cell>
              <table:table-cell office:value-type="float" office:value="20">
                <text:p>20</text:p>
              </table:table-cell>
              <table:table-cell office:value-type="float" office:value="1517.02">
                <text:p>1517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.638">
                <text:p>12.638</text:p>
              </table:table-cell>
              <table:table-cell office:value-type="float" office:value="30">
                <text:p>30</text:p>
              </table:table-cell>
              <table:table-cell office:value-type="float" office:value="61.692">
                <text:p>61.692</text:p>
              </table:table-cell>
              <table:table-cell office:value-type="float" office:value="30">
                <text:p>30</text:p>
              </table:table-cell>
              <table:table-cell office:value-type="float" office:value="148.773">
                <text:p>148.773</text:p>
              </table:table-cell>
              <table:table-cell office:value-type="float" office:value="30">
                <text:p>30</text:p>
              </table:table-cell>
              <table:table-cell office:value-type="float" office:value="267.551">
                <text:p>267.551</text:p>
              </table:table-cell>
              <table:table-cell office:value-type="float" office:value="30">
                <text:p>30</text:p>
              </table:table-cell>
              <table:table-cell office:value-type="float" office:value="418.458">
                <text:p>418.458</text:p>
              </table:table-cell>
              <table:table-cell office:value-type="float" office:value="30">
                <text:p>30</text:p>
              </table:table-cell>
              <table:table-cell office:value-type="float" office:value="602.166">
                <text:p>602.166</text:p>
              </table:table-cell>
              <table:table-cell office:value-type="float" office:value="30">
                <text:p>30</text:p>
              </table:table-cell>
              <table:table-cell office:value-type="float" office:value="816.106">
                <text:p>816.106</text:p>
              </table:table-cell>
              <table:table-cell office:value-type="float" office:value="30">
                <text:p>30</text:p>
              </table:table-cell>
              <table:table-cell office:value-type="float" office:value="1060.84">
                <text:p>1060.84</text:p>
              </table:table-cell>
              <table:table-cell office:value-type="float" office:value="30">
                <text:p>30</text:p>
              </table:table-cell>
              <table:table-cell office:value-type="float" office:value="1337.25">
                <text:p>1337.25</text:p>
              </table:table-cell>
              <table:table-cell office:value-type="float" office:value="30">
                <text:p>30</text:p>
              </table:table-cell>
              <table:table-cell office:value-type="float" office:value="1644.17">
                <text:p>1644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04">
                <text:p>13.604</text:p>
              </table:table-cell>
              <table:table-cell office:value-type="float" office:value="40">
                <text:p>40</text:p>
              </table:table-cell>
              <table:table-cell office:value-type="float" office:value="68.632">
                <text:p>68.632</text:p>
              </table:table-cell>
              <table:table-cell office:value-type="float" office:value="40">
                <text:p>40</text:p>
              </table:table-cell>
              <table:table-cell office:value-type="float" office:value="164.093">
                <text:p>164.093</text:p>
              </table:table-cell>
              <table:table-cell office:value-type="float" office:value="40">
                <text:p>40</text:p>
              </table:table-cell>
              <table:table-cell office:value-type="float" office:value="292.61">
                <text:p>292.61</text:p>
              </table:table-cell>
              <table:table-cell office:value-type="float" office:value="40">
                <text:p>40</text:p>
              </table:table-cell>
              <table:table-cell office:value-type="float" office:value="459.49">
                <text:p>459.49</text:p>
              </table:table-cell>
              <table:table-cell office:value-type="float" office:value="40">
                <text:p>40</text:p>
              </table:table-cell>
              <table:table-cell office:value-type="float" office:value="657.777">
                <text:p>657.777</text:p>
              </table:table-cell>
              <table:table-cell office:value-type="float" office:value="40">
                <text:p>40</text:p>
              </table:table-cell>
              <table:table-cell office:value-type="float" office:value="891.075">
                <text:p>891.075</text:p>
              </table:table-cell>
              <table:table-cell office:value-type="float" office:value="40">
                <text:p>40</text:p>
              </table:table-cell>
              <table:table-cell office:value-type="float" office:value="1150.76">
                <text:p>1150.76</text:p>
              </table:table-cell>
              <table:table-cell office:value-type="float" office:value="40">
                <text:p>40</text:p>
              </table:table-cell>
              <table:table-cell office:value-type="float" office:value="1450.79">
                <text:p>1450.79</text:p>
              </table:table-cell>
              <table:table-cell office:value-type="float" office:value="40">
                <text:p>40</text:p>
              </table:table-cell>
              <table:table-cell office:value-type="float" office:value="1782.45">
                <text:p>1782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4.511">
                <text:p>14.511</text:p>
              </table:table-cell>
              <table:table-cell office:value-type="float" office:value="50">
                <text:p>50</text:p>
              </table:table-cell>
              <table:table-cell office:value-type="float" office:value="76.686">
                <text:p>76.686</text:p>
              </table:table-cell>
              <table:table-cell office:value-type="float" office:value="50">
                <text:p>50</text:p>
              </table:table-cell>
              <table:table-cell office:value-type="float" office:value="180.97">
                <text:p>180.97</text:p>
              </table:table-cell>
              <table:table-cell office:value-type="float" office:value="50">
                <text:p>50</text:p>
              </table:table-cell>
              <table:table-cell office:value-type="float" office:value="323.754">
                <text:p>323.754</text:p>
              </table:table-cell>
              <table:table-cell office:value-type="float" office:value="50">
                <text:p>50</text:p>
              </table:table-cell>
              <table:table-cell office:value-type="float" office:value="503.192">
                <text:p>503.192</text:p>
              </table:table-cell>
              <table:table-cell office:value-type="float" office:value="50">
                <text:p>50</text:p>
              </table:table-cell>
              <table:table-cell office:value-type="float" office:value="712.976">
                <text:p>712.976</text:p>
              </table:table-cell>
              <table:table-cell office:value-type="float" office:value="50">
                <text:p>50</text:p>
              </table:table-cell>
              <table:table-cell office:value-type="float" office:value="968.283">
                <text:p>968.283</text:p>
              </table:table-cell>
              <table:table-cell office:value-type="float" office:value="50">
                <text:p>50</text:p>
              </table:table-cell>
              <table:table-cell office:value-type="float" office:value="1252.79">
                <text:p>1252.79</text:p>
              </table:table-cell>
              <table:table-cell office:value-type="float" office:value="50">
                <text:p>50</text:p>
              </table:table-cell>
              <table:table-cell office:value-type="float" office:value="1577.98">
                <text:p>1577.98</text:p>
              </table:table-cell>
              <table:table-cell office:value-type="float" office:value="50">
                <text:p>50</text:p>
              </table:table-cell>
              <table:table-cell office:value-type="float" office:value="1930.85">
                <text:p>193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.517">
                <text:p>15.517</text:p>
              </table:table-cell>
              <table:table-cell office:value-type="float" office:value="60">
                <text:p>60</text:p>
              </table:table-cell>
              <table:table-cell office:value-type="float" office:value="84.122">
                <text:p>84.122</text:p>
              </table:table-cell>
              <table:table-cell office:value-type="float" office:value="60">
                <text:p>60</text:p>
              </table:table-cell>
              <table:table-cell office:value-type="float" office:value="199.42">
                <text:p>199.42</text:p>
              </table:table-cell>
              <table:table-cell office:value-type="float" office:value="60">
                <text:p>60</text:p>
              </table:table-cell>
              <table:table-cell office:value-type="float" office:value="357.018">
                <text:p>357.018</text:p>
              </table:table-cell>
              <table:table-cell office:value-type="float" office:value="60">
                <text:p>60</text:p>
              </table:table-cell>
              <table:table-cell office:value-type="float" office:value="553.786">
                <text:p>553.786</text:p>
              </table:table-cell>
              <table:table-cell office:value-type="float" office:value="60">
                <text:p>60</text:p>
              </table:table-cell>
              <table:table-cell office:value-type="float" office:value="788.202">
                <text:p>788.202</text:p>
              </table:table-cell>
              <table:table-cell office:value-type="float" office:value="60">
                <text:p>60</text:p>
              </table:table-cell>
              <table:table-cell office:value-type="float" office:value="1061.93">
                <text:p>1061.93</text:p>
              </table:table-cell>
              <table:table-cell office:value-type="float" office:value="60">
                <text:p>60</text:p>
              </table:table-cell>
              <table:table-cell office:value-type="float" office:value="1376.75">
                <text:p>1376.75</text:p>
              </table:table-cell>
              <table:table-cell office:value-type="float" office:value="60">
                <text:p>60</text:p>
              </table:table-cell>
              <table:table-cell office:value-type="float" office:value="1727.52">
                <text:p>1727.52</text:p>
              </table:table-cell>
              <table:table-cell office:value-type="float" office:value="60">
                <text:p>60</text:p>
              </table:table-cell>
              <table:table-cell office:value-type="float" office:value="2111.01">
                <text:p>2111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.945">
                <text:p>16.945</text:p>
              </table:table-cell>
              <table:table-cell office:value-type="float" office:value="70">
                <text:p>70</text:p>
              </table:table-cell>
              <table:table-cell office:value-type="float" office:value="97.566">
                <text:p>97.566</text:p>
              </table:table-cell>
              <table:table-cell office:value-type="float" office:value="70">
                <text:p>70</text:p>
              </table:table-cell>
              <table:table-cell office:value-type="float" office:value="224.599">
                <text:p>224.599</text:p>
              </table:table-cell>
              <table:table-cell office:value-type="float" office:value="70">
                <text:p>70</text:p>
              </table:table-cell>
              <table:table-cell office:value-type="float" office:value="399.397">
                <text:p>399.397</text:p>
              </table:table-cell>
              <table:table-cell office:value-type="float" office:value="70">
                <text:p>70</text:p>
              </table:table-cell>
              <table:table-cell office:value-type="float" office:value="618.612">
                <text:p>618.612</text:p>
              </table:table-cell>
              <table:table-cell office:value-type="float" office:value="70">
                <text:p>70</text:p>
              </table:table-cell>
              <table:table-cell office:value-type="float" office:value="878.506">
                <text:p>878.506</text:p>
              </table:table-cell>
              <table:table-cell office:value-type="float" office:value="70">
                <text:p>70</text:p>
              </table:table-cell>
              <table:table-cell office:value-type="float" office:value="1179.48">
                <text:p>1179.48</text:p>
              </table:table-cell>
              <table:table-cell office:value-type="float" office:value="70">
                <text:p>70</text:p>
              </table:table-cell>
              <table:table-cell office:value-type="float" office:value="1523.07">
                <text:p>1523.07</text:p>
              </table:table-cell>
              <table:table-cell office:value-type="float" office:value="70">
                <text:p>70</text:p>
              </table:table-cell>
              <table:table-cell office:value-type="float" office:value="1908.43">
                <text:p>1908.43</text:p>
              </table:table-cell>
              <table:table-cell office:value-type="float" office:value="70">
                <text:p>70</text:p>
              </table:table-cell>
              <table:table-cell office:value-type="float" office:value="2331.93">
                <text:p>2331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9.427">
                <text:p>19.427</text:p>
              </table:table-cell>
              <table:table-cell office:value-type="float" office:value="80">
                <text:p>80</text:p>
              </table:table-cell>
              <table:table-cell office:value-type="float" office:value="116.705">
                <text:p>116.705</text:p>
              </table:table-cell>
              <table:table-cell office:value-type="float" office:value="80">
                <text:p>80</text:p>
              </table:table-cell>
              <table:table-cell office:value-type="float" office:value="262.688">
                <text:p>262.688</text:p>
              </table:table-cell>
              <table:table-cell office:value-type="float" office:value="80">
                <text:p>80</text:p>
              </table:table-cell>
              <table:table-cell office:value-type="float" office:value="457.69">
                <text:p>457.69</text:p>
              </table:table-cell>
              <table:table-cell office:value-type="float" office:value="80">
                <text:p>80</text:p>
              </table:table-cell>
              <table:table-cell office:value-type="float" office:value="701.839">
                <text:p>701.839</text:p>
              </table:table-cell>
              <table:table-cell office:value-type="float" office:value="80">
                <text:p>80</text:p>
              </table:table-cell>
              <table:table-cell office:value-type="float" office:value="993.853">
                <text:p>993.853</text:p>
              </table:table-cell>
              <table:table-cell office:value-type="float" office:value="80">
                <text:p>80</text:p>
              </table:table-cell>
              <table:table-cell office:value-type="float" office:value="1337.6">
                <text:p>1337.6</text:p>
              </table:table-cell>
              <table:table-cell office:value-type="float" office:value="80">
                <text:p>80</text:p>
              </table:table-cell>
              <table:table-cell office:value-type="float" office:value="1727.08">
                <text:p>1727.08</text:p>
              </table:table-cell>
              <table:table-cell office:value-type="float" office:value="80">
                <text:p>80</text:p>
              </table:table-cell>
              <table:table-cell office:value-type="float" office:value="2162.89">
                <text:p>2162.89</text:p>
              </table:table-cell>
              <table:table-cell office:value-type="float" office:value="80">
                <text:p>80</text:p>
              </table:table-cell>
              <table:table-cell office:value-type="float" office:value="2645.04">
                <text:p>2645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5.01">
                <text:p>25.01</text:p>
              </table:table-cell>
              <table:table-cell office:value-type="float" office:value="90">
                <text:p>90</text:p>
              </table:table-cell>
              <table:table-cell office:value-type="float" office:value="156.487">
                <text:p>156.487</text:p>
              </table:table-cell>
              <table:table-cell office:value-type="float" office:value="90">
                <text:p>90</text:p>
              </table:table-cell>
              <table:table-cell office:value-type="float" office:value="346.04">
                <text:p>346.04</text:p>
              </table:table-cell>
              <table:table-cell office:value-type="float" office:value="90">
                <text:p>90</text:p>
              </table:table-cell>
              <table:table-cell office:value-type="float" office:value="585.655">
                <text:p>585.655</text:p>
              </table:table-cell>
              <table:table-cell office:value-type="float" office:value="90">
                <text:p>90</text:p>
              </table:table-cell>
              <table:table-cell office:value-type="float" office:value="867.467">
                <text:p>867.467</text:p>
              </table:table-cell>
              <table:table-cell office:value-type="float" office:value="90">
                <text:p>90</text:p>
              </table:table-cell>
              <table:table-cell office:value-type="float" office:value="1203.26">
                <text:p>1203.26</text:p>
              </table:table-cell>
              <table:table-cell office:value-type="float" office:value="90">
                <text:p>90</text:p>
              </table:table-cell>
              <table:table-cell office:value-type="float" office:value="1592.43">
                <text:p>1592.43</text:p>
              </table:table-cell>
              <table:table-cell office:value-type="float" office:value="90">
                <text:p>90</text:p>
              </table:table-cell>
              <table:table-cell office:value-type="float" office:value="2044.47">
                <text:p>2044.47</text:p>
              </table:table-cell>
              <table:table-cell office:value-type="float" office:value="90">
                <text:p>90</text:p>
              </table:table-cell>
              <table:table-cell office:value-type="float" office:value="2540.91">
                <text:p>2540.91</text:p>
              </table:table-cell>
              <table:table-cell office:value-type="float" office:value="90">
                <text:p>90</text:p>
              </table:table-cell>
              <table:table-cell office:value-type="float" office:value="3101.93">
                <text:p>3101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26cm" svg:y="0.316cm" chart:style-name="ch2">
          <text:p>steps=0.8263n^2+31.9447n-147.3580</text:p>
        </chart:title>
        <chart:legend chart:legend-position="end" svg:x="11.825cm" svg:y="3.952cm" style:legend-expansion="high" chart:style-name="ch3"/>
        <chart:plot-area chart:style-name="ch4" table:cell-range-address="data.A1:data.B46" chart:data-source-has-labels="row" svg:x="1.331cm" svg:y="1.275cm" svg:width="10.174cm" svg:height="6.564cm">
          <chartooo:coordinate-region svg:x="2.323cm" svg:y="1.474cm" svg:width="8.995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368cm" chart:style-name="ch7">
              <text:p>Max Steps</text:p>
            </chart:title>
            <chart:grid chart:style-name="ch8" chart:class="major"/>
          </chart:axis>
          <chart:series chart:style-name="ch9" chart:values-cell-range-address="data.B1:data.B46" loext:label-string="&quot;P=90&quot;" chart:class="chart:scatter">
            <chart:domain table:cell-range-address="data.A1:data.A46"/>
            <chart:regression-curve chart:style-name="ch1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46</svg:desc>
                </draw:g>
              </table:table-cell>
              <table:table-cell office:value-type="float" office:value="37">
                <text:p>37</text:p>
                <draw:g>
                  <svg:desc>data.B1:data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3584">
                <text:p>3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